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0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0">
      <style:table-cell-properties fo:background-color="#FFFFD7"/>
    </style:style>
    <style:style style:name="ce16" style:family="table-cell" style:parent-style-name="Default" style:data-style-name="N40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0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0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7_20_32_-_32_Vurgu6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">
      <style:table-cell-properties fo:background-color="transparent"/>
    </style:style>
    <style:style style:name="ce24" style:family="table-cell" style:parent-style-name="Default" style:data-style-name="N4"/>
    <style:style style:name="ce25" style:family="table-cell" style:parent-style-name="Default" style:data-style-name="N3"/>
    <style:style style:name="ce2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7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8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40">
      <style:table-cell-properties fo:border-top="none" fo:border-bottom="none" fo:border-left="thin solid #000000" fo:border-right="none" fo:background-color="#AFD095"/>
    </style:style>
    <style:style style:name="ce30" style:family="table-cell" style:parent-style-name="Default" style:data-style-name="N40">
      <style:table-cell-properties fo:background-color="#AFD095"/>
    </style:style>
    <style:style style:name="ce31" style:family="table-cell" style:parent-style-name="Default" style:data-style-name="N40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AFD095"/>
    </style:style>
    <style:style style:name="ce3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5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0" style:family="table-cell" style:parent-style-name="Default" style:data-style-name="N40"/>
    <style:style style:name="ce4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3" style:family="table-cell" style:parent-style-name="K_246_t_252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4" style:family="table-cell" style:parent-style-name="Default" style:data-style-name="N0">
      <style:text-properties style:text-underline-style="solid" style:text-underline-type="single"/>
    </style:style>
    <style:style style:name="ce45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4"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49" style:family="table-cell" style:parent-style-name="_37_60_32_-_32_Vurgu6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0" style:family="table-cell" style:parent-style-name="Default" style:data-style-name="N0">
      <style:table-cell-properties fo:background-color="#FFBF00"/>
    </style:style>
    <style:style style:name="ce51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2" style:family="table-cell" style:parent-style-name="Default" style:data-style-name="N4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4"/>
    <style:style style:name="ce55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60" style:family="table-cell" style:parent-style-name="Default" style:data-style-name="N40">
      <style:text-properties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41"/>
    <style:style style:name="ce64" style:family="table-cell" style:parent-style-name="Default" style:data-style-name="N41">
      <style:table-cell-properties fo:background-color="#E8F2A1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E0C2CD"/>
    </style:style>
    <style:style style:name="ce66" style:family="table-cell" style:parent-style-name="Default" style:data-style-name="N41">
      <style:table-cell-properties fo:background-color="#E0C2CD"/>
    </style:style>
    <style:style style:name="ce67" style:family="table-cell" style:parent-style-name="Default" style:data-style-name="N40">
      <style:table-cell-properties fo:background-color="transparent"/>
    </style:style>
    <style:style style:name="ce68" style:family="table-cell" style:parent-style-name="Default" style:data-style-name="N41">
      <style:text-properties fo:font-weight="bold" style:font-weight-asian="bold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44">
      <style:table-cell-properties fo:background-color="#E0C2CD"/>
    </style:style>
    <style:style style:name="ce71" style:family="table-cell" style:parent-style-name="Default" style:data-style-name="N40">
      <style:table-cell-properties fo:background-color="#E0C2CD"/>
    </style:style>
    <style:style style:name="ce72" style:family="table-cell" style:parent-style-name="Default" style:data-style-name="N36">
      <style:table-cell-properties fo:background-color="#E0C2CD"/>
    </style:style>
    <style:style style:name="ce73" style:family="table-cell" style:parent-style-name="Default" style:data-style-name="N44">
      <style:table-cell-properties fo:background-color="transparent"/>
    </style:style>
    <style:style style:name="ce74" style:family="table-cell" style:parent-style-name="Default" style:data-style-name="N36">
      <style:table-cell-properties fo:background-color="transparent"/>
    </style:style>
    <style:style style:name="ce75" style:family="table-cell" style:parent-style-name="Default" style:data-style-name="N44">
      <style:table-cell-properties fo:background-color="#FFBF00"/>
    </style:style>
    <style:style style:name="ce76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7" style:family="table-cell" style:parent-style-name="Default" style:data-style-name="N4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ackground-color="#81D41A"/>
    </style:style>
    <style:style style:name="ce82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83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84" style:family="table-cell" style:parent-style-name="Default" style:data-style-name="N40">
      <style:table-cell-properties fo:background-color="#81D41A"/>
    </style:style>
    <style:style style:name="ce85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40">
      <style:table-cell-properties fo:background-color="#FFBF00"/>
      <style:text-properties fo:font-weight="bold" style:font-weight-asian="bold" style:font-weight-complex="bold"/>
    </style:style>
    <style:style style:name="ce87" style:family="table-cell" style:parent-style-name="Default" style:data-style-name="N41">
      <style:table-cell-properties fo:background-color="transparent"/>
    </style:style>
    <style:style style:name="ce88" style:family="table-cell" style:parent-style-name="Default" style:data-style-name="N41">
      <style:table-cell-properties fo:background-color="#E8F2A1"/>
    </style:style>
    <style:style style:name="ce89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44">
      <style:text-properties fo:color="#C9211E" fo:font-weight="bold" style:font-weight-asian="bold" style:font-weight-complex="bold"/>
    </style:style>
    <style:style style:name="ce91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45"/>
    <style:style style:name="ce94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5" style:family="table-cell" style:parent-style-name="Default" style:data-style-name="N0"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7" style:family="table-cell" style:parent-style-name="Default" style:data-style-name="N46"/>
    <style:style style:name="ce98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99" style:family="table-cell" style:parent-style-name="Default" style:data-style-name="N37"/>
    <style:style style:name="ce100" style:family="table-cell" style:parent-style-name="Default" style:data-style-name="N38"/>
    <style:style style:name="ce101" style:family="table-cell" style:parent-style-name="Vurgu1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39"/>
    <style:style style:name="ce103" style:family="table-cell" style:parent-style-name="Default" style:data-style-name="N39">
      <style:text-properties fo:font-weight="bold" style:font-weight-asian="bold" style:font-weight-complex="bold"/>
    </style:style>
    <style:style style:name="ce104" style:family="table-cell" style:parent-style-name="Default" style:data-style-name="N40">
      <style:table-cell-properties fo:background-color="#77BC65"/>
      <style:text-properties fo:color="#FFFF38" fo:font-weight="bold" style:font-weight-asian="bold" style:font-weight-complex="bold"/>
    </style:style>
    <style:style style:name="ce105" style:family="table-cell" style:parent-style-name="Default" style:data-style-name="N4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7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0">
      <style:table-cell-properties fo:background-color="#AFD095"/>
      <style:text-properties fo:color="#C9211E"/>
    </style:style>
    <style:style style:name="ce109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 style:data-style-name="N39">
      <style:table-cell-properties fo:background-color="#FFBF00"/>
    </style:style>
    <style:style style:name="ce111" style:family="table-cell" style:parent-style-name="Default" style:data-style-name="N39">
      <style:table-cell-properties fo:background-color="#E0C2CD"/>
    </style:style>
    <style:style style:name="ce112" style:family="table-cell" style:parent-style-name="Default" style:data-style-name="N39">
      <style:table-cell-properties fo:background-color="transparent"/>
    </style:style>
    <style:style style:name="ce1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0">
      <style:table-cell-properties fo:border-top="none" fo:border-bottom="none" fo:border-left="none" fo:border-right="thin solid #000000" fo:background-color="#AFD095"/>
    </style:style>
    <style:style style:name="ce118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1" style:family="table-cell" style:parent-style-name="Default" style:data-style-name="N44">
      <style:text-properties fo:font-weight="bold" style:font-weight-asian="bold" style:font-weight-complex="bold"/>
    </style:style>
    <style:style style:name="ce12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24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125" style:family="table-cell" style:parent-style-name="Default" style:data-style-name="N4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27" style:family="table-cell" style:parent-style-name="Default" style:data-style-name="N4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8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29" style:family="table-cell" style:parent-style-name="Default" style:data-style-name="N0">
      <style:table-cell-properties fo:background-color="#D4EA6B"/>
    </style:style>
    <style:style style:name="ce130" style:family="table-cell" style:parent-style-name="Default" style:data-style-name="N0">
      <style:table-cell-properties fo:background-color="#069A2E"/>
    </style:style>
    <style:style style:name="ce131" style:family="table-cell" style:parent-style-name="Default" style:data-style-name="N44">
      <style:table-cell-properties fo:background-color="#FFD7D7"/>
    </style:style>
    <style:style style:name="ce132" style:family="table-cell" style:parent-style-name="Default" style:data-style-name="N0">
      <style:table-cell-properties fo:background-color="#FFD7D7"/>
    </style:style>
    <style:style style:name="ce133" style:family="table-cell" style:parent-style-name="Default" style:data-style-name="N4">
      <style:table-cell-properties fo:background-color="#FFD7D7"/>
    </style:style>
    <style:style style:name="ce134" style:family="table-cell" style:parent-style-name="Default" style:data-style-name="N40">
      <style:table-cell-properties fo:background-color="#FFD7D7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36" style:family="table-cell" style:parent-style-name="Default" style:data-style-name="N40">
      <style:table-cell-properties fo:border-top="thin solid #000000" fo:border-bottom="none" fo:border-left="none" fo:border-right="none" fo:background-color="#FFD7D7"/>
    </style:style>
    <style:style style:name="ce137" style:family="table-cell" style:parent-style-name="Default" style:data-style-name="N44">
      <style:table-cell-properties fo:background-color="#D4EA6B"/>
    </style:style>
    <style:style style:name="ce138" style:family="table-cell" style:parent-style-name="Default" style:data-style-name="N4">
      <style:table-cell-properties fo:background-color="#D4EA6B"/>
    </style:style>
    <style:style style:name="ce13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0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1" style:family="table-cell" style:parent-style-name="Default" style:data-style-name="N40">
      <style:table-cell-properties fo:background-color="#D4EA6B"/>
    </style:style>
    <style:style style:name="ce142" style:family="table-cell" style:parent-style-name="Default" style:data-style-name="N0">
      <style:table-cell-properties fo:background-color="#FFD8CE"/>
    </style:style>
    <style:style style:name="ce143" style:family="table-cell" style:parent-style-name="Default" style:data-style-name="N40">
      <style:table-cell-properties fo:background-color="#FFD8CE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FFD8CE"/>
    </style:style>
    <style:style style:name="ce145" style:family="table-cell" style:parent-style-name="Default" style:data-style-name="N40">
      <style:table-cell-properties fo:background-color="#FFD8CE"/>
    </style:style>
    <style:style style:name="ce14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8" style:family="table-cell" style:parent-style-name="Default" style:data-style-name="N44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#81D41A"/>
    </style:style>
    <style:style style:name="ce15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F7D1D5"/>
    </style:style>
    <style:style style:name="ce15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/>
    </style:style>
    <style:style style:name="ce155" style:family="table-cell" style:parent-style-name="Default" style:data-style-name="N44">
      <style:table-cell-properties fo:background-color="#F7D1D5"/>
    </style:style>
    <style:style style:name="ce156" style:family="table-cell" style:parent-style-name="Default" style:data-style-name="N0">
      <style:table-cell-properties fo:background-color="#BBE33D"/>
    </style:style>
    <style:style style:name="ce157" style:family="table-cell" style:parent-style-name="Default" style:data-style-name="N4">
      <style:table-cell-properties fo:background-color="#BBE33D"/>
    </style:style>
    <style:style style:name="ce158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159" style:family="table-cell" style:parent-style-name="Default" style:data-style-name="N41">
      <style:table-cell-properties fo:background-color="#81D41A"/>
    </style:style>
    <style:style style:name="ce160" style:family="table-cell" style:parent-style-name="Default" style:data-style-name="N0">
      <style:table-cell-properties fo:background-color="#FFA6A6"/>
    </style:style>
    <style:style style:name="ce161" style:family="table-cell" style:parent-style-name="Default" style:data-style-name="N41">
      <style:table-cell-properties fo:background-color="#FFA6A6"/>
      <style:text-properties fo:font-weight="bold" style:font-weight-asian="bold" style:font-weight-complex="bold"/>
    </style:style>
    <style:style style:name="ce162" style:family="table-cell" style:parent-style-name="Default" style:data-style-name="N41">
      <style:table-cell-properties fo:background-color="#F7D1D5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64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65" style:family="table-cell" style:parent-style-name="Default" style:data-style-name="N36"/>
    <style:style style:name="ce166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167" style:family="table-cell" style:parent-style-name="_304_yi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168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641041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4625cm" style:use-optimal-column-width="true"/>
    </style:style>
    <style:style style:name="co29" style:family="table-column">
      <style:table-column-properties fo:break-before="auto" style:column-width="1.85208333333333cm" style:use-optimal-column-width="true"/>
    </style:style>
    <style:style style:name="co30" style:family="table-column">
      <style:table-column-properties fo:break-before="auto" style:column-width="1.77270833333333cm" style:use-optimal-column-width="true"/>
    </style:style>
    <style:style style:name="co31" style:family="table-column">
      <style:table-column-properties fo:break-before="auto" style:column-width="1.825625cm" style:use-optimal-column-width="true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6.00604166666667cm"/>
    </style:style>
    <style:style style:name="co36" style:family="table-column">
      <style:table-column-properties fo:break-before="auto" style:column-width="2.48708333333333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.53458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1.190625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0.582083333333333cm"/>
    </style:style>
    <style:style style:name="co43" style:family="table-column">
      <style:table-column-properties fo:break-before="auto" style:column-width="2.09020833333333cm"/>
    </style:style>
    <style:style style:name="co44" style:family="table-column">
      <style:table-column-properties fo:break-before="auto" style:column-width="2.54cm"/>
    </style:style>
    <style:style style:name="co45" style:family="table-column">
      <style:table-column-properties fo:break-before="auto" style:column-width="6.985cm"/>
    </style:style>
    <style:style style:name="co46" style:family="table-column">
      <style:table-column-properties fo:break-before="auto" style:column-width="0.608541666666667cm"/>
    </style:style>
    <style:style style:name="co47" style:family="table-column">
      <style:table-column-properties fo:break-before="auto" style:column-width="6.746875cm"/>
    </style:style>
    <style:style style:name="co48" style:family="table-column">
      <style:table-column-properties fo:break-before="auto" style:column-width="0.529166666666667cm"/>
    </style:style>
    <style:style style:name="co49" style:family="table-column">
      <style:table-column-properties fo:break-before="auto" style:column-width="0.47625cm"/>
    </style:style>
    <style:style style:name="co50" style:family="table-column">
      <style:table-column-properties fo:break-before="auto" style:column-width="1.13770833333333cm"/>
    </style:style>
    <style:style style:name="co51" style:family="table-column">
      <style:table-column-properties fo:break-before="auto" style:column-width="1.24354166666667cm"/>
    </style:style>
    <style:style style:name="co52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4"/>
        <table:table-column table:style-name="co1" table:default-cell-style-name="ce24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67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1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67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2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3">
            <text:p>39</text:p>
          </table:table-cell>
          <table:table-cell table:style-name="ce167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2">
            <text:p>maaş temmuz-aralık</text:p>
          </table:table-cell>
          <table:table-cell table:style-name="ce1"/>
          <table:table-cell table:number-columns-repeated="2" table:style-name="ce24"/>
          <table:table-cell office:value-type="float" office:value="15" table:formula="of:=[.E19]/1000" table:style-name="ce25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4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54.909092500000007" table:formula="of:=[.M13]/12" table:style-name="ce26">
            <text:p>54,91</text:p>
          </table:table-cell>
          <table:table-cell office:value-type="string" table:style-name="ce167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0300" table:formula="of:=['08_23'.F2]" table:style-name="ce14">
            <text:p>10.3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61138.289999999994" table:formula="of:=[.E10]+[.F10]+[.G9]" table:style-name="ce17">
            <text:p>-61.1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4"/>
          <table:table-cell office:value-type="float" office:value="10" table:style-name="ce13">
            <text:p>10</text:p>
          </table:table-cell>
          <table:table-cell office:value-type="string" table:style-name="ce167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Eylül</text:p>
          </table:table-cell>
          <table:table-cell office:value-type="float" office:value="130300" table:formula="of:=['09_23'.D2]" table:style-name="ce14">
            <text:p>130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6114.16700000002" table:formula="of:=[.B11]+[.C11]+[.D10]" table:style-name="ce16">
            <text:p>166.114,17</text:p>
          </table:table-cell>
          <table:table-cell office:value-type="float" office:value="65000" table:formula="of:=['09_23'.F2]" table:style-name="ce14">
            <text:p>65.000,00</text:p>
          </table:table-cell>
          <table:table-cell office:value-type="float" office:value="-20887.910000000003" table:formula="of:=['09_23'.G2]" table:style-name="ce15">
            <text:p>-20.887,91</text:p>
          </table:table-cell>
          <table:table-cell office:value-type="float" office:value="-17026.199999999997" table:formula="of:=[.E11]+[.F11]+[.G10]" table:style-name="ce17">
            <text:p>-17.026,2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1]*[.$K$1]" table:style-name="ce20">
            <text:p>18,72</text:p>
          </table:table-cell>
          <table:table-cell office:value-type="float" office:value="61.28" table:formula="of:=[.J11]-[.K11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0" table:formula="of:=['09_23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2800" table:formula="of:=['10_23'.D2]" table:style-name="ce14">
            <text:p>22.800,00</text:p>
          </table:table-cell>
          <table:table-cell office:value-type="float" office:value="-79544.209999999992" table:formula="of:=['10_23'.E2]" table:style-name="ce15">
            <text:p>-79.544,21</text:p>
          </table:table-cell>
          <table:table-cell office:value-type="float" office:value="109369.95700000002" table:formula="of:=[.B12]+[.C12]+[.D11]" table:style-name="ce16">
            <text:p>109.369,96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17026.199999999997" table:formula="of:=[.E12]+[.F12]+[.G11]" table:style-name="ce17">
            <text:p>-17.026,2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168">
            <text:p>Ekm</text:p>
          </table:table-cell>
          <table:table-cell office:value-type="float" office:value="0" table:formula="of:=['10_23'.E111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Kasım</text:p>
          </table:table-cell>
          <table:table-cell office:value-type="float" office:value="202800" table:formula="of:=['11_23'.D2]" table:style-name="ce14">
            <text:p>202.800,00</text:p>
          </table:table-cell>
          <table:table-cell office:value-type="float" office:value="-24711.58" table:formula="of:=['11_23'.E2]" table:style-name="ce15">
            <text:p>-24.711,58</text:p>
          </table:table-cell>
          <table:table-cell office:value-type="float" office:value="287458.37699999998" table:formula="of:=[.B13]+[.C13]+[.D12]" table:style-name="ce16">
            <text:p>287.458,38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17026.199999999997" table:formula="of:=[.E13]+[.F13]+[.G12]" table:style-name="ce17">
            <text:p>-17.026,2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3]*[.$K$1]" table:style-name="ce20">
            <text:p>28,08</text:p>
          </table:table-cell>
          <table:table-cell office:value-type="float" office:value="91.92" table:formula="of:=[.J13]-[.K13]" table:style-name="ce20">
            <text:p>91,92</text:p>
          </table:table-cell>
          <table:table-cell office:value-type="float" office:value="658.90911000000006" table:formula="of:=[.L15]+[.M15]" table:style-name="ce27">
            <text:p>658,9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117422.71" table:formula="of:=['12_23'.E2]" table:style-name="ce15">
            <text:p>-117.422,71</text:p>
          </table:table-cell>
          <table:table-cell office:value-type="float" office:value="319835.66699999996" table:formula="of:=[.B14]+[.C14]+[.D13]" table:style-name="ce16">
            <text:p>319.835,67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38137.793000000005" table:formula="of:=['12_23'.G2]" table:style-name="ce15">
            <text:p>-38.137,79</text:p>
          </table:table-cell>
          <table:table-cell office:value-type="float" office:value="-55163.993000000002" table:formula="of:=[.E14]+[.F14]+[.G13]" table:style-name="ce17">
            <text:p>-55.163,9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4]*[.$K$1]" table:style-name="ce20">
            <text:p>28,08</text:p>
          </table:table-cell>
          <table:table-cell office:value-type="float" office:value="91.92" table:formula="of:=[.J14]-[.K14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24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28">
            <text:p>TPLM</text:p>
          </table:table-cell>
          <table:table-cell office:value-type="float" office:value="846299" table:formula="of:=SUM([.B3:.B14])" table:style-name="ce29">
            <text:p>846.299,00</text:p>
          </table:table-cell>
          <table:table-cell office:value-type="float" office:value="-526463.3330000001" table:formula="of:=SUM([.C3:.C14])" table:style-name="ce30">
            <text:p>-526.463,33</text:p>
          </table:table-cell>
          <table:table-cell office:value-type="float" office:value="319835.6669999999" table:formula="of:=[.B15]+[.C15]" table:style-name="ce31">
            <text:p>319.835,67</text:p>
          </table:table-cell>
          <table:table-cell office:value-type="float" office:value="329291.55" table:formula="of:=SUM([.E3:.E14])" table:style-name="ce29">
            <text:p>329.291,55</text:p>
          </table:table-cell>
          <table:table-cell office:value-type="float" office:value="-384455.54300000001" table:formula="of:=SUM([.F3:.F14])" table:style-name="ce30">
            <text:p>-384.455,54</text:p>
          </table:table-cell>
          <table:table-cell office:value-type="float" office:value="-55163.993000000017" table:formula="of:=[.E15]+[.F15]" table:style-name="ce31">
            <text:p>-55.163,99</text:p>
          </table:table-cell>
          <table:table-cell table:style-name="ce18"/>
          <table:table-cell table:style-name="ce32"/>
          <table:table-cell office:value-type="float" office:value="942.16" table:formula="of:=SUM([.J3:.J14])" table:style-name="ce32">
            <text:p>942,16</text:p>
          </table:table-cell>
          <table:table-cell office:value-type="float" office:value="136.45944" table:formula="of:=SUM([.K4:.K14])" table:style-name="ce33">
            <text:p>136,46</text:p>
          </table:table-cell>
          <table:table-cell office:value-type="float" office:value="446.70056" table:formula="of:=SUM([.L4:.L14])" table:style-name="ce33">
            <text:p>446,70</text:p>
          </table:table-cell>
          <table:table-cell office:value-type="float" office:value="212.20855" table:formula="of:=[.M10]+[.M8]+[.M6]+[.M5]+[.M3]+[.M7]" table:style-name="ce166">
            <text:p>212</text:p>
          </table:table-cell>
          <table:table-cell table:style-name="ce33"/>
          <table:table-cell table:number-columns-repeated="16370" table:style-name="ce1"/>
        </table:table-row>
        <table:table-row table:style-name="ro3">
          <table:table-cell office:value-type="float" office:value="12" table:style-name="ce34">
            <text:p>Tpl / 12</text:p>
          </table:table-cell>
          <table:table-cell office:value-type="float" office:value="70524.916666666672" table:formula="of:=[.B15]/[.A16]" table:style-name="ce35">
            <text:p>70.524,92</text:p>
          </table:table-cell>
          <table:table-cell office:value-type="float" office:value="-43871.944416666673" table:formula="of:=[.C15]/[.A16]" table:style-name="ce36">
            <text:p>-43.871,94</text:p>
          </table:table-cell>
          <table:table-cell table:style-name="ce36"/>
          <table:table-cell office:value-type="float" office:value="27440.962499999998" table:formula="of:=[.E15]/[.A16]" table:style-name="ce36">
            <text:p>27.440,96</text:p>
          </table:table-cell>
          <table:table-cell office:value-type="float" office:value="-32037.961916666667" table:formula="of:=[.F15]/[.A16]" table:style-name="ce36">
            <text:p>-32.037,96</text:p>
          </table:table-cell>
          <table:table-cell office:value-type="float" office:value="-4596.9994166666684" table:formula="of:=[.G15]/[.A16]" table:style-name="ce36">
            <text:p>-4.597,00</text:p>
          </table:table-cell>
          <table:table-cell table:style-name="ce37"/>
          <table:table-cell table:style-name="ce38"/>
          <table:table-cell office:value-type="float" office:value="78.513333333333335" table:formula="of:=[.J15]/12" table:style-name="ce36">
            <text:p>78,51</text:p>
          </table:table-cell>
          <table:table-cell office:value-type="float" office:value="11.37162" table:formula="of:=[.K15]/12" table:style-name="ce36">
            <text:p>11,37</text:p>
          </table:table-cell>
          <table:table-cell office:value-type="float" office:value="37.225046666666664" table:formula="of:=[.L15]/12" table:style-name="ce36">
            <text:p>37,23</text:p>
          </table:table-cell>
          <table:table-cell office:value-type="float" office:value="17.684045833333332" table:formula="of:=[.M15]/12" table:style-name="ce36">
            <text:p>17,68</text:p>
          </table:table-cell>
          <table:table-cell table:style-name="ce36"/>
          <table:table-cell office:value-type="float" office:value="253.4422446153846" table:formula="of:=AVERAGE([.O2:.O15])" table:style-name="ce39">
            <text:p>253,44</text:p>
          </table:table-cell>
          <table:table-cell table:number-columns-repeated="16369"/>
        </table:table-row>
        <table:table-row table:style-name="ro3">
          <table:table-cell/>
          <table:table-cell table:style-name="ce1"/>
          <table:table-cell table:number-columns-repeated="2" table:style-name="ce24"/>
          <table:table-cell table:number-columns-repeated="2" table:style-name="ce1"/>
          <table:table-cell table:number-columns-repeated="2" table:style-name="ce40"/>
          <table:table-cell table:style-name="ce41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2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4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3">
            <text:p>25</text:p>
          </table:table-cell>
          <table:table-cell table:number-columns-repeated="2" table:style-name="ce1"/>
          <table:table-cell table:style-name="ce4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4"/>
          <table:table-cell office:value-type="string" table:style-name="ce45">
            <text:p>temmuz-aralık maaş toplamı</text:p>
          </table:table-cell>
          <table:table-cell office:value-type="float" office:value="15000" table:formula="of:=['07_23'.F26]+['08_23'.F22]+['09_23'.F20]+['10_23'.F20]+['11_23'.F19]+['12_23'.F22]" table:style-name="ce46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3">
            <text:p>temmuz artış %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47">
            <text:p>Toplam ;Emekli maaşı</text:p>
          </table:table-cell>
          <table:table-cell office:value-type="float" office:value="54208.55" table:formula="of:=SUM([.E18:.E19])" table:style-name="ce48">
            <text:p>54.208,55</text:p>
          </table:table-cell>
          <table:table-cell office:value-type="float" office:value="6986.25" table:formula="of:=SUM([.F18:.F19])" table:style-name="ce49">
            <text:p>6986,25</text:p>
          </table:table-cell>
          <table:table-cell office:value-type="string" table:style-name="ce49">
            <text:p>temmuz maaş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/>
          <table:table-cell table:style-name="ce50"/>
          <table:table-cell office:value-type="string" table:style-name="ce51">
            <text:p>2022 Aralık <text:s/>Devir</text:p>
          </table:table-cell>
          <table:table-cell table:style-name="ce50"/>
          <table:table-cell table:style-name="ce52"/>
          <table:table-cell office:value-type="float" office:value="356022.27" table:formula="of:=SUM([.F26:.F64])" table:style-name="ce53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3">
          <table:table-cell/>
          <table:table-cell table:number-columns-repeated="4" table:style-name="ce1"/>
          <table:table-cell table:style-name="ce40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OCAK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3261" table:formula="of:=SUM([.D4:.D27])" table:style-name="ce58">
            <text:p>13.261,00</text:p>
          </table:table-cell>
          <table:table-cell office:value-type="float" office:value="-22808.309999999998" table:formula="of:=SUM([.E5:.E27])" table:style-name="ce58">
            <text:p>-22.808,31</text:p>
          </table:table-cell>
          <table:table-cell office:value-type="float" office:value="8049.2" table:formula="of:=SUM([.F4:.F28])" table:style-name="ce58">
            <text:p>8.049,20</text:p>
          </table:table-cell>
          <table:table-cell office:value-type="float" office:value="-23047.62" table:formula="of:=SUM([.G4:.G28])" table:style-name="ce58">
            <text:p>-23.047,62</text:p>
          </table:table-cell>
          <table:table-cell office:value-type="float" office:value="-14998.419999999998" table:formula="of:=[.F2]+[.G2]" table:style-name="ce58">
            <text:p>-14.998,42</text:p>
          </table:table-cell>
          <table:table-cell table:number-columns-repeated="16376"/>
        </table:table-row>
        <table:table-row table:number-rows-repeated="2"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3-01-02T00:00:00" table:style-name="ce54">
            <text:p>02.01.2023</text:p>
          </table:table-cell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30" table:style-name="ce40">
            <text:p>-230,00</text:p>
          </table:table-cell>
          <table:table-cell office:value-type="float" office:value="-230" table:formula="of:=[.H4]+[.F5]+[.G5]" table:style-name="ce40">
            <text:p>-230,00</text:p>
          </table:table-cell>
          <table:table-cell table:number-columns-repeated="16376"/>
        </table:table-row>
        <table:table-row table:style-name="ro3">
          <table:table-cell office:value-type="date" office:date-value="2023-01-02T00:00:00" table:style-name="ce54">
            <text:p>02.01.2023</text:p>
          </table:table-cell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23" table:style-name="ce40">
            <text:p>-523,00</text:p>
          </table:table-cell>
          <table:table-cell office:value-type="float" office:value="-753" table:formula="of:=[.H5]+[.F6]+[.G6]" table:style-name="ce40">
            <text:p>-753,00</text:p>
          </table:table-cell>
          <table:table-cell table:number-columns-repeated="16376"/>
        </table:table-row>
        <table:table-row table:style-name="ro3">
          <table:table-cell office:value-type="date" office:date-value="2023-01-07T00:00:00" table:style-name="ce54">
            <text:p>07.01.2023</text:p>
          </table:table-cell>
          <table:table-cell office:value-type="string" table:style-name="ce59">
            <text:p>Kira Adem Özen 8/12 Mrmr Ryl A Blok 8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40">
            <text:p>-4.300,00</text:p>
          </table:table-cell>
          <table:table-cell office:value-type="float" office:value="-5053" table:formula="of:=[.H6]+[.F7]+[.G7]" table:style-name="ce40">
            <text:p>-5.053,00</text:p>
          </table:table-cell>
          <table:table-cell table:number-columns-repeated="16376"/>
        </table:table-row>
        <table:table-row table:style-name="ro3">
          <table:table-cell office:value-type="date" office:date-value="2022-01-07T00:00:00" table:style-name="ce54">
            <text:p>07.01.2022</text:p>
          </table:table-cell>
          <table:table-cell office:value-type="string" table:style-name="ce59">
            <text:p>Aidat Marmara Royal Site 8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60"/>
          <table:table-cell office:value-type="float" office:value="-674.74" table:style-name="ce40">
            <text:p>-674,74</text:p>
          </table:table-cell>
          <table:table-cell office:value-type="float" office:value="-5727.74" table:formula="of:=[.H7]+[.F8]+[.G8]" table:style-name="ce40">
            <text:p>-5.727,74</text:p>
          </table:table-cell>
          <table:table-cell table:number-columns-repeated="16376"/>
        </table:table-row>
        <table:table-row table:style-name="ro3">
          <table:table-cell office:value-type="date" office:date-value="2022-01-07T00:00:00" table:style-name="ce54">
            <text:p>07.01.2022</text:p>
          </table:table-cell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-153.05000000000001" table:style-name="ce40">
            <text:p>-153,05</text:p>
          </table:table-cell>
          <table:table-cell office:value-type="float" office:value="-5880.79" table:formula="of:=[.H8]+[.F9]+[.G9]" table:style-name="ce40">
            <text:p>-5.880,79</text:p>
          </table:table-cell>
          <table:table-cell table:number-columns-repeated="16376"/>
        </table:table-row>
        <table:table-row table:style-name="ro3">
          <table:table-cell office:value-type="date" office:date-value="2023-01-16T00:00:00" table:style-name="ce54">
            <text:p>16.01.2023</text:p>
          </table:table-cell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40">
            <text:p>-100,00</text:p>
          </table:table-cell>
          <table:table-cell table:style-name="ce60"/>
          <table:table-cell office:value-type="float" office:value="-87" table:style-name="ce40">
            <text:p>-87,00</text:p>
          </table:table-cell>
          <table:table-cell office:value-type="float" office:value="-5967.79" table:formula="of:=[.H9]+[.F10]+[.G10]" table:style-name="ce40">
            <text:p>-5.967,79</text:p>
          </table:table-cell>
          <table:table-cell table:number-columns-repeated="16376"/>
        </table:table-row>
        <table:table-row table:style-name="ro3">
          <table:table-cell office:value-type="date" office:date-value="2023-01-16T00:00:00" table:style-name="ce54">
            <text:p>16.01.2023</text:p>
          </table:table-cell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40">
            <text:p>-1.000,00</text:p>
          </table:table-cell>
          <table:table-cell table:style-name="ce60"/>
          <table:table-cell office:value-type="float" office:value="-1560" table:style-name="ce40">
            <text:p>-1.560,00</text:p>
          </table:table-cell>
          <table:table-cell office:value-type="float" office:value="-7527.79" table:formula="of:=[.H10]+[.F11]+[.G11]" table:style-name="ce40">
            <text:p>-7.527,7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table:style-name="ce40"/>
          <table:table-cell office:value-type="float" office:value="-200" table:style-name="ce40">
            <text:p>-200,00</text:p>
          </table:table-cell>
          <table:table-cell table:style-name="ce1"/>
          <table:table-cell office:value-type="float" office:value="-183.26" table:style-name="ce40">
            <text:p>-183,26</text:p>
          </table:table-cell>
          <table:table-cell office:value-type="float" office:value="-7711.05" table:formula="of:=[.H11]+[.F12]+[.G12]" table:style-name="ce40">
            <text:p>-7.711,0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0">
            <text:p>-7.233,57</text:p>
          </table:table-cell>
          <table:table-cell table:style-name="ce40"/>
          <table:table-cell office:value-type="float" office:value="-7233.57" table:style-name="ce40">
            <text:p>-7.233,57</text:p>
          </table:table-cell>
          <table:table-cell office:value-type="float" office:value="-14944.619999999999" table:formula="of:=[.H12]+[.F13]+[.G13]" table:style-name="ce40">
            <text:p>-14.944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 işten havale</text:p>
          </table:table-cell>
          <table:table-cell table:number-columns-repeated="2" table:style-name="ce1"/>
          <table:table-cell table:style-name="ce24"/>
          <table:table-cell table:number-columns-repeated="2" table:style-name="ce1"/>
          <table:table-cell office:value-type="float" office:value="-14944.619999999999" table:formula="of:=[.H13]+[.F14]+[.G14]" table:style-name="ce40">
            <text:p>-14.944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01" table:style-name="ce40">
            <text:p>-2.701,00</text:p>
          </table:table-cell>
          <table:table-cell office:value-type="float" office:value="-17645.62" table:formula="of:=[.H14]+[.F15]+[.G15]" table:style-name="ce40">
            <text:p>-17.645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01" table:style-name="ce40">
            <text:p>-2.701,00</text:p>
          </table:table-cell>
          <table:table-cell office:value-type="float" office:value="-20346.62" table:formula="of:=[.H15]+[.F16]+[.G16]" table:style-name="ce40">
            <text:p>-20.346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01" table:style-name="ce40">
            <text:p>-2.701,00</text:p>
          </table:table-cell>
          <table:table-cell office:value-type="float" office:value="-23047.62" table:formula="of:=[.H16]+[.F17]+[.G17]" table:style-name="ce40">
            <text:p>-23.047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0"/>
          <table:table-cell table:number-columns-repeated="2" table:style-name="ce40"/>
          <table:table-cell office:value-type="float" office:value="-23047.62" table:formula="of:=[.H17]+[.F18]+[.G18]" table:style-name="ce40">
            <text:p>-23.047,62</text:p>
          </table:table-cell>
          <table:table-cell table:number-columns-repeated="16376"/>
        </table:table-row>
        <table:table-row table:style-name="ro3">
          <table:table-cell office:value-type="date" office:date-value="2023-01-18T00:00:00" table:style-name="ce54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0"/>
          <table:table-cell office:value-type="float" office:value="1500" table:style-name="ce40">
            <text:p>1.500,00</text:p>
          </table:table-cell>
          <table:table-cell table:style-name="ce40"/>
          <table:table-cell office:value-type="float" office:value="-21547.62" table:formula="of:=[.H18]+[.F19]+[.G19]" table:style-name="ce40">
            <text:p>-21.547,6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3">
            <text:p>₺5.500,00</text:p>
          </table:table-cell>
          <table:table-cell table:style-name="ce1"/>
          <table:table-cell office:value-type="float" office:value="5549.2" table:style-name="ce40">
            <text:p>5.549,20</text:p>
          </table:table-cell>
          <table:table-cell table:style-name="ce40"/>
          <table:table-cell office:value-type="float" office:value="-15998.419999999998" table:formula="of:=[.H19]+[.F20]+[.G20]" table:style-name="ce40">
            <text:p>-15.998,4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1"/>
          <table:table-cell table:number-columns-repeated="2" table:style-name="ce40"/>
          <table:table-cell office:value-type="float" office:value="-15998.419999999998" table:formula="of:=[.H20]+[.F21]+[.G21]" table:style-name="ce40">
            <text:p>-15.998,4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3">
            <text:p>₺3.000,00</text:p>
          </table:table-cell>
          <table:table-cell table:style-name="ce1"/>
          <table:table-cell table:number-columns-repeated="2" table:style-name="ce40"/>
          <table:table-cell office:value-type="float" office:value="-15998.419999999998" table:formula="of:=[.H21]+[.F22]+[.G22]" table:style-name="ce40">
            <text:p>-15.998,4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0">
            <text:p>-15.998,42</text:p>
          </table:table-cell>
          <table:table-cell table:number-columns-repeated="16376"/>
        </table:table-row>
        <table:table-row table:style-name="ro3">
          <table:table-cell office:value-type="date" office:date-value="2023-01-02T00:00:00" table:style-name="ce54">
            <text:p>02.01.2023</text:p>
          </table:table-cell>
          <table:table-cell office:value-type="string" table:style-name="ce65">
            <text:p>Kira snyG Metin ÇELİK 4/8 31-12-2022</text:p>
          </table:table-cell>
          <table:table-cell table:style-name="ce65"/>
          <table:table-cell office:value-type="currency" office:value="1000" table:style-name="ce66">
            <text:p>₺1.000,00</text:p>
          </table:table-cell>
          <table:table-cell table:style-name="ce1"/>
          <table:table-cell office:value-type="float" office:value="1000" table:style-name="ce67">
            <text:p>1.000,00</text:p>
          </table:table-cell>
          <table:table-cell table:style-name="ce40"/>
          <table:table-cell office:value-type="float" office:value="-14998.419999999998" table:formula="of:=[.H23]+[.F24]+[.G24]" table:style-name="ce40">
            <text:p>-14.998,4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03-30T00:00:00" table:style-name="ce70">
            <text:p>30.03.2022</text:p>
          </table:table-cell>
          <table:table-cell office:value-type="string" table:style-name="ce65">
            <text:p>SnyF-Kynkçı Merdal 12/12-2022-23</text:p>
          </table:table-cell>
          <table:table-cell table:style-name="ce65"/>
          <table:table-cell office:value-type="string" table:style-name="ce65">
            <text:p>3 aylık kira bedeli</text:p>
          </table:table-cell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2-10-10T00:00:00" table:style-name="ce70">
            <text:p>10.10.2022</text:p>
          </table:table-cell>
          <table:table-cell office:value-type="string" table:style-name="ce65">
            <text:p>snyA Ayhan Tüfek 42000-40000</text:p>
          </table:table-cell>
          <table:table-cell table:style-name="ce72"/>
          <table:table-cell office:value-type="string" table:style-name="ce65">
            <text:p>%57,14 aylık kira bedeli</text:p>
          </table:table-cell>
          <table:table-cell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0"/>
          <table:table-cell office:value-type="string" table:style-name="ce65">
            <text:p>cihan oto 12 ay teminattan kalan</text:p>
          </table:table-cell>
          <table:table-cell table:style-name="ce72"/>
          <table:table-cell table:style-name="ce65"/>
          <table:table-cell office:value-type="float" office:value="100" table:style-name="ce65">
            <text:p>1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6130.21" table:formula="of:=SUM([.D36:.D43])" table:style-name="ce77">
            <text:p>6.130,21</text:p>
          </table:table-cell>
          <table:table-cell office:value-type="float" office:value="5930.26" table:formula="of:=SUM([.E36:.E43])" table:style-name="ce77">
            <text:p>5.930,26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office:value-type="string" table:style-name="ce78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7">
            <text:p>1.222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4">
            <text:p>1.264,87</text:p>
          </table:table-cell>
          <table:table-cell office:value-type="float" office:value="1265" table:style-name="ce40">
            <text:p>1.26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4">
            <text:p>366,02</text:p>
          </table:table-cell>
          <table:table-cell office:value-type="float" office:value="366" table:style-name="ce40">
            <text:p>366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48">
            <text:p>200,00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4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4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date" office:date-value="2023-01-02T00:00:00" table:style-name="ce54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1"/>
          <table:table-cell office:value-type="float" office:value="200" table:style-name="ce79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61"/>
          <table:table-cell office:value-type="float" office:value="183.26" table:style-name="ce24">
            <text:p>183,26</text:p>
          </table:table-cell>
          <table:table-cell office:value-type="float" office:value="183.26" table:style-name="ce61">
            <text:p>183,26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7233.5699999999988" table:formula="of:=SUM([.E49:.E82])" table:style-name="ce53">
            <text:p>-7233,57</text:p>
          </table:table-cell>
          <table:table-cell table:number-columns-repeated="16379" table:style-name="ce1"/>
        </table:table-row>
        <table:table-row table:style-name="ro3">
          <table:table-cell table:number-columns-repeated="6"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11-01T00:00:00" table:style-name="ce54">
            <text:p>01.11.2022</text:p>
          </table:table-cell>
          <table:table-cell office:value-type="string" table:style-name="ce61">
            <text:p>ikea masa 4/6</text:p>
          </table:table-cell>
          <table:table-cell table:style-name="ce61"/>
          <table:table-cell office:value-type="string" table:style-name="ce61">
            <text:p><text:s/>4 – 6</text:p>
          </table:table-cell>
          <table:table-cell office:value-type="float" office:value="-208.17" table:style-name="ce40">
            <text:p>-208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6T00:00:00" table:style-name="ce54">
            <text:p>06.11.2022</text:p>
          </table:table-cell>
          <table:table-cell office:value-type="string" table:style-name="ce61">
            <text:p>koçtaş pervane 4/6</text:p>
          </table:table-cell>
          <table:table-cell table:style-name="ce61"/>
          <table:table-cell office:value-type="string" table:style-name="ce61">
            <text:p><text:s/>4 – 6</text:p>
          </table:table-cell>
          <table:table-cell office:value-type="float" office:value="-151.65" table:style-name="ce40">
            <text:p>-151,6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 2/9</text:p>
          </table:table-cell>
          <table:table-cell table:style-name="ce61"/>
          <table:table-cell office:value-type="string" table:style-name="ce61">
            <text:p><text:s/>2 – 9</text:p>
          </table:table-cell>
          <table:table-cell office:value-type="float" office:value="-1111.1099999999999" table:style-name="ce40">
            <text:p>-1.111,1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22T00:00:00" table:style-name="ce54">
            <text:p>22.11.2022</text:p>
          </table:table-cell>
          <table:table-cell office:value-type="string" table:style-name="ce61">
            <text:p>atasun gözlük 2/3</text:p>
          </table:table-cell>
          <table:table-cell table:style-name="ce61"/>
          <table:table-cell office:value-type="string" table:style-name="ce59">
            <text:p><text:s/>2 – 3</text:p>
          </table:table-cell>
          <table:table-cell office:value-type="float" office:value="-678.58" table:style-name="ce40">
            <text:p>-678,5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.Umut Balcı 1589,85 ¼ taksit</text:p>
          </table:table-cell>
          <table:table-cell table:style-name="ce61"/>
          <table:table-cell office:value-type="string" table:style-name="ce61">
            <text:p><text:s/>1 – 4</text:p>
          </table:table-cell>
          <table:table-cell office:value-type="float" office:value="-397.46" table:style-name="ce40">
            <text:p>-397,4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P.Özlem Balcı Atila ev -323,65 ¼ taksit</text:p>
          </table:table-cell>
          <table:table-cell table:style-name="ce61"/>
          <table:table-cell office:value-type="string" table:style-name="ce61">
            <text:p><text:s/>1 – 4</text:p>
          </table:table-cell>
          <table:table-cell office:value-type="float" office:value="-80.91" table:style-name="ce40">
            <text:p>-80,9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H.Murat Balcı 508,20 ¼ taksit</text:p>
          </table:table-cell>
          <table:table-cell table:style-name="ce61"/>
          <table:table-cell office:value-type="string" table:style-name="ce61">
            <text:p><text:s/>1 – 4</text:p>
          </table:table-cell>
          <table:table-cell office:value-type="float" office:value="-127.05" table:style-name="ce40">
            <text:p>-127,0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yşe Balcı 197,25 ¼ taksit</text:p>
          </table:table-cell>
          <table:table-cell table:style-name="ce61"/>
          <table:table-cell office:value-type="string" table:style-name="ce61">
            <text:p><text:s/>1 – 4</text:p>
          </table:table-cell>
          <table:table-cell office:value-type="float" office:value="-49.31" table:style-name="ce40">
            <text:p>-49,3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29T00:00:00" table:style-name="ce54">
            <text:p>29.11.2022</text:p>
          </table:table-cell>
          <table:table-cell office:value-type="string" table:style-name="ce56">
            <text:p>erenler pide 12- k1</text:p>
          </table:table-cell>
          <table:table-cell table:number-columns-repeated="2" table:style-name="ce1"/>
          <table:table-cell office:value-type="float" office:value="-182.4" table:style-name="ce40">
            <text:p>-182,4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0">
            <text:p>-74,9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30T00:00:00" table:style-name="ce54">
            <text:p>30.11.2022</text:p>
          </table:table-cell>
          <table:table-cell office:value-type="string" table:style-name="ce56">
            <text:p>erenler pide 12- k2</text:p>
          </table:table-cell>
          <table:table-cell table:number-columns-repeated="2" table:style-name="ce1"/>
          <table:table-cell office:value-type="float" office:value="-137.88999999999999" table:style-name="ce40">
            <text:p>-137,8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2T00:00:00" table:style-name="ce54">
            <text:p>02.12.2022</text:p>
          </table:table-cell>
          <table:table-cell office:value-type="string" table:style-name="ce61">
            <text:p>ayfer kurt ???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5T00:00:00" table:style-name="ce54">
            <text:p>05.12.2022</text:p>
          </table:table-cell>
          <table:table-cell office:value-type="string" table:style-name="ce61">
            <text:p>erenler</text:p>
          </table:table-cell>
          <table:table-cell table:number-columns-repeated="2" table:style-name="ce61"/>
          <table:table-cell office:value-type="float" office:value="-142.63999999999999" table:style-name="ce40">
            <text:p>-142,6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5T00:00:00" table:style-name="ce54">
            <text:p>05.12.2022</text:p>
          </table:table-cell>
          <table:table-cell office:value-type="string" table:style-name="ce80">
            <text:p>erenler pide 12- k3</text:p>
          </table:table-cell>
          <table:table-cell table:number-columns-repeated="2" table:style-name="ce61"/>
          <table:table-cell office:value-type="float" office:value="-148.47" table:style-name="ce40">
            <text:p>-148,4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6T00:00:00" table:style-name="ce54">
            <text:p>06.12.2022</text:p>
          </table:table-cell>
          <table:table-cell office:value-type="string" table:style-name="ce80">
            <text:p>erenler pide 12- k4</text:p>
          </table:table-cell>
          <table:table-cell table:number-columns-repeated="2" table:style-name="ce61"/>
          <table:table-cell office:value-type="float" office:value="-142.77000000000001" table:style-name="ce40">
            <text:p>-142,7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6T00:00:00" table:style-name="ce54">
            <text:p>06.12.2022</text:p>
          </table:table-cell>
          <table:table-cell office:value-type="string" table:style-name="ce61">
            <text:p>aşıkbaba</text:p>
          </table:table-cell>
          <table:table-cell table:number-columns-repeated="2" table:style-name="ce61"/>
          <table:table-cell office:value-type="float" office:value="-334.55" table:style-name="ce40">
            <text:p>-334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6T00:00:00" table:style-name="ce54">
            <text:p>06.12.2022</text:p>
          </table:table-cell>
          <table:table-cell office:value-type="string" table:style-name="ce61">
            <text:p>tokat avm yunus</text:p>
          </table:table-cell>
          <table:table-cell table:number-columns-repeated="2" table:style-name="ce61"/>
          <table:table-cell office:value-type="float" office:value="-148.75" table:style-name="ce40">
            <text:p>-148,7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6T00:00:00" table:style-name="ce54">
            <text:p>06.12.2022</text:p>
          </table:table-cell>
          <table:table-cell office:value-type="string" table:style-name="ce61">
            <text:p>benzin audi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8T00:00:00" table:style-name="ce54">
            <text:p>08.12.2022</text:p>
          </table:table-cell>
          <table:table-cell office:value-type="string" table:style-name="ce61">
            <text:p>yunus</text:p>
          </table:table-cell>
          <table:table-cell table:number-columns-repeated="2" table:style-name="ce61"/>
          <table:table-cell office:value-type="float" office:value="-223.23" table:style-name="ce40">
            <text:p>-223,2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09T00:00:00" table:style-name="ce54">
            <text:p>09.12.2022</text:p>
          </table:table-cell>
          <table:table-cell office:value-type="string" table:style-name="ce80">
            <text:p>erenler pide 12- k5</text:p>
          </table:table-cell>
          <table:table-cell table:number-columns-repeated="2" table:style-name="ce61"/>
          <table:table-cell office:value-type="float" office:value="-218.37" table:style-name="ce40">
            <text:p>-218,3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0T00:00:00" table:style-name="ce54">
            <text:p>10.12.2022</text:p>
          </table:table-cell>
          <table:table-cell office:value-type="string" table:style-name="ce80">
            <text:p>erenler pide 12- k6</text:p>
          </table:table-cell>
          <table:table-cell table:number-columns-repeated="2" table:style-name="ce61"/>
          <table:table-cell office:value-type="float" office:value="-209.35" table:style-name="ce40">
            <text:p>-209,3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2T00:00:00" table:style-name="ce54">
            <text:p>12.12.2022</text:p>
          </table:table-cell>
          <table:table-cell office:value-type="string" table:style-name="ce80">
            <text:p>erenler pide 12- k7</text:p>
          </table:table-cell>
          <table:table-cell table:number-columns-repeated="2" table:style-name="ce1"/>
          <table:table-cell office:value-type="float" office:value="-202.93" table:style-name="ce40">
            <text:p>-202,9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4T00:00:00" table:style-name="ce54">
            <text:p>14.12.2022</text:p>
          </table:table-cell>
          <table:table-cell office:value-type="string" table:style-name="ce80">
            <text:p>erenler pide 12- k8</text:p>
          </table:table-cell>
          <table:table-cell table:number-columns-repeated="2" table:style-name="ce61"/>
          <table:table-cell office:value-type="float" office:value="-167.75" table:style-name="ce40">
            <text:p>-167,7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7T00:00:00" table:style-name="ce54">
            <text:p>17.12.2022</text:p>
          </table:table-cell>
          <table:table-cell office:value-type="string" table:style-name="ce56">
            <text:p>erenler pide 12- k9</text:p>
          </table:table-cell>
          <table:table-cell table:number-columns-repeated="2" table:style-name="ce1"/>
          <table:table-cell office:value-type="float" office:value="-221.18" table:style-name="ce40">
            <text:p>-221,1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8T00:00:00" table:style-name="ce54">
            <text:p>18.12.2022</text:p>
          </table:table-cell>
          <table:table-cell office:value-type="string" table:style-name="ce61">
            <text:p>audi benzin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8T00:00:00" table:style-name="ce54">
            <text:p>18.12.2022</text:p>
          </table:table-cell>
          <table:table-cell office:value-type="string" table:style-name="ce61">
            <text:p>yunus market</text:p>
          </table:table-cell>
          <table:table-cell table:number-columns-repeated="2" table:style-name="ce61"/>
          <table:table-cell office:value-type="float" office:value="-268.73" table:style-name="ce40">
            <text:p>-268,7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8T00:00:00" table:style-name="ce54">
            <text:p>18.12.2022</text:p>
          </table:table-cell>
          <table:table-cell office:value-type="string" table:style-name="ce61">
            <text:p>kuruymş</text:p>
          </table:table-cell>
          <table:table-cell table:number-columns-repeated="2" table:style-name="ce61"/>
          <table:table-cell office:value-type="float" office:value="-140.9" table:style-name="ce40">
            <text:p>-140,9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19T00:00:00" table:style-name="ce54">
            <text:p>19.12.2022</text:p>
          </table:table-cell>
          <table:table-cell office:value-type="string" table:style-name="ce56">
            <text:p>erenler pide 12- k10</text:p>
          </table:table-cell>
          <table:table-cell table:number-columns-repeated="2" table:style-name="ce61"/>
          <table:table-cell office:value-type="float" office:value="-138.4" table:style-name="ce40">
            <text:p>-138,4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0T00:00:00" table:style-name="ce54">
            <text:p>20.12.2022</text:p>
          </table:table-cell>
          <table:table-cell office:value-type="string" table:style-name="ce56">
            <text:p>erenler pide 12- k11</text:p>
          </table:table-cell>
          <table:table-cell table:number-columns-repeated="2" table:style-name="ce61"/>
          <table:table-cell office:value-type="float" office:value="-277.5" table:style-name="ce40">
            <text:p>-277,5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1T00:00:00" table:style-name="ce54">
            <text:p>21.12.2022</text:p>
          </table:table-cell>
          <table:table-cell office:value-type="string" table:style-name="ce56">
            <text:p>erenler pide 12- k12</text:p>
          </table:table-cell>
          <table:table-cell table:number-columns-repeated="2" table:style-name="ce61"/>
          <table:table-cell office:value-type="float" office:value="-166.62" table:style-name="ce40">
            <text:p>-166,62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2T00:00:00" table:style-name="ce54">
            <text:p>22.12.2022</text:p>
          </table:table-cell>
          <table:table-cell office:value-type="string" table:style-name="ce61">
            <text:p>2240 vodafon</text:p>
          </table:table-cell>
          <table:table-cell table:number-columns-repeated="2" table:style-name="ce61"/>
          <table:table-cell office:value-type="float" office:value="-90" table:style-name="ce40">
            <text:p>-9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3T00:00:00" table:style-name="ce54">
            <text:p>23.12.2022</text:p>
          </table:table-cell>
          <table:table-cell office:value-type="string" table:style-name="ce56">
            <text:p>erenler pide 12- k13</text:p>
          </table:table-cell>
          <table:table-cell table:number-columns-repeated="2" table:style-name="ce61"/>
          <table:table-cell office:value-type="float" office:value="-192" table:style-name="ce40">
            <text:p>-192,00</text:p>
          </table:table-cell>
          <table:table-cell table:number-columns-repeated="3" table:style-name="ce40"/>
          <table:table-cell table:number-columns-repeated="16376"/>
        </table:table-row>
        <table:table-row table:number-rows-repeated="28" table:style-name="ro3">
          <table:table-cell table:style-name="ce54"/>
          <table:table-cell table:style-name="ce56"/>
          <table:table-cell table:number-columns-repeated="2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2022 Ocak <text:s/>Devir</text:p>
          </table:table-cell>
          <table:table-cell table:style-name="ce50"/>
          <table:table-cell table:style-name="ce52"/>
          <table:table-cell office:value-type="float" office:value="356022.27" table:formula="of:=SUM([.E112:.E119])" table:style-name="ce53">
            <text:p>356022,2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0">
            <text:p>-14.998,42</text:p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4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60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60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ŞUBAT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5761" table:formula="of:=SUM([.D4:.D43])" table:style-name="ce58">
            <text:p>15.761,00</text:p>
          </table:table-cell>
          <table:table-cell office:value-type="float" office:value="-56286.92" table:formula="of:=SUM([.E4:.E38])" table:style-name="ce60">
            <text:p>-56.286,92</text:p>
          </table:table-cell>
          <table:table-cell office:value-type="float" office:value="26990.010000000002" table:formula="of:=SUM([.F4:.F43])" table:style-name="ce58">
            <text:p>26.990,01</text:p>
          </table:table-cell>
          <table:table-cell office:value-type="float" office:value="-77441.489999999991" table:formula="of:=SUM([.G4:.G43])" table:style-name="ce58">
            <text:p>-77.441,49</text:p>
          </table:table-cell>
          <table:table-cell office:value-type="float" office:value="-50451.479999999989" table:formula="of:=[.F2]+[.G2]" table:style-name="ce58">
            <text:p>-50.451,48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2" table:style-name="ce1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3-02-02T00:00:00" table:style-name="ce54">
            <text:p>02.02.2023</text:p>
          </table:table-cell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64" table:style-name="ce40">
            <text:p>-264,00</text:p>
          </table:table-cell>
          <table:table-cell office:value-type="float" office:value="-264" table:formula="of:=[.H3]+[.F4]+[.G4]" table:style-name="ce40">
            <text:p>-264,00</text:p>
          </table:table-cell>
          <table:table-cell table:number-columns-repeated="16376"/>
        </table:table-row>
        <table:table-row table:style-name="ro3">
          <table:table-cell office:value-type="date" office:date-value="2023-02-02T00:00:00" table:style-name="ce54">
            <text:p>02.02.2023</text:p>
          </table:table-cell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31" table:style-name="ce40">
            <text:p>-531,00</text:p>
          </table:table-cell>
          <table:table-cell office:value-type="float" office:value="-795" table:formula="of:=[.H4]+[.F5]+[.G5]" table:style-name="ce40">
            <text:p>-795,00</text:p>
          </table:table-cell>
          <table:table-cell table:number-columns-repeated="16376"/>
        </table:table-row>
        <table:table-row table:style-name="ro3">
          <table:table-cell office:value-type="date" office:date-value="2023-02-03T00:00:00" table:style-name="ce54">
            <text:p>03.02.2023</text:p>
          </table:table-cell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0">
            <text:p>-3.076,29</text:p>
          </table:table-cell>
          <table:table-cell table:style-name="ce1"/>
          <table:table-cell office:value-type="float" office:value="-3076.29" table:style-name="ce40">
            <text:p>-3.076,29</text:p>
          </table:table-cell>
          <table:table-cell office:value-type="float" office:value="-3871.29" table:formula="of:=[.H5]+[.F6]+[.G6]" table:style-name="ce40">
            <text:p>-3.871,29</text:p>
          </table:table-cell>
          <table:table-cell table:number-columns-repeated="16376"/>
        </table:table-row>
        <table:table-row table:style-name="ro3">
          <table:table-cell office:value-type="date" office:date-value="2023-02-05T00:00:00" table:style-name="ce54">
            <text:p>05.02.2023</text:p>
          </table:table-cell>
          <table:table-cell office:value-type="string" table:style-name="ce81">
            <text:p>SnyF-M.Kipel Ocak Ayı kirası</text:p>
          </table:table-cell>
          <table:table-cell table:style-name="ce81"/>
          <table:table-cell table:style-name="ce82"/>
          <table:table-cell table:style-name="ce83"/>
          <table:table-cell office:value-type="float" office:value="6920" table:style-name="ce84">
            <text:p>6.920,00</text:p>
          </table:table-cell>
          <table:table-cell table:style-name="ce40"/>
          <table:table-cell office:value-type="float" office:value="3048.71" table:formula="of:=[.H6]+[.F7]+[.G7]" table:style-name="ce40">
            <text:p>3.048,71</text:p>
          </table:table-cell>
          <table:table-cell table:number-columns-repeated="16376"/>
        </table:table-row>
        <table:table-row table:style-name="ro3">
          <table:table-cell office:value-type="date" office:date-value="2023-02-06T00:00:00" table:style-name="ce54">
            <text:p>06.02.2023</text:p>
          </table:table-cell>
          <table:table-cell office:value-type="string" table:style-name="ce81">
            <text:p>Doğuş Kira 6/12-2023-24</text:p>
          </table:table-cell>
          <table:table-cell office:value-type="string" table:style-name="ce81">
            <text:p>bankadan</text:p>
          </table:table-cell>
          <table:table-cell table:style-name="ce82"/>
          <table:table-cell table:style-name="ce83"/>
          <table:table-cell office:value-type="float" office:value="6000" table:style-name="ce84">
            <text:p>6.000,00</text:p>
          </table:table-cell>
          <table:table-cell table:style-name="ce40"/>
          <table:table-cell office:value-type="float" office:value="9048.7099999999991" table:formula="of:=[.H7]+[.F8]+[.G8]" table:style-name="ce40">
            <text:p>9.048,71</text:p>
          </table:table-cell>
          <table:table-cell table:number-columns-repeated="16376"/>
        </table:table-row>
        <table:table-row table:style-name="ro3">
          <table:table-cell office:value-type="date" office:date-value="2023-02-06T00:00:00" table:style-name="ce54">
            <text:p>06.02.2023</text:p>
          </table:table-cell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0">
            <text:p>-4.657,20</text:p>
          </table:table-cell>
          <table:table-cell table:style-name="ce40"/>
          <table:table-cell office:value-type="float" office:value="-4657.21" table:style-name="ce40">
            <text:p>-4.657,21</text:p>
          </table:table-cell>
          <table:table-cell office:value-type="float" office:value="4391.4999999999991" table:formula="of:=[.H8]+[.F9]+[.G9]" table:style-name="ce40">
            <text:p>4.391,50</text:p>
          </table:table-cell>
          <table:table-cell table:number-columns-repeated="16376"/>
        </table:table-row>
        <table:table-row table:style-name="ro3">
          <table:table-cell office:value-type="date" office:date-value="2023-02-06T00:00:00" table:style-name="ce54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0"/>
          <table:table-cell table:style-name="ce40"/>
          <table:table-cell office:value-type="float" office:value="-5000" table:style-name="ce40">
            <text:p>-5.000,00</text:p>
          </table:table-cell>
          <table:table-cell office:value-type="float" office:value="-608.50000000000091" table:formula="of:=[.H9]+[.F10]+[.G10]" table:style-name="ce40">
            <text:p>-608,50</text:p>
          </table:table-cell>
          <table:table-cell table:number-columns-repeated="16376"/>
        </table:table-row>
        <table:table-row table:style-name="ro3">
          <table:table-cell office:value-type="date" office:date-value="2023-02-07T00:00:00" table:style-name="ce54">
            <text:p>07.02.2023</text:p>
          </table:table-cell>
          <table:table-cell office:value-type="string" table:style-name="ce59">
            <text:p>Kira Adem Özen 9/12 Mrmr Ryl A Blok 8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40">
            <text:p>-4.300,00</text:p>
          </table:table-cell>
          <table:table-cell office:value-type="float" office:value="-4908.5000000000009" table:formula="of:=[.H10]+[.F11]+[.G11]" table:style-name="ce40">
            <text:p>-4.908,50</text:p>
          </table:table-cell>
          <table:table-cell table:number-columns-repeated="16376"/>
        </table:table-row>
        <table:table-row table:style-name="ro3">
          <table:table-cell office:value-type="date" office:date-value="2023-02-07T00:00:00" table:style-name="ce54">
            <text:p>07.02.2023</text:p>
          </table:table-cell>
          <table:table-cell office:value-type="string" table:style-name="ce59">
            <text:p>Aidat Marmara Royal Site 9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40"/>
          <table:table-cell office:value-type="float" office:value="-670.27" table:style-name="ce40">
            <text:p>-670,27</text:p>
          </table:table-cell>
          <table:table-cell office:value-type="float" office:value="-5578.77" table:formula="of:=[.H11]+[.F12]+[.G12]" table:style-name="ce40">
            <text:p>-5.578,77</text:p>
          </table:table-cell>
          <table:table-cell table:number-columns-repeated="16376"/>
        </table:table-row>
        <table:table-row table:style-name="ro3">
          <table:table-cell office:value-type="date" office:date-value="2023-02-07T00:00:00" table:style-name="ce54">
            <text:p>07.02.2023</text:p>
          </table:table-cell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40">
            <text:p>-150,00</text:p>
          </table:table-cell>
          <table:table-cell table:style-name="ce40"/>
          <table:table-cell office:value-type="float" office:value="-102.03" table:style-name="ce40">
            <text:p>-102,03</text:p>
          </table:table-cell>
          <table:table-cell office:value-type="float" office:value="-5680.8" table:formula="of:=[.H12]+[.F13]+[.G13]" table:style-name="ce40">
            <text:p>-5.680,80</text:p>
          </table:table-cell>
          <table:table-cell table:number-columns-repeated="16376"/>
        </table:table-row>
        <table:table-row table:style-name="ro3">
          <table:table-cell office:value-type="date" office:date-value="2023-02-07T00:00:00" table:style-name="ce54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8"/>
          <table:table-cell office:value-type="float" office:value="-2667" table:style-name="ce40">
            <text:p>-2.667,00</text:p>
          </table:table-cell>
          <table:table-cell table:style-name="ce1"/>
          <table:table-cell office:value-type="float" office:value="-3000" table:style-name="ce40">
            <text:p>-3.000,00</text:p>
          </table:table-cell>
          <table:table-cell office:value-type="float" office:value="-8680.7999999999993" table:formula="of:=[.H13]+[.F14]+[.G14]" table:style-name="ce40">
            <text:p>-8.680,8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0">
            <text:p>-87,69</text:p>
          </table:table-cell>
          <table:table-cell table:style-name="ce1"/>
          <table:table-cell office:value-type="float" office:value="-87.69" table:formula="of:=[.D58]*-1" table:style-name="ce40">
            <text:p>-87,69</text:p>
          </table:table-cell>
          <table:table-cell office:value-type="float" office:value="-8768.49" table:formula="of:=[.H14]+[.F15]+[.G15]" table:style-name="ce40">
            <text:p>-8.768,49</text:p>
          </table:table-cell>
          <table:table-cell table:number-columns-repeated="16376"/>
        </table:table-row>
        <table:table-row table:style-name="ro3">
          <table:table-cell office:value-type="date" office:date-value="2023-02-14T00:00:00" table:style-name="ce54">
            <text:p>14.02.2023</text:p>
          </table:table-cell>
          <table:table-cell office:value-type="string" table:style-name="ce62">
            <text:p>İstanbuldan gül</text:p>
          </table:table-cell>
          <table:table-cell table:number-columns-repeated="2" table:style-name="ce1"/>
          <table:table-cell table:style-name="ce40"/>
          <table:table-cell table:style-name="ce1"/>
          <table:table-cell office:value-type="float" office:value="-204" table:style-name="ce40">
            <text:p>-204,00</text:p>
          </table:table-cell>
          <table:table-cell office:value-type="float" office:value="-8972.49" table:formula="of:=[.H15]+[.F16]+[.G16]" table:style-name="ce40">
            <text:p>-8.972,49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Elektrik 8758480300</text:p>
          </table:table-cell>
          <table:table-cell table:number-columns-repeated="2" table:style-name="ce1"/>
          <table:table-cell table:style-name="ce40"/>
          <table:table-cell table:style-name="ce1"/>
          <table:table-cell office:value-type="float" office:value="-95" table:style-name="ce40">
            <text:p>-95,00</text:p>
          </table:table-cell>
          <table:table-cell office:value-type="float" office:value="-9067.49" table:formula="of:=[.H16]+[.F17]+[.G17]" table:style-name="ce40">
            <text:p>-9.067,49</text:p>
          </table:table-cell>
          <table:table-cell table:number-columns-repeated="16376"/>
        </table:table-row>
        <table:table-row table:style-name="ro3">
          <table:table-cell office:value-type="date" office:date-value="2023-02-20T00:00:00" table:style-name="ce54">
            <text:p>20.02.2023</text:p>
          </table:table-cell>
          <table:table-cell office:value-type="string" table:style-name="ce61">
            <text:p>Doğalgaz 800004222954 Kümbet D10</text:p>
          </table:table-cell>
          <table:table-cell table:style-name="ce1"/>
          <table:table-cell table:style-name="ce61"/>
          <table:table-cell office:value-type="float" office:value="-1000" table:style-name="ce40">
            <text:p>-1.000,00</text:p>
          </table:table-cell>
          <table:table-cell table:style-name="ce60"/>
          <table:table-cell office:value-type="float" office:value="-1872.5" table:style-name="ce40">
            <text:p>-1.872,50</text:p>
          </table:table-cell>
          <table:table-cell office:value-type="float" office:value="-10939.99" table:formula="of:=[.H17]+[.F18]+[.G18]" table:style-name="ce40">
            <text:p>-10.939,99</text:p>
          </table:table-cell>
          <table:table-cell table:number-columns-repeated="16376"/>
        </table:table-row>
        <table:table-row table:style-name="ro3">
          <table:table-cell office:value-type="date" office:date-value="2023-02-20T00:00:00" table:style-name="ce54">
            <text:p>20.02.2023</text:p>
          </table:table-cell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-99.5" table:style-name="ce40">
            <text:p>-99,50</text:p>
          </table:table-cell>
          <table:table-cell office:value-type="float" office:value="-11039.49" table:formula="of:=[.H18]+[.F19]+[.G19]" table:style-name="ce40">
            <text:p>-11.039,4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2" table:style-name="ce60"/>
          <table:table-cell table:style-name="ce40"/>
          <table:table-cell office:value-type="float" office:value="-11039.49" table:formula="of:=[.H19]+[.F20]+[.G20]" table:style-name="ce40">
            <text:p>-11.039,49</text:p>
          </table:table-cell>
          <table:table-cell table:number-columns-repeated="16376"/>
        </table:table-row>
        <table:table-row table:style-name="ro3">
          <table:table-cell office:value-type="date" office:date-value="2023-02-17T00:00:00" table:style-name="ce54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3">
            <text:p>₺5.500,00</text:p>
          </table:table-cell>
          <table:table-cell table:style-name="ce40"/>
          <table:table-cell office:value-type="float" office:value="5570.01" table:style-name="ce40">
            <text:p>5.570,01</text:p>
          </table:table-cell>
          <table:table-cell table:style-name="ce40"/>
          <table:table-cell office:value-type="float" office:value="-5469.48" table:formula="of:=[.H20]+[.F21]+[.G21]" table:style-name="ce40">
            <text:p>-5.469,48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60"/>
          <table:table-cell office:value-type="float" office:value="-5469.48" table:formula="of:=[.H21]+[.F22]+[.G22]" table:style-name="ce40">
            <text:p>-5.469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02" table:style-name="ce40">
            <text:p>-2.702,00</text:p>
          </table:table-cell>
          <table:table-cell office:value-type="float" office:value="-8171.48" table:formula="of:=[.H22]+[.F23]+[.G23]" table:style-name="ce40">
            <text:p>-8.171,48</text:p>
          </table:table-cell>
          <table:table-cell table:number-columns-repeated="16376"/>
        </table:table-row>
        <table:table-row table:style-name="ro3">
          <table:table-cell office:value-type="date" office:date-value="2023-02-27T00:00:00" table:style-name="ce54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0">
            <text:p>-30.374,00</text:p>
          </table:table-cell>
          <table:table-cell table:number-columns-repeated="2" table:style-name="ce40"/>
          <table:table-cell office:value-type="float" office:value="-8171.48" table:formula="of:=[.H23]+[.F24]+[.G24]" table:style-name="ce40">
            <text:p>-8.171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02" table:style-name="ce40">
            <text:p>-2.702,00</text:p>
          </table:table-cell>
          <table:table-cell office:value-type="float" office:value="-10873.48" table:formula="of:=[.H24]+[.F25]+[.G25]" table:style-name="ce40">
            <text:p>-10.87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50" table:style-name="ce40">
            <text:p>-2.750,00</text:p>
          </table:table-cell>
          <table:table-cell office:value-type="float" office:value="-13623.48" table:formula="of:=[.H25]+[.F26]+[.G26]" table:style-name="ce40">
            <text:p>-13.62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0"/>
          <table:table-cell table:style-name="ce40"/>
          <table:table-cell office:value-type="float" office:value="-5040" table:style-name="ce40">
            <text:p>-5.040,00</text:p>
          </table:table-cell>
          <table:table-cell office:value-type="float" office:value="-18663.48" table:formula="of:=[.H26]+[.F27]+[.G27]" table:style-name="ce40">
            <text:p>-18.66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0"/>
          <table:table-cell table:number-columns-repeated="2" table:style-name="ce40"/>
          <table:table-cell office:value-type="float" office:value="-18663.48" table:formula="of:=[.H27]+[.F28]+[.G28]" table:style-name="ce40">
            <text:p>-18.663,48</text:p>
          </table:table-cell>
          <table:table-cell table:number-columns-repeated="16376"/>
        </table:table-row>
        <table:table-row table:style-name="ro3">
          <table:table-cell office:value-type="date" office:date-value="2023-02-24T00:00:00" table:style-name="ce54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0"/>
          <table:table-cell office:value-type="float" office:value="2000" table:style-name="ce40">
            <text:p>2.000,00</text:p>
          </table:table-cell>
          <table:table-cell table:style-name="ce40"/>
          <table:table-cell office:value-type="float" office:value="-16663.48" table:formula="of:=[.H28]+[.F29]+[.G29]" table:style-name="ce40">
            <text:p>-16.66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60"/>
          <table:table-cell table:number-columns-repeated="2" table:style-name="ce40"/>
          <table:table-cell office:value-type="float" office:value="-16663.48" table:formula="of:=[.H29]+[.F30]+[.G30]" table:style-name="ce40">
            <text:p>-16.663,48</text:p>
          </table:table-cell>
          <table:table-cell table:number-columns-repeated="16376"/>
        </table:table-row>
        <table:table-row table:style-name="ro3">
          <table:table-cell office:value-type="date" office:date-value="2023-03-02T00:00:00" table:style-name="ce54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3">
            <text:p>₺6.500,00</text:p>
          </table:table-cell>
          <table:table-cell table:style-name="ce60"/>
          <table:table-cell office:value-type="float" office:value="6500" table:style-name="ce40">
            <text:p>6.500,00</text:p>
          </table:table-cell>
          <table:table-cell table:style-name="ce40"/>
          <table:table-cell office:value-type="float" office:value="-10163.48" table:formula="of:=[.H30]+[.F31]+[.G31]" table:style-name="ce40">
            <text:p>-10.16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60"/>
          <table:table-cell table:number-columns-repeated="2" table:style-name="ce1"/>
          <table:table-cell office:value-type="float" office:value="-10163.48" table:formula="of:=[.H31]+[.F32]+[.G32]" table:style-name="ce40">
            <text:p>-10.163,4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0"/>
          <table:table-cell office:value-type="float" office:value="-10163.48" table:formula="of:=[.H32]+[.F33]+[.G33]" table:style-name="ce40">
            <text:p>-10.163,48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5">
            <text:p>Metin Elektrik Teminat 1200 – 6/6 200 TL</text:p>
          </table:table-cell>
          <table:table-cell table:number-columns-repeated="2" table:style-name="ce61"/>
          <table:table-cell table:number-columns-repeated="3" table:style-name="ce1"/>
          <table:table-cell office:value-type="float" office:value="-10163.48" table:formula="of:=[.H33]+[.F34]+[.G34]" table:style-name="ce40">
            <text:p>-10.163,48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0163.48" table:formula="of:=[.H34]+[.F35]+[.G35]" table:style-name="ce40">
            <text:p>-10.163,48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0163.48" table:formula="of:=[.H35]+[.F36]+[.G36]" table:style-name="ce40">
            <text:p>-10.163,48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0163.48" table:formula="of:=[.H36]+[.F37]+[.G37]" table:style-name="ce40">
            <text:p>-10.163,48</text:p>
          </table:table-cell>
          <table:table-cell table:number-columns-repeated="16376"/>
        </table:table-row>
        <table:table-row table:style-name="ro3">
          <table:table-cell office:value-type="date" office:date-value="2023-02-05T00:00:00" table:style-name="ce54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8"/>
          <table:table-cell table:style-name="ce60"/>
          <table:table-cell table:style-name="ce1"/>
          <table:table-cell office:value-type="float" office:value="-1368" table:style-name="ce40">
            <text:p>-1.368,00</text:p>
          </table:table-cell>
          <table:table-cell office:value-type="float" office:value="-11531.48" table:formula="of:=[.H37]+[.F38]+[.G38]" table:style-name="ce40">
            <text:p>-11.531,48</text:p>
          </table:table-cell>
          <table:table-cell table:number-columns-repeated="16376"/>
        </table:table-row>
        <table:table-row table:style-name="ro3">
          <table:table-cell office:value-type="date" office:date-value="2023-02-05T00:00:00" table:style-name="ce54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0"/>
          <table:table-cell table:style-name="ce60"/>
          <table:table-cell table:style-name="ce40"/>
          <table:table-cell office:value-type="float" office:value="-6920" table:style-name="ce40">
            <text:p>-6.920,00</text:p>
          </table:table-cell>
          <table:table-cell office:value-type="float" office:value="-18451.48" table:formula="of:=[.H38]+[.F39]+[.G39]" table:style-name="ce40">
            <text:p>-18.451,48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40"/>
          <table:table-cell table:style-name="ce60"/>
          <table:table-cell table:number-columns-repeated="2" table:style-name="ce40"/>
          <table:table-cell office:value-type="float" office:value="-18451.48" table:formula="of:=[.H39]+[.F40]+[.G40]" table:style-name="ce40">
            <text:p>-18.451,48</text:p>
          </table:table-cell>
          <table:table-cell table:number-columns-repeated="16376"/>
        </table:table-row>
        <table:table-row table:style-name="ro3">
          <table:table-cell office:value-type="date" office:date-value="2023-02-17T00:00:00" table:style-name="ce54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0"/>
          <table:table-cell table:style-name="ce60"/>
          <table:table-cell table:style-name="ce40"/>
          <table:table-cell office:value-type="float" office:value="-32000" table:style-name="ce40">
            <text:p>-32.000,00</text:p>
          </table:table-cell>
          <table:table-cell office:value-type="float" office:value="-50451.479999999996" table:formula="of:=[.H40]+[.F41]+[.G41]" table:style-name="ce40">
            <text:p>-50.451,48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03-30T00:00:00" table:style-name="ce70">
            <text:p>30.03.2022</text:p>
          </table:table-cell>
          <table:table-cell office:value-type="string" table:style-name="ce65">
            <text:p>SnyF-Kynkçı Merdal 12/12-2022-23</text:p>
          </table:table-cell>
          <table:table-cell table:style-name="ce65"/>
          <table:table-cell office:value-type="string" table:style-name="ce65">
            <text:p>2 aylık kira bedeli</text:p>
          </table:table-cell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2-10-10T00:00:00" table:style-name="ce70">
            <text:p>10.10.2022</text:p>
          </table:table-cell>
          <table:table-cell office:value-type="string" table:style-name="ce65">
            <text:p>snyA Ayhan Tüfek 42000-40000</text:p>
          </table:table-cell>
          <table:table-cell table:style-name="ce72"/>
          <table:table-cell office:value-type="string" table:style-name="ce65">
            <text:p>%57,14 aylık kira bedeli</text:p>
          </table:table-cell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0"/>
          <table:table-cell office:value-type="string" table:style-name="ce65">
            <text:p>cihan oto 12-1 ay teminattan kalan</text:p>
          </table:table-cell>
          <table:table-cell table:style-name="ce72"/>
          <table:table-cell table:style-name="ce65"/>
          <table:table-cell office:value-type="float" office:value="300" table:style-name="ce60">
            <text:p>300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style-name="ce13"/>
          <table:table-cell table:style-name="ce60"/>
          <table:table-cell table:number-columns-repeated="2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4615.6899999999996" table:formula="of:=SUM([.D51:.D58])" table:style-name="ce77">
            <text:p>4.615,69</text:p>
          </table:table-cell>
          <table:table-cell office:value-type="float" office:value="4215.6899999999996" table:formula="of:=SUM([.E51:.E58])" table:style-name="ce60">
            <text:p>4.215,69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0">
            <text:p>1.24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0">
            <text:p>91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0">
            <text:p>29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0">
            <text:p>1.368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61"/>
          <table:table-cell office:value-type="float" office:value="305.16000000000003" table:style-name="ce1">
            <text:p>305,16</text:p>
          </table:table-cell>
          <table:table-cell office:value-type="float" office:value="305" table:style-name="ce60">
            <text:p>30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 Elektrik Teminat 1200 – 6/6</text:p>
          </table:table-cell>
          <table:table-cell table:style-name="ce61"/>
          <table:table-cell office:value-type="float" office:value="200" table:style-name="ce85">
            <text:p>200</text:p>
          </table:table-cell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</text:p>
          </table:table-cell>
          <table:table-cell table:style-name="ce61"/>
          <table:table-cell office:value-type="float" office:value="87.69" table:style-name="ce61">
            <text:p>87,69</text:p>
          </table:table-cell>
          <table:table-cell office:value-type="float" office:value="87.69" table:style-name="ce60">
            <text:p>87,69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style-name="ce48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style-name="ce1"/>
          <table:table-cell table:style-name="ce68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4657.2000000000007" table:formula="of:=SUM([.E63:.E85])" table:style-name="ce86">
            <text:p>-4.657,20</text:p>
          </table:table-cell>
          <table:table-cell table:number-columns-repeated="16379" table:style-name="ce1"/>
        </table:table-row>
        <table:table-row table:style-name="ro3">
          <table:table-cell table:number-columns-repeated="4" table:style-name="ce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11-01T00:00:00" table:style-name="ce54">
            <text:p>01.11.2022</text:p>
          </table:table-cell>
          <table:table-cell office:value-type="string" table:style-name="ce61">
            <text:p>ikea masa 5/6</text:p>
          </table:table-cell>
          <table:table-cell table:style-name="ce61"/>
          <table:table-cell office:value-type="string" table:style-name="ce61">
            <text:p><text:s/>5 – 6</text:p>
          </table:table-cell>
          <table:table-cell office:value-type="float" office:value="-208.17" table:style-name="ce60">
            <text:p>-208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6T00:00:00" table:style-name="ce54">
            <text:p>06.11.2022</text:p>
          </table:table-cell>
          <table:table-cell office:value-type="string" table:style-name="ce61">
            <text:p>koçtaş pervane 5/6</text:p>
          </table:table-cell>
          <table:table-cell table:style-name="ce61"/>
          <table:table-cell office:value-type="string" table:style-name="ce61">
            <text:p><text:s/>5 – 6</text:p>
          </table:table-cell>
          <table:table-cell office:value-type="float" office:value="-151.65" table:style-name="ce60">
            <text:p>-151,6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 3/9</text:p>
          </table:table-cell>
          <table:table-cell table:style-name="ce61"/>
          <table:table-cell office:value-type="string" table:style-name="ce61">
            <text:p><text:s/>3 – 9</text:p>
          </table:table-cell>
          <table:table-cell office:value-type="float" office:value="-1111.1099999999999" table:style-name="ce60">
            <text:p>-1.111,1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22T00:00:00" table:style-name="ce54">
            <text:p>22.11.2022</text:p>
          </table:table-cell>
          <table:table-cell office:value-type="string" table:style-name="ce61">
            <text:p>atasun gözlük 3/3</text:p>
          </table:table-cell>
          <table:table-cell table:style-name="ce61"/>
          <table:table-cell office:value-type="string" table:style-name="ce59">
            <text:p><text:s/>3 – 3</text:p>
          </table:table-cell>
          <table:table-cell office:value-type="float" office:value="-678.58" table:style-name="ce60">
            <text:p>-678,5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.Umut Balcı 1589,85 ¼ taksit</text:p>
          </table:table-cell>
          <table:table-cell table:style-name="ce61"/>
          <table:table-cell office:value-type="string" table:style-name="ce61">
            <text:p><text:s/>2 – 4</text:p>
          </table:table-cell>
          <table:table-cell office:value-type="float" office:value="-397.46" table:style-name="ce60">
            <text:p>-397,4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P.Özlem Balcı Atila ev -323,65 ¼ taksit</text:p>
          </table:table-cell>
          <table:table-cell table:style-name="ce61"/>
          <table:table-cell office:value-type="string" table:style-name="ce61">
            <text:p><text:s/>2 – 4</text:p>
          </table:table-cell>
          <table:table-cell office:value-type="float" office:value="-80.91" table:style-name="ce60">
            <text:p>-80,9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H.Murat Balcı 508,20 ¼ taksit</text:p>
          </table:table-cell>
          <table:table-cell table:style-name="ce61"/>
          <table:table-cell office:value-type="string" table:style-name="ce61">
            <text:p><text:s/>2 – 4</text:p>
          </table:table-cell>
          <table:table-cell office:value-type="float" office:value="-127.05" table:style-name="ce60">
            <text:p>-127,0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yşe Balcı 197,25 ¼ taksit</text:p>
          </table:table-cell>
          <table:table-cell table:style-name="ce61"/>
          <table:table-cell office:value-type="string" table:style-name="ce61">
            <text:p><text:s/>2 – 4</text:p>
          </table:table-cell>
          <table:table-cell office:value-type="float" office:value="-49.31" table:style-name="ce60">
            <text:p>-49,3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9T00:00:00" table:style-name="ce54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1"/>
          <table:table-cell office:value-type="float" office:value="-76.3" table:style-name="ce60">
            <text:p>-76,3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30T00:00:00" table:style-name="ce54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0"/>
          <table:table-cell table:number-columns-repeated="16379" table:style-name="ce1"/>
        </table:table-row>
        <table:table-row table:style-name="ro3">
          <table:table-cell office:value-type="date" office:date-value="2022-12-30T00:00:00" table:style-name="ce54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0">
            <text:p>-47,8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08T00:00:00" table:style-name="ce54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0">
            <text:p>-556,0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0T00:00:00" table:style-name="ce54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0">
            <text:p>-79,3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1T00:00:00" table:style-name="ce54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0">
            <text:p>-123,45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2T00:00:00" table:style-name="ce54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0">
            <text:p>-113,5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3T00:00:00" table:style-name="ce54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0">
            <text:p>-118,6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4T00:00:00" table:style-name="ce54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0">
            <text:p>-123,85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6T00:00:00" table:style-name="ce54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0">
            <text:p>-177,3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21T00:00:00" table:style-name="ce54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0">
            <text:p>-1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23T00:00:00" table:style-name="ce54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0">
            <text:p>-111,1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24T00:00:00" table:style-name="ce54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0">
            <text:p>-99,8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25T00:00:00" table:style-name="ce54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0">
            <text:p>-125,66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3076.2899999999995" table:formula="of:=SUM([.E88:.E103])" table:style-name="ce86">
            <text:p>-3.076,29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2-24T00:00:00" table:style-name="ce54">
            <text:p>24.12.2022</text:p>
          </table:table-cell>
          <table:table-cell office:value-type="string" table:style-name="ce61">
            <text:p>erenler pide 12- kkdnz01</text:p>
          </table:table-cell>
          <table:table-cell table:number-columns-repeated="2" table:style-name="ce61"/>
          <table:table-cell office:value-type="float" office:value="-136.19" table:style-name="ce60">
            <text:p>-136,1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6T00:00:00" table:style-name="ce54">
            <text:p>26.12.2022</text:p>
          </table:table-cell>
          <table:table-cell office:value-type="string" table:style-name="ce61">
            <text:p>erenler pide 12- kkdnz02</text:p>
          </table:table-cell>
          <table:table-cell table:number-columns-repeated="2" table:style-name="ce61"/>
          <table:table-cell office:value-type="float" office:value="-193.47" table:style-name="ce60">
            <text:p>-193,4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7T00:00:00" table:style-name="ce54">
            <text:p>27.12.2022</text:p>
          </table:table-cell>
          <table:table-cell office:value-type="string" table:style-name="ce61">
            <text:p>toyota rav4 yağ-filtre</text:p>
          </table:table-cell>
          <table:table-cell table:number-columns-repeated="2" table:style-name="ce61"/>
          <table:table-cell office:value-type="float" office:value="-600" table:style-name="ce60">
            <text:p>-6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7T00:00:00" table:style-name="ce54">
            <text:p>27.12.2022</text:p>
          </table:table-cell>
          <table:table-cell office:value-type="string" table:style-name="ce61">
            <text:p>erenler pide 12- kkdnz03</text:p>
          </table:table-cell>
          <table:table-cell table:number-columns-repeated="2" table:style-name="ce61"/>
          <table:table-cell office:value-type="float" office:value="-206.27" table:style-name="ce60">
            <text:p>-206,2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8T00:00:00" table:style-name="ce54">
            <text:p>28.12.2022</text:p>
          </table:table-cell>
          <table:table-cell office:value-type="string" table:style-name="ce61">
            <text:p>erenler pide 12- kkdnz04</text:p>
          </table:table-cell>
          <table:table-cell table:number-columns-repeated="2" table:style-name="ce61"/>
          <table:table-cell office:value-type="float" office:value="-146.44" table:style-name="ce60">
            <text:p>-146,4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01T00:00:00" table:style-name="ce54">
            <text:p>01.01.2023</text:p>
          </table:table-cell>
          <table:table-cell office:value-type="string" table:style-name="ce61">
            <text:p>sivas yemek</text:p>
          </table:table-cell>
          <table:table-cell table:number-columns-repeated="2" table:style-name="ce61"/>
          <table:table-cell office:value-type="float" office:value="-340" table:style-name="ce60">
            <text:p>-34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02T00:00:00" table:style-name="ce54">
            <text:p>02.01.2023</text:p>
          </table:table-cell>
          <table:table-cell office:value-type="string" table:style-name="ce80">
            <text:p>erenler pide 01- kkdnz01</text:p>
          </table:table-cell>
          <table:table-cell table:number-columns-repeated="2" table:style-name="ce1"/>
          <table:table-cell office:value-type="float" office:value="-164.8" table:style-name="ce60">
            <text:p>-164,8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04T00:00:00" table:style-name="ce54">
            <text:p>04.01.2023</text:p>
          </table:table-cell>
          <table:table-cell office:value-type="string" table:style-name="ce80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0">
            <text:p>-139,3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05T00:00:00" table:style-name="ce54">
            <text:p>05.01.2023</text:p>
          </table:table-cell>
          <table:table-cell office:value-type="string" table:style-name="ce80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0">
            <text:p>-143,2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08T00:00:00" table:style-name="ce54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0">
            <text:p>-297,38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8T00:00:00" table:style-name="ce54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0">
            <text:p>-286,0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18T00:00:00" table:style-name="ce54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0">
            <text:p>-423,18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1-24T00:00:00" table:style-name="ce54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1"/>
          <table:table-cell office:value-type="float" office:value="-31.35" table:style-name="ce60">
            <text:p>-31,35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1"/>
          <table:table-cell office:value-type="float" office:value="31.35" table:style-name="ce60">
            <text:p>31,35</text:p>
          </table:table-cell>
          <table:table-cell table:number-columns-repeated="16379" table:style-name="ce1"/>
        </table:table-row>
        <table:table-row table:number-rows-repeated="5" table:style-name="ro3">
          <table:table-cell table:number-columns-repeated="16384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style-name="ce54"/>
          <table:table-cell table:number-columns-repeated="2" table:style-name="ce1"/>
          <table:table-cell table:style-name="ce40"/>
          <table:table-cell table:style-name="ce60"/>
          <table:table-cell table:number-columns-repeated="2" table:style-name="ce40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50"/>
          <table:table-cell office:value-type="string" table:style-name="ce51">
            <text:p>2023 Şubat <text:s/>Devir</text:p>
          </table:table-cell>
          <table:table-cell table:style-name="ce50"/>
          <table:table-cell table:style-name="ce52"/>
          <table:table-cell office:value-type="float" office:value="335748" table:formula="of:=SUM([.E112:.E119])" table:style-name="ce53">
            <text:p>335748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3">
          <table:table-cell office:value-type="date" office:date-value="2023-12-31T00:00:00" table:style-name="ce5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3">
          <table:table-cell table:style-name="ce54"/>
          <table:table-cell table:number-columns-repeated="16383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0">
            <text:p>-50.451,48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MART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88189" table:formula="of:=SUM([.D5:.D36])" table:style-name="ce58">
            <text:p>88.189,00</text:p>
          </table:table-cell>
          <table:table-cell office:value-type="float" office:value="-24634.690000000002" table:formula="of:=SUM([.E5:.E35])" table:style-name="ce58">
            <text:p>-24.634,69</text:p>
          </table:table-cell>
          <table:table-cell office:value-type="float" office:value="23139.34" table:formula="of:=SUM([.F4:.F36])" table:style-name="ce58">
            <text:p>23.139,34</text:p>
          </table:table-cell>
          <table:table-cell office:value-type="float" office:value="-33283.54" table:formula="of:=SUM([.G5:.G40])" table:style-name="ce58">
            <text:p>-33.283,54</text:p>
          </table:table-cell>
          <table:table-cell office:value-type="float" office:value="-10144.200000000001" table:formula="of:=[.F2]+[.G2]" table:style-name="ce58">
            <text:p>-10.144,20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4" table:style-name="ce1"/>
          <table:table-cell table:style-name="ce40"/>
          <table:table-cell office:value-type="float" office:value="0" table:formula="of:=[.F3]+[.G3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3-01T00:00:00" table:style-name="ce54">
            <text:p>01.03.2023</text:p>
          </table:table-cell>
          <table:table-cell office:value-type="string" table:style-name="ce47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0"/>
          <table:table-cell office:value-type="float" office:value="5000" table:formula="of:=[.H3]+[.F4]+[.G4]" table:style-name="ce40">
            <text:p>5.000,00</text:p>
          </table:table-cell>
          <table:table-cell table:number-columns-repeated="16376"/>
        </table:table-row>
        <table:table-row table:style-name="ro3">
          <table:table-cell office:value-type="date" office:date-value="2023-03-06T00:00:00" table:style-name="ce54">
            <text:p>06.03.2023</text:p>
          </table:table-cell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24" table:style-name="ce40">
            <text:p>-224,00</text:p>
          </table:table-cell>
          <table:table-cell office:value-type="float" office:value="4776" table:formula="of:=[.H4]+[.F5]+[.G5]" table:style-name="ce40">
            <text:p>4.776,00</text:p>
          </table:table-cell>
          <table:table-cell table:number-columns-repeated="16376"/>
        </table:table-row>
        <table:table-row table:style-name="ro3">
          <table:table-cell office:value-type="date" office:date-value="2023-03-06T00:00:00" table:style-name="ce54">
            <text:p>06.03.2023</text:p>
          </table:table-cell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461" table:style-name="ce40">
            <text:p>-461,00</text:p>
          </table:table-cell>
          <table:table-cell office:value-type="float" office:value="4315" table:formula="of:=[.H5]+[.F6]+[.G6]" table:style-name="ce40">
            <text:p>4.315,00</text:p>
          </table:table-cell>
          <table:table-cell table:number-columns-repeated="16376"/>
        </table:table-row>
        <table:table-row table:style-name="ro3">
          <table:table-cell office:value-type="date" office:date-value="2023-03-14T00:00:00" table:style-name="ce54">
            <text:p>14.03.2023</text:p>
          </table:table-cell>
          <table:table-cell office:value-type="string" table:style-name="ce59">
            <text:p>Kira Adem Özen 10/12 Mrmr Ryl A Blok 8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40">
            <text:p>-4.300,00</text:p>
          </table:table-cell>
          <table:table-cell office:value-type="float" office:value="15" table:formula="of:=[.H6]+[.F7]+[.G7]" table:style-name="ce40">
            <text:p>15,00</text:p>
          </table:table-cell>
          <table:table-cell table:number-columns-repeated="16376"/>
        </table:table-row>
        <table:table-row table:style-name="ro3">
          <table:table-cell office:value-type="date" office:date-value="2023-03-02T00:00:00" table:style-name="ce54">
            <text:p>02.03.2023</text:p>
          </table:table-cell>
          <table:table-cell office:value-type="string" table:style-name="ce59">
            <text:p>Aidat Marmara Royal Site 10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40"/>
          <table:table-cell office:value-type="float" office:value="-672.15" table:style-name="ce40">
            <text:p>-672,15</text:p>
          </table:table-cell>
          <table:table-cell office:value-type="float" office:value="-657.15" table:formula="of:=[.H7]+[.F8]+[.G8]" table:style-name="ce40">
            <text:p>-657,15</text:p>
          </table:table-cell>
          <table:table-cell table:number-columns-repeated="16376"/>
        </table:table-row>
        <table:table-row table:style-name="ro3">
          <table:table-cell office:value-type="date" office:date-value="2023-03-02T00:00:00" table:style-name="ce54">
            <text:p>02.03.2023</text:p>
          </table:table-cell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40">
            <text:p>-150,00</text:p>
          </table:table-cell>
          <table:table-cell table:style-name="ce40"/>
          <table:table-cell office:value-type="float" office:value="-187.46" table:style-name="ce40">
            <text:p>-187,46</text:p>
          </table:table-cell>
          <table:table-cell office:value-type="float" office:value="-844.61" table:formula="of:=[.H8]+[.F9]+[.G9]" table:style-name="ce40">
            <text:p>-844,6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40">
            <text:p>-1.000,00</text:p>
          </table:table-cell>
          <table:table-cell table:style-name="ce60"/>
          <table:table-cell office:value-type="float" office:value="-1464.5" table:style-name="ce40">
            <text:p>-1.464,50</text:p>
          </table:table-cell>
          <table:table-cell office:value-type="float" office:value="-2309.11" table:formula="of:=[.H9]+[.F10]+[.G10]" table:style-name="ce40">
            <text:p>-2.309,1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-64.5" table:style-name="ce40">
            <text:p>-64,50</text:p>
          </table:table-cell>
          <table:table-cell office:value-type="float" office:value="-2373.61" table:formula="of:=[.H10]+[.F11]+[.G11]" table:style-name="ce40">
            <text:p>-2.373,6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0">
            <text:p>-64,93</text:p>
          </table:table-cell>
          <table:table-cell table:style-name="ce40"/>
          <table:table-cell office:value-type="float" office:value="-64.930000000000007" table:style-name="ce40">
            <text:p>-64,93</text:p>
          </table:table-cell>
          <table:table-cell office:value-type="float" office:value="-2438.54" table:formula="of:=[.H11]+[.F12]+[.G12]" table:style-name="ce40">
            <text:p>-2.438,5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0">
            <text:p>-7.675,40</text:p>
          </table:table-cell>
          <table:table-cell table:style-name="ce40"/>
          <table:table-cell office:value-type="float" office:value="-7675.38" table:style-name="ce40">
            <text:p>-7.675,38</text:p>
          </table:table-cell>
          <table:table-cell office:value-type="float" office:value="-10113.92" table:formula="of:=[.H12]+[.F13]+[.G13]" table:style-name="ce40">
            <text:p>-10.113,9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0">
            <text:p>-1.174,72</text:p>
          </table:table-cell>
          <table:table-cell table:style-name="ce1"/>
          <table:table-cell office:value-type="float" office:value="-1174.72" table:style-name="ce40">
            <text:p>-1.174,72</text:p>
          </table:table-cell>
          <table:table-cell office:value-type="float" office:value="-11288.64" table:formula="of:=[.H13]+[.F14]+[.G14]" table:style-name="ce40">
            <text:p>-11.288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50" table:style-name="ce40">
            <text:p>-2.750,00</text:p>
          </table:table-cell>
          <table:table-cell office:value-type="float" office:value="-14038.64" table:formula="of:=[.H14]+[.F15]+[.G15]" table:style-name="ce40">
            <text:p>-14.038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1621" table:style-name="ce40">
            <text:p>-1.621,00</text:p>
          </table:table-cell>
          <table:table-cell office:value-type="float" office:value="-15659.64" table:formula="of:=[.H15]+[.F16]+[.G16]" table:style-name="ce40">
            <text:p>-15.659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2750" table:style-name="ce40">
            <text:p>-2.750,00</text:p>
          </table:table-cell>
          <table:table-cell office:value-type="float" office:value="-18409.64" table:formula="of:=[.H16]+[.F17]+[.G17]" table:style-name="ce40">
            <text:p>-18.409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0"/>
          <table:table-cell table:number-columns-repeated="2" table:style-name="ce40"/>
          <table:table-cell office:value-type="float" office:value="-18409.64" table:formula="of:=[.H17]+[.F18]+[.G18]" table:style-name="ce40">
            <text:p>-18.409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4">
            <text:p>2.428,00</text:p>
          </table:table-cell>
          <table:table-cell table:style-name="ce60"/>
          <table:table-cell table:number-columns-repeated="2" table:style-name="ce40"/>
          <table:table-cell office:value-type="float" office:value="-18409.64" table:formula="of:=[.H18]+[.F19]+[.G19]" table:style-name="ce40">
            <text:p>-18.409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3">
            <text:p>₺5.500,00</text:p>
          </table:table-cell>
          <table:table-cell table:style-name="ce1"/>
          <table:table-cell office:value-type="float" office:value="5589.34" table:style-name="ce40">
            <text:p>5.589,34</text:p>
          </table:table-cell>
          <table:table-cell table:style-name="ce40"/>
          <table:table-cell office:value-type="float" office:value="-12820.3" table:formula="of:=[.H19]+[.F20]+[.G20]" table:style-name="ce40">
            <text:p>-12.82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11170.3" table:formula="of:=[.H20]+[.F21]+[.G21]" table:style-name="ce40">
            <text:p>-11.170,30</text:p>
          </table:table-cell>
          <table:table-cell table:number-columns-repeated="16376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7">
            <text:p>₺6.500,00</text:p>
          </table:table-cell>
          <table:table-cell table:style-name="ce1"/>
          <table:table-cell office:value-type="float" office:value="6500" table:style-name="ce67">
            <text:p>6.500,00</text:p>
          </table:table-cell>
          <table:table-cell table:style-name="ce40"/>
          <table:table-cell office:value-type="float" office:value="-4670.2999999999993" table:formula="of:=[.H21]+[.F22]+[.G22]" table:style-name="ce40">
            <text:p>-4.67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8"/>
          <table:table-cell table:style-name="ce1"/>
          <table:table-cell office:value-type="float" office:value="4000" table:style-name="ce40">
            <text:p>4.000,00</text:p>
          </table:table-cell>
          <table:table-cell table:style-name="ce40"/>
          <table:table-cell office:value-type="float" office:value="-670.29999999999927" table:formula="of:=[.H22]+[.F23]+[.G23]" table:style-name="ce40">
            <text:p>-67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8"/>
          <table:table-cell table:style-name="ce1"/>
          <table:table-cell office:value-type="float" office:value="400" table:style-name="ce40">
            <text:p>400,00</text:p>
          </table:table-cell>
          <table:table-cell table:style-name="ce40"/>
          <table:table-cell office:value-type="float" office:value="-270.29999999999927" table:formula="of:=[.H23]+[.F24]+[.G24]" table:style-name="ce40">
            <text:p>-27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-270.29999999999927" table:formula="of:=[.H24]+[.F25]+[.G25]" table:style-name="ce40">
            <text:p>-27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-270.29999999999927" table:formula="of:=[.H25]+[.F26]+[.G26]" table:style-name="ce40">
            <text:p>-270,3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88">
            <text:p>₺1.000,00</text:p>
          </table:table-cell>
          <table:table-cell table:number-columns-repeated="2" table:style-name="ce1"/>
          <table:table-cell table:style-name="ce40"/>
          <table:table-cell office:value-type="float" office:value="-270.29999999999927" table:formula="of:=[.H26]+[.F27]+[.G27]" table:style-name="ce40">
            <text:p>-270,30</text:p>
          </table:table-cell>
          <table:table-cell table:number-columns-repeated="16376"/>
        </table:table-row>
        <table:table-row table:style-name="ro3">
          <table:table-cell office:value-type="date" office:date-value="2023-03-17T00:00:00" table:style-name="ce54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7"/>
          <table:table-cell table:number-columns-repeated="2" table:style-name="ce1"/>
          <table:table-cell office:value-type="float" office:value="-200" table:style-name="ce40">
            <text:p>-200,00</text:p>
          </table:table-cell>
          <table:table-cell office:value-type="float" office:value="-470.29999999999927" table:formula="of:=[.H27]+[.F28]+[.G28]" table:style-name="ce40">
            <text:p>-470,30</text:p>
          </table:table-cell>
          <table:table-cell table:number-columns-repeated="16376"/>
        </table:table-row>
        <table:table-row table:style-name="ro3">
          <table:table-cell office:value-type="date" office:date-value="2023-03-15T00:00:00" table:style-name="ce54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7"/>
          <table:table-cell table:number-columns-repeated="2" table:style-name="ce1"/>
          <table:table-cell office:value-type="float" office:value="-3450" table:style-name="ce40">
            <text:p>-3.450,00</text:p>
          </table:table-cell>
          <table:table-cell office:value-type="float" office:value="-3920.2999999999993" table:formula="of:=[.H28]+[.F29]+[.G29]" table:style-name="ce40">
            <text:p>-3.920,3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style-name="ce60"/>
          <table:table-cell table:style-name="ce1"/>
          <table:table-cell table:style-name="ce40"/>
          <table:table-cell office:value-type="float" office:value="-3920.2999999999993" table:formula="of:=[.H29]+[.F30]+[.G30]" table:style-name="ce40">
            <text:p>-3.920,30</text:p>
          </table:table-cell>
          <table:table-cell table:number-columns-repeated="16376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8"/>
          <table:table-cell office:value-type="float" office:value="-294.89999999999998" table:style-name="ce40">
            <text:p>-294,90</text:p>
          </table:table-cell>
          <table:table-cell table:style-name="ce1"/>
          <table:table-cell office:value-type="float" office:value="-294.89999999999998" table:style-name="ce40">
            <text:p>-294,90</text:p>
          </table:table-cell>
          <table:table-cell office:value-type="float" office:value="-4215.1999999999989" table:formula="of:=[.H30]+[.F31]+[.G31]" table:style-name="ce40">
            <text:p>-4.215,20</text:p>
          </table:table-cell>
          <table:table-cell table:number-columns-repeated="16376"/>
        </table:table-row>
        <table:table-row table:style-name="ro3">
          <table:table-cell office:value-type="date" office:date-value="2023-03-30T00:00:00" table:style-name="ce54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style-name="ce1"/>
          <table:table-cell table:number-columns-repeated="2" table:style-name="ce40"/>
          <table:table-cell office:value-type="float" office:value="-4215.1999999999989" table:formula="of:=[.H31]+[.F32]+[.G32]" table:style-name="ce40">
            <text:p>-4.215,2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2" table:style-name="ce1"/>
          <table:table-cell table:style-name="ce40"/>
          <table:table-cell office:value-type="float" office:value="-4215.1999999999989" table:formula="of:=[.H32]+[.F33]+[.G33]" table:style-name="ce40">
            <text:p>-4.215,2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2" table:style-name="ce40"/>
          <table:table-cell office:value-type="float" office:value="-4215.1999999999989" table:formula="of:=[.H33]+[.F34]+[.G34]" table:style-name="ce40">
            <text:p>-4.215,20</text:p>
          </table:table-cell>
          <table:table-cell table:number-columns-repeated="16376"/>
        </table:table-row>
        <table:table-row table:style-name="ro3">
          <table:table-cell office:value-type="date" office:date-value="2023-03-13T00:00:00" table:style-name="ce54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0"/>
          <table:table-cell table:number-columns-repeated="2" table:style-name="ce40"/>
          <table:table-cell office:value-type="float" office:value="-4215.1999999999989" table:formula="of:=[.H34]+[.F35]+[.G35]" table:style-name="ce40">
            <text:p>-4.215,20</text:p>
          </table:table-cell>
          <table:table-cell table:number-columns-repeated="16376"/>
        </table:table-row>
        <table:table-row table:style-name="ro3">
          <table:table-cell office:value-type="date" office:date-value="2023-03-13T00:00:00" table:style-name="ce54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0"/>
          <table:table-cell table:number-columns-repeated="2" table:style-name="ce40"/>
          <table:table-cell office:value-type="float" office:value="-4215.1999999999989" table:formula="of:=[.H35]+[.F36]+[.G36]" table:style-name="ce40">
            <text:p>-4.215,20</text:p>
          </table:table-cell>
          <table:table-cell table:number-columns-repeated="16376"/>
        </table:table-row>
        <table:table-row table:style-name="ro3">
          <table:table-cell office:value-type="date" office:date-value="2023-03-13T00:00:00" table:style-name="ce54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0"/>
          <table:table-cell table:style-name="ce40"/>
          <table:table-cell office:value-type="float" office:value="-4800" table:style-name="ce40">
            <text:p>-4.800,00</text:p>
          </table:table-cell>
          <table:table-cell office:value-type="float" office:value="-9015.1999999999989" table:formula="of:=[.H36]+[.F37]+[.G37]" table:style-name="ce40">
            <text:p>-9.015,20</text:p>
          </table:table-cell>
          <table:table-cell table:number-columns-repeated="16376"/>
        </table:table-row>
        <table:table-row table:style-name="ro3">
          <table:table-cell office:value-type="date" office:date-value="2023-03-13T00:00:00" table:style-name="ce54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0"/>
          <table:table-cell office:value-type="float" office:value="1129" table:style-name="ce40">
            <text:p>1.129,00</text:p>
          </table:table-cell>
          <table:table-cell office:value-type="float" office:value="-1129" table:style-name="ce40">
            <text:p>-1.129,00</text:p>
          </table:table-cell>
          <table:table-cell office:value-type="float" office:value="-9015.1999999999989" table:formula="of:=[.H37]+[.F38]+[.G38]" table:style-name="ce40">
            <text:p>-9.015,2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style-name="ce60"/>
          <table:table-cell office:value-type="string" table:style-name="ce40">
            <text:p>umut aylık +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3"/>
          <table:table-cell table:number-columns-repeated="3" table:style-name="ce13"/>
          <table:table-cell table:style-name="ce67"/>
          <table:table-cell table:style-name="ce1"/>
          <table:table-cell table:number-columns-repeated="2" table:style-name="ce40"/>
          <table:table-cell table:number-columns-repeated="16376"/>
        </table:table-row>
        <table:table-row table:number-rows-repeated="2" table:style-name="ro3">
          <table:table-cell table:style-name="ce73"/>
          <table:table-cell table:style-name="ce13"/>
          <table:table-cell table:style-name="ce74"/>
          <table:table-cell table:number-columns-repeated="2" table:style-name="ce13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3" table:style-name="ce13"/>
          <table:table-cell table:style-name="ce40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3899.0699999999997" table:formula="of:=SUM([.D47:.D54])" table:style-name="ce77">
            <text:p>3.899,07</text:p>
          </table:table-cell>
          <table:table-cell office:value-type="float" office:value="3699.0699999999997" table:formula="of:=SUM([.E47:.E54])" table:style-name="ce77">
            <text:p>3.699,07</text:p>
          </table:table-cell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0">
            <text:p>933,16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0">
            <text:p>996,81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61"/>
          <table:table-cell office:value-type="float" office:value="342.4" table:style-name="ce6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6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1">
            <text:p>64,93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6"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style-name="ce1"/>
          <table:table-cell table:style-name="ce48"/>
          <table:table-cell table:number-columns-repeated="4"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style-name="ce1"/>
          <table:table-cell table:style-name="ce68"/>
          <table:table-cell table:number-columns-repeated="4"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7675.4" table:formula="of:=SUM([.E59:.E92])" table:style-name="ce89">
            <text:p>-7.675,4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number-columns-repeated="6"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11-01T00:00:00" table:style-name="ce54">
            <text:p>01.11.2022</text:p>
          </table:table-cell>
          <table:table-cell office:value-type="string" table:style-name="ce61">
            <text:p>ikea masa 5/6</text:p>
          </table:table-cell>
          <table:table-cell table:style-name="ce61"/>
          <table:table-cell office:value-type="string" table:style-name="ce61">
            <text:p><text:s/>6 – 6</text:p>
          </table:table-cell>
          <table:table-cell office:value-type="float" office:value="-208.17" table:style-name="ce60">
            <text:p>-208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6T00:00:00" table:style-name="ce54">
            <text:p>06.11.2022</text:p>
          </table:table-cell>
          <table:table-cell office:value-type="string" table:style-name="ce61">
            <text:p>koçtaş pervane 5/6</text:p>
          </table:table-cell>
          <table:table-cell table:style-name="ce61"/>
          <table:table-cell office:value-type="string" table:style-name="ce61">
            <text:p><text:s/>6 – 6</text:p>
          </table:table-cell>
          <table:table-cell office:value-type="float" office:value="-151.65" table:style-name="ce60">
            <text:p>-151,6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 4/9</text:p>
          </table:table-cell>
          <table:table-cell table:style-name="ce61"/>
          <table:table-cell office:value-type="string" table:style-name="ce61">
            <text:p><text:s/>4 – 9</text:p>
          </table:table-cell>
          <table:table-cell office:value-type="float" office:value="-1111.1099999999999" table:style-name="ce60">
            <text:p>-1.111,1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.Umut Balcı 1589,85 ¼ taksit</text:p>
          </table:table-cell>
          <table:table-cell table:style-name="ce61"/>
          <table:table-cell office:value-type="string" table:style-name="ce61">
            <text:p><text:s/>3 – 4</text:p>
          </table:table-cell>
          <table:table-cell office:value-type="float" office:value="-397.46" table:style-name="ce60">
            <text:p>-397,4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P.Özlem Balcı Atila ev -323,65 ¼ taksit</text:p>
          </table:table-cell>
          <table:table-cell table:style-name="ce61"/>
          <table:table-cell office:value-type="string" table:style-name="ce61">
            <text:p><text:s/>3 – 4</text:p>
          </table:table-cell>
          <table:table-cell office:value-type="float" office:value="-80.91" table:style-name="ce60">
            <text:p>-80,9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H.Murat Balcı 508,20 ¼ taksit</text:p>
          </table:table-cell>
          <table:table-cell table:style-name="ce61"/>
          <table:table-cell office:value-type="string" table:style-name="ce61">
            <text:p><text:s/>3 – 4</text:p>
          </table:table-cell>
          <table:table-cell office:value-type="float" office:value="-127.05" table:style-name="ce60">
            <text:p>-127,0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yşe Balcı 197,25 ¼ taksit</text:p>
          </table:table-cell>
          <table:table-cell table:style-name="ce61"/>
          <table:table-cell office:value-type="string" table:style-name="ce61">
            <text:p><text:s/>3 – 4</text:p>
          </table:table-cell>
          <table:table-cell office:value-type="float" office:value="-49.31" table:style-name="ce60">
            <text:p>-49,3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26T00:00:00" table:style-name="ce54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0">
            <text:p>-167,7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27T00:00:00" table:style-name="ce54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0">
            <text:p>-169,3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28T00:00:00" table:style-name="ce54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1"/>
          <table:table-cell office:value-type="float" office:value="-150.32" table:style-name="ce60">
            <text:p>-150,32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30T00:00:00" table:style-name="ce54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1"/>
          <table:table-cell office:value-type="float" office:value="-171.76" table:style-name="ce60">
            <text:p>-171,7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1"/>
          <table:table-cell office:value-type="float" office:value="-119.42" table:style-name="ce60">
            <text:p>-119,42</text:p>
          </table:table-cell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1"/>
          <table:table-cell office:value-type="float" office:value="-225.4" table:style-name="ce60">
            <text:p>-225,4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1">
            <text:p><text:s/>1 – 3</text:p>
          </table:table-cell>
          <table:table-cell office:value-type="float" office:value="-145.99" table:style-name="ce60">
            <text:p>-145,9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1">
            <text:p><text:s/>1 – 3</text:p>
          </table:table-cell>
          <table:table-cell office:value-type="float" office:value="-134.74" table:style-name="ce60">
            <text:p>-134,7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1">
            <text:p><text:s/>1 – 3</text:p>
          </table:table-cell>
          <table:table-cell office:value-type="float" office:value="-378.33" table:style-name="ce60">
            <text:p>-378,3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01T00:00:00" table:style-name="ce54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0">
            <text:p>-880,22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01T00:00:00" table:style-name="ce54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0">
            <text:p>-218,24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03T00:00:00" table:style-name="ce54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0">
            <text:p>-120,45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06T00:00:00" table:style-name="ce54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1"/>
          <table:table-cell office:value-type="float" office:value="-130.56" table:style-name="ce60">
            <text:p>-130,56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2T00:00:00" table:style-name="ce54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1"/>
          <table:table-cell office:value-type="float" office:value="-51.99" table:style-name="ce60">
            <text:p>-51,99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3T00:00:00" table:style-name="ce54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1"/>
          <table:table-cell office:value-type="float" office:value="-379" table:style-name="ce60">
            <text:p>-379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3T00:00:00" table:style-name="ce54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1"/>
          <table:table-cell office:value-type="float" office:value="-510" table:style-name="ce60">
            <text:p>-510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4T00:00:00" table:style-name="ce54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1"/>
          <table:table-cell office:value-type="float" office:value="-51.99" table:style-name="ce60">
            <text:p>-51,99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5T00:00:00" table:style-name="ce54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1"/>
          <table:table-cell office:value-type="float" office:value="-54.77" table:style-name="ce60">
            <text:p>-54,77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5T00:00:00" table:style-name="ce54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1"/>
          <table:table-cell office:value-type="float" office:value="-459" table:style-name="ce60">
            <text:p>-459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15T00:00:00" table:style-name="ce54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1"/>
          <table:table-cell office:value-type="float" office:value="-211" table:style-name="ce60">
            <text:p>-211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0T00:00:00" table:style-name="ce54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1"/>
          <table:table-cell office:value-type="float" office:value="-100" table:style-name="ce60">
            <text:p>-100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0T00:00:00" table:style-name="ce54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1"/>
          <table:table-cell office:value-type="float" office:value="-10" table:style-name="ce60">
            <text:p>-10,00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4T00:00:00" table:style-name="ce54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1"/>
          <table:table-cell office:value-type="float" office:value="-132.77000000000001" table:style-name="ce60">
            <text:p>-132,77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5T00:00:00" table:style-name="ce54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1"/>
          <table:table-cell office:value-type="float" office:value="-186.34" table:style-name="ce60">
            <text:p>-186,34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5T00:00:00" table:style-name="ce5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1">
            <text:p><text:s/>1 – 4</text:p>
          </table:table-cell>
          <table:table-cell office:value-type="float" office:value="-164.98" table:style-name="ce60">
            <text:p>-164,98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25T00:00:00" table:style-name="ce90">
            <text:p>25.02.2023</text:p>
          </table:table-cell>
          <table:table-cell table:number-columns-repeated="2" table:style-name="ce1"/>
          <table:table-cell table:style-name="ce41"/>
          <table:table-cell office:value-type="string" table:style-name="ce91">
            <text:p>hesap kesim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number-columns-repeated="6" table:style-name="ce1"/>
          <table:table-cell table:style-name="ce40"/>
          <table:table-cell table:number-columns-repeated="16377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1174.72" table:formula="of:=SUM([.E96:.E109])" table:style-name="ce53">
            <text:p>-1174,72</text:p>
          </table:table-cell>
          <table:table-cell table:style-name="ce1"/>
          <table:table-cell table:style-name="ce40"/>
          <table:table-cell table:number-columns-repeated="16377" table:style-name="ce1"/>
        </table:table-row>
        <table:table-row table:style-name="ro3">
          <table:table-cell office:value-type="date" office:date-value="2023-02-08T00:00:00" table:style-name="ce54">
            <text:p>08.02.2023</text:p>
          </table:table-cell>
          <table:table-cell office:value-type="string" table:style-name="ce61">
            <text:p>erenler pide<text:s text:c="2"/></text:p>
          </table:table-cell>
          <table:table-cell table:number-columns-repeated="2" table:style-name="ce61"/>
          <table:table-cell office:value-type="float" office:value="-122.33" table:style-name="ce60">
            <text:p>-122,3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08T00:00:00" table:style-name="ce54">
            <text:p>08.02.2023</text:p>
          </table:table-cell>
          <table:table-cell office:value-type="string" table:style-name="ce61">
            <text:p>trafik cezası atila</text:p>
          </table:table-cell>
          <table:table-cell table:number-columns-repeated="2" table:style-name="ce61"/>
          <table:table-cell office:value-type="float" office:value="-713.25" table:style-name="ce60">
            <text:p>-713,2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17T00:00:00" table:style-name="ce54">
            <text:p>17.02.2023</text:p>
          </table:table-cell>
          <table:table-cell office:value-type="string" table:style-name="ce61">
            <text:p>erenler pide</text:p>
          </table:table-cell>
          <table:table-cell table:number-columns-repeated="2" table:style-name="ce61"/>
          <table:table-cell office:value-type="float" office:value="-41.98" table:style-name="ce60">
            <text:p>-41,9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2T00:00:00" table:style-name="ce54">
            <text:p>22.02.2023</text:p>
          </table:table-cell>
          <table:table-cell office:value-type="string" table:style-name="ce61">
            <text:p>erenler pide</text:p>
          </table:table-cell>
          <table:table-cell table:number-columns-repeated="2" table:style-name="ce61"/>
          <table:table-cell office:value-type="float" office:value="-130.93" table:style-name="ce60">
            <text:p>-130,9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3T00:00:00" table:style-name="ce54">
            <text:p>23.02.2023</text:p>
          </table:table-cell>
          <table:table-cell office:value-type="string" table:style-name="ce61">
            <text:p>erenler pide</text:p>
          </table:table-cell>
          <table:table-cell table:number-columns-repeated="2" table:style-name="ce61"/>
          <table:table-cell office:value-type="float" office:value="-166.23" table:style-name="ce60">
            <text:p>-166,2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4T00:00:00" table:style-name="ce90">
            <text:p>24.02.2023</text:p>
          </table:table-cell>
          <table:table-cell table:style-name="ce1"/>
          <table:table-cell table:number-columns-repeated="2" table:style-name="ce61"/>
          <table:table-cell office:value-type="string" table:style-name="ce91">
            <text:p>hesap kesim</text:p>
          </table:table-cell>
          <table:table-cell table:number-columns-repeated="3" table:style-name="ce40"/>
          <table:table-cell table:number-columns-repeated="16376"/>
        </table:table-row>
        <table:table-row table:number-rows-repeated="6"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number-rows-repeated="3"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2023 Mart <text:s/>Devir</text:p>
          </table:table-cell>
          <table:table-cell table:style-name="ce50"/>
          <table:table-cell table:style-name="ce52"/>
          <table:table-cell office:value-type="float" office:value="310932.3" table:formula="of:=SUM([.E112:.E120])" table:style-name="ce53">
            <text:p>310932,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7383.580000000002" table:style-name="ce48">
            <text:p>17.383,58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0.59" table:style-name="ce48">
            <text:p>0,59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4">
            <text:p>1.179,83</text:p>
          </table:table-cell>
          <table:table-cell office:value-type="float" office:value="111" table:style-name="ce24">
            <text:p>111,00</text:p>
          </table:table-cell>
          <table:table-cell office:value-type="float" office:value="130961.12999999999" table:formula="of:=[.D116]*[.C116]" table:style-name="ce48">
            <text:p>130.961,13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4">
            <text:p>18,78</text:p>
          </table:table-cell>
          <table:table-cell office:value-type="float" office:value="850" table:style-name="ce24">
            <text:p>850,00</text:p>
          </table:table-cell>
          <table:table-cell office:value-type="float" office:value="15963.000000000002" table:formula="of:=[.D117]*[.C117]" table:style-name="ce48">
            <text:p>15.963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4">
            <text:p>20,36</text:p>
          </table:table-cell>
          <table:table-cell office:value-type="float" office:value="100" table:style-name="ce24">
            <text:p>100,00</text:p>
          </table:table-cell>
          <table:table-cell office:value-type="float" office:value="2036" table:formula="of:=[.D118]*[.C118]" table:style-name="ce48">
            <text:p>2.036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26300" table:style-name="ce48">
            <text:p>26.30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8">
            <text:p>1.200,0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47">
            <text:p>Mart çıkışı</text:p>
          </table:table-cell>
          <table:table-cell office:value-type="float" office:value="-10144.200000000001" table:formula="of:=[.H2]" table:style-name="ce40">
            <text:p>-10.144,2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NİSAN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0911" table:formula="of:=SUM([.D4:.D35])" table:style-name="ce58">
            <text:p>20.911,00</text:p>
          </table:table-cell>
          <table:table-cell office:value-type="float" office:value="-54277.093000000001" table:formula="of:=SUM([.E4:.E26])" table:style-name="ce58">
            <text:p>-54.277,09</text:p>
          </table:table-cell>
          <table:table-cell office:value-type="float" office:value="72630" table:formula="of:=SUM([.F4:.F36])" table:style-name="ce58">
            <text:p>72.630,00</text:p>
          </table:table-cell>
          <table:table-cell office:value-type="float" office:value="-58332.79" table:formula="of:=SUM([.G4:.G36])" table:style-name="ce58">
            <text:p>-58.332,79</text:p>
          </table:table-cell>
          <table:table-cell office:value-type="float" office:value="14297.21" table:formula="of:=[.F2]+[.G2]" table:style-name="ce58">
            <text:p>14.297,21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07" table:style-name="ce40">
            <text:p>-207,00</text:p>
          </table:table-cell>
          <table:table-cell office:value-type="float" office:value="-207" table:formula="of:=[.H3]+[.F4]+[.G4]" table:style-name="ce40">
            <text:p>-207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456" table:style-name="ce40">
            <text:p>-456,00</text:p>
          </table:table-cell>
          <table:table-cell office:value-type="float" office:value="-663" table:formula="of:=[.H4]+[.F5]+[.G5]" table:style-name="ce40">
            <text:p>-663,00</text:p>
          </table:table-cell>
          <table:table-cell table:number-columns-repeated="16376"/>
        </table:table-row>
        <table:table-row table:style-name="ro3">
          <table:table-cell office:value-type="date" office:date-value="2023-04-03T00:00:00" table:style-name="ce54">
            <text:p>03.04.2023</text:p>
          </table:table-cell>
          <table:table-cell office:value-type="string" table:style-name="ce59">
            <text:p>Kira Adem Özen 11/12 Mrmr Ryl A Blok 8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40">
            <text:p>-4.300,00</text:p>
          </table:table-cell>
          <table:table-cell office:value-type="float" office:value="-4963" table:formula="of:=[.H5]+[.F6]+[.G6]" table:style-name="ce40">
            <text:p>-4.963,00</text:p>
          </table:table-cell>
          <table:table-cell table:number-columns-repeated="16376"/>
        </table:table-row>
        <table:table-row table:style-name="ro3">
          <table:table-cell office:value-type="date" office:date-value="2023-04-03T00:00:00" table:style-name="ce54">
            <text:p>03.04.2023</text:p>
          </table:table-cell>
          <table:table-cell office:value-type="string" table:style-name="ce59">
            <text:p>Aidat Marmara Royal Site 11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60"/>
          <table:table-cell office:value-type="float" office:value="-670.27" table:style-name="ce40">
            <text:p>-670,27</text:p>
          </table:table-cell>
          <table:table-cell office:value-type="float" office:value="-5633.27" table:formula="of:=[.H6]+[.F7]+[.G7]" table:style-name="ce40">
            <text:p>-5.633,27</text:p>
          </table:table-cell>
          <table:table-cell table:number-columns-repeated="16376"/>
        </table:table-row>
        <table:table-row table:style-name="ro3">
          <table:table-cell office:value-type="string" table:style-name="ce54">
            <text:p>m</text:p>
          </table:table-cell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-139.9" table:style-name="ce40">
            <text:p>-139,90</text:p>
          </table:table-cell>
          <table:table-cell office:value-type="float" office:value="-5773.17" table:formula="of:=[.H7]+[.F8]+[.G8]" table:style-name="ce40">
            <text:p>-5.773,1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40">
            <text:p>-1.000,00</text:p>
          </table:table-cell>
          <table:table-cell table:style-name="ce40"/>
          <table:table-cell office:value-type="float" office:value="-1148" table:style-name="ce40">
            <text:p>-1.148,00</text:p>
          </table:table-cell>
          <table:table-cell office:value-type="float" office:value="-6921.17" table:formula="of:=[.H8]+[.F9]+[.G9]" table:style-name="ce40">
            <text:p>-6.921,1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50" table:style-name="ce40">
            <text:p>-150,00</text:p>
          </table:table-cell>
          <table:table-cell table:style-name="ce40"/>
          <table:table-cell office:value-type="float" office:value="-93.5" table:style-name="ce40">
            <text:p>-93,50</text:p>
          </table:table-cell>
          <table:table-cell office:value-type="float" office:value="-7014.67" table:formula="of:=[.H9]+[.F10]+[.G10]" table:style-name="ce40">
            <text:p>-7.014,6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table:style-name="ce40"/>
          <table:table-cell office:value-type="float" office:value="-107.14" table:formula="of:=[.D48]*-1" table:style-name="ce40">
            <text:p>-107,14</text:p>
          </table:table-cell>
          <table:table-cell table:style-name="ce40"/>
          <table:table-cell office:value-type="float" office:value="-107.14" table:style-name="ce40">
            <text:p>-107,14</text:p>
          </table:table-cell>
          <table:table-cell office:value-type="float" office:value="-7121.81" table:formula="of:=[.H10]+[.F11]+[.G11]" table:style-name="ce40">
            <text:p>-7.121,8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0">
            <text:p>-5.461,22</text:p>
          </table:table-cell>
          <table:table-cell table:style-name="ce40"/>
          <table:table-cell office:value-type="float" office:value="-5461.22" table:style-name="ce40">
            <text:p>-5.461,22</text:p>
          </table:table-cell>
          <table:table-cell office:value-type="float" office:value="-12583.03" table:formula="of:=[.H11]+[.F12]+[.G12]" table:style-name="ce40">
            <text:p>-12.583,0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0">
            <text:p>-31.033,99</text:p>
          </table:table-cell>
          <table:table-cell table:style-name="ce40"/>
          <table:table-cell office:value-type="float" office:value="-31033.99" table:style-name="ce40">
            <text:p>-31.033,99</text:p>
          </table:table-cell>
          <table:table-cell office:value-type="float" office:value="-43617.020000000004" table:formula="of:=[.H12]+[.F13]+[.G13]" table:style-name="ce40">
            <text:p>-43.6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47117.020000000004" table:formula="of:=[.H13]+[.F14]+[.G14]" table:style-name="ce40">
            <text:p>-47.1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0"/>
          <table:table-cell office:value-type="float" office:value="-1000" table:style-name="ce40">
            <text:p>-1.000,00</text:p>
          </table:table-cell>
          <table:table-cell office:value-type="float" office:value="-48117.020000000004" table:formula="of:=[.H14]+[.F15]+[.G15]" table:style-name="ce40">
            <text:p>-48.1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51617.020000000004" table:formula="of:=[.H15]+[.F16]+[.G16]" table:style-name="ce40">
            <text:p>-51.6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0"/>
          <table:table-cell office:value-type="float" office:value="-1000" table:style-name="ce40">
            <text:p>-1.000,00</text:p>
          </table:table-cell>
          <table:table-cell office:value-type="float" office:value="-52617.020000000004" table:formula="of:=[.H16]+[.F17]+[.G17]" table:style-name="ce40">
            <text:p>-52.6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56117.020000000004" table:formula="of:=[.H17]+[.F18]+[.G18]" table:style-name="ce40">
            <text:p>-56.1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0"/>
          <table:table-cell office:value-type="float" office:value="6000" table:style-name="ce40">
            <text:p>6.000,00</text:p>
          </table:table-cell>
          <table:table-cell table:style-name="ce40"/>
          <table:table-cell office:value-type="float" office:value="-50117.020000000004" table:formula="of:=[.H18]+[.F19]+[.G19]" table:style-name="ce40">
            <text:p>-50.1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3">
            <text:p>₺7.500,00</text:p>
          </table:table-cell>
          <table:table-cell table:style-name="ce1"/>
          <table:table-cell office:value-type="float" office:value="7500" table:style-name="ce60">
            <text:p>7.500,00</text:p>
          </table:table-cell>
          <table:table-cell table:style-name="ce40"/>
          <table:table-cell office:value-type="float" office:value="-42617.020000000004" table:formula="of:=[.H19]+[.F20]+[.G20]" table:style-name="ce40">
            <text:p>-42.6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3">
            <text:p>₺2.000,00</text:p>
          </table:table-cell>
          <table:table-cell table:style-name="ce1"/>
          <table:table-cell office:value-type="float" office:value="2000" table:style-name="ce60">
            <text:p>2.000,00</text:p>
          </table:table-cell>
          <table:table-cell table:style-name="ce40"/>
          <table:table-cell office:value-type="float" office:value="-40617.020000000004" table:formula="of:=[.H20]+[.F21]+[.G21]" table:style-name="ce40">
            <text:p>-40.6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3">
            <text:p>₺2.800,00</text:p>
          </table:table-cell>
          <table:table-cell table:style-name="ce1"/>
          <table:table-cell office:value-type="float" office:value="2800" table:style-name="ce40">
            <text:p>2.800,00</text:p>
          </table:table-cell>
          <table:table-cell table:style-name="ce40"/>
          <table:table-cell office:value-type="float" office:value="-37817.020000000004" table:formula="of:=[.H21]+[.F22]+[.G22]" table:style-name="ce40">
            <text:p>-37.8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3">
            <text:p>₺6.500,00</text:p>
          </table:table-cell>
          <table:table-cell table:style-name="ce1"/>
          <table:table-cell office:value-type="float" office:value="6500" table:style-name="ce40">
            <text:p>6.500,00</text:p>
          </table:table-cell>
          <table:table-cell table:style-name="ce40"/>
          <table:table-cell office:value-type="float" office:value="-31317.020000000004" table:formula="of:=[.H22]+[.F23]+[.G23]" table:style-name="ce40">
            <text:p>-31.3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88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0">
            <text:p>-31.317,02</text:p>
          </table:table-cell>
          <table:table-cell table:number-columns-repeated="16376"/>
        </table:table-row>
        <table:table-row table:style-name="ro3">
          <table:table-cell office:value-type="date" office:date-value="2023-04-12T00:00:00" table:style-name="ce54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8"/>
          <table:table-cell table:style-name="ce1"/>
          <table:table-cell office:value-type="float" office:value="13000" table:style-name="ce40">
            <text:p>13.000,00</text:p>
          </table:table-cell>
          <table:table-cell table:style-name="ce40"/>
          <table:table-cell office:value-type="float" office:value="-18317.020000000004" table:formula="of:=[.H24]+[.F25]+[.G25]" table:style-name="ce40">
            <text:p>-18.317,0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8"/>
          <table:table-cell table:number-columns-repeated="3" table:style-name="ce1"/>
          <table:table-cell office:value-type="float" office:value="-18317.020000000004" table:formula="of:=[.H25]+[.F26]+[.G26]" table:style-name="ce40">
            <text:p>-18.317,02</text:p>
          </table:table-cell>
          <table:table-cell table:number-columns-repeated="16376"/>
        </table:table-row>
        <table:table-row table:style-name="ro3">
          <table:table-cell office:value-type="date" office:date-value="2023-04-26T00:00:00" table:style-name="ce54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0">
            <text:p>28.080,00</text:p>
          </table:table-cell>
          <table:table-cell table:style-name="ce40"/>
          <table:table-cell office:value-type="float" office:value="9762.9799999999959" table:formula="of:=[.H26]+[.F27]+[.G27]" table:style-name="ce40">
            <text:p>9.762,98</text:p>
          </table:table-cell>
          <table:table-cell table:number-columns-repeated="16376"/>
        </table:table-row>
        <table:table-row table:style-name="ro3">
          <table:table-cell office:value-type="date" office:date-value="2023-04-26T00:00:00" table:style-name="ce54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0"/>
          <table:table-cell office:value-type="float" office:value="-600" table:style-name="ce40">
            <text:p>-600,00</text:p>
          </table:table-cell>
          <table:table-cell office:value-type="float" office:value="9162.9799999999959" table:formula="of:=[.H27]+[.F28]+[.G28]" table:style-name="ce40">
            <text:p>9.162,98</text:p>
          </table:table-cell>
          <table:table-cell table:number-columns-repeated="16376"/>
        </table:table-row>
        <table:table-row table:style-name="ro3">
          <table:table-cell office:value-type="date" office:date-value="2023-04-26T00:00:00" table:style-name="ce54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0"/>
          <table:table-cell office:value-type="float" office:value="-1615.77" table:style-name="ce40">
            <text:p>-1.615,77</text:p>
          </table:table-cell>
          <table:table-cell office:value-type="float" office:value="7547.2099999999955" table:formula="of:=[.H28]+[.F29]+[.G29]" table:style-name="ce40">
            <text:p>7.547,21</text:p>
          </table:table-cell>
          <table:table-cell table:number-columns-repeated="16376"/>
        </table:table-row>
        <table:table-row table:style-name="ro3">
          <table:table-cell office:value-type="date" office:date-value="2023-04-26T00:00:00" table:style-name="ce54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0">
            <text:p>6.750,00</text:p>
          </table:table-cell>
          <table:table-cell table:style-name="ce40"/>
          <table:table-cell office:value-type="float" office:value="14297.209999999995" table:formula="of:=[.H29]+[.F30]+[.G30]" table:style-name="ce60">
            <text:p>14.297,21</text:p>
          </table:table-cell>
          <table:table-cell table:number-columns-repeated="16376"/>
        </table:table-row>
        <table:table-row table:number-rows-repeated="4" table:style-name="ro3">
          <table:table-cell table:number-columns-repeated="5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4161.9400000000005" table:formula="of:=SUM([.D43:.D50])" table:style-name="ce77">
            <text:p>4.161,94</text:p>
          </table:table-cell>
          <table:table-cell office:value-type="float" office:value="4162" table:formula="of:=SUM([.E43:.E50])" table:style-name="ce77">
            <text:p>4.162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0">
            <text:p>835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0">
            <text:p>1.240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61"/>
          <table:table-cell office:value-type="float" office:value="107.14" table:style-name="ce6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5461.222999999999" table:formula="of:=SUM([.E55:.E75])" table:style-name="ce53">
            <text:p>-5461,22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 5/9</text:p>
          </table:table-cell>
          <table:table-cell table:style-name="ce61"/>
          <table:table-cell office:value-type="string" table:style-name="ce61">
            <text:p><text:s/>5 – 9</text:p>
          </table:table-cell>
          <table:table-cell office:value-type="float" office:value="-1111.1099999999999" table:style-name="ce60">
            <text:p>-1.111,11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.Umut Balcı 1589,85 ¼ taksit</text:p>
          </table:table-cell>
          <table:table-cell table:style-name="ce61"/>
          <table:table-cell office:value-type="string" table:style-name="ce61">
            <text:p><text:s/>4 – 4</text:p>
          </table:table-cell>
          <table:table-cell office:value-type="float" office:value="-397.47" table:style-name="ce60">
            <text:p>-397,4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P.Özlem Balcı Atila ev -323,65 ¼ taksit</text:p>
          </table:table-cell>
          <table:table-cell table:style-name="ce61"/>
          <table:table-cell office:value-type="string" table:style-name="ce61">
            <text:p><text:s/>4 – 4</text:p>
          </table:table-cell>
          <table:table-cell office:value-type="float" office:value="-80.92" table:style-name="ce60">
            <text:p>-80,92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H.Murat Balcı 508,20 ¼ taksit</text:p>
          </table:table-cell>
          <table:table-cell table:style-name="ce61"/>
          <table:table-cell office:value-type="string" table:style-name="ce61">
            <text:p><text:s/>4 – 4</text:p>
          </table:table-cell>
          <table:table-cell office:value-type="float" office:value="-127.05" table:style-name="ce60">
            <text:p>-127,0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2-12-25T00:00:00" table:style-name="ce54">
            <text:p>25.12.2022</text:p>
          </table:table-cell>
          <table:table-cell office:value-type="string" table:style-name="ce61">
            <text:p>Tokat Belediyesi Vergi Ayşe Balcı 197,25 ¼ taksit</text:p>
          </table:table-cell>
          <table:table-cell table:style-name="ce61"/>
          <table:table-cell office:value-type="string" table:style-name="ce61">
            <text:p><text:s/>4 – 4</text:p>
          </table:table-cell>
          <table:table-cell office:value-type="float" office:value="-49.323" table:style-name="ce60">
            <text:p>-49,32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8T00:00:00" table:style-name="ce54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1">
            <text:p><text:s/>2 – 3</text:p>
          </table:table-cell>
          <table:table-cell office:value-type="float" office:value="-145.99" table:style-name="ce60">
            <text:p>-145,9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8T00:00:00" table:style-name="ce54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1">
            <text:p><text:s/>2 – 3</text:p>
          </table:table-cell>
          <table:table-cell office:value-type="float" office:value="-134.74" table:style-name="ce60">
            <text:p>-134,74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2-28T00:00:00" table:style-name="ce54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1">
            <text:p><text:s/>2 – 3</text:p>
          </table:table-cell>
          <table:table-cell office:value-type="float" office:value="-378.33" table:style-name="ce60">
            <text:p>-378,33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2-25T00:00:00" table:style-name="ce54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1">
            <text:p><text:s/>2 – 4</text:p>
          </table:table-cell>
          <table:table-cell office:value-type="float" office:value="-164.98" table:style-name="ce60">
            <text:p>-164,98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2">
            <text:p><text:s/>1 – 3</text:p>
          </table:table-cell>
          <table:table-cell office:value-type="float" office:value="-240.06" table:style-name="ce60">
            <text:p>-240,06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1 – 10</text:p>
          </table:table-cell>
          <table:table-cell office:value-type="float" office:value="-61.39" table:style-name="ce60">
            <text:p>-61,39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<text:s/>1 – 6</text:p>
          </table:table-cell>
          <table:table-cell office:value-type="float" office:value="-376.49" table:style-name="ce60">
            <text:p>-376,49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2-28T00:00:00" table:style-name="ce54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1"/>
          <table:table-cell office:value-type="float" office:value="-161.31" table:style-name="ce60">
            <text:p>-161,31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01T00:00:00" table:style-name="ce54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1"/>
          <table:table-cell office:value-type="float" office:value="-137.93" table:style-name="ce60">
            <text:p>-137,93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02T00:00:00" table:style-name="ce54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1"/>
          <table:table-cell office:value-type="float" office:value="-121.99" table:style-name="ce60">
            <text:p>-121,99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19T00:00:00" table:style-name="ce54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1"/>
          <table:table-cell office:value-type="float" office:value="-94.85" table:style-name="ce60">
            <text:p>-94,85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20T00:00:00" table:style-name="ce54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1"/>
          <table:table-cell office:value-type="float" office:value="-456.1" table:style-name="ce60">
            <text:p>-456,10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3-20T00:00:00" table:style-name="ce54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0">
            <text:p>-11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22T00:00:00" table:style-name="ce54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1"/>
          <table:table-cell office:value-type="float" office:value="-554.11" table:style-name="ce60">
            <text:p>-554,11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25T00:00:00" table:style-name="ce54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1"/>
          <table:table-cell office:value-type="float" office:value="-530.54999999999995" table:style-name="ce60">
            <text:p>-530,55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25T00:00:00" table:style-name="ce54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1"/>
          <table:table-cell office:value-type="float" office:value="-26.53" table:style-name="ce60">
            <text:p>-26,53</text:p>
          </table:table-cell>
          <table:table-cell table:number-columns-repeated="16379" table:style-name="ce1"/>
        </table:table-row>
        <table:table-row table:style-name="ro3">
          <table:table-cell table:style-name="ce54"/>
          <table:table-cell table:number-columns-repeated="2" table:style-name="ce1"/>
          <table:table-cell table:style-name="ce41"/>
          <table:table-cell office:value-type="string" table:style-name="ce60">
            <text:p>hesap kesim</text:p>
          </table:table-cell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31033.99" table:formula="of:=SUM([.E79:.E83])" table:style-name="ce53">
            <text:p>-31033,99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2-27T00:00:00" table:style-name="ce54">
            <text:p>27.02.2023</text:p>
          </table:table-cell>
          <table:table-cell office:value-type="string" table:style-name="ce61">
            <text:p>yasemin okul</text:p>
          </table:table-cell>
          <table:table-cell table:number-columns-repeated="2" table:style-name="ce61"/>
          <table:table-cell office:value-type="float" office:value="-30374" table:style-name="ce60">
            <text:p>-30.374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08T00:00:00" table:style-name="ce54">
            <text:p>08.03.2023</text:p>
          </table:table-cell>
          <table:table-cell office:value-type="string" table:style-name="ce61">
            <text:p>et</text:p>
          </table:table-cell>
          <table:table-cell table:number-columns-repeated="2" table:style-name="ce61"/>
          <table:table-cell office:value-type="float" office:value="-160" table:style-name="ce60">
            <text:p>-16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09T00:00:00" table:style-name="ce54">
            <text:p>09.03.2023</text:p>
          </table:table-cell>
          <table:table-cell office:value-type="string" table:style-name="ce61">
            <text:p>benzin çapa</text:p>
          </table:table-cell>
          <table:table-cell table:number-columns-repeated="2" table:style-name="ce61"/>
          <table:table-cell office:value-type="float" office:value="-160.04" table:style-name="ce60">
            <text:p>-160,0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61">
            <text:p>et</text:p>
          </table:table-cell>
          <table:table-cell table:number-columns-repeated="2" table:style-name="ce61"/>
          <table:table-cell office:value-type="float" office:value="-110" table:style-name="ce60">
            <text:p>-11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5T00:00:00" table:style-name="ce54">
            <text:p>15.03.2023</text:p>
          </table:table-cell>
          <table:table-cell office:value-type="string" table:style-name="ce61">
            <text:p>dnz kk et yğ soğn bbr</text:p>
          </table:table-cell>
          <table:table-cell table:number-columns-repeated="2" table:style-name="ce61"/>
          <table:table-cell office:value-type="float" office:value="-229.95" table:style-name="ce60">
            <text:p>-229,9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80"/>
          <table:table-cell table:number-columns-repeated="2" table:style-name="ce1"/>
          <table:table-cell office:value-type="string" table:style-name="ce60">
            <text:p>hesap kesim</text:p>
          </table:table-cell>
          <table:table-cell table:number-columns-repeated="16379" table:style-name="ce1"/>
        </table:table-row>
        <table:table-row table:number-rows-repeated="12"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number-rows-repeated="11"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/>
        </table:table-row>
        <table:table-row table:number-rows-repeated="3"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2023 Nisan <text:s/>Devir</text:p>
          </table:table-cell>
          <table:table-cell table:style-name="ce50"/>
          <table:table-cell table:style-name="ce52"/>
          <table:table-cell office:value-type="float" office:value="367483.41000000003" table:formula="of:=SUM([.E112:.E120])" table:style-name="ce53">
            <text:p>367483,41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44063.82" table:style-name="ce48">
            <text:p>44.063,82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8">
            <text:p>6.000,59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4">
            <text:p>1.265,00</text:p>
          </table:table-cell>
          <table:table-cell office:value-type="float" office:value="111" table:style-name="ce24">
            <text:p>111,00</text:p>
          </table:table-cell>
          <table:table-cell office:value-type="float" office:value="140415" table:formula="of:=[.D116]*[.C116]" table:style-name="ce48">
            <text:p>140.415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4">
            <text:p>19,50</text:p>
          </table:table-cell>
          <table:table-cell office:value-type="float" office:value="850" table:style-name="ce24">
            <text:p>850,00</text:p>
          </table:table-cell>
          <table:table-cell office:value-type="float" office:value="16575" table:formula="of:=[.D117]*[.C117]" table:style-name="ce48">
            <text:p>16.575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4">
            <text:p>21,41</text:p>
          </table:table-cell>
          <table:table-cell office:value-type="float" office:value="100" table:style-name="ce24">
            <text:p>100,00</text:p>
          </table:table-cell>
          <table:table-cell office:value-type="float" office:value="2141" table:formula="of:=[.D118]*[.C118]" table:style-name="ce48">
            <text:p>2.141,00</text:p>
          </table:table-cell>
          <table:table-cell table:number-columns-repeated="16379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0000" table:style-name="ce48">
            <text:p>40.00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8">
            <text:p>1.200,0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47">
            <text:p>Nisan Bakiye</text:p>
          </table:table-cell>
          <table:table-cell office:value-type="float" office:value="14297.21" table:formula="of:=[.H2]" table:style-name="ce40">
            <text:p>14.297,21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MAYIS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7911" table:formula="of:=SUM([.D4:.D40])" table:style-name="ce58">
            <text:p>17.911,00</text:p>
          </table:table-cell>
          <table:table-cell office:value-type="float" office:value="-20977.52" table:formula="of:=SUM([.E4:.E39])" table:style-name="ce58">
            <text:p>-20.977,52</text:p>
          </table:table-cell>
          <table:table-cell office:value-type="float" office:value="19800" table:formula="of:=SUM([.F4:.F41])" table:style-name="ce58">
            <text:p>19.800,00</text:p>
          </table:table-cell>
          <table:table-cell office:value-type="float" office:value="-25248.52" table:formula="of:=SUM([.G4:.G41])" table:style-name="ce58">
            <text:p>-25.248,52</text:p>
          </table:table-cell>
          <table:table-cell office:value-type="float" office:value="-5448.52" table:formula="of:=[.F2]+[.G2]" table:style-name="ce58">
            <text:p>-5.448,52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67" table:style-name="ce40">
            <text:p>-267,00</text:p>
          </table:table-cell>
          <table:table-cell office:value-type="float" office:value="-267" table:formula="of:=[.H3]+[.F4]+[.G4]" table:style-name="ce40">
            <text:p>-267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04" table:style-name="ce40">
            <text:p>-504,00</text:p>
          </table:table-cell>
          <table:table-cell office:value-type="float" office:value="-771" table:formula="of:=[.H4]+[.F5]+[.G5]" table:style-name="ce40">
            <text:p>-77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table:style-name="ce40"/>
          <table:table-cell office:value-type="float" office:value="-110" table:formula="of:=[.D53]*-1" table:style-name="ce40">
            <text:p>-110,00</text:p>
          </table:table-cell>
          <table:table-cell table:style-name="ce40"/>
          <table:table-cell office:value-type="float" office:value="-110" table:style-name="ce40">
            <text:p>-110,00</text:p>
          </table:table-cell>
          <table:table-cell office:value-type="float" office:value="-881" table:formula="of:=[.H5]+[.F6]+[.G6]" table:style-name="ce40">
            <text:p>-88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0">
            <text:p>-4.975,71</text:p>
          </table:table-cell>
          <table:table-cell table:style-name="ce40"/>
          <table:table-cell office:value-type="float" office:value="-4975.71" table:style-name="ce40">
            <text:p>-4.975,71</text:p>
          </table:table-cell>
          <table:table-cell office:value-type="float" office:value="-5856.71" table:formula="of:=[.H6]+[.F7]+[.G7]" table:style-name="ce40">
            <text:p>-5.856,7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0">
            <text:p>-221,54</text:p>
          </table:table-cell>
          <table:table-cell table:style-name="ce1"/>
          <table:table-cell office:value-type="float" office:value="-221.54" table:style-name="ce40">
            <text:p>-221,54</text:p>
          </table:table-cell>
          <table:table-cell office:value-type="float" office:value="-6078.25" table:formula="of:=[.H7]+[.F8]+[.G8]" table:style-name="ce40">
            <text:p>-6.078,25</text:p>
          </table:table-cell>
          <table:table-cell table:number-columns-repeated="16376"/>
        </table:table-row>
        <table:table-row table:style-name="ro3">
          <table:table-cell office:value-type="date" office:date-value="2023-05-05T00:00:00" table:style-name="ce54">
            <text:p>05.05.2023</text:p>
          </table:table-cell>
          <table:table-cell office:value-type="string" table:style-name="ce59">
            <text:p>TUSDATA 1/30</text:p>
          </table:table-cell>
          <table:table-cell table:number-columns-repeated="2" table:style-name="ce59"/>
          <table:table-cell office:value-type="float" office:value="-250" table:style-name="ce40">
            <text:p>-250,00</text:p>
          </table:table-cell>
          <table:table-cell table:style-name="ce1"/>
          <table:table-cell office:value-type="float" office:value="-250" table:style-name="ce40">
            <text:p>-250,00</text:p>
          </table:table-cell>
          <table:table-cell office:value-type="float" office:value="-6328.25" table:formula="of:=[.H8]+[.F9]+[.G9]" table:style-name="ce40">
            <text:p>-6.328,25</text:p>
          </table:table-cell>
          <table:table-cell table:number-columns-repeated="16376"/>
        </table:table-row>
        <table:table-row table:style-name="ro3">
          <table:table-cell office:value-type="date" office:date-value="2023-01-07T00:00:00" table:style-name="ce54">
            <text:p>07.01.2023</text:p>
          </table:table-cell>
          <table:table-cell office:value-type="string" table:style-name="ce59">
            <text:p>Kira Adem Özen 12/12 Mrmr Ryl A Blok 8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40">
            <text:p>-4.300,00</text:p>
          </table:table-cell>
          <table:table-cell office:value-type="float" office:value="-10628.25" table:formula="of:=[.H9]+[.F10]+[.G10]" table:style-name="ce40">
            <text:p>-10.628,2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idat Marmara Royal Site 12/12</text:p>
          </table:table-cell>
          <table:table-cell table:number-columns-repeated="2" table:style-name="ce59"/>
          <table:table-cell office:value-type="float" office:value="-670.27" table:style-name="ce40">
            <text:p>-670,27</text:p>
          </table:table-cell>
          <table:table-cell table:style-name="ce60"/>
          <table:table-cell office:value-type="float" office:value="-670.27" table:style-name="ce40">
            <text:p>-670,27</text:p>
          </table:table-cell>
          <table:table-cell office:value-type="float" office:value="-11298.52" table:formula="of:=[.H10]+[.F11]+[.G11]" table:style-name="ce40">
            <text:p>-11.2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 blok D:82</text:p>
          </table:table-cell>
          <table:table-cell office:value-type="string" table:style-name="ce59">
            <text:p>devlet</text:p>
          </table:table-cell>
          <table:table-cell table:style-name="ce59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11298.52" table:formula="of:=[.H11]+[.F12]+[.G12]" table:style-name="ce40">
            <text:p>-11.2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000" table:style-name="ce40">
            <text:p>-1.00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11298.52" table:formula="of:=[.H12]+[.F13]+[.G13]" table:style-name="ce40">
            <text:p>-11.2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11298.52" table:formula="of:=[.H13]+[.F14]+[.G14]" table:style-name="ce40">
            <text:p>-11.2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14798.52" table:formula="of:=[.H14]+[.F15]+[.G15]" table:style-name="ce40">
            <text:p>-14.7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18298.52" table:formula="of:=[.H15]+[.F16]+[.G16]" table:style-name="ce40">
            <text:p>-18.2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21798.52" table:formula="of:=[.H16]+[.F17]+[.G17]" table:style-name="ce40">
            <text:p>-21.7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0"/>
          <table:table-cell office:value-type="float" office:value="-21798.52" table:formula="of:=[.H17]+[.F18]+[.G18]" table:style-name="ce40">
            <text:p>-21.798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0">
            <text:p>7.500,00</text:p>
          </table:table-cell>
          <table:table-cell table:style-name="ce40"/>
          <table:table-cell office:value-type="float" office:value="-14298.52" table:formula="of:=[.H18]+[.F19]+[.G19]" table:style-name="ce40">
            <text:p>-14.298,52</text:p>
          </table:table-cell>
          <table:table-cell table:number-columns-repeated="16376"/>
        </table:table-row>
        <table:table-row table:style-name="ro3">
          <table:table-cell office:value-type="date" office:date-value="2023-05-24T00:00:00" table:style-name="ce9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0">
            <text:p>2.800,00</text:p>
          </table:table-cell>
          <table:table-cell table:style-name="ce40"/>
          <table:table-cell office:value-type="float" office:value="-11498.52" table:formula="of:=[.H19]+[.F20]+[.G20]" table:style-name="ce40">
            <text:p>-11.498,52</text:p>
          </table:table-cell>
          <table:table-cell table:number-columns-repeated="16376"/>
        </table:table-row>
        <table:table-row table:style-name="ro3">
          <table:table-cell office:value-type="date" office:date-value="2023-06-03T00:00:00" table:style-name="ce9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0">
            <text:p>6.500,00</text:p>
          </table:table-cell>
          <table:table-cell table:style-name="ce40"/>
          <table:table-cell office:value-type="float" office:value="-4998.5200000000004" table:formula="of:=[.H20]+[.F21]+[.G21]" table:style-name="ce40">
            <text:p>-4.998,52</text:p>
          </table:table-cell>
          <table:table-cell table:number-columns-repeated="16376"/>
        </table:table-row>
        <table:table-row table:style-name="ro3">
          <table:table-cell office:value-type="date" office:date-value="2023-05-15T00:00:00" table:style-name="ce54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8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0">
            <text:p>-1.998,52</text:p>
          </table:table-cell>
          <table:table-cell table:number-columns-repeated="16376"/>
        </table:table-row>
        <table:table-row table:style-name="ro3">
          <table:table-cell office:value-type="date" office:date-value="2023-04-15T00:00:00" table:style-name="ce54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8"/>
          <table:table-cell table:style-name="ce1"/>
          <table:table-cell table:style-name="ce40"/>
          <table:table-cell office:value-type="float" office:value="-3450" table:style-name="ce40">
            <text:p>-3.450,00</text:p>
          </table:table-cell>
          <table:table-cell office:value-type="float" office:value="-5448.52" table:formula="of:=[.H22]+[.F23]+[.G23]" table:style-name="ce40">
            <text:p>-5.448,52</text:p>
          </table:table-cell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2" table:style-name="ce1"/>
          <table:table-cell table:style-name="ce68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TUSDATA 8/30 <text:s text:c="17"/>8*250 = 2000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TUSDATA 9/30 – 20/30 <text:s text:c="2"/>12*250 = 3000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TUSDATA 21/30-30/30 <text:s text:c="2"/>10*8845 = 88450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TUSDATA <text:s/>TOPLAM <text:s text:c="24"/>93450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TUSDATA anlaşma 31-3-2023 te yapıldı</text:p>
          </table:table-cell>
          <table:table-cell office:value-type="string" table:style-name="ce59">
            <text:p><text:s/></text:p>
          </table:table-cell>
          <table:table-cell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31-3-2023 USD <text:s text:c="3"/>iş alış <text:s text:c="7"/>18,78<text:s text:c="12"/>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31-3-2023 ALTIN İŞ ALIŞ 1179,83</text:p>
          </table:table-cell>
          <table:table-cell table:number-columns-repeated="2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style-name="ce60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2838.0099999999998" table:formula="of:=SUM([.D48:.D55])" table:style-name="ce77">
            <text:p>2.838,01</text:p>
          </table:table-cell>
          <table:table-cell office:value-type="float" office:value="2839.5" table:formula="of:=SUM([.E48:.E55])" table:style-name="ce77">
            <text:p>2.839,5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0">
            <text:p>510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0">
            <text:p>938,5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61"/>
          <table:table-cell office:value-type="float" office:value="110" table:style-name="ce6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4975.71" table:formula="of:=SUM([.E60:.E77])" table:style-name="ce53">
            <text:p>-4975,71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</text:p>
          </table:table-cell>
          <table:table-cell table:style-name="ce61"/>
          <table:table-cell office:value-type="string" table:style-name="ce61">
            <text:p><text:s/>6 – 9</text:p>
          </table:table-cell>
          <table:table-cell office:value-type="float" office:value="-1111.1099999999999" table:style-name="ce60">
            <text:p>-1.111,11</text:p>
          </table:table-cell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1">
            <text:p><text:s/>3 – 3</text:p>
          </table:table-cell>
          <table:table-cell office:value-type="float" office:value="-145.99" table:style-name="ce60">
            <text:p>-145,9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1">
            <text:p><text:s/>3 – 3</text:p>
          </table:table-cell>
          <table:table-cell office:value-type="float" office:value="-134.75" table:style-name="ce60">
            <text:p>-134,7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31T00:00:00" table:style-name="ce54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1">
            <text:p><text:s/>3 – 3</text:p>
          </table:table-cell>
          <table:table-cell office:value-type="float" office:value="-378.34" table:style-name="ce60">
            <text:p>-378,3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2-25T00:00:00" table:style-name="ce5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1">
            <text:p><text:s/>3 – 4</text:p>
          </table:table-cell>
          <table:table-cell office:value-type="float" office:value="-164.98" table:style-name="ce60">
            <text:p>-164,9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2">
            <text:p><text:s/>2 – 3</text:p>
          </table:table-cell>
          <table:table-cell office:value-type="float" office:value="-240.06" table:style-name="ce60">
            <text:p>-240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2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<text:s/>2 – 6</text:p>
          </table:table-cell>
          <table:table-cell office:value-type="float" office:value="-376.49" table:style-name="ce60">
            <text:p>-376,4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28T00:00:00" table:style-name="ce54">
            <text:p>28.03.2023</text:p>
          </table:table-cell>
          <table:table-cell office:value-type="string" table:style-name="ce61">
            <text:p>çapa bıçak 24 ad</text:p>
          </table:table-cell>
          <table:table-cell table:number-columns-repeated="2" table:style-name="ce61"/>
          <table:table-cell office:value-type="float" office:value="-800" table:style-name="ce60">
            <text:p>-8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28T00:00:00" table:style-name="ce54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1"/>
          <table:table-cell office:value-type="float" office:value="-294.89999999999998" table:style-name="ce60">
            <text:p>-294,9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30T00:00:00" table:style-name="ce54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0">
            <text:p>-291,8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09T00:00:00" table:style-name="ce54">
            <text:p>09.04.2023</text:p>
          </table:table-cell>
          <table:table-cell table:number-columns-repeated="3" table:style-name="ce1"/>
          <table:table-cell office:value-type="float" office:value="-77.52" table:style-name="ce60">
            <text:p>-77,5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09T00:00:00" table:style-name="ce54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0">
            <text:p>-158,6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1T00:00:00" table:style-name="ce54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1"/>
          <table:table-cell office:value-type="float" office:value="-100" table:style-name="ce60">
            <text:p>-1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1T00:00:00" table:style-name="ce54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0">
            <text:p>-15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3T00:00:00" table:style-name="ce54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0">
            <text:p>-43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4T00:00:00" table:style-name="ce54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0">
            <text:p>-69,7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4T00:00:00" table:style-name="ce54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0">
            <text:p>-125,00</text:p>
          </table:table-cell>
          <table:table-cell table:number-columns-repeated="16379" table:style-name="ce1"/>
        </table:table-row>
        <table:table-row table:style-name="ro3">
          <table:table-cell table:style-name="ce54"/>
          <table:table-cell table:number-columns-repeated="3" table:style-name="ce1"/>
          <table:table-cell office:value-type="string" table:style-name="ce60">
            <text:p>hesap kesim</text:p>
          </table:table-cell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221.54" table:formula="of:=SUM([.E81:.E106])" table:style-name="ce77">
            <text:p>-221,5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28T00:00:00" table:style-name="ce54">
            <text:p>28.03.2023</text:p>
          </table:table-cell>
          <table:table-cell office:value-type="string" table:style-name="ce61">
            <text:p>Belediye 17761</text:p>
          </table:table-cell>
          <table:table-cell table:number-columns-repeated="2" table:style-name="ce61"/>
          <table:table-cell office:value-type="float" office:value="-221.54" table:style-name="ce60">
            <text:p>-221,54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office:value-type="string" table:style-name="ce60">
            <text:p>hesap kesim</text:p>
          </table:table-cell>
          <table:table-cell table:number-columns-repeated="3" table:style-name="ce40"/>
          <table:table-cell table:number-columns-repeated="16376"/>
        </table:table-row>
        <table:table-row table:number-rows-repeated="25" table:style-name="ro3">
          <table:table-cell table:style-name="ce54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office:value-type="string" table:style-name="ce94">
            <text:p>MAYIS</text:p>
          </table:table-cell>
          <table:table-cell office:value-type="string" table:style-name="ce51">
            <text:p>2023 <text:s/>Devir</text:p>
          </table:table-cell>
          <table:table-cell table:style-name="ce50"/>
          <table:table-cell table:style-name="ce52"/>
          <table:table-cell office:value-type="float" office:value="358028.33999999997" table:formula="of:=SUM([.E112:.E120])" table:style-name="ce53">
            <text:p>358028,3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8">
            <text:p>28.049,84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8">
            <text:p>6.000,59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4">
            <text:p>1.288,25</text:p>
          </table:table-cell>
          <table:table-cell office:value-type="float" office:value="111" table:style-name="ce24">
            <text:p>111,00</text:p>
          </table:table-cell>
          <table:table-cell office:value-type="float" office:value="142995.75" table:formula="of:=[.D116]*[.C116]" table:style-name="ce48">
            <text:p>142.995,75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4">
            <text:p>20,48</text:p>
          </table:table-cell>
          <table:table-cell office:value-type="float" office:value="850" table:style-name="ce24">
            <text:p>850,00</text:p>
          </table:table-cell>
          <table:table-cell office:value-type="float" office:value="17403.920000000002" table:formula="of:=[.D117]*[.C117]" table:style-name="ce48">
            <text:p>17.403,92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4">
            <text:p>21,90</text:p>
          </table:table-cell>
          <table:table-cell office:value-type="float" office:value="100" table:style-name="ce24">
            <text:p>100,00</text:p>
          </table:table-cell>
          <table:table-cell office:value-type="float" office:value="2190.2399999999998" table:formula="of:=[.D118]*[.C118]" table:style-name="ce48">
            <text:p>2.190,24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8">
            <text:p>42.60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8">
            <text:p>1.700,0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47">
            <text:p>mAYIS Bakiye</text:p>
          </table:table-cell>
          <table:table-cell office:value-type="float" office:value="0" table:formula="of:=[.H3]" table:style-name="ce40">
            <text:p>0,0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3">
          <table:table-cell table:style-name="ce50"/>
          <table:table-cell table:style-name="ce51"/>
          <table:table-cell table:style-name="ce50"/>
          <table:table-cell table:style-name="ce52"/>
          <table:table-cell table:style-name="ce53"/>
          <table:table-cell table:number-columns-repeated="16379"/>
        </table:table-row>
        <table:table-row table:number-rows-repeated="9" table:style-name="ro3">
          <table:table-cell table:style-name="ce54"/>
          <table:table-cell table:style-name="ce1"/>
          <table:table-cell table:number-columns-repeated="2" table:style-name="ce24"/>
          <table:table-cell table:style-name="ce48"/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47"/>
          <table:table-cell table:style-name="ce40"/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/>
          <table:table-cell table:style-name="ce47"/>
          <table:table-cell table:number-columns-repeated="16380"/>
        </table:table-row>
        <table:table-row table:number-rows-repeated="1048431" table:style-name="ro4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HAZİRAN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8744" table:formula="of:=SUM([.D4:.D30])" table:style-name="ce58">
            <text:p>28.744,00</text:p>
          </table:table-cell>
          <table:table-cell office:value-type="float" office:value="-26572.629999999997" table:formula="of:=SUM([.E4:.E29])" table:style-name="ce58">
            <text:p>-26.572,63</text:p>
          </table:table-cell>
          <table:table-cell office:value-type="float" office:value="33133" table:formula="of:=SUM([.F4:.F31])" table:style-name="ce58">
            <text:p>33.133,00</text:p>
          </table:table-cell>
          <table:table-cell office:value-type="float" office:value="-28830.22" table:formula="of:=SUM([.G4:.G31])" table:style-name="ce58">
            <text:p>-28.830,22</text:p>
          </table:table-cell>
          <table:table-cell office:value-type="float" office:value="4302.7799999999988" table:formula="of:=[.F2]+[.G2]" table:style-name="ce58">
            <text:p>4.302,78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204" table:style-name="ce40">
            <text:p>-204,00</text:p>
          </table:table-cell>
          <table:table-cell office:value-type="float" office:value="-204" table:formula="of:=[.H3]+[.F4]+[.G4]" table:style-name="ce40">
            <text:p>-204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411" table:style-name="ce40">
            <text:p>-411,00</text:p>
          </table:table-cell>
          <table:table-cell office:value-type="float" office:value="-615" table:formula="of:=[.H4]+[.F5]+[.G5]" table:style-name="ce40">
            <text:p>-615,00</text:p>
          </table:table-cell>
          <table:table-cell table:number-columns-repeated="16376"/>
        </table:table-row>
        <table:table-row table:style-name="ro3">
          <table:table-cell office:value-type="date" office:date-value="2023-06-05T00:00:00" table:style-name="ce93">
            <text:p>5.Haz</text:p>
          </table:table-cell>
          <table:table-cell office:value-type="string" table:style-name="ce59">
            <text:p>TUSDATA 2/30</text:p>
          </table:table-cell>
          <table:table-cell table:number-columns-repeated="2" table:style-name="ce59"/>
          <table:table-cell office:value-type="float" office:value="-250" table:style-name="ce40">
            <text:p>-250,00</text:p>
          </table:table-cell>
          <table:table-cell table:style-name="ce1"/>
          <table:table-cell office:value-type="float" office:value="-250" table:style-name="ce40">
            <text:p>-250,00</text:p>
          </table:table-cell>
          <table:table-cell office:value-type="float" office:value="-865" table:formula="of:=[.H5]+[.F6]+[.G6]" table:style-name="ce40">
            <text:p>-865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59"/>
          <table:table-cell table:style-name="ce40"/>
          <table:table-cell office:value-type="float" office:value="-44" table:style-name="ce40">
            <text:p>-44,00</text:p>
          </table:table-cell>
          <table:table-cell table:style-name="ce40"/>
          <table:table-cell office:value-type="float" office:value="-44" table:style-name="ce40">
            <text:p>-44,00</text:p>
          </table:table-cell>
          <table:table-cell office:value-type="float" office:value="-909" table:formula="of:=[.H6]+[.F7]+[.G7]" table:style-name="ce40">
            <text:p>-909,00</text:p>
          </table:table-cell>
          <table:table-cell table:number-columns-repeated="16376"/>
        </table:table-row>
        <table:table-row table:style-name="ro3">
          <table:table-cell office:value-type="date" office:date-value="2023-06-05T00:00:00" table:style-name="ce93">
            <text:p>5.Haz</text:p>
          </table:table-cell>
          <table:table-cell office:value-type="string" table:style-name="ce62">
            <text:p>KK 4876 İşbank</text:p>
          </table:table-cell>
          <table:table-cell table:style-name="ce59"/>
          <table:table-cell table:style-name="ce1"/>
          <table:table-cell office:value-type="float" office:value="-4946.47" table:formula="of:=[.E49]" table:style-name="ce40">
            <text:p>-4.946,47</text:p>
          </table:table-cell>
          <table:table-cell table:style-name="ce40"/>
          <table:table-cell office:value-type="float" office:value="-4946.47" table:style-name="ce40">
            <text:p>-4.946,47</text:p>
          </table:table-cell>
          <table:table-cell office:value-type="float" office:value="-5855.47" table:formula="of:=[.H7]+[.F8]+[.G8]" table:style-name="ce40">
            <text:p>-5.855,47</text:p>
          </table:table-cell>
          <table:table-cell table:number-columns-repeated="16376"/>
        </table:table-row>
        <table:table-row table:style-name="ro3">
          <table:table-cell office:value-type="date" office:date-value="2023-06-05T00:00:00" table:style-name="ce93">
            <text:p>5.Haz</text:p>
          </table:table-cell>
          <table:table-cell office:value-type="string" table:style-name="ce62">
            <text:p>KK 5165 Denizbank</text:p>
          </table:table-cell>
          <table:table-cell table:style-name="ce59"/>
          <table:table-cell table:style-name="ce1"/>
          <table:table-cell office:value-type="float" office:value="-1207.42" table:formula="of:=[.E84]" table:style-name="ce40">
            <text:p>-1.207,42</text:p>
          </table:table-cell>
          <table:table-cell table:style-name="ce1"/>
          <table:table-cell office:value-type="float" office:value="-1207.42" table:style-name="ce40">
            <text:p>-1.207,42</text:p>
          </table:table-cell>
          <table:table-cell office:value-type="float" office:value="-7062.89" table:formula="of:=[.H8]+[.F9]+[.G9]" table:style-name="ce40">
            <text:p>-7.062,89</text:p>
          </table:table-cell>
          <table:table-cell table:number-columns-repeated="16376"/>
        </table:table-row>
        <table:table-row table:style-name="ro3">
          <table:table-cell office:value-type="date" office:date-value="2023-06-07T00:00:00" table:style-name="ce54">
            <text:p>07.06.2023</text:p>
          </table:table-cell>
          <table:table-cell office:value-type="string" table:style-name="ce59">
            <text:p>Kira Adem Özen 1/12 Mrmr Ryl A Blok 82</text:p>
          </table:table-cell>
          <table:table-cell table:style-name="ce1"/>
          <table:table-cell table:style-name="ce59"/>
          <table:table-cell office:value-type="float" office:value="-5375" table:style-name="ce40">
            <text:p>-5.375,00</text:p>
          </table:table-cell>
          <table:table-cell table:style-name="ce1"/>
          <table:table-cell office:value-type="float" office:value="-5375" table:style-name="ce40">
            <text:p>-5.375,00</text:p>
          </table:table-cell>
          <table:table-cell office:value-type="float" office:value="-12437.89" table:formula="of:=[.H9]+[.F10]+[.G10]" table:style-name="ce40">
            <text:p>-12.437,89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%74,42 artış - 4300 * 25 % = 5375 <text:s/>-- 700 -5375 = 2125</text:p>
          </table:table-cell>
          <table:table-cell table:number-columns-repeated="2" table:style-name="ce59"/>
          <table:table-cell office:value-type="float" office:value="-2125" table:style-name="ce40">
            <text:p>-2.125,00</text:p>
          </table:table-cell>
          <table:table-cell table:style-name="ce1"/>
          <table:table-cell office:value-type="float" office:value="-2125" table:style-name="ce40">
            <text:p>-2.125,00</text:p>
          </table:table-cell>
          <table:table-cell office:value-type="float" office:value="-14562.89" table:formula="of:=[.H10]+[.F11]+[.G11]" table:style-name="ce40">
            <text:p>-14.562,89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havale ücreti kira</text:p>
          </table:table-cell>
          <table:table-cell table:number-columns-repeated="2" table:style-name="ce59"/>
          <table:table-cell table:style-name="ce60"/>
          <table:table-cell table:style-name="ce1"/>
          <table:table-cell office:value-type="float" office:value="-16.059999999999999" table:style-name="ce40">
            <text:p>-16,06</text:p>
          </table:table-cell>
          <table:table-cell office:value-type="float" office:value="-14578.949999999999" table:formula="of:=[.H11]+[.F12]+[.G12]" table:style-name="ce40">
            <text:p>-14.578,95</text:p>
          </table:table-cell>
          <table:table-cell table:number-columns-repeated="16376"/>
        </table:table-row>
        <table:table-row table:style-name="ro3">
          <table:table-cell office:value-type="date" office:date-value="2023-06-01T00:00:00" table:style-name="ce93">
            <text:p>1.Haz</text:p>
          </table:table-cell>
          <table:table-cell office:value-type="string" table:style-name="ce59">
            <text:p>Aidat Marmara Royal Site 1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60"/>
          <table:table-cell office:value-type="float" office:value="-670.27" table:style-name="ce40">
            <text:p>-670,27</text:p>
          </table:table-cell>
          <table:table-cell office:value-type="float" office:value="-15249.22" table:formula="of:=[.H12]+[.F13]+[.G13]" table:style-name="ce40">
            <text:p>-15.249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office:value-type="string" table:style-name="ce59">
            <text:p>devlet</text:p>
          </table:table-cell>
          <table:table-cell table:style-name="ce59"/>
          <table:table-cell office:value-type="float" office:value="-150" table:style-name="ce40">
            <text:p>-150,00</text:p>
          </table:table-cell>
          <table:table-cell table:style-name="ce60"/>
          <table:table-cell table:style-name="ce40"/>
          <table:table-cell office:value-type="float" office:value="-15249.22" table:formula="of:=[.H13]+[.F14]+[.G14]" table:style-name="ce40">
            <text:p>-15.249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40">
            <text:p>-1.000,00</text:p>
          </table:table-cell>
          <table:table-cell table:style-name="ce60"/>
          <table:table-cell office:value-type="float" office:value="-104" table:style-name="ce40">
            <text:p>-104,00</text:p>
          </table:table-cell>
          <table:table-cell office:value-type="float" office:value="-15353.22" table:formula="of:=[.H14]+[.F15]+[.G15]" table:style-name="ce40">
            <text:p>-15.353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-127" table:style-name="ce40">
            <text:p>-127,00</text:p>
          </table:table-cell>
          <table:table-cell office:value-type="float" office:value="-15480.22" table:formula="of:=[.H15]+[.F16]+[.G16]" table:style-name="ce40">
            <text:p>-15.48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60"/>
          <table:table-cell office:value-type="float" office:value="-3500" table:style-name="ce40">
            <text:p>-3.500,00</text:p>
          </table:table-cell>
          <table:table-cell office:value-type="float" office:value="-18980.22" table:formula="of:=[.H16]+[.F17]+[.G17]" table:style-name="ce40">
            <text:p>-18.98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60"/>
          <table:table-cell office:value-type="float" office:value="-3500" table:style-name="ce40">
            <text:p>-3.500,00</text:p>
          </table:table-cell>
          <table:table-cell office:value-type="float" office:value="-22480.22" table:formula="of:=[.H17]+[.F18]+[.G18]" table:style-name="ce40">
            <text:p>-22.48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0">
            <text:p>-2.750,00</text:p>
          </table:table-cell>
          <table:table-cell table:style-name="ce60"/>
          <table:table-cell office:value-type="float" office:value="-2750" table:style-name="ce40">
            <text:p>-2.750,00</text:p>
          </table:table-cell>
          <table:table-cell office:value-type="float" office:value="-25230.22" table:formula="of:=[.H18]+[.F19]+[.G19]" table:style-name="ce40">
            <text:p>-25.23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0"/>
          <table:table-cell table:number-columns-repeated="2" table:style-name="ce40"/>
          <table:table-cell office:value-type="float" office:value="-25230.22" table:formula="of:=[.H19]+[.F20]+[.G20]" table:style-name="ce40">
            <text:p>-25.23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3">
            <text:p>₺7.500,00</text:p>
          </table:table-cell>
          <table:table-cell table:style-name="ce1"/>
          <table:table-cell office:value-type="float" office:value="7500" table:style-name="ce40">
            <text:p>7.500,00</text:p>
          </table:table-cell>
          <table:table-cell table:style-name="ce40"/>
          <table:table-cell office:value-type="float" office:value="-17730.22" table:formula="of:=[.H20]+[.F21]+[.G21]" table:style-name="ce40">
            <text:p>-17.73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8"/>
          <table:table-cell table:style-name="ce1"/>
          <table:table-cell office:value-type="float" office:value="2000" table:style-name="ce40">
            <text:p>2.000,00</text:p>
          </table:table-cell>
          <table:table-cell table:style-name="ce40"/>
          <table:table-cell office:value-type="float" office:value="-15730.220000000001" table:formula="of:=[.H21]+[.F22]+[.G22]" table:style-name="ce40">
            <text:p>-15.730,22</text:p>
          </table:table-cell>
          <table:table-cell table:number-columns-repeated="16376"/>
        </table:table-row>
        <table:table-row table:style-name="ro3">
          <table:table-cell office:value-type="date" office:date-value="2023-07-12T00:00:00" table:style-name="ce9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3">
            <text:p>₺2.800,00</text:p>
          </table:table-cell>
          <table:table-cell table:style-name="ce1"/>
          <table:table-cell office:value-type="float" office:value="2800" table:style-name="ce40">
            <text:p>2.800,00</text:p>
          </table:table-cell>
          <table:table-cell table:style-name="ce40"/>
          <table:table-cell office:value-type="float" office:value="-12930.220000000001" table:formula="of:=[.H22]+[.F23]+[.G23]" table:style-name="ce40">
            <text:p>-12.930,2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3">
            <text:p>₺6.500,00</text:p>
          </table:table-cell>
          <table:table-cell table:style-name="ce1"/>
          <table:table-cell office:value-type="float" office:value="6500" table:style-name="ce40">
            <text:p>6.500,00</text:p>
          </table:table-cell>
          <table:table-cell table:style-name="ce40"/>
          <table:table-cell office:value-type="float" office:value="-6430.2200000000012" table:formula="of:=[.H23]+[.F24]+[.G24]" table:style-name="ce40">
            <text:p>-6.430,22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54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3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0">
            <text:p>4.402,78</text:p>
          </table:table-cell>
          <table:table-cell table:number-columns-repeated="16376"/>
        </table:table-row>
        <table:table-row table:style-name="ro3">
          <table:table-cell office:value-type="date" office:date-value="2023-06-03T00:00:00" table:style-name="ce9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4402.7799999999988" table:formula="of:=[.H25]+[.F26]+[.G26]" table:style-name="ce40">
            <text:p>4.402,78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işçilik motorcu yusuf</text:p>
          </table:table-cell>
          <table:table-cell table:style-name="ce1"/>
          <table:table-cell table:style-name="ce68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0">
            <text:p>4.302,78</text:p>
          </table:table-cell>
          <table:table-cell table:number-columns-repeated="16376"/>
        </table:table-row>
        <table:table-row table:style-name="ro3">
          <table:table-cell office:value-type="date" office:date-value="2023-06-15T00:00:00" table:style-name="ce9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0"/>
          <table:table-cell table:style-name="ce1"/>
          <table:table-cell office:value-type="float" office:value="3500" table:style-name="ce40">
            <text:p>3.500,00</text:p>
          </table:table-cell>
          <table:table-cell table:style-name="ce40"/>
          <table:table-cell office:value-type="float" office:value="7802.7799999999988" table:formula="of:=[.H27]+[.F28]+[.G28]" table:style-name="ce40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3">
            <text:p>15.Haz</text:p>
          </table:table-cell>
          <table:table-cell office:value-type="string" table:style-name="ce95">
            <text:p>ziraate havale</text:p>
          </table:table-cell>
          <table:table-cell table:number-columns-repeated="3" table:style-name="ce1"/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4302.7799999999988" table:formula="of:=[.H28]+[.F29]+[.G29]" table:style-name="ce40">
            <text:p>4.302,78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3377.9" table:formula="of:=SUM([.D38:.D45])" table:style-name="ce77">
            <text:p>3.377,90</text:p>
          </table:table-cell>
          <table:table-cell office:value-type="float" office:value="3379.06" table:formula="of:=SUM([.E38:.E45])" table:style-name="ce77">
            <text:p>3.379,06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0">
            <text:p>557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0">
            <text:p>927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1"/>
          <table:table-cell office:value-type="float" office:value="44.06" table:style-name="ce6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4946.47" table:formula="of:=SUM([.E50:.E69])" table:style-name="ce77">
            <text:p>-4.946,4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</text:p>
          </table:table-cell>
          <table:table-cell table:style-name="ce61"/>
          <table:table-cell office:value-type="string" table:style-name="ce61">
            <text:p><text:s/>7 – 9</text:p>
          </table:table-cell>
          <table:table-cell office:value-type="float" office:value="-1111.1099999999999" table:style-name="ce60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2-25T00:00:00" table:style-name="ce5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1">
            <text:p><text:s/>4 – 4</text:p>
          </table:table-cell>
          <table:table-cell office:value-type="float" office:value="-164.98" table:style-name="ce60">
            <text:p>-164,98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3 – 10</text:p>
          </table:table-cell>
          <table:table-cell office:value-type="float" office:value="-61.39" table:style-name="ce60">
            <text:p>-61,39</text:p>
          </table:table-cell>
          <table:table-cell office:value-type="float" office:value="3" table:style-name="ce40">
            <text:p>3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2">
            <text:p><text:s/>3 – 3</text:p>
          </table:table-cell>
          <table:table-cell office:value-type="float" office:value="-240.06" table:style-name="ce60">
            <text:p>-240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3 – 6</text:p>
          </table:table-cell>
          <table:table-cell office:value-type="float" office:value="-376.49" table:style-name="ce60">
            <text:p>-376,49</text:p>
          </table:table-cell>
          <table:table-cell office:value-type="float" office:value="3" table:style-name="ce40">
            <text:p>3,00</text:p>
          </table:table-cell>
          <table:table-cell table:number-columns-repeated="2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2" table:style-name="ce1"/>
          <table:table-cell table:style-name="ce4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1 – 9</text:p>
          </table:table-cell>
          <table:table-cell office:value-type="float" office:value="-1196.06" table:style-name="ce60">
            <text:p>-1.196,06</text:p>
          </table:table-cell>
          <table:table-cell office:value-type="float" office:value="3" table:style-name="ce40">
            <text:p>3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<text:s/>1 – 6</text:p>
          </table:table-cell>
          <table:table-cell office:value-type="float" office:value="-549.83000000000004" table:style-name="ce60">
            <text:p>-549,83</text:p>
          </table:table-cell>
          <table:table-cell office:value-type="float" office:value="3" table:style-name="ce40">
            <text:p>3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table:number-columns-repeated="5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<text:s/>1 – 6</text:p>
          </table:table-cell>
          <table:table-cell office:value-type="float" office:value="-520.54999999999995" table:style-name="ce60">
            <text:p>-520,55</text:p>
          </table:table-cell>
          <table:table-cell office:value-type="float" office:value="3" table:style-name="ce40">
            <text:p>3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style-name="ce1"/>
          <table:table-cell table:style-name="ce61"/>
          <table:table-cell table:style-name="ce96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kullanılan maxipuan</text:p>
          </table:table-cell>
          <table:table-cell office:value-type="float" office:value="-476.91" table:style-name="ce61">
            <text:p>-476,91</text:p>
          </table:table-cell>
          <table:table-cell table:style-name="ce96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0">
            <text:p>-496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Hepsiburada – lcd power</text:p>
          </table:table-cell>
          <table:table-cell table:number-columns-repeated="2" table:style-name="ce61"/>
          <table:table-cell office:value-type="float" office:value="-120" table:style-name="ce60">
            <text:p>-12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0">
            <text:p>-321,00</text:p>
          </table:table-cell>
          <table:table-cell table:style-name="ce40"/>
          <table:table-cell table:number-columns-repeated="16378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0">
            <text:p>110,52</text:p>
          </table:table-cell>
          <table:table-cell table:style-name="ce40"/>
          <table:table-cell table:number-columns-repeated="16378"/>
        </table:table-row>
        <table:table-row table:style-name="ro3">
          <table:table-cell table:style-name="ce54"/>
          <table:table-cell table:number-columns-repeated="3" table:style-name="ce1"/>
          <table:table-cell office:value-type="float" office:value="100.48" table:style-name="ce60">
            <text:p>100,48</text:p>
          </table:table-cell>
          <table:table-cell table:style-name="ce40"/>
          <table:table-cell table:number-columns-repeated="16378"/>
        </table:table-row>
        <table:table-row table:style-name="ro3">
          <table:table-cell office:value-type="date" office:date-value="2023-05-05T00:00:00" table:style-name="ce54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7">
            <text:p>30.06.2023</text:p>
          </table:table-cell>
          <table:table-cell table:style-name="ce60"/>
          <table:table-cell table:number-columns-repeated="16379" table:style-name="ce1"/>
        </table:table-row>
        <table:table-row table:style-name="ro3">
          <table:table-cell office:value-type="date" office:date-value="2023-05-16T00:00:00" table:style-name="ce54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0"/>
          <table:table-cell table:number-columns-repeated="16379" table:style-name="ce1"/>
        </table:table-row>
        <table:table-row table:style-name="ro3">
          <table:table-cell office:value-type="date" office:date-value="2023-05-16T00:00:00" table:style-name="ce54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0"/>
          <table:table-cell table:number-columns-repeated="16379" table:style-name="ce1"/>
        </table:table-row>
        <table:table-row table:style-name="ro3">
          <table:table-cell office:value-type="date" office:date-value="2023-05-20T00:00:00" table:style-name="ce54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0"/>
          <table:table-cell table:number-columns-repeated="16379" table:style-name="ce1"/>
        </table:table-row>
        <table:table-row table:number-rows-repeated="3" table:style-name="ro3">
          <table:table-cell table:style-name="ce54"/>
          <table:table-cell table:number-columns-repeated="3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style-name="ce54"/>
          <table:table-cell table:number-columns-repeated="3" table:style-name="ce1"/>
          <table:table-cell office:value-type="string" table:style-name="ce60">
            <text:p>HESAP KESİM</text:p>
          </table:table-cell>
          <table:table-cell table:number-columns-repeated="16379" table:style-name="ce1"/>
        </table:table-row>
        <table:table-row table:number-rows-repeated="6" table:style-name="ro3">
          <table:table-cell table:style-name="ce54"/>
          <table:table-cell table:number-columns-repeated="3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1207.42" table:formula="of:=SUM([.E85:.E96])" table:style-name="ce53">
            <text:p>-1207,4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61">
            <text:p>Pide et</text:p>
          </table:table-cell>
          <table:table-cell table:number-columns-repeated="2" table:style-name="ce61"/>
          <table:table-cell office:value-type="float" office:value="-140" table:style-name="ce60">
            <text:p>-140,00</text:p>
          </table:table-cell>
          <table:table-cell office:value-type="string" table:style-name="ce40">
            <text:p>*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61">
            <text:p>Pide sebze erenler</text:p>
          </table:table-cell>
          <table:table-cell table:number-columns-repeated="2" table:style-name="ce61"/>
          <table:table-cell office:value-type="float" office:value="-35.78" table:style-name="ce60">
            <text:p>-35,78</text:p>
          </table:table-cell>
          <table:table-cell office:value-type="string" table:style-name="ce40">
            <text:p>*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29T00:00:00" table:style-name="ce54">
            <text:p>29.04.2023</text:p>
          </table:table-cell>
          <table:table-cell office:value-type="string" table:style-name="ce61">
            <text:p>ÖDEME</text:p>
          </table:table-cell>
          <table:table-cell office:value-type="float" office:value="-221.54" table:style-name="ce61">
            <text:p>-221,54</text:p>
          </table:table-cell>
          <table:table-cell table:style-name="ce61"/>
          <table:table-cell table:style-name="ce60"/>
          <table:table-cell office:value-type="string" table:style-name="ce40">
            <text:p>*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07T00:00:00" table:style-name="ce54">
            <text:p>07.04.2023</text:p>
          </table:table-cell>
          <table:table-cell office:value-type="string" table:style-name="ce61">
            <text:p>mrkt</text:p>
          </table:table-cell>
          <table:table-cell table:number-columns-repeated="2" table:style-name="ce61"/>
          <table:table-cell office:value-type="float" office:value="-39.950000000000003" table:style-name="ce60">
            <text:p>-39,95</text:p>
          </table:table-cell>
          <table:table-cell office:value-type="string" table:style-name="ce40">
            <text:p>*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07T00:00:00" table:style-name="ce54">
            <text:p>07.04.2023</text:p>
          </table:table-cell>
          <table:table-cell office:value-type="string" table:style-name="ce61">
            <text:p>mrkt</text:p>
          </table:table-cell>
          <table:table-cell table:number-columns-repeated="2" table:style-name="ce61"/>
          <table:table-cell office:value-type="float" office:value="-154.44999999999999" table:style-name="ce60">
            <text:p>-154,45</text:p>
          </table:table-cell>
          <table:table-cell office:value-type="string" table:style-name="ce40">
            <text:p>*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07T00:00:00" table:style-name="ce54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260" table:style-name="ce60">
            <text:p>-260,00</text:p>
          </table:table-cell>
          <table:table-cell office:value-type="string" table:style-name="ce40">
            <text:p>*</text:p>
          </table:table-cell>
          <table:table-cell table:number-columns-repeated="16378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0">
            <text:p>-140,00</text:p>
          </table:table-cell>
          <table:table-cell office:value-type="string" table:style-name="ce40">
            <text:p>*</text:p>
          </table:table-cell>
          <table:table-cell table:number-columns-repeated="16378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0">
            <text:p>-57,07</text:p>
          </table:table-cell>
          <table:table-cell office:value-type="string" table:style-name="ce40">
            <text:p>*</text:p>
          </table:table-cell>
          <table:table-cell table:number-columns-repeated="16378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0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3">
          <table:table-cell office:value-type="date" office:date-value="2023-05-15T00:00:00" table:style-name="ce54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0">
            <text:p>-190,00</text:p>
          </table:table-cell>
          <table:table-cell office:value-type="string" table:style-name="ce40">
            <text:p>*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number-rows-repeated="13" table:style-name="ro3">
          <table:table-cell table:number-columns-repeated="16384" table:style-name="ce1"/>
        </table:table-row>
        <table:table-row table:style-name="ro3">
          <table:table-cell office:value-type="string" table:style-name="ce94">
            <text:p>HAZİRAN</text:p>
          </table:table-cell>
          <table:table-cell office:value-type="string" table:style-name="ce51">
            <text:p>2023 <text:s/>Devir</text:p>
          </table:table-cell>
          <table:table-cell table:style-name="ce50"/>
          <table:table-cell table:style-name="ce52"/>
          <table:table-cell office:value-type="float" office:value="377425.43" table:formula="of:=SUM([.E112:.E120])" table:style-name="ce53">
            <text:p>377425,43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4">
            <text:p>1.380,00</text:p>
          </table:table-cell>
          <table:table-cell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8">
            <text:p>28.049,84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8">
            <text:p>6.000,59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4">
            <text:p>1.438,00</text:p>
          </table:table-cell>
          <table:table-cell office:value-type="float" office:value="111" table:style-name="ce24">
            <text:p>111,00</text:p>
          </table:table-cell>
          <table:table-cell office:value-type="float" office:value="159618" table:formula="of:=[.D116]*[.C116]" table:style-name="ce48">
            <text:p>159.618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4">
            <text:p>23,34</text:p>
          </table:table-cell>
          <table:table-cell office:value-type="float" office:value="850" table:style-name="ce24">
            <text:p>850,00</text:p>
          </table:table-cell>
          <table:table-cell office:value-type="float" office:value="19839" table:formula="of:=[.D117]*[.C117]" table:style-name="ce48">
            <text:p>19.839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4">
            <text:p>25,30</text:p>
          </table:table-cell>
          <table:table-cell office:value-type="float" office:value="100" table:style-name="ce24">
            <text:p>100,00</text:p>
          </table:table-cell>
          <table:table-cell office:value-type="float" office:value="2530" table:formula="of:=[.D118]*[.C118]" table:style-name="ce48">
            <text:p>2.530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8">
            <text:p>42.60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8">
            <text:p>1.700,0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47">
            <text:p>mAYIS Bakiye</text:p>
          </table:table-cell>
          <table:table-cell office:value-type="float" office:value="-5855.47" table:formula="of:=[.H8]" table:style-name="ce40">
            <text:p>-5.855,47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6">
            <text:p>- ŞUBAT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67911" table:formula="of:=SUM([.D4:.D34])" table:style-name="ce58">
            <text:p>67.911,00</text:p>
          </table:table-cell>
          <table:table-cell office:value-type="float" office:value="-35277.64" table:formula="of:=SUM([.E4:.E33])" table:style-name="ce58">
            <text:p>-35.277,64</text:p>
          </table:table-cell>
          <table:table-cell office:value-type="float" office:value="70250" table:formula="of:=SUM([.F4:.F35])" table:style-name="ce58">
            <text:p>70.250,00</text:p>
          </table:table-cell>
          <table:table-cell office:value-type="float" office:value="-42110.31" table:formula="of:=SUM([.G4:.G35])" table:style-name="ce58">
            <text:p>-42.110,31</text:p>
          </table:table-cell>
          <table:table-cell office:value-type="float" office:value="28139.690000000002" table:formula="of:=[.F2]+[.G2]" table:style-name="ce58">
            <text:p>28.139,69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400" table:style-name="ce40">
            <text:p>-400,00</text:p>
          </table:table-cell>
          <table:table-cell office:value-type="float" office:value="-400" table:formula="of:=[.H3]+[.F4]+[.G4]" table:style-name="ce40">
            <text:p>-400,00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198" table:style-name="ce40">
            <text:p>-198,00</text:p>
          </table:table-cell>
          <table:table-cell office:value-type="float" office:value="-598" table:formula="of:=[.H4]+[.F5]+[.G5]" table:style-name="ce40">
            <text:p>-598,00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59">
            <text:p>TUSDATA 3/30</text:p>
          </table:table-cell>
          <table:table-cell table:number-columns-repeated="2" table:style-name="ce59"/>
          <table:table-cell office:value-type="float" office:value="-250" table:style-name="ce40">
            <text:p>-250,00</text:p>
          </table:table-cell>
          <table:table-cell table:style-name="ce1"/>
          <table:table-cell office:value-type="float" office:value="-254" table:style-name="ce40">
            <text:p>-254,00</text:p>
          </table:table-cell>
          <table:table-cell office:value-type="float" office:value="-852" table:formula="of:=[.H5]+[.F6]+[.G6]" table:style-name="ce40">
            <text:p>-852,0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5T00:00:00" table:style-name="ce93">
            <text:p>5.Tem</text:p>
          </table:table-cell>
          <table:table-cell office:value-type="string" table:style-name="ce59">
            <text:p>umut bayram</text:p>
          </table:table-cell>
          <table:table-cell table:number-columns-repeated="2" table:style-name="ce59"/>
          <table:table-cell table:style-name="ce60"/>
          <table:table-cell table:style-name="ce1"/>
          <table:table-cell office:value-type="float" office:value="-3500" table:style-name="ce40">
            <text:p>-3.500,00</text:p>
          </table:table-cell>
          <table:table-cell office:value-type="float" office:value="-4352" table:formula="of:=[.H6]+[.F7]+[.G7]" table:style-name="ce40">
            <text:p>-4.352,0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5T00:00:00" table:style-name="ce93">
            <text:p>5.Tem</text:p>
          </table:table-cell>
          <table:table-cell office:value-type="string" table:style-name="ce59">
            <text:p>yasemin bayram</text:p>
          </table:table-cell>
          <table:table-cell table:number-columns-repeated="2" table:style-name="ce59"/>
          <table:table-cell table:style-name="ce60"/>
          <table:table-cell table:style-name="ce1"/>
          <table:table-cell office:value-type="float" office:value="-3500" table:style-name="ce40">
            <text:p>-3.500,00</text:p>
          </table:table-cell>
          <table:table-cell office:value-type="float" office:value="-7852" table:formula="of:=[.H7]+[.F8]+[.G8]" table:style-name="ce40">
            <text:p>-7.852,00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0">
            <text:p>-32,70</text:p>
          </table:table-cell>
          <table:table-cell table:style-name="ce1"/>
          <table:table-cell office:value-type="float" office:value="-32.700000000000003" table:formula="of:=[.E9]" table:style-name="ce40">
            <text:p>-32,70</text:p>
          </table:table-cell>
          <table:table-cell office:value-type="float" office:value="-7884.7" table:formula="of:=[.H8]+[.F9]+[.G9]" table:style-name="ce40">
            <text:p>-7.884,7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5T00:00:00" table:style-name="ce93">
            <text:p>5.Tem</text:p>
          </table:table-cell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0">
            <text:p>-6.143,73</text:p>
          </table:table-cell>
          <table:table-cell table:style-name="ce40"/>
          <table:table-cell office:value-type="float" office:value="-6143.73" table:style-name="ce40">
            <text:p>-6.143,73</text:p>
          </table:table-cell>
          <table:table-cell office:value-type="float" office:value="-14028.43" table:formula="of:=[.H9]+[.F10]+[.G10]" table:style-name="ce40">
            <text:p>-14.028,43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4T00:00:00" table:style-name="ce93">
            <text:p>4.Tem</text:p>
          </table:table-cell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0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0">
            <text:p>-14.028,43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4T00:00:00" table:style-name="ce93">
            <text:p>4.Tem</text:p>
          </table:table-cell>
          <table:table-cell office:value-type="string" table:style-name="ce62">
            <text:p>KK 5165 Denizbank oto ödeme</text:p>
          </table:table-cell>
          <table:table-cell table:number-columns-repeated="2" table:style-name="ce1"/>
          <table:table-cell table:style-name="ce40"/>
          <table:table-cell table:style-name="ce1"/>
          <table:table-cell office:value-type="float" office:value="-3730.59" table:style-name="ce40">
            <text:p>-3.730,59</text:p>
          </table:table-cell>
          <table:table-cell office:value-type="float" office:value="-17759.02" table:formula="of:=[.H11]+[.F12]+[.G12]" table:style-name="ce40">
            <text:p>-17.759,02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6T00:00:00" table:style-name="ce93">
            <text:p>6.Tem</text:p>
          </table:table-cell>
          <table:table-cell office:value-type="string" table:style-name="ce98">
            <text:p>KK 5165 Denizbank ödeme</text:p>
          </table:table-cell>
          <table:table-cell table:number-columns-repeated="2" table:style-name="ce1"/>
          <table:table-cell table:style-name="ce40"/>
          <table:table-cell table:style-name="ce1"/>
          <table:table-cell office:value-type="float" office:value="-5595.88" table:style-name="ce40">
            <text:p>-5.595,88</text:p>
          </table:table-cell>
          <table:table-cell office:value-type="float" office:value="-23354.9" table:formula="of:=[.H12]+[.F13]+[.G13]" table:style-name="ce40">
            <text:p>-23.354,90</text:p>
          </table:table-cell>
          <table:table-cell table:style-name="ce99"/>
          <table:table-cell table:number-columns-repeated="16375"/>
        </table:table-row>
        <table:table-row table:style-name="ro3">
          <table:table-cell office:value-type="date" office:date-value="2023-07-06T00:00:00" table:style-name="ce54">
            <text:p>06.07.2023</text:p>
          </table:table-cell>
          <table:table-cell office:value-type="string" table:style-name="ce59">
            <text:p>Kira Adem Özen 2/12 Mrmr Ryl A Blok 82</text:p>
          </table:table-cell>
          <table:table-cell office:value-type="string" table:style-name="ce59">
            <text:p>bankadan</text:p>
          </table:table-cell>
          <table:table-cell table:style-name="ce59"/>
          <table:table-cell office:value-type="float" office:value="-5375" table:style-name="ce40">
            <text:p>-5.375,00</text:p>
          </table:table-cell>
          <table:table-cell table:style-name="ce1"/>
          <table:table-cell office:value-type="float" office:value="-5375" table:style-name="ce40">
            <text:p>-5.375,00</text:p>
          </table:table-cell>
          <table:table-cell office:value-type="float" office:value="-28729.9" table:formula="of:=[.H13]+[.F14]+[.G14]" table:style-name="ce40">
            <text:p>-28.729,9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6T00:00:00" table:style-name="ce54">
            <text:p>06.07.2023</text:p>
          </table:table-cell>
          <table:table-cell office:value-type="string" table:style-name="ce59">
            <text:p>Kira Adem Özen 2/12 Mrmr Ryl A Blok 82</text:p>
          </table:table-cell>
          <table:table-cell table:number-columns-repeated="2" table:style-name="ce59"/>
          <table:table-cell office:value-type="float" office:value="-2125" table:style-name="ce40">
            <text:p>-2.125,00</text:p>
          </table:table-cell>
          <table:table-cell table:style-name="ce1"/>
          <table:table-cell office:value-type="float" office:value="-2125" table:style-name="ce40">
            <text:p>-2.125,00</text:p>
          </table:table-cell>
          <table:table-cell office:value-type="float" office:value="-30854.9" table:formula="of:=[.H14]+[.F15]+[.G15]" table:style-name="ce40">
            <text:p>-30.854,9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3-07-05T00:00:00" table:style-name="ce93">
            <text:p>5.Tem</text:p>
          </table:table-cell>
          <table:table-cell office:value-type="string" table:style-name="ce59">
            <text:p>Aidat Marmara Royal Site 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60"/>
          <table:table-cell office:value-type="float" office:value="-955.41" table:style-name="ce40">
            <text:p>-955,41</text:p>
          </table:table-cell>
          <table:table-cell office:value-type="float" office:value="-31810.31" table:formula="of:=[.H15]+[.F16]+[.G16]" table:style-name="ce40">
            <text:p>-31.810,31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office:value-type="string" table:style-name="ce59">
            <text:p>devlet</text:p>
          </table:table-cell>
          <table:table-cell table:style-name="ce59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31810.31" table:formula="of:=[.H16]+[.F17]+[.G17]" table:style-name="ce40">
            <text:p>-31.810,3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300" table:style-name="ce40">
            <text:p>-30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31810.31" table:formula="of:=[.H17]+[.F18]+[.G18]" table:style-name="ce40">
            <text:p>-31.810,3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40">
            <text:p>-10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31810.31" table:formula="of:=[.H18]+[.F19]+[.G19]" table:style-name="ce40">
            <text:p>-31.810,3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0">
            <text:p>-3.3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35310.31" table:formula="of:=[.H19]+[.F20]+[.G20]" table:style-name="ce40">
            <text:p>-35.310,3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0">
            <text:p>-3.3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38810.31" table:formula="of:=[.H20]+[.F21]+[.G21]" table:style-name="ce40">
            <text:p>-38.810,3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0">
            <text:p>-3.300,00</text:p>
          </table:table-cell>
          <table:table-cell table:style-name="ce40"/>
          <table:table-cell office:value-type="float" office:value="-3300" table:style-name="ce40">
            <text:p>-3.300,00</text:p>
          </table:table-cell>
          <table:table-cell office:value-type="float" office:value="-42110.31" table:formula="of:=[.H21]+[.F22]+[.G22]" table:style-name="ce40">
            <text:p>-42.110,31</text:p>
          </table:table-cell>
          <table:table-cell table:number-columns-repeated="16376"/>
        </table:table-row>
        <table:table-row table:style-name="ro3">
          <table:table-cell office:value-type="date" office:date-value="2023-07-15T00:00:00" table:style-name="ce54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4">
            <text:p>50.000,00</text:p>
          </table:table-cell>
          <table:table-cell table:style-name="ce60"/>
          <table:table-cell office:value-type="float" office:value="50000" table:style-name="ce40">
            <text:p>50.000,00</text:p>
          </table:table-cell>
          <table:table-cell table:style-name="ce40"/>
          <table:table-cell office:value-type="float" office:value="7889.6900000000023" table:formula="of:=[.H22]+[.F23]+[.G23]" table:style-name="ce40">
            <text:p>7.889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0"/>
          <table:table-cell table:number-columns-repeated="2" table:style-name="ce40"/>
          <table:table-cell office:value-type="float" office:value="7889.6900000000023" table:formula="of:=[.H23]+[.F24]+[.G24]" table:style-name="ce40">
            <text:p>7.889,69</text:p>
          </table:table-cell>
          <table:table-cell table:number-columns-repeated="16376"/>
        </table:table-row>
        <table:table-row table:style-name="ro3">
          <table:table-cell office:value-type="date" office:date-value="2023-07-12T00:00:00" table:style-name="ce54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48"/>
          <table:table-cell table:style-name="ce60"/>
          <table:table-cell office:value-type="float" office:value="3450" table:style-name="ce40">
            <text:p>3.450,00</text:p>
          </table:table-cell>
          <table:table-cell table:style-name="ce40"/>
          <table:table-cell office:value-type="float" office:value="11339.690000000002" table:formula="of:=[.H24]+[.F25]+[.G25]" table:style-name="ce40">
            <text:p>11.339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3">
            <text:p>₺7.500,00</text:p>
          </table:table-cell>
          <table:table-cell table:style-name="ce1"/>
          <table:table-cell office:value-type="float" office:value="7500" table:style-name="ce40">
            <text:p>7.500,00</text:p>
          </table:table-cell>
          <table:table-cell table:style-name="ce40"/>
          <table:table-cell office:value-type="float" office:value="18839.690000000002" table:formula="of:=[.H25]+[.F26]+[.G26]" table:style-name="ce40">
            <text:p>18.839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3">
            <text:p>₺2.800,00</text:p>
          </table:table-cell>
          <table:table-cell table:style-name="ce1"/>
          <table:table-cell office:value-type="float" office:value="2800" table:style-name="ce40">
            <text:p>2.800,00</text:p>
          </table:table-cell>
          <table:table-cell table:style-name="ce40"/>
          <table:table-cell office:value-type="float" office:value="21639.690000000002" table:formula="of:=[.H26]+[.F27]+[.G27]" table:style-name="ce40">
            <text:p>21.639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3">
            <text:p>₺6.500,00</text:p>
          </table:table-cell>
          <table:table-cell table:style-name="ce1"/>
          <table:table-cell office:value-type="float" office:value="6500" table:style-name="ce40">
            <text:p>6.500,00</text:p>
          </table:table-cell>
          <table:table-cell table:style-name="ce40"/>
          <table:table-cell office:value-type="float" office:value="28139.690000000002" table:formula="of:=[.H27]+[.F28]+[.G28]" table:style-name="ce40">
            <text:p>28.139,69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8"/>
          <table:table-cell table:number-columns-repeated="3" table:style-name="ce1"/>
          <table:table-cell office:value-type="float" office:value="28139.690000000002" table:formula="of:=[.H28]+[.F29]+[.G29]" table:style-name="ce40">
            <text:p>28.139,69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28139.690000000002" table:formula="of:=[.H29]+[.F30]+[.G30]" table:style-name="ce40">
            <text:p>28.139,69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3120.43" table:formula="of:=SUM([.D42:.D49])" table:style-name="ce77">
            <text:p>3.120,43</text:p>
          </table:table-cell>
          <table:table-cell office:value-type="float" office:value="1344.7" table:formula="of:=SUM([.E42:.E49])" table:style-name="ce77">
            <text:p>1.344,7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0">
            <text:p>990,00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61"/>
          <table:table-cell office:value-type="float" office:value="32.700000000000003" table:style-name="ce6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6143.73" table:formula="of:=SUM([.E54:.E66])" table:style-name="ce53">
            <text:p>-6143,7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</text:p>
          </table:table-cell>
          <table:table-cell table:style-name="ce61"/>
          <table:table-cell office:value-type="string" table:style-name="ce61">
            <text:p><text:s/>8 – 9</text:p>
          </table:table-cell>
          <table:table-cell office:value-type="float" office:value="-1111.1099999999999" table:style-name="ce60">
            <text:p>-1.111,11</text:p>
          </table:table-cell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4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<text:s/>4 – 6</text:p>
          </table:table-cell>
          <table:table-cell office:value-type="float" office:value="-376.49" table:style-name="ce60">
            <text:p>-376,4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<text:s/>2 – 6</text:p>
          </table:table-cell>
          <table:table-cell office:value-type="float" office:value="-549.83000000000004" table:style-name="ce60">
            <text:p>-549,8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2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<text:s/>2 – 6</text:p>
          </table:table-cell>
          <table:table-cell office:value-type="float" office:value="-520.54999999999995" table:style-name="ce60">
            <text:p>-520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yşe Balcı</text:p>
          </table:table-cell>
          <table:table-cell office:value-type="float" office:value="148.6" table:style-name="ce61">
            <text:p>148,6</text:p>
          </table:table-cell>
          <table:table-cell office:value-type="string" table:style-name="ce96">
            <text:p><text:s/>1 – 4</text:p>
          </table:table-cell>
          <table:table-cell office:value-type="float" office:value="-37.15" table:style-name="ce60">
            <text:p>-37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POBA - atila ev</text:p>
          </table:table-cell>
          <table:table-cell office:value-type="float" office:value="244.8" table:style-name="ce61">
            <text:p>244,8</text:p>
          </table:table-cell>
          <table:table-cell office:value-type="string" table:style-name="ce96">
            <text:p><text:s/>1 – 4</text:p>
          </table:table-cell>
          <table:table-cell office:value-type="float" office:value="-61.2" table:style-name="ce60">
            <text:p>-61,2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LUMBA</text:p>
          </table:table-cell>
          <table:table-cell office:value-type="float" office:value="1204.5" table:style-name="ce61">
            <text:p>1204,5</text:p>
          </table:table-cell>
          <table:table-cell office:value-type="string" table:style-name="ce96">
            <text:p><text:s/>1 – 4</text:p>
          </table:table-cell>
          <table:table-cell office:value-type="float" office:value="-301.13" table:style-name="ce60">
            <text:p>-301,1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1">
            <text:p>532,6</text:p>
          </table:table-cell>
          <table:table-cell office:value-type="string" table:style-name="ce96">
            <text:p><text:s/>1 – 4</text:p>
          </table:table-cell>
          <table:table-cell office:value-type="float" office:value="-133.15" table:style-name="ce60">
            <text:p>-133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54">
            <text:p>01.06.20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1 – 6</text:p>
          </table:table-cell>
          <table:table-cell office:value-type="float" office:value="-666.67" table:style-name="ce60">
            <text:p>-666,67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6-14T00:00:00" table:style-name="ce54">
            <text:p>14.06.2023</text:p>
          </table:table-cell>
          <table:table-cell office:value-type="string" table:style-name="ce6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0">
            <text:p>-1.129,00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table:style-name="ce54"/>
          <table:table-cell table:style-name="ce61"/>
          <table:table-cell table:style-name="ce1"/>
          <table:table-cell office:value-type="string" table:style-name="ce56">
            <text:p>HESAP KESİM</text:p>
          </table:table-cell>
          <table:table-cell table:style-name="ce60"/>
          <table:table-cell table:style-name="ce40"/>
          <table:table-cell table:number-columns-repeated="16378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9326.4700000000012" table:formula="of:=SUM([.E70:.E97])" table:style-name="ce53">
            <text:p>-9326,4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24T00:00:00" table:style-name="ce54">
            <text:p>24.05.2023</text:p>
          </table:table-cell>
          <table:table-cell office:value-type="string" table:style-name="ce61">
            <text:p>ET 2 GÜNLÜK</text:p>
          </table:table-cell>
          <table:table-cell table:number-columns-repeated="2" table:style-name="ce61"/>
          <table:table-cell office:value-type="float" office:value="-350" table:style-name="ce60">
            <text:p>-35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24T00:00:00" table:style-name="ce54">
            <text:p>24.05.2023</text:p>
          </table:table-cell>
          <table:table-cell office:value-type="string" table:style-name="ce61">
            <text:p>SEBZE</text:p>
          </table:table-cell>
          <table:table-cell table:number-columns-repeated="2" table:style-name="ce61"/>
          <table:table-cell office:value-type="float" office:value="-63.15" table:style-name="ce60">
            <text:p>-63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26T00:00:00" table:style-name="ce54">
            <text:p>26.05.2023</text:p>
          </table:table-cell>
          <table:table-cell office:value-type="string" table:style-name="ce61">
            <text:p>ET</text:p>
          </table:table-cell>
          <table:table-cell table:number-columns-repeated="2" table:style-name="ce61"/>
          <table:table-cell office:value-type="float" office:value="-200" table:style-name="ce60">
            <text:p>-2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29T00:00:00" table:style-name="ce54">
            <text:p>29.05.2023</text:p>
          </table:table-cell>
          <table:table-cell office:value-type="string" table:style-name="ce61">
            <text:p>ET</text:p>
          </table:table-cell>
          <table:table-cell table:number-columns-repeated="2" table:style-name="ce61"/>
          <table:table-cell office:value-type="float" office:value="-150" table:style-name="ce60">
            <text:p>-15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225" table:style-name="ce60">
            <text:p>-225,0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6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3-06-03T00:00:00" table:style-name="ce93">
            <text:p>3.Haz</text:p>
          </table:table-cell>
          <table:table-cell office:value-type="string" table:style-name="ce61">
            <text:p>ET</text:p>
          </table:table-cell>
          <table:table-cell table:number-columns-repeated="2" table:style-name="ce1"/>
          <table:table-cell office:value-type="float" office:value="-180" table:style-name="ce60">
            <text:p>-18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6-03T00:00:00" table:style-name="ce93">
            <text:p>3.Haz</text:p>
          </table:table-cell>
          <table:table-cell office:value-type="string" table:style-name="ce61">
            <text:p>AUDİ YAĞ FİLTRE</text:p>
          </table:table-cell>
          <table:table-cell table:number-columns-repeated="2" table:style-name="ce1"/>
          <table:table-cell office:value-type="float" office:value="-850" table:style-name="ce60">
            <text:p>-85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6-05T00:00:00" table:style-name="ce93">
            <text:p>5.Haz</text:p>
          </table:table-cell>
          <table:table-cell office:value-type="string" table:style-name="ce61">
            <text:p>ERENLER</text:p>
          </table:table-cell>
          <table:table-cell table:number-columns-repeated="2" table:style-name="ce1"/>
          <table:table-cell office:value-type="float" office:value="-112.11" table:style-name="ce60">
            <text:p>-112,11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6-05T00:00:00" table:style-name="ce93">
            <text:p>5.Haz</text:p>
          </table:table-cell>
          <table:table-cell office:value-type="string" table:style-name="ce61">
            <text:p>ET</text:p>
          </table:table-cell>
          <table:table-cell table:number-columns-repeated="2" table:style-name="ce1"/>
          <table:table-cell office:value-type="float" office:value="-150" table:style-name="ce60">
            <text:p>-15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6-07T00:00:00" table:style-name="ce93">
            <text:p>7.Haz</text:p>
          </table:table-cell>
          <table:table-cell office:value-type="string" table:style-name="ce61">
            <text:p>ET</text:p>
          </table:table-cell>
          <table:table-cell table:style-name="ce1"/>
          <table:table-cell table:style-name="ce41"/>
          <table:table-cell office:value-type="float" office:value="-250" table:style-name="ce60">
            <text:p>-250,00</text:p>
          </table:table-cell>
          <table:table-cell table:number-columns-repeated="16379"/>
        </table:table-row>
        <table:table-row table:style-name="ro3">
          <table:table-cell office:value-type="date" office:date-value="2023-06-08T00:00:00" table:style-name="ce93">
            <text:p>8.Haz</text:p>
          </table:table-cell>
          <table:table-cell office:value-type="string" table:style-name="ce61">
            <text:p>ET</text:p>
          </table:table-cell>
          <table:table-cell table:style-name="ce1"/>
          <table:table-cell table:style-name="ce41"/>
          <table:table-cell office:value-type="float" office:value="-250" table:style-name="ce60">
            <text:p>-250,00</text:p>
          </table:table-cell>
          <table:table-cell table:number-columns-repeated="16379"/>
        </table:table-row>
        <table:table-row table:style-name="ro3">
          <table:table-cell office:value-type="date" office:date-value="2023-06-09T00:00:00" table:style-name="ce9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0">
            <text:p>-1.420,00</text:p>
          </table:table-cell>
          <table:table-cell table:number-columns-repeated="16379"/>
        </table:table-row>
        <table:table-row table:style-name="ro3">
          <table:table-cell office:value-type="date" office:date-value="2023-06-10T00:00:00" table:style-name="ce9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0">
            <text:p>-242,56</text:p>
          </table:table-cell>
          <table:table-cell table:number-columns-repeated="16379"/>
        </table:table-row>
        <table:table-row table:style-name="ro3">
          <table:table-cell office:value-type="date" office:date-value="2023-06-12T00:00:00" table:style-name="ce9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0">
            <text:p>-167,19</text:p>
          </table:table-cell>
          <table:table-cell table:number-columns-repeated="16379"/>
        </table:table-row>
        <table:table-row table:style-name="ro3">
          <table:table-cell office:value-type="date" office:date-value="2023-06-14T00:00:00" table:style-name="ce9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0">
            <text:p>-200,00</text:p>
          </table:table-cell>
          <table:table-cell table:number-columns-repeated="16379"/>
        </table:table-row>
        <table:table-row table:style-name="ro3">
          <table:table-cell office:value-type="date" office:date-value="2023-06-14T00:00:00" table:style-name="ce9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0">
            <text:p>-61,41</text:p>
          </table:table-cell>
          <table:table-cell table:number-columns-repeated="16379"/>
        </table:table-row>
        <table:table-row table:style-name="ro3">
          <table:table-cell office:value-type="date" office:date-value="2023-06-15T00:00:00" table:style-name="ce9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0">
            <text:p>-200,00</text:p>
          </table:table-cell>
          <table:table-cell table:number-columns-repeated="16379"/>
        </table:table-row>
        <table:table-row table:style-name="ro3">
          <table:table-cell office:value-type="date" office:date-value="2023-06-18T00:00:00" table:style-name="ce54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0">
            <text:p>-257,00</text:p>
          </table:table-cell>
          <table:table-cell table:number-columns-repeated="16379"/>
        </table:table-row>
        <table:table-row table:style-name="ro3">
          <table:table-cell office:value-type="date" office:date-value="2023-06-19T00:00:00" table:style-name="ce54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0">
            <text:p>-250,00</text:p>
          </table:table-cell>
          <table:table-cell table:number-columns-repeated="16379"/>
        </table:table-row>
        <table:table-row table:style-name="ro3">
          <table:table-cell office:value-type="date" office:date-value="2023-06-20T00:00:00" table:style-name="ce54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0">
            <text:p>-110,00</text:p>
          </table:table-cell>
          <table:table-cell table:number-columns-repeated="16379"/>
        </table:table-row>
        <table:table-row table:style-name="ro3">
          <table:table-cell office:value-type="date" office:date-value="2023-06-21T00:00:00" table:style-name="ce54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0">
            <text:p>-405,00</text:p>
          </table:table-cell>
          <table:table-cell table:number-columns-repeated="16379"/>
        </table:table-row>
        <table:table-row table:style-name="ro3">
          <table:table-cell office:value-type="date" office:date-value="2023-06-22T00:00:00" table:style-name="ce54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0">
            <text:p>-820,00</text:p>
          </table:table-cell>
          <table:table-cell table:number-columns-repeated="16379"/>
        </table:table-row>
        <table:table-row table:style-name="ro3">
          <table:table-cell office:value-type="date" office:date-value="2023-06-22T00:00:00" table:style-name="ce54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0">
            <text:p>-599,00</text:p>
          </table:table-cell>
          <table:table-cell table:number-columns-repeated="16379"/>
        </table:table-row>
        <table:table-row table:style-name="ro3">
          <table:table-cell office:value-type="date" office:date-value="2023-06-22T00:00:00" table:style-name="ce54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0">
            <text:p>-8,00</text:p>
          </table:table-cell>
          <table:table-cell table:number-columns-repeated="16379"/>
        </table:table-row>
        <table:table-row table:style-name="ro3">
          <table:table-cell office:value-type="date" office:date-value="2023-06-22T00:00:00" table:style-name="ce54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0">
            <text:p>-1.197,38</text:p>
          </table:table-cell>
          <table:table-cell table:number-columns-repeated="16379"/>
        </table:table-row>
        <table:table-row table:style-name="ro3">
          <table:table-cell office:value-type="date" office:date-value="2023-06-23T00:00:00" table:style-name="ce54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0">
            <text:p>-418,5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56">
            <text:p>HESAP KESİM</text:p>
          </table:table-cell>
          <table:table-cell table:number-columns-repeated="16380" table:style-name="ce1"/>
        </table:table-row>
        <table:table-row table:number-rows-repeated="11"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office:value-type="string" table:style-name="ce94">
            <text:p>TEMMUZ</text:p>
          </table:table-cell>
          <table:table-cell office:value-type="string" table:style-name="ce51">
            <text:p>Devir</text:p>
          </table:table-cell>
          <table:table-cell office:value-type="float" office:value="2023" table:style-name="ce50">
            <text:p>2023</text:p>
          </table:table-cell>
          <table:table-cell table:style-name="ce52"/>
          <table:table-cell office:value-type="float" office:value="433286.58999999997" table:formula="of:=SUM([.E112:.E120])" table:style-name="ce53">
            <text:p>433286,59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2372.88" table:style-name="ce48">
            <text:p>12.372,88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26868.21" table:style-name="ce48">
            <text:p>26.868,21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4">
            <text:p>1.647,00</text:p>
          </table:table-cell>
          <table:table-cell office:value-type="float" office:value="111" table:style-name="ce24">
            <text:p>111,00</text:p>
          </table:table-cell>
          <table:table-cell office:value-type="float" office:value="182817" table:formula="of:=[.D116]*[.C116]" table:style-name="ce48">
            <text:p>182.817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4">
            <text:p>26,73</text:p>
          </table:table-cell>
          <table:table-cell office:value-type="float" office:value="850" table:style-name="ce24">
            <text:p>850,00</text:p>
          </table:table-cell>
          <table:table-cell office:value-type="float" office:value="22720.5" table:formula="of:=[.D117]*[.C117]" table:style-name="ce48">
            <text:p>22.720,5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4">
            <text:p>29,20</text:p>
          </table:table-cell>
          <table:table-cell office:value-type="float" office:value="100" table:style-name="ce24">
            <text:p>100,00</text:p>
          </table:table-cell>
          <table:table-cell office:value-type="float" office:value="2920" table:formula="of:=[.D118]*[.C118]" table:style-name="ce48">
            <text:p>2.920,00</text:p>
          </table:table-cell>
          <table:table-cell table:number-columns-repeated="16379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67500" table:style-name="ce48">
            <text:p>67.50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000" table:style-name="ce48">
            <text:p>1.000,00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office:string-value="TEMMUZ" table:formula="of:=[.A111]" table:style-name="ce56">
            <text:p>TEMMUZ</text:p>
          </table:table-cell>
          <table:table-cell office:value-type="string" table:style-name="ce47">
            <text:p><text:s/>Bakiye</text:p>
          </table:table-cell>
          <table:table-cell office:value-type="float" office:value="-23354.9" table:formula="of:=[.H13]" table:style-name="ce40">
            <text:p>-23.354,90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<text:s/>- AĞUSTOS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87911" table:formula="of:=SUM([.D4:.D30])" table:style-name="ce58">
            <text:p>87.911,00</text:p>
          </table:table-cell>
          <table:table-cell office:value-type="float" office:value="-32079.01" table:formula="of:=SUM([.E4:.E29])" table:style-name="ce58">
            <text:p>-32.079,01</text:p>
          </table:table-cell>
          <table:table-cell office:value-type="float" office:value="10300" table:formula="of:=SUM([.F4:.F31])" table:style-name="ce58">
            <text:p>10.300,00</text:p>
          </table:table-cell>
          <table:table-cell office:value-type="float" office:value="-37135.350000000006" table:formula="of:=SUM([.G4:.G31])" table:style-name="ce58">
            <text:p>-37.135,35</text:p>
          </table:table-cell>
          <table:table-cell office:value-type="float" office:value="-26835.350000000006" table:formula="of:=[.F2]+[.G2]" table:style-name="ce58">
            <text:p>-26.8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311" table:style-name="ce40">
            <text:p>-311,00</text:p>
          </table:table-cell>
          <table:table-cell office:value-type="float" office:value="-311" table:formula="of:=[.H3]+[.F4]+[.G4]" table:style-name="ce40">
            <text:p>-311,00</text:p>
          </table:table-cell>
          <table:table-cell table:number-columns-repeated="16376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20" table:style-name="ce40">
            <text:p>-520,00</text:p>
          </table:table-cell>
          <table:table-cell office:value-type="float" office:value="-831" table:formula="of:=[.H4]+[.F5]+[.G5]" table:style-name="ce40">
            <text:p>-83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TUSDATA 4/30</text:p>
          </table:table-cell>
          <table:table-cell table:number-columns-repeated="2" table:style-name="ce59"/>
          <table:table-cell office:value-type="float" office:value="-250" table:style-name="ce40">
            <text:p>-250,00</text:p>
          </table:table-cell>
          <table:table-cell table:style-name="ce1"/>
          <table:table-cell office:value-type="float" office:value="-250" table:style-name="ce40">
            <text:p>-250,00</text:p>
          </table:table-cell>
          <table:table-cell office:value-type="float" office:value="-1081" table:formula="of:=[.H5]+[.F6]+[.G6]" table:style-name="ce40">
            <text:p>-1.08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office:value-type="float" office:value="0" table:formula="of:=[.D37]" table:style-name="ce40">
            <text:p>0,00</text:p>
          </table:table-cell>
          <table:table-cell table:style-name="ce24"/>
          <table:table-cell office:value-type="float" office:value="0" table:formula="of:=[.E37]" table:style-name="ce40">
            <text:p>0,00</text:p>
          </table:table-cell>
          <table:table-cell table:style-name="ce40"/>
          <table:table-cell office:value-type="float" office:value="-1081" table:formula="of:=[.H6]+[.F7]+[.G7]" table:style-name="ce40">
            <text:p>-1.08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0">
            <text:p>-5.147,64</text:p>
          </table:table-cell>
          <table:table-cell table:style-name="ce40"/>
          <table:table-cell office:value-type="float" office:value="-5147.6400000000003" table:style-name="ce40">
            <text:p>-5.147,64</text:p>
          </table:table-cell>
          <table:table-cell office:value-type="float" office:value="-6228.64" table:formula="of:=[.H7]+[.F8]+[.G8]" table:style-name="ce40">
            <text:p>-6.228,6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0">
            <text:p>-6.556,63</text:p>
          </table:table-cell>
          <table:table-cell table:style-name="ce1"/>
          <table:table-cell office:value-type="float" office:value="-6556.63" table:style-name="ce40">
            <text:p>-6.556,63</text:p>
          </table:table-cell>
          <table:table-cell office:value-type="float" office:value="-12785.27" table:formula="of:=[.H8]+[.F9]+[.G9]" table:style-name="ce40">
            <text:p>-12.785,27</text:p>
          </table:table-cell>
          <table:table-cell table:number-columns-repeated="16376"/>
        </table:table-row>
        <table:table-row table:style-name="ro3">
          <table:table-cell office:value-type="date" office:date-value="2023-08-01T00:00:00" table:style-name="ce54">
            <text:p>01.08.2023</text:p>
          </table:table-cell>
          <table:table-cell office:value-type="string" table:style-name="ce59">
            <text:p>Kira Adem Özen 3/12 Mrmr Ryl A Blok 82</text:p>
          </table:table-cell>
          <table:table-cell table:number-columns-repeated="2" table:style-name="ce59"/>
          <table:table-cell office:value-type="float" office:value="-5375" table:style-name="ce40">
            <text:p>-5.375,00</text:p>
          </table:table-cell>
          <table:table-cell table:style-name="ce1"/>
          <table:table-cell office:value-type="float" office:value="-5375" table:style-name="ce40">
            <text:p>-5.375,00</text:p>
          </table:table-cell>
          <table:table-cell office:value-type="float" office:value="-18160.27" table:formula="of:=[.H9]+[.F10]+[.G10]" table:style-name="ce40">
            <text:p>-18.160,27</text:p>
          </table:table-cell>
          <table:table-cell table:number-columns-repeated="16376"/>
        </table:table-row>
        <table:table-row table:style-name="ro3">
          <table:table-cell office:value-type="date" office:date-value="2023-08-01T00:00:00" table:style-name="ce54">
            <text:p>01.08.2023</text:p>
          </table:table-cell>
          <table:table-cell office:value-type="string" table:style-name="ce59">
            <text:p>Kira Adem Özen 3/12 Mrmr Ryl A Blok 82</text:p>
          </table:table-cell>
          <table:table-cell table:number-columns-repeated="2" table:style-name="ce59"/>
          <table:table-cell office:value-type="float" office:value="-2125" table:style-name="ce40">
            <text:p>-2.125,00</text:p>
          </table:table-cell>
          <table:table-cell table:style-name="ce1"/>
          <table:table-cell office:value-type="float" office:value="-2125" table:style-name="ce40">
            <text:p>-2.125,00</text:p>
          </table:table-cell>
          <table:table-cell office:value-type="float" office:value="-20285.27" table:formula="of:=[.H10]+[.F11]+[.G11]" table:style-name="ce40">
            <text:p>-20.285,2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idat Marmara Royal Site 3/12</text:p>
          </table:table-cell>
          <table:table-cell table:number-columns-repeated="2" table:style-name="ce59"/>
          <table:table-cell office:value-type="float" office:value="-674.74" table:style-name="ce40">
            <text:p>-674,74</text:p>
          </table:table-cell>
          <table:table-cell table:style-name="ce60"/>
          <table:table-cell office:value-type="float" office:value="-945.08" table:style-name="ce40">
            <text:p>-945,08</text:p>
          </table:table-cell>
          <table:table-cell office:value-type="float" office:value="-21230.350000000002" table:formula="of:=[.H11]+[.F12]+[.G12]" table:style-name="ce40">
            <text:p>-21.230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office:value-type="string" table:style-name="ce59">
            <text:p>devlet</text:p>
          </table:table-cell>
          <table:table-cell table:style-name="ce59"/>
          <table:table-cell office:value-type="float" office:value="-150" table:style-name="ce40">
            <text:p>-15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21230.350000000002" table:formula="of:=[.H12]+[.F13]+[.G13]" table:style-name="ce40">
            <text:p>-21.230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300" table:style-name="ce40">
            <text:p>-30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21230.350000000002" table:formula="of:=[.H13]+[.F14]+[.G14]" table:style-name="ce40">
            <text:p>-21.230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00" table:style-name="ce40">
            <text:p>-100,00</text:p>
          </table:table-cell>
          <table:table-cell table:style-name="ce60"/>
          <table:table-cell office:value-type="float" office:value="0" table:style-name="ce40">
            <text:p>0,00</text:p>
          </table:table-cell>
          <table:table-cell office:value-type="float" office:value="-21230.350000000002" table:formula="of:=[.H14]+[.F15]+[.G15]" table:style-name="ce40">
            <text:p>-21.230,35</text:p>
          </table:table-cell>
          <table:table-cell table:number-columns-repeated="16376"/>
        </table:table-row>
        <table:table-row table:style-name="ro3">
          <table:table-cell office:value-type="date" office:date-value="2023-08-14T00:00:00" table:style-name="ce93">
            <text:p>14.Ağu</text:p>
          </table:table-cell>
          <table:table-cell office:value-type="string" table:style-name="ce59">
            <text:p>Elektrik 8758480300 Bahçe</text:p>
          </table:table-cell>
          <table:table-cell table:number-columns-repeated="4" table:style-name="ce1"/>
          <table:table-cell office:value-type="float" office:value="-139" table:style-name="ce40">
            <text:p>-139,00</text:p>
          </table:table-cell>
          <table:table-cell office:value-type="float" office:value="-21369.350000000002" table:formula="of:=[.H15]+[.F16]+[.G16]" table:style-name="ce40">
            <text:p>-21.369,35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21369.350000000002" table:formula="of:=[.H16]+[.F17]+[.G17]" table:style-name="ce40">
            <text:p>-21.369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8" table:style-name="ce40">
            <text:p>-3.508,00</text:p>
          </table:table-cell>
          <table:table-cell office:value-type="float" office:value="-24877.350000000002" table:formula="of:=[.H17]+[.F18]+[.G18]" table:style-name="ce40">
            <text:p>-24.877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8" table:style-name="ce40">
            <text:p>-3.508,00</text:p>
          </table:table-cell>
          <table:table-cell office:value-type="float" office:value="-28385.350000000002" table:formula="of:=[.H18]+[.F19]+[.G19]" table:style-name="ce40">
            <text:p>-28.3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0">
            <text:p>-3.500,00</text:p>
          </table:table-cell>
          <table:table-cell table:style-name="ce40"/>
          <table:table-cell office:value-type="float" office:value="-3500" table:style-name="ce40">
            <text:p>-3.500,00</text:p>
          </table:table-cell>
          <table:table-cell office:value-type="float" office:value="-31885.350000000002" table:formula="of:=[.H19]+[.F20]+[.G20]" table:style-name="ce40">
            <text:p>-31.8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0"/>
          <table:table-cell table:number-columns-repeated="2" table:style-name="ce40"/>
          <table:table-cell office:value-type="float" office:value="-31885.350000000002" table:formula="of:=[.H20]+[.F21]+[.G21]" table:style-name="ce40">
            <text:p>-31.8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3">
            <text:p>₺7.500,00</text:p>
          </table:table-cell>
          <table:table-cell table:style-name="ce1"/>
          <table:table-cell office:value-type="float" office:value="7500" table:style-name="ce40">
            <text:p>7.500,00</text:p>
          </table:table-cell>
          <table:table-cell table:style-name="ce40"/>
          <table:table-cell office:value-type="float" office:value="-24385.350000000002" table:formula="of:=[.H21]+[.F22]+[.G22]" table:style-name="ce40">
            <text:p>-24.3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3">
            <text:p>₺2.800,00</text:p>
          </table:table-cell>
          <table:table-cell table:style-name="ce1"/>
          <table:table-cell office:value-type="float" office:value="2800" table:style-name="ce40">
            <text:p>2.800,00</text:p>
          </table:table-cell>
          <table:table-cell table:style-name="ce40"/>
          <table:table-cell office:value-type="float" office:value="-21585.350000000002" table:formula="of:=[.H22]+[.F23]+[.G23]" table:style-name="ce40">
            <text:p>-21.5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table:number-columns-repeated="2" table:style-name="ce40"/>
          <table:table-cell office:value-type="float" office:value="-21585.350000000002" table:formula="of:=[.H23]+[.F24]+[.G24]" table:style-name="ce40">
            <text:p>-21.585,35</text:p>
          </table:table-cell>
          <table:table-cell table:number-columns-repeated="16376"/>
        </table:table-row>
        <table:table-row table:style-name="ro3">
          <table:table-cell office:value-type="date" office:date-value="2023-08-29T00:00:00" table:style-name="ce54">
            <text:p>29.08.2023</text:p>
          </table:table-cell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-21585.350000000002" table:formula="of:=[.H24]+[.F25]+[.G25]" table:style-name="ce40">
            <text:p>-21.5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-21585.350000000002" table:formula="of:=[.H25]+[.F26]+[.G26]" table:style-name="ce40">
            <text:p>-21.585,35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0"/>
          <table:table-cell office:value-type="float" office:value="-21585.350000000002" table:formula="of:=[.H26]+[.F27]+[.G27]" table:style-name="ce40">
            <text:p>-21.585,3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8"/>
          <table:table-cell table:style-name="ce1"/>
          <table:table-cell table:style-name="ce40"/>
          <table:table-cell office:value-type="float" office:value="-5250" table:style-name="ce40">
            <text:p>-5.250,00</text:p>
          </table:table-cell>
          <table:table-cell office:value-type="float" office:value="-26835.350000000002" table:formula="of:=[.H27]+[.F28]+[.G28]" table:style-name="ce40">
            <text:p>-26.8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0" table:formula="of:=SUM([.D38:.D45])" table:style-name="ce77">
            <text:p>0,00</text:p>
          </table:table-cell>
          <table:table-cell office:value-type="float" office:value="0" table:formula="of:=SUM([.E38:.E45])" table:style-name="ce77">
            <text:p>0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1"/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5147.6399999999985" table:formula="of:=SUM([.E50:.E64])" table:style-name="ce53">
            <text:p>-5147,64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</text:p>
          </table:table-cell>
          <table:table-cell table:style-name="ce61"/>
          <table:table-cell office:value-type="string" table:style-name="ce61">
            <text:p><text:s/>9 – 9</text:p>
          </table:table-cell>
          <table:table-cell office:value-type="float" office:value="-1111.1199999999999" table:style-name="ce60">
            <text:p>-1.111,12</text:p>
          </table:table-cell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5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<text:s/>5 – 6</text:p>
          </table:table-cell>
          <table:table-cell office:value-type="float" office:value="-376.49" table:style-name="ce60">
            <text:p>-376,4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<text:s/>3 – 6</text:p>
          </table:table-cell>
          <table:table-cell office:value-type="float" office:value="-549.83000000000004" table:style-name="ce60">
            <text:p>-549,8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3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<text:s/>3 – 6</text:p>
          </table:table-cell>
          <table:table-cell office:value-type="float" office:value="-520.54999999999995" table:style-name="ce60">
            <text:p>-520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54">
            <text:p>01.06.20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2 – 6</text:p>
          </table:table-cell>
          <table:table-cell office:value-type="float" office:value="-666.67" table:style-name="ce60">
            <text:p>-666,6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yşe Balcı</text:p>
          </table:table-cell>
          <table:table-cell office:value-type="float" office:value="148.6" table:style-name="ce61">
            <text:p>148,6</text:p>
          </table:table-cell>
          <table:table-cell office:value-type="string" table:style-name="ce96">
            <text:p><text:s/>2 – 4</text:p>
          </table:table-cell>
          <table:table-cell office:value-type="float" office:value="-37.15" table:style-name="ce60">
            <text:p>-37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POBA - atila ev</text:p>
          </table:table-cell>
          <table:table-cell office:value-type="float" office:value="244.8" table:style-name="ce61">
            <text:p>244,8</text:p>
          </table:table-cell>
          <table:table-cell office:value-type="string" table:style-name="ce96">
            <text:p><text:s/>2 – 4</text:p>
          </table:table-cell>
          <table:table-cell office:value-type="float" office:value="-61.2" table:style-name="ce60">
            <text:p>-61,2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LUMBA</text:p>
          </table:table-cell>
          <table:table-cell office:value-type="float" office:value="1204.5" table:style-name="ce61">
            <text:p>1204,5</text:p>
          </table:table-cell>
          <table:table-cell office:value-type="string" table:style-name="ce96">
            <text:p><text:s/>2 – 4</text:p>
          </table:table-cell>
          <table:table-cell office:value-type="float" office:value="-301.13" table:style-name="ce60">
            <text:p>-301,1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1">
            <text:p>532,6</text:p>
          </table:table-cell>
          <table:table-cell office:value-type="string" table:style-name="ce96">
            <text:p><text:s/>2 – 4</text:p>
          </table:table-cell>
          <table:table-cell office:value-type="float" office:value="-133.15" table:style-name="ce60">
            <text:p>-133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1"/>
          <table:table-cell table:number-columns-repeated="2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05T00:00:00" table:style-name="ce54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0">
            <text:p>-132,90</text:p>
          </table:table-cell>
          <table:table-cell table:number-columns-repeated="16379" table:style-name="ce1"/>
        </table:table-row>
        <table:table-row table:style-name="ro3">
          <table:table-cell table:style-name="ce54"/>
          <table:table-cell table:number-columns-repeated="2" table:style-name="ce1"/>
          <table:table-cell office:value-type="string" table:style-name="ce56">
            <text:p>HESAP KESİM</text:p>
          </table:table-cell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6556.6299999999992" table:formula="of:=SUM([.E68:.E91])" table:style-name="ce53">
            <text:p>-6556,6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28T00:00:00" table:style-name="ce54">
            <text:p>28.06.2023</text:p>
          </table:table-cell>
          <table:table-cell office:value-type="string" table:style-name="ce61">
            <text:p><text:span text:style-name="T2">kbrs<text:s/></text:span>korcan iletişim kıbrıs</text:p>
          </table:table-cell>
          <table:table-cell table:number-columns-repeated="2" table:style-name="ce61"/>
          <table:table-cell office:value-type="float" office:value="-27.99" table:style-name="ce60">
            <text:p>-27,9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30T00:00:00" table:style-name="ce54">
            <text:p>30.06.2023</text:p>
          </table:table-cell>
          <table:table-cell office:value-type="string" table:style-name="ce61">
            <text:p><text:span text:style-name="T2">kbrs<text:s/></text:span>benzin m nissan</text:p>
          </table:table-cell>
          <table:table-cell table:number-columns-repeated="2" table:style-name="ce61"/>
          <table:table-cell office:value-type="float" office:value="-900" table:style-name="ce60">
            <text:p>-90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01T00:00:00" table:style-name="ce54">
            <text:p>01.07.2023</text:p>
          </table:table-cell>
          <table:table-cell office:value-type="string" table:style-name="ce61">
            <text:p><text:span text:style-name="T2">kbrs<text:s/></text:span>atlex co</text:p>
          </table:table-cell>
          <table:table-cell table:number-columns-repeated="2" table:style-name="ce61"/>
          <table:table-cell office:value-type="float" office:value="-207.59" table:style-name="ce60">
            <text:p>-207,5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04T00:00:00" table:style-name="ce54">
            <text:p>04.07.2023</text:p>
          </table:table-cell>
          <table:table-cell office:value-type="string" table:style-name="ce61">
            <text:p>ödeme oto</text:p>
          </table:table-cell>
          <table:table-cell office:value-type="float" office:value="3730.59" table:style-name="ce61">
            <text:p>3730,59</text:p>
          </table:table-cell>
          <table:table-cell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06T00:00:00" table:style-name="ce54">
            <text:p>06.07.2023</text:p>
          </table:table-cell>
          <table:table-cell office:value-type="string" table:style-name="ce80">
            <text:p>ödeme</text:p>
          </table:table-cell>
          <table:table-cell office:value-type="float" office:value="5595.88" table:style-name="ce44">
            <text:p>5595,88</text:p>
          </table:table-cell>
          <table:table-cell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float" office:value="9326.4700000000012" table:formula="of:=SUM([.C72:.C73])" table:style-name="ce56">
            <text:p>9326,47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3-07-08T00:00:00" table:style-name="ce54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7-08T00:00:00" table:style-name="ce54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3-07-09T00:00:00" table:style-name="ce54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7-09T00:00:00" table:style-name="ce54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1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7-12T00:00:00" table:style-name="ce54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1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7-12T00:00:00" table:style-name="ce54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3">
          <table:table-cell office:value-type="date" office:date-value="2023-07-13T00:00:00" table:style-name="ce54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3">
          <table:table-cell office:value-type="date" office:date-value="2023-07-14T00:00:00" table:style-name="ce54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3">
          <table:table-cell office:value-type="date" office:date-value="2023-07-17T00:00:00" table:style-name="ce54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3">
          <table:table-cell office:value-type="date" office:date-value="2023-07-18T00:00:00" table:style-name="ce54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3">
          <table:table-cell office:value-type="date" office:date-value="2023-07-22T00:00:00" table:style-name="ce54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3">
          <table:table-cell office:value-type="date" office:date-value="2023-07-23T00:00:00" table:style-name="ce54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3">
          <table:table-cell office:value-type="date" office:date-value="2023-07-23T00:00:00" table:style-name="ce54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3">
          <table:table-cell office:value-type="date" office:date-value="2023-07-24T00:00:00" table:style-name="ce54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3">
          <table:table-cell office:value-type="date" office:date-value="2023-07-24T00:00:00" table:style-name="ce54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3">
          <table:table-cell office:value-type="date" office:date-value="2023-07-24T00:00:00" table:style-name="ce54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office:value-type="string" table:style-name="ce56">
            <text:p>HESAP KESİM</text:p>
          </table:table-cell>
          <table:table-cell table:number-columns-repeated="16380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4" table:style-name="ro4">
          <table:table-cell table:number-columns-repeated="16384"/>
        </table:table-row>
        <table:table-row table:style-name="ro3">
          <table:table-cell office:value-type="string" table:style-name="ce94">
            <text:p>AĞUSTOS</text:p>
          </table:table-cell>
          <table:table-cell office:value-type="string" table:style-name="ce51">
            <text:p>Devir</text:p>
          </table:table-cell>
          <table:table-cell office:value-type="float" office:value="2023" table:style-name="ce50">
            <text:p>2023</text:p>
          </table:table-cell>
          <table:table-cell table:style-name="ce52"/>
          <table:table-cell office:value-type="float" office:value="399800.57" table:formula="of:=SUM([.E112:.E120])" table:style-name="ce53">
            <text:p>399800,57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8">
            <text:p>64.000,00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8">
            <text:p>53.088,00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245.88" table:style-name="ce48">
            <text:p>28.245,88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450.49" table:style-name="ce48">
            <text:p>450,49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4">
            <text:p>1.600,00</text:p>
          </table:table-cell>
          <table:table-cell office:value-type="float" office:value="111" table:style-name="ce24">
            <text:p>111,00</text:p>
          </table:table-cell>
          <table:table-cell office:value-type="float" office:value="177600" table:formula="of:=[.D116]*[.C116]" table:style-name="ce48">
            <text:p>177.600,00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0">
            <text:p>26,308</text:p>
          </table:table-cell>
          <table:table-cell office:value-type="float" office:value="850" table:style-name="ce24">
            <text:p>850,00</text:p>
          </table:table-cell>
          <table:table-cell office:value-type="float" office:value="22361.8" table:formula="of:=[.D117]*[.C117]" table:style-name="ce48">
            <text:p>22.361,80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0">
            <text:p>28,544</text:p>
          </table:table-cell>
          <table:table-cell office:value-type="float" office:value="100" table:style-name="ce24">
            <text:p>100,00</text:p>
          </table:table-cell>
          <table:table-cell office:value-type="float" office:value="2854.4" table:formula="of:=[.D118]*[.C118]" table:style-name="ce48">
            <text:p>2.854,40</text:p>
          </table:table-cell>
          <table:table-cell table:number-columns-repeated="16379"/>
        </table:table-row>
        <table:table-row table:style-name="ro3">
          <table:table-cell office:value-type="date" office:date-value="2023-08-31T00:00:00" table:style-name="ce54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50850" table:style-name="ce48">
            <text:p>50.850,00</text:p>
          </table:table-cell>
          <table:table-cell table:number-columns-repeated="16379"/>
        </table:table-row>
        <table:table-row table:style-name="ro3">
          <table:table-cell table:style-name="ce54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350" table:style-name="ce48">
            <text:p>350,00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office:value-type="string" office:string-value="AĞUSTOS" table:formula="of:=[.A111]" table:style-name="ce56">
            <text:p>AĞUSTOS</text:p>
          </table:table-cell>
          <table:table-cell office:value-type="string" table:style-name="ce47">
            <text:p><text:s/>Bakiye</text:p>
          </table:table-cell>
          <table:table-cell office:value-type="float" office:value="-21230.350000000002" table:formula="of:=[.H13]" table:style-name="ce40">
            <text:p>-21.230,35</text:p>
          </table:table-cell>
          <table:table-cell table:number-columns-repeated="16379"/>
        </table:table-row>
        <table:table-row table:style-name="ro3">
          <table:table-cell table:number-columns-repeated="3" table:style-name="ce1"/>
          <table:table-cell table:style-name="ce56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47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<text:s/>- EYLÜL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30300" table:formula="of:=SUM([.D4:.D29])" table:style-name="ce58">
            <text:p>130.300,00</text:p>
          </table:table-cell>
          <table:table-cell office:value-type="float" office:value="-31871.02" table:formula="of:=SUM([.E4:.E28])" table:style-name="ce58">
            <text:p>-31.871,02</text:p>
          </table:table-cell>
          <table:table-cell office:value-type="float" office:value="65000" table:formula="of:=SUM([.F4:.F30])" table:style-name="ce58">
            <text:p>65.000,00</text:p>
          </table:table-cell>
          <table:table-cell office:value-type="float" office:value="-20887.910000000003" table:formula="of:=SUM([.G4:.G30])" table:style-name="ce58">
            <text:p>-20.887,91</text:p>
          </table:table-cell>
          <table:table-cell office:value-type="float" office:value="44112.09" table:formula="of:=[.F2]+[.G2]" table:style-name="ce58">
            <text:p>44.112,09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317" table:style-name="ce40">
            <text:p>-317,00</text:p>
          </table:table-cell>
          <table:table-cell office:value-type="float" office:value="-317" table:formula="of:=[.H3]+[.F4]+[.G4]" table:style-name="ce40">
            <text:p>-317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59" table:style-name="ce40">
            <text:p>-559,00</text:p>
          </table:table-cell>
          <table:table-cell office:value-type="float" office:value="-876" table:formula="of:=[.H4]+[.F5]+[.G5]" table:style-name="ce40">
            <text:p>-876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TUSDATA 5/30</text:p>
          </table:table-cell>
          <table:table-cell table:number-columns-repeated="2" table:style-name="ce59"/>
          <table:table-cell office:value-type="float" office:value="-250" table:style-name="ce40">
            <text:p>-250,00</text:p>
          </table:table-cell>
          <table:table-cell table:style-name="ce1"/>
          <table:table-cell office:value-type="float" office:value="-250" table:style-name="ce40">
            <text:p>-250,00</text:p>
          </table:table-cell>
          <table:table-cell office:value-type="float" office:value="-1126" table:formula="of:=[.H5]+[.F6]+[.G6]" table:style-name="ce40">
            <text:p>-1.126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table:style-name="ce40"/>
          <table:table-cell office:value-type="float" office:value="-44.99" table:formula="of:=[.D42]*-1" table:style-name="ce40">
            <text:p>-44,99</text:p>
          </table:table-cell>
          <table:table-cell table:style-name="ce40"/>
          <table:table-cell office:value-type="float" office:value="-44.99" table:formula="of:=[.E42]*-1" table:style-name="ce40">
            <text:p>-44,99</text:p>
          </table:table-cell>
          <table:table-cell office:value-type="float" office:value="-1170.99" table:formula="of:=[.H6]+[.F7]+[.G7]" table:style-name="ce40">
            <text:p>-1.170,9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7338.2899999999991" table:formula="of:=[.E48]" table:style-name="ce40">
            <text:p>-7.338,29</text:p>
          </table:table-cell>
          <table:table-cell table:style-name="ce40"/>
          <table:table-cell office:value-type="float" office:value="-7338.29" table:style-name="ce40">
            <text:p>-7.338,29</text:p>
          </table:table-cell>
          <table:table-cell office:value-type="float" office:value="-8509.2800000000007" table:formula="of:=[.H7]+[.F8]+[.G8]" table:style-name="ce40">
            <text:p>-8.509,28</text:p>
          </table:table-cell>
          <table:table-cell table:number-columns-repeated="16376"/>
        </table:table-row>
        <table:table-row table:style-name="ro3">
          <table:table-cell office:value-type="date" office:date-value="2023-09-04T00:00:00" table:style-name="ce93">
            <text:p>4.Eyl</text:p>
          </table:table-cell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3842.66" table:formula="of:=[.E73]" table:style-name="ce40">
            <text:p>-3.842,66</text:p>
          </table:table-cell>
          <table:table-cell table:style-name="ce1"/>
          <table:table-cell office:value-type="float" office:value="-3842.65" table:style-name="ce40">
            <text:p>-3.842,65</text:p>
          </table:table-cell>
          <table:table-cell office:value-type="float" office:value="-12351.93" table:formula="of:=[.H8]+[.F9]+[.G9]" table:style-name="ce40">
            <text:p>-12.351,93</text:p>
          </table:table-cell>
          <table:table-cell table:number-columns-repeated="16376"/>
        </table:table-row>
        <table:table-row table:style-name="ro3">
          <table:table-cell office:value-type="date" office:date-value="2023-09-04T00:00:00" table:style-name="ce54">
            <text:p>04.09.2023</text:p>
          </table:table-cell>
          <table:table-cell office:value-type="string" table:style-name="ce59">
            <text:p>Kira Adem Özen 4/12 Mrmr Ryl A Blok 82</text:p>
          </table:table-cell>
          <table:table-cell table:number-columns-repeated="2" table:style-name="ce59"/>
          <table:table-cell office:value-type="float" office:value="-5375" table:style-name="ce40">
            <text:p>-5.375,00</text:p>
          </table:table-cell>
          <table:table-cell table:style-name="ce1"/>
          <table:table-cell office:value-type="float" office:value="-5375" table:style-name="ce40">
            <text:p>-5.375,00</text:p>
          </table:table-cell>
          <table:table-cell office:value-type="float" office:value="-17726.93" table:formula="of:=[.H9]+[.F10]+[.G10]" table:style-name="ce40">
            <text:p>-17.726,9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59">
            <text:p>Kira Adem Özen 4/12 Mrmr Ryl A Blok 82</text:p>
          </table:table-cell>
          <table:table-cell table:number-columns-repeated="2" table:style-name="ce59"/>
          <table:table-cell office:value-type="float" office:value="-2125" table:style-name="ce40">
            <text:p>-2.125,00</text:p>
          </table:table-cell>
          <table:table-cell table:style-name="ce1"/>
          <table:table-cell office:value-type="float" office:value="-2125" table:style-name="ce40">
            <text:p>-2.125,00</text:p>
          </table:table-cell>
          <table:table-cell office:value-type="float" office:value="-19851.93" table:formula="of:=[.H10]+[.F11]+[.G11]" table:style-name="ce40">
            <text:p>-19.851,9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idat Marmara Royal Site 4/12</text:p>
          </table:table-cell>
          <table:table-cell table:number-columns-repeated="2" table:style-name="ce59"/>
          <table:table-cell office:value-type="float" office:value="-945.08" table:style-name="ce40">
            <text:p>-945,08</text:p>
          </table:table-cell>
          <table:table-cell table:style-name="ce60"/>
          <table:table-cell office:value-type="float" office:value="-945.08" table:style-name="ce40">
            <text:p>-945,08</text:p>
          </table:table-cell>
          <table:table-cell office:value-type="float" office:value="-20797.010000000002" table:formula="of:=[.H11]+[.F12]+[.G12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60">
            <text:p>-150,00</text:p>
          </table:table-cell>
          <table:table-cell table:style-name="ce60"/>
          <table:table-cell table:style-name="ce40"/>
          <table:table-cell office:value-type="float" office:value="-20797.010000000002" table:formula="of:=[.H12]+[.F13]+[.G13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300" table:style-name="ce60">
            <text:p>-300,00</text:p>
          </table:table-cell>
          <table:table-cell table:style-name="ce60"/>
          <table:table-cell table:style-name="ce40"/>
          <table:table-cell office:value-type="float" office:value="-20797.010000000002" table:formula="of:=[.H13]+[.F14]+[.G14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60">
            <text:p>-100,00</text:p>
          </table:table-cell>
          <table:table-cell table:style-name="ce60"/>
          <table:table-cell table:style-name="ce40"/>
          <table:table-cell office:value-type="float" office:value="-20797.010000000002" table:formula="of:=[.H14]+[.F15]+[.G15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-20797.010000000002" table:formula="of:=[.H15]+[.F16]+[.G16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-20797.010000000002" table:formula="of:=[.H16]+[.F17]+[.G17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-20797.010000000002" table:formula="of:=[.H17]+[.F18]+[.G18]" table:style-name="ce40">
            <text:p>-20.797,01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60"/>
          <table:table-cell table:number-columns-repeated="2" table:style-name="ce40"/>
          <table:table-cell office:value-type="float" office:value="-20797.010000000002" table:formula="of:=[.H18]+[.F19]+[.G19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table:number-columns-repeated="2" table:style-name="ce40"/>
          <table:table-cell office:value-type="float" office:value="-20797.010000000002" table:formula="of:=[.H19]+[.F20]+[.G20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table:number-columns-repeated="2" table:style-name="ce40"/>
          <table:table-cell office:value-type="float" office:value="-20797.010000000002" table:formula="of:=[.H20]+[.F21]+[.G21]" table:style-name="ce40">
            <text:p>-20.797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table:number-columns-repeated="2" table:style-name="ce40"/>
          <table:table-cell office:value-type="float" office:value="-20797.010000000002" table:formula="of:=[.H21]+[.F22]+[.G22]" table:style-name="ce40">
            <text:p>-20.797,01</text:p>
          </table:table-cell>
          <table:table-cell table:number-columns-repeated="16376"/>
        </table:table-row>
        <table:table-row table:style-name="ro3">
          <table:table-cell office:value-type="date" office:date-value="2023-09-01T00:00:00" table:style-name="ce54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0"/>
          <table:table-cell office:value-type="float" office:value="-20797.010000000002" table:formula="of:=[.H22]+[.F23]+[.G23]" table:style-name="ce40">
            <text:p>-20.797,01</text:p>
          </table:table-cell>
          <table:table-cell table:number-columns-repeated="16376"/>
        </table:table-row>
        <table:table-row table:style-name="ro3">
          <table:table-cell office:value-type="date" office:date-value="2023-09-30T00:00:00" table:style-name="ce54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0"/>
          <table:table-cell office:value-type="float" office:value="-20797.010000000002" table:formula="of:=[.H23]+[.F24]+[.G24]" table:style-name="ce40">
            <text:p>-20.797,01</text:p>
          </table:table-cell>
          <table:table-cell table:number-columns-repeated="16376"/>
        </table:table-row>
        <table:table-row table:style-name="ro3">
          <table:table-cell office:value-type="date" office:date-value="2023-09-02T00:00:00" table:style-name="ce93">
            <text:p>2.Eyl</text:p>
          </table:table-cell>
          <table:table-cell office:value-type="string" table:style-name="ce1">
            <text:p>Kira snyE 96000 - 65000 = 31000 kalan</text:p>
          </table:table-cell>
          <table:table-cell table:style-name="ce1"/>
          <table:table-cell table:style-name="ce68"/>
          <table:table-cell table:style-name="ce1"/>
          <table:table-cell office:value-type="float" office:value="65000" table:style-name="ce40">
            <text:p>65.000,00</text:p>
          </table:table-cell>
          <table:table-cell table:style-name="ce40"/>
          <table:table-cell office:value-type="float" office:value="44202.99" table:formula="of:=[.H24]+[.F25]+[.G25]" table:style-name="ce40">
            <text:p>44.202,99</text:p>
          </table:table-cell>
          <table:table-cell table:number-columns-repeated="16376"/>
        </table:table-row>
        <table:table-row table:style-name="ro3">
          <table:table-cell office:value-type="date" office:date-value="2023-09-30T00:00:00" table:style-name="ce54">
            <text:p>30.09.2023</text:p>
          </table:table-cell>
          <table:table-cell office:value-type="string" table:style-name="ce1">
            <text:p>Kira snyE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number-columns-repeated="2" table:style-name="ce1"/>
          <table:table-cell table:style-name="ce40"/>
          <table:table-cell office:value-type="float" office:value="44202.99" table:formula="of:=[.H25]+[.F26]+[.G26]" table:style-name="ce40">
            <text:p>44.202,99</text:p>
          </table:table-cell>
          <table:table-cell table:number-columns-repeated="16376"/>
        </table:table-row>
        <table:table-row table:style-name="ro3">
          <table:table-cell office:value-type="date" office:date-value="2023-09-04T00:00:00" table:style-name="ce9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office:value-type="float" office:value="-90.9" table:style-name="ce40">
            <text:p>-90,90</text:p>
          </table:table-cell>
          <table:table-cell office:value-type="float" office:value="44112.09" table:formula="of:=[.H26]+[.F27]+[.G27]" table:style-name="ce40">
            <text:p>44.112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3502.0099999999998" table:formula="of:=SUM([.D37:.D44])" table:style-name="ce77">
            <text:p>3.502,01</text:p>
          </table:table-cell>
          <table:table-cell office:value-type="float" office:value="44.99" table:formula="of:=SUM([.E37:.E44])" table:style-name="ce77">
            <text:p>44,99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7338.2899999999991" table:formula="of:=SUM([.E49:.E70])" table:style-name="ce77">
            <text:p>-7.338,29</text:p>
          </table:table-cell>
          <table:table-cell table:number-columns-repeated="16379" table:style-name="ce1"/>
        </table:table-row>
        <table:table-row table:style-name="ro3">
          <table:table-cell table:style-name="ce54"/>
          <table:table-cell table:style-name="ce1"/>
          <table:table-cell table:number-columns-repeated="2" table:style-name="ce6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6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1">
            <text:p><text:s/>6 – 6</text:p>
          </table:table-cell>
          <table:table-cell office:value-type="float" office:value="-376.49" table:style-name="ce60">
            <text:p>-376,4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<text:s/>4 – 6</text:p>
          </table:table-cell>
          <table:table-cell office:value-type="float" office:value="-549.83000000000004" table:style-name="ce60">
            <text:p>-549,8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4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<text:s/>4 – 6</text:p>
          </table:table-cell>
          <table:table-cell office:value-type="float" office:value="-520.54999999999995" table:style-name="ce60">
            <text:p>-520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54">
            <text:p>01.06.20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3 – 6</text:p>
          </table:table-cell>
          <table:table-cell office:value-type="float" office:value="-666.67" table:style-name="ce60">
            <text:p>-666,6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yşe Balcı</text:p>
          </table:table-cell>
          <table:table-cell office:value-type="float" office:value="148.6" table:style-name="ce61">
            <text:p>148,6</text:p>
          </table:table-cell>
          <table:table-cell office:value-type="string" table:style-name="ce96">
            <text:p><text:s/>3 – 4</text:p>
          </table:table-cell>
          <table:table-cell office:value-type="float" office:value="-37.15" table:style-name="ce60">
            <text:p>-37,1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POBA - atila ev</text:p>
          </table:table-cell>
          <table:table-cell office:value-type="float" office:value="244.8" table:style-name="ce61">
            <text:p>244,8</text:p>
          </table:table-cell>
          <table:table-cell office:value-type="string" table:style-name="ce96">
            <text:p><text:s/>3 – 4</text:p>
          </table:table-cell>
          <table:table-cell office:value-type="float" office:value="-61.2" table:style-name="ce60">
            <text:p>-61,2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LUMBA</text:p>
          </table:table-cell>
          <table:table-cell office:value-type="float" office:value="1204.5" table:style-name="ce61">
            <text:p>1204,5</text:p>
          </table:table-cell>
          <table:table-cell office:value-type="string" table:style-name="ce96">
            <text:p><text:s/>3 – 4</text:p>
          </table:table-cell>
          <table:table-cell office:value-type="float" office:value="-301.13" table:style-name="ce60">
            <text:p>-301,1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1">
            <text:p>532,6</text:p>
          </table:table-cell>
          <table:table-cell office:value-type="string" table:style-name="ce96">
            <text:p><text:s/>3 – 4</text:p>
          </table:table-cell>
          <table:table-cell office:value-type="float" office:value="-133.15" table:style-name="ce60">
            <text:p>-133,15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8-01T00:00:00" table:style-name="ce54">
            <text:p>01.08.2023</text:p>
          </table:table-cell>
          <table:table-cell office:value-type="string" table:style-name="ce61">
            <text:p>gib merdal damga vrgs</text:p>
          </table:table-cell>
          <table:table-cell table:number-columns-repeated="2" table:style-name="ce1"/>
          <table:table-cell office:value-type="float" office:value="-260.02" table:style-name="ce60">
            <text:p>-260,0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1T00:00:00" table:style-name="ce93">
            <text:p>1.Ağu</text:p>
          </table:table-cell>
          <table:table-cell office:value-type="string" table:style-name="ce61">
            <text:p>gib</text:p>
          </table:table-cell>
          <table:table-cell table:number-columns-repeated="2" table:style-name="ce1"/>
          <table:table-cell office:value-type="float" office:value="-116.6" table:style-name="ce60">
            <text:p>-116,6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1T00:00:00" table:style-name="ce93">
            <text:p>1.Ağu</text:p>
          </table:table-cell>
          <table:table-cell office:value-type="string" table:style-name="ce61">
            <text:p>gib</text:p>
          </table:table-cell>
          <table:table-cell table:number-columns-repeated="2" table:style-name="ce1"/>
          <table:table-cell office:value-type="float" office:value="-23.75" table:style-name="ce60">
            <text:p>-23,75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2T00:00:00" table:style-name="ce93">
            <text:p>2.Ağu</text:p>
          </table:table-cell>
          <table:table-cell office:value-type="string" table:style-name="ce61">
            <text:p>çapa motor arıza enj</text:p>
          </table:table-cell>
          <table:table-cell table:number-columns-repeated="2" table:style-name="ce1"/>
          <table:table-cell office:value-type="float" office:value="-600" table:style-name="ce60">
            <text:p>-6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9T00:00:00" table:style-name="ce93">
            <text:p>9.Ağu</text:p>
          </table:table-cell>
          <table:table-cell office:value-type="float" office:value="2240" table:style-name="ce61">
            <text:p>2240</text:p>
          </table:table-cell>
          <table:table-cell table:number-columns-repeated="2" table:style-name="ce1"/>
          <table:table-cell office:value-type="float" office:value="-165.4" table:style-name="ce60">
            <text:p>-165,4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10T00:00:00" table:style-name="ce93">
            <text:p>10.Ağu</text:p>
          </table:table-cell>
          <table:table-cell office:value-type="string" table:style-name="ce6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0">
            <text:p>-71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15T00:00:00" table:style-name="ce93">
            <text:p>15.Ağu</text:p>
          </table:table-cell>
          <table:table-cell office:value-type="string" table:style-name="ce61">
            <text:p>audi bnzn</text:p>
          </table:table-cell>
          <table:table-cell table:number-columns-repeated="2" table:style-name="ce1"/>
          <table:table-cell office:value-type="float" office:value="-1806" table:style-name="ce60">
            <text:p>-1.806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20T00:00:00" table:style-name="ce93">
            <text:p>20.Ağu</text:p>
          </table:table-cell>
          <table:table-cell office:value-type="string" table:style-name="ce61">
            <text:p>ev interntet superonline</text:p>
          </table:table-cell>
          <table:table-cell table:number-columns-repeated="2" table:style-name="ce1"/>
          <table:table-cell office:value-type="float" office:value="-160.9" table:style-name="ce60">
            <text:p>-160,9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22T00:00:00" table:style-name="ce93">
            <text:p>22.Ağu</text:p>
          </table:table-cell>
          <table:table-cell office:value-type="string" table:style-name="ce61">
            <text:p>tcdd umut svs-ank-business <text:s/>248+</text:p>
          </table:table-cell>
          <table:table-cell table:style-name="ce1"/>
          <table:table-cell table:style-name="ce41"/>
          <table:table-cell office:value-type="float" office:value="-231" table:style-name="ce60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93"/>
          <table:table-cell table:style-name="ce61"/>
          <table:table-cell table:style-name="ce1"/>
          <table:table-cell office:value-type="string" table:style-name="ce101">
            <text:p>HESAP KESİM</text:p>
          </table:table-cell>
          <table:table-cell table:style-name="ce60"/>
          <table:table-cell table:number-columns-repeated="16379" table:style-name="ce1"/>
        </table:table-row>
        <table:table-row table:number-rows-repeated="2" table:style-name="ro3">
          <table:table-cell table:style-name="ce93"/>
          <table:table-cell table:style-name="ce61"/>
          <table:table-cell table:style-name="ce1"/>
          <table:table-cell table:style-name="ce41"/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3842.66" table:formula="of:=SUM([.E74:.E94])" table:style-name="ce53">
            <text:p>-3842,66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26T00:00:00" table:style-name="ce54">
            <text:p>26.07.2023</text:p>
          </table:table-cell>
          <table:table-cell office:value-type="string" table:style-name="ce61">
            <text:p>Lokanta yemek</text:p>
          </table:table-cell>
          <table:table-cell table:number-columns-repeated="2" table:style-name="ce61"/>
          <table:table-cell office:value-type="float" office:value="-245" table:style-name="ce60">
            <text:p>-245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27T00:00:00" table:style-name="ce54">
            <text:p>27.07.2023</text:p>
          </table:table-cell>
          <table:table-cell office:value-type="string" table:style-name="ce61">
            <text:p>et</text:p>
          </table:table-cell>
          <table:table-cell table:number-columns-repeated="2" table:style-name="ce61"/>
          <table:table-cell office:value-type="float" office:value="-150" table:style-name="ce60">
            <text:p>-150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28T00:00:00" table:style-name="ce54">
            <text:p>28.07.2023</text:p>
          </table:table-cell>
          <table:table-cell office:value-type="string" table:style-name="ce61">
            <text:p>toyota gaz afyon</text:p>
          </table:table-cell>
          <table:table-cell table:number-columns-repeated="2" table:style-name="ce61"/>
          <table:table-cell office:value-type="float" office:value="-555.87" table:style-name="ce60">
            <text:p>-555,8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28T00:00:00" table:style-name="ce54">
            <text:p>28.07.2023</text:p>
          </table:table-cell>
          <table:table-cell office:value-type="string" table:style-name="ce61">
            <text:p>kft ysf</text:p>
          </table:table-cell>
          <table:table-cell table:number-columns-repeated="2" table:style-name="ce61"/>
          <table:table-cell office:value-type="float" office:value="-328" table:style-name="ce60">
            <text:p>-328,00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7-29T00:00:00" table:style-name="ce54">
            <text:p>29.07.2023</text:p>
          </table:table-cell>
          <table:table-cell office:value-type="string" table:style-name="ce80">
            <text:p>mrkt</text:p>
          </table:table-cell>
          <table:table-cell table:number-columns-repeated="2" table:style-name="ce1"/>
          <table:table-cell office:value-type="float" office:value="-42.15" table:style-name="ce60">
            <text:p>-42,15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7-29T00:00:00" table:style-name="ce54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0"/>
          <table:table-cell table:number-columns-repeated="16378" table:style-name="ce1"/>
        </table:table-row>
        <table:table-row table:style-name="ro3">
          <table:table-cell office:value-type="date" office:date-value="2023-07-29T00:00:00" table:style-name="ce54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0"/>
          <table:table-cell table:number-columns-repeated="16378"/>
        </table:table-row>
        <table:table-row table:style-name="ro3">
          <table:table-cell office:value-type="date" office:date-value="2023-09-30T00:00:00" table:style-name="ce54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0"/>
          <table:table-cell table:number-columns-repeated="16378"/>
        </table:table-row>
        <table:table-row table:style-name="ro3">
          <table:table-cell office:value-type="date" office:date-value="2023-08-01T00:00:00" table:style-name="ce54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3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1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5T00:00:00" table:style-name="ce9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05T00:00:00" table:style-name="ce9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23T00:00:00" table:style-name="ce9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1048486" table:style-name="ro4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<text:s/>- <text:s/>EKİM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2800" table:formula="of:=SUM([.D4:.D28])" table:style-name="ce58">
            <text:p>22.800,00</text:p>
          </table:table-cell>
          <table:table-cell office:value-type="float" office:value="-79544.209999999992" table:formula="of:=SUM([.E4:.E27])" table:style-name="ce58">
            <text:p>-79.544,21</text:p>
          </table:table-cell>
          <table:table-cell office:value-type="float" office:value="0" table:formula="of:=SUM([.F4:.F28])" table:style-name="ce58">
            <text:p>0,00</text:p>
          </table:table-cell>
          <table:table-cell office:value-type="float" office:value="0" table:formula="of:=SUM([.G4:.G28])" table:style-name="ce58">
            <text:p>0,00</text:p>
          </table:table-cell>
          <table:table-cell office:value-type="float" office:value="0" table:formula="of:=[.F2]+[.G2]" table:style-name="ce58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60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60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TUSDATA 6/30</text:p>
          </table:table-cell>
          <table:table-cell table:number-columns-repeated="2" table:style-name="ce59"/>
          <table:table-cell office:value-type="float" office:value="-250" table:style-name="ce60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office:value-type="float" office:value="0" table:formula="of:=[.D35]" table:style-name="ce40">
            <text:p>0,00</text:p>
          </table:table-cell>
          <table:table-cell table:style-name="ce24"/>
          <table:table-cell office:value-type="float" office:value="0" table:formula="of:=[.E35]" table:style-name="ce40">
            <text:p>0,00</text:p>
          </table:table-cell>
          <table:table-cell table:style-name="ce1"/>
          <table:table-cell office:value-type="float" office:value="0" table:formula="of:=[.H6]+[.F7]+[.G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4">
            <text:p>-3.527,13</text:p>
          </table:table-cell>
          <table:table-cell table:style-name="ce40"/>
          <table:table-cell table:style-name="ce1"/>
          <table:table-cell office:value-type="float" office:value="0" table:formula="of:=[.H7]+[.F8]+[.G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372" table:formula="of:=[.E63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1-07T00:00:00" table:style-name="ce54">
            <text:p>07.01.2023</text:p>
          </table:table-cell>
          <table:table-cell office:value-type="string" table:style-name="ce59">
            <text:p>Kira Adem Özen /12 Mrmr Ryl A Blok 82</text:p>
          </table:table-cell>
          <table:table-cell table:number-columns-repeated="2" table:style-name="ce59"/>
          <table:table-cell office:value-type="float" office:value="-7500" table:style-name="ce60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idat Marmara Royal Site /12</text:p>
          </table:table-cell>
          <table:table-cell table:number-columns-repeated="2" table:style-name="ce59"/>
          <table:table-cell office:value-type="float" office:value="-945.08" table:style-name="ce60">
            <text:p>-945,08</text:p>
          </table:table-cell>
          <table:table-cell table:style-name="ce60"/>
          <table:table-cell table:style-name="ce40"/>
          <table:table-cell office:value-type="float" office:value="0" table:formula="of:=[.H10]+[.F11]+[.G11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60">
            <text:p>-150,00</text:p>
          </table:table-cell>
          <table:table-cell table:style-name="ce60"/>
          <table:table-cell table:style-name="ce40"/>
          <table:table-cell office:value-type="float" office:value="0" table:formula="of:=[.H11]+[.F12]+[.G12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300" table:style-name="ce60">
            <text:p>-300,00</text:p>
          </table:table-cell>
          <table:table-cell table:style-name="ce60"/>
          <table:table-cell table:style-name="ce40"/>
          <table:table-cell office:value-type="float" office:value="0" table:formula="of:=[.H12]+[.F13]+[.G13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60">
            <text:p>-100,00</text:p>
          </table:table-cell>
          <table:table-cell table:style-name="ce60"/>
          <table:table-cell table:style-name="ce40"/>
          <table:table-cell office:value-type="float" office:value="0" table:formula="of:=[.H13]+[.F14]+[.G1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4]+[.F15]+[.G1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60">
            <text:p>-55.000,00</text:p>
          </table:table-cell>
          <table:table-cell table:number-columns-repeated="2" table:style-name="ce40"/>
          <table:table-cell office:value-type="float" office:value="0" table:formula="of:=[.H15]+[.F16]+[.G1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6]+[.F17]+[.G1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7]+[.F18]+[.G18]" table:style-name="ce40">
            <text:p>0,00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60"/>
          <table:table-cell table:number-columns-repeated="2" table:style-name="ce40"/>
          <table:table-cell office:value-type="float" office:value="0" table:formula="of:=[.H18]+[.F19]+[.G19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19]+[.F20]+[.G2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0]+[.F21]+[.G21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1]+[.F22]+[.G22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0-30T00:00:00" table:style-name="ce54">
            <text:p>30.10.2023</text:p>
          </table:table-cell>
          <table:table-cell office:value-type="string" table:style-name="ce1">
            <text:p>Kira snyE 25- 6 = 19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number-columns-repeated="3" table:style-name="ce1"/>
          <table:table-cell office:value-type="float" office:value="0" table:formula="of:=[.H22]+[.F23]+[.G23]" table:style-name="ce40">
            <text:p>0,0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0" table:formula="of:=[.H23]+[.F24]+[.G2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0" table:formula="of:=SUM([.D36:.D43])" table:style-name="ce77">
            <text:p>0,00</text:p>
          </table:table-cell>
          <table:table-cell office:value-type="float" office:value="0" table:formula="of:=SUM([.E36:.E43])" table:style-name="ce77">
            <text:p>0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1"/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3527.13" table:formula="of:=SUM([.E48:.E60])" table:style-name="ce53">
            <text:p>-3527,13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7 – 10</text:p>
          </table:table-cell>
          <table:table-cell office:value-type="float" office:value="-61.39" table:style-name="ce60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<text:s/>5 – 6</text:p>
          </table:table-cell>
          <table:table-cell office:value-type="float" office:value="-549.83000000000004" table:style-name="ce60">
            <text:p>-549,8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5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<text:s/>5 – 6</text:p>
          </table:table-cell>
          <table:table-cell office:value-type="float" office:value="-520.54999999999995" table:style-name="ce60">
            <text:p>-520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54">
            <text:p>01.06.20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4 – 6</text:p>
          </table:table-cell>
          <table:table-cell office:value-type="float" office:value="-666.67" table:style-name="ce60">
            <text:p>-666,67</text:p>
          </table:table-cell>
          <table:table-cell office:value-type="float" office:value="0" table:style-name="ce40">
            <text:p>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yşe Balcı</text:p>
          </table:table-cell>
          <table:table-cell office:value-type="float" office:value="148.6" table:style-name="ce61">
            <text:p>148,6</text:p>
          </table:table-cell>
          <table:table-cell office:value-type="string" table:style-name="ce96">
            <text:p><text:s/>4 – 4</text:p>
          </table:table-cell>
          <table:table-cell office:value-type="float" office:value="-37.15" table:style-name="ce60">
            <text:p>-37,15</text:p>
          </table:table-cell>
          <table:table-cell office:value-type="float" office:value="0" table:style-name="ce40">
            <text:p>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POBA - atila ev</text:p>
          </table:table-cell>
          <table:table-cell office:value-type="float" office:value="244.8" table:style-name="ce61">
            <text:p>244,8</text:p>
          </table:table-cell>
          <table:table-cell office:value-type="string" table:style-name="ce96">
            <text:p><text:s/>4 – 4</text:p>
          </table:table-cell>
          <table:table-cell office:value-type="float" office:value="-61.2" table:style-name="ce60">
            <text:p>-61,20</text:p>
          </table:table-cell>
          <table:table-cell office:value-type="float" office:value="0" table:style-name="ce40">
            <text:p>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61">
            <text:p>BELEDİYE ALUMBA</text:p>
          </table:table-cell>
          <table:table-cell office:value-type="float" office:value="1204.5" table:style-name="ce61">
            <text:p>1204,5</text:p>
          </table:table-cell>
          <table:table-cell office:value-type="string" table:style-name="ce96">
            <text:p><text:s/>4 – 4</text:p>
          </table:table-cell>
          <table:table-cell office:value-type="float" office:value="-301.13" table:style-name="ce60">
            <text:p>-301,13</text:p>
          </table:table-cell>
          <table:table-cell office:value-type="float" office:value="0" table:style-name="ce40">
            <text:p>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5-31T00:00:00" table:style-name="ce5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1">
            <text:p>532,6</text:p>
          </table:table-cell>
          <table:table-cell office:value-type="string" table:style-name="ce96">
            <text:p><text:s/>4 – 4</text:p>
          </table:table-cell>
          <table:table-cell office:value-type="float" office:value="-133.15" table:style-name="ce60">
            <text:p>-133,15</text:p>
          </table:table-cell>
          <table:table-cell office:value-type="float" office:value="0" table:style-name="ce40">
            <text:p>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style-name="ce1"/>
          <table:table-cell table:number-columns-repeated="2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372" table:formula="of:=SUM([.E64:.E75])" table:style-name="ce53">
            <text:p>-37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1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ŞUBAT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02800" table:formula="of:=SUM([.D4:.D27])" table:style-name="ce58">
            <text:p>202.800,00</text:p>
          </table:table-cell>
          <table:table-cell office:value-type="float" office:value="-24711.58" table:formula="of:=SUM([.E4:.E26])" table:style-name="ce58">
            <text:p>-24.711,58</text:p>
          </table:table-cell>
          <table:table-cell office:value-type="float" office:value="0" table:formula="of:=SUM([.F4:.F28])" table:style-name="ce58">
            <text:p>0,00</text:p>
          </table:table-cell>
          <table:table-cell office:value-type="float" office:value="0" table:formula="of:=SUM([.G4:.G28])" table:style-name="ce58">
            <text:p>0,00</text:p>
          </table:table-cell>
          <table:table-cell office:value-type="float" office:value="0" table:formula="of:=[.F2]+[.G2]" table:style-name="ce58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60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60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TUSDATA 7/30</text:p>
          </table:table-cell>
          <table:table-cell table:number-columns-repeated="2" table:style-name="ce59"/>
          <table:table-cell office:value-type="float" office:value="-250" table:style-name="ce60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Elektrik 9522138254 Sanayi</text:p>
          </table:table-cell>
          <table:table-cell table:style-name="ce1"/>
          <table:table-cell office:value-type="float" office:value="0" table:formula="of:=[.D34]" table:style-name="ce40">
            <text:p>0,00</text:p>
          </table:table-cell>
          <table:table-cell table:style-name="ce24"/>
          <table:table-cell office:value-type="float" office:value="0" table:formula="of:=[.E34]" table:style-name="ce40">
            <text:p>0,00</text:p>
          </table:table-cell>
          <table:table-cell table:style-name="ce1"/>
          <table:table-cell office:value-type="float" office:value="0" table:formula="of:=[.H6]+[.F7]+[.G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4">
            <text:p>-2.994,50</text:p>
          </table:table-cell>
          <table:table-cell table:style-name="ce40"/>
          <table:table-cell table:style-name="ce1"/>
          <table:table-cell office:value-type="float" office:value="0" table:formula="of:=[.H7]+[.F8]+[.G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-372" table:formula="of:=[.E62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1-07T00:00:00" table:style-name="ce54">
            <text:p>07.01.2023</text:p>
          </table:table-cell>
          <table:table-cell office:value-type="string" table:style-name="ce59">
            <text:p>Kira Adem Özen /12 Mrmr Ryl A Blok 82</text:p>
          </table:table-cell>
          <table:table-cell table:number-columns-repeated="2" table:style-name="ce59"/>
          <table:table-cell office:value-type="float" office:value="-7500" table:style-name="ce60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idat Marmara Royal Site /12</text:p>
          </table:table-cell>
          <table:table-cell table:number-columns-repeated="2" table:style-name="ce59"/>
          <table:table-cell office:value-type="float" office:value="-945.08" table:style-name="ce60">
            <text:p>-945,08</text:p>
          </table:table-cell>
          <table:table-cell table:style-name="ce60"/>
          <table:table-cell table:style-name="ce40"/>
          <table:table-cell office:value-type="float" office:value="0" table:formula="of:=[.H10]+[.F11]+[.G11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60">
            <text:p>-150,00</text:p>
          </table:table-cell>
          <table:table-cell table:style-name="ce60"/>
          <table:table-cell table:style-name="ce40"/>
          <table:table-cell office:value-type="float" office:value="0" table:formula="of:=[.H11]+[.F12]+[.G12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60">
            <text:p>-1.000,00</text:p>
          </table:table-cell>
          <table:table-cell table:style-name="ce60"/>
          <table:table-cell table:style-name="ce40"/>
          <table:table-cell office:value-type="float" office:value="0" table:formula="of:=[.H12]+[.F13]+[.G13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60">
            <text:p>-100,00</text:p>
          </table:table-cell>
          <table:table-cell table:style-name="ce60"/>
          <table:table-cell table:style-name="ce40"/>
          <table:table-cell office:value-type="float" office:value="0" table:formula="of:=[.H13]+[.F14]+[.G1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4]+[.F15]+[.G1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5]+[.F16]+[.G1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6]+[.F17]+[.G17]" table:style-name="ce40">
            <text:p>0,00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60"/>
          <table:table-cell table:number-columns-repeated="2" table:style-name="ce40"/>
          <table:table-cell office:value-type="float" office:value="0" table:formula="of:=[.H17]+[.F18]+[.G1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18]+[.F19]+[.G19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table:number-columns-repeated="2" table:style-name="ce40"/>
          <table:table-cell office:value-type="float" office:value="0" table:formula="of:=[.H19]+[.F20]+[.G2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0]+[.F21]+[.G21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1-01T00:00:00" table:style-name="ce54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68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1-30T00:00:00" table:style-name="ce54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68">
            <text:p>₺120.0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2]+[.F23]+[.G23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1-30T00:00:00" table:style-name="ce54">
            <text:p>30.11.2023</text:p>
          </table:table-cell>
          <table:table-cell office:value-type="string" table:style-name="ce1">
            <text:p>Kira snyE 19- 6 = 13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40"/>
          <table:table-cell table:style-name="ce1"/>
          <table:table-cell table:number-columns-repeated="3" table:style-name="ce40"/>
          <table:table-cell table:number-columns-repeated="16376"/>
        </table:table-row>
        <table:table-row table:style-name="ro1">
          <table:table-cell table:style-name="ce1"/>
          <table:table-cell table:style-name="ce69"/>
          <table:table-cell table:number-columns-repeated="3" table:style-name="ce1"/>
          <table:table-cell table:number-columns-repeated="3" table:style-name="ce40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5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70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70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73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75">
            <text:p>03.01.20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0" table:formula="of:=SUM([.D35:.D42])" table:style-name="ce77">
            <text:p>0,00</text:p>
          </table:table-cell>
          <table:table-cell office:value-type="float" office:value="0" table:formula="of:=SUM([.E35:.E42])" table:style-name="ce77">
            <text:p>0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1"/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2" table:style-name="ce61"/>
          <table:table-cell table:style-name="ce60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1"/>
          <table:table-cell table:style-name="ce48"/>
          <table:table-cell table:number-columns-repeated="16382" table:style-name="ce1"/>
        </table:table-row>
        <table:table-row table:style-name="ro3">
          <table:table-cell table:style-name="ce1"/>
          <table:table-cell table:style-name="ce68"/>
          <table:table-cell table:number-columns-repeated="16382" table:style-name="ce1"/>
        </table:table-row>
        <table:table-row table:style-name="ro3">
          <table:table-cell table:style-name="ce5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2994.5" table:formula="of:=SUM([.E47:.E59])" table:style-name="ce53">
            <text:p>-2994,5</text:p>
          </table:table-cell>
          <table:table-cell table:number-columns-repeated="16379" table:style-name="ce1"/>
        </table:table-row>
        <table:table-row table:style-name="ro3">
          <table:table-cell table:style-name="ce54"/>
          <table:table-cell table:style-name="ce1"/>
          <table:table-cell table:number-columns-repeated="2" table:style-name="ce6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5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8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Amazon – asus b660 plus anakart</text:p>
          </table:table-cell>
          <table:table-cell office:value-type="float" office:value="3299" table:style-name="ce61">
            <text:p>3299</text:p>
          </table:table-cell>
          <table:table-cell office:value-type="string" table:style-name="ce41">
            <text:p>6 – 6</text:p>
          </table:table-cell>
          <table:table-cell office:value-type="float" office:value="-549.83000000000004" table:style-name="ce60">
            <text:p>-549,83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54">
            <text:p>27.04.20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6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8T00:00:00" table:style-name="ce5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1">
            <text:p>3123,29</text:p>
          </table:table-cell>
          <table:table-cell office:value-type="string" table:style-name="ce96">
            <text:p>6 – 6</text:p>
          </table:table-cell>
          <table:table-cell office:value-type="float" office:value="-520.54999999999995" table:style-name="ce60">
            <text:p>-520,55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54">
            <text:p>01.06.20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5 – 6</text:p>
          </table:table-cell>
          <table:table-cell office:value-type="float" office:value="-666.67" table:style-name="ce60">
            <text:p>-666,67</text:p>
          </table:table-cell>
          <table:table-cell table:number-columns-repeated="3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1"/>
          <table:table-cell table:number-columns-repeated="2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-372" table:formula="of:=SUM([.E63:.E74])" table:style-name="ce53">
            <text:p>-372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4-10T00:00:00" table:style-name="ce5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8-03T00:00:00" table:style-name="ce9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1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54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3" table:style-name="ce1"/>
          <table:table-cell table:style-name="ce41"/>
          <table:table-cell table:number-columns-repeated="16380" table:style-name="ce1"/>
        </table:table-row>
        <table:table-row table:number-rows-repeated="1048501" table:style-name="ro4">
          <table:table-cell table:number-columns-repeated="16384"/>
        </table:table-row>
      </table:table>
      <table:table table:name="12_23" table:style-name="ta1">
        <table:table-column table:style-name="co12" table:default-cell-style-name="ce102"/>
        <table:table-column table:style-name="co35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3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3">
          <table:table-cell table:style-name="ce102"/>
          <table:table-cell table:number-columns-repeated="3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103">
            <text:p>- ŞUBAT 2023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49800" table:formula="of:=SUM([.D4:.D31])" table:style-name="ce58">
            <text:p>149.800,00</text:p>
          </table:table-cell>
          <table:table-cell office:value-type="float" office:value="-117422.71" table:formula="of:=SUM([.E4:.E31])" table:style-name="ce58">
            <text:p>-117.422,71</text:p>
          </table:table-cell>
          <table:table-cell office:value-type="float" office:value="0" table:formula="of:=SUM([.F4:.F31])" table:style-name="ce58">
            <text:p>0,00</text:p>
          </table:table-cell>
          <table:table-cell office:value-type="float" office:value="-38137.793000000005" table:formula="of:=SUM([.G4:.G31])" table:style-name="ce58">
            <text:p>-38.137,79</text:p>
          </table:table-cell>
          <table:table-cell office:value-type="float" office:value="-38137.793000000005" table:formula="of:=[.F2]+[.G2]" table:style-name="ce58">
            <text:p>-38.137,79</text:p>
          </table:table-cell>
          <table:table-cell table:number-columns-repeated="16376"/>
        </table:table-row>
        <table:table-row table:style-name="ro3">
          <table:table-cell table:style-name="ce102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Elektrik 5847500300 Kümbet D09</text:p>
          </table:table-cell>
          <table:table-cell table:number-columns-repeated="2" table:style-name="ce59"/>
          <table:table-cell office:value-type="float" office:value="-400" table:style-name="ce60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Elektrik 8222520300 Kümbet D10</text:p>
          </table:table-cell>
          <table:table-cell table:number-columns-repeated="2" table:style-name="ce59"/>
          <table:table-cell office:value-type="float" office:value="-500" table:style-name="ce60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TUSDATA 8/30 <text:s text:c="17"/>8*250 = 2000</text:p>
          </table:table-cell>
          <table:table-cell table:number-columns-repeated="2" table:style-name="ce59"/>
          <table:table-cell office:value-type="float" office:value="-250" table:style-name="ce60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TUSDATA 9/30 – 20/30 <text:s text:c="2"/>12*250 = 3000</text:p>
          </table:table-cell>
          <table:table-cell table:number-columns-repeated="2" table:style-name="ce59"/>
          <table:table-cell office:value-type="float" office:value="-3000" table:style-name="ce60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TUSDATA 21/30-30/30 <text:s text:c="2"/>10*8845 = 88450</text:p>
          </table:table-cell>
          <table:table-cell table:number-columns-repeated="2" table:style-name="ce59"/>
          <table:table-cell office:value-type="float" office:value="-88450" table:style-name="ce60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TUSDATA <text:s/>TOPLAM <text:s text:c="24"/>93450</text:p>
          </table:table-cell>
          <table:table-cell table:number-columns-repeated="2" table:style-name="ce59"/>
          <table:table-cell office:value-type="float" office:value="-250" table:style-name="ce60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62">
            <text:p>Elektrik 9522138254 Sanayi</text:p>
          </table:table-cell>
          <table:table-cell table:style-name="ce1"/>
          <table:table-cell office:value-type="float" office:value="0" table:formula="of:=[.D60]" table:style-name="ce40">
            <text:p>0,00</text:p>
          </table:table-cell>
          <table:table-cell table:style-name="ce24"/>
          <table:table-cell office:value-type="float" office:value="0" table:formula="of:=[.E60]" table:style-name="ce40">
            <text:p>0,00</text:p>
          </table:table-cell>
          <table:table-cell table:style-name="ce1"/>
          <table:table-cell office:value-type="float" office:value="0" table:formula="of:=[.H9]+[.F10]+[.G1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62">
            <text:p>KK 4876 İşbank</text:p>
          </table:table-cell>
          <table:table-cell table:number-columns-repeated="2" table:style-name="ce1"/>
          <table:table-cell office:value-type="float" office:value="-4377.6299999999992" table:formula="of:=[.E72]" table:style-name="ce60">
            <text:p>-4.377,63</text:p>
          </table:table-cell>
          <table:table-cell table:style-name="ce40"/>
          <table:table-cell table:style-name="ce1"/>
          <table:table-cell office:value-type="float" office:value="0" table:formula="of:=[.H10]+[.F11]+[.G11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62">
            <text:p>KK 5165 Denizbank</text:p>
          </table:table-cell>
          <table:table-cell table:number-columns-repeated="2" table:style-name="ce1"/>
          <table:table-cell office:value-type="float" office:value="0" table:formula="of:=[.E89]" table:style-name="ce60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1-07T00:00:00" table:style-name="ce102">
            <text:p>07.01.23</text:p>
          </table:table-cell>
          <table:table-cell office:value-type="string" table:style-name="ce59">
            <text:p>Kira Adem Özen /12 Mrmr Ryl A Blok 82</text:p>
          </table:table-cell>
          <table:table-cell table:number-columns-repeated="2" table:style-name="ce59"/>
          <table:table-cell office:value-type="float" office:value="-7500" table:style-name="ce60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Aidat Marmara Royal Site /12</text:p>
          </table:table-cell>
          <table:table-cell table:number-columns-repeated="2" table:style-name="ce59"/>
          <table:table-cell office:value-type="float" office:value="-945.08" table:style-name="ce60">
            <text:p>-945,08</text:p>
          </table:table-cell>
          <table:table-cell table:style-name="ce60"/>
          <table:table-cell table:style-name="ce40"/>
          <table:table-cell office:value-type="float" office:value="0" table:formula="of:=[.H13]+[.F14]+[.G1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9">
            <text:p>Doğalgaz Marmara Royal Ablok D:82</text:p>
          </table:table-cell>
          <table:table-cell table:number-columns-repeated="2" table:style-name="ce59"/>
          <table:table-cell office:value-type="float" office:value="-150" table:style-name="ce60">
            <text:p>-150,00</text:p>
          </table:table-cell>
          <table:table-cell table:style-name="ce60"/>
          <table:table-cell table:style-name="ce40"/>
          <table:table-cell office:value-type="float" office:value="0" table:formula="of:=[.H14]+[.F15]+[.G1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61">
            <text:p>Doğalgaz 800004222954 Kümbet D10</text:p>
          </table:table-cell>
          <table:table-cell table:number-columns-repeated="2" table:style-name="ce61"/>
          <table:table-cell office:value-type="float" office:value="-1000" table:style-name="ce60">
            <text:p>-1.000,00</text:p>
          </table:table-cell>
          <table:table-cell table:style-name="ce60"/>
          <table:table-cell table:style-name="ce40"/>
          <table:table-cell office:value-type="float" office:value="0" table:formula="of:=[.H15]+[.F16]+[.G16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61">
            <text:p>Doğalgaz 800004222959 Kümbet D09</text:p>
          </table:table-cell>
          <table:table-cell table:number-columns-repeated="2" table:style-name="ce61"/>
          <table:table-cell office:value-type="float" office:value="-100" table:style-name="ce60">
            <text:p>-100,00</text:p>
          </table:table-cell>
          <table:table-cell table:style-name="ce60"/>
          <table:table-cell table:style-name="ce40"/>
          <table:table-cell office:value-type="float" office:value="0" table:formula="of:=[.H16]+[.F17]+[.G1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7]+[.F18]+[.G1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8]+[.F19]+[.G19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0">
            <text:p>-3.500,00</text:p>
          </table:table-cell>
          <table:table-cell table:number-columns-repeated="2" table:style-name="ce40"/>
          <table:table-cell office:value-type="float" office:value="0" table:formula="of:=[.H19]+[.F20]+[.G20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table:number-columns-repeated="3" table:style-name="ce1"/>
          <table:table-cell table:style-name="ce60"/>
          <table:table-cell table:number-columns-repeated="2" table:style-name="ce40"/>
          <table:table-cell office:value-type="float" office:value="0" table:formula="of:=[.H20]+[.F21]+[.G21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1]+[.F22]+[.G22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2]+[.F23]+[.G23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3]+[.F24]+[.G24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2-31T00:00:00" table:style-name="ce102">
            <text:p>31.12.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68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12-31T00:00:00" table:style-name="ce102">
            <text:p>31.12.23</text:p>
          </table:table-cell>
          <table:table-cell office:value-type="string" table:style-name="ce1">
            <text:p>Kira snyE 13- 6 = 7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5]+[.F26]+[.G26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4-01-31T00:00:00" table:style-name="ce102">
            <text:p>31.01.24</text:p>
          </table:table-cell>
          <table:table-cell office:value-type="string" table:style-name="ce1">
            <text:p>Kira snyE 7- 7 = 0 kalan</text:p>
          </table:table-cell>
          <table:table-cell table:style-name="ce1"/>
          <table:table-cell office:value-type="currency" office:value="7000" table:style-name="ce68">
            <text:p>₺7.000,00</text:p>
          </table:table-cell>
          <table:table-cell table:style-name="ce1"/>
          <table:table-cell table:number-columns-repeated="2" table:style-name="ce40"/>
          <table:table-cell office:value-type="float" office:value="0" table:formula="of:=[.H26]+[.F27]+[.G27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table:number-columns-repeated="2"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0" table:formula="of:=[.H27]+[.F28]+[.G28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table:number-columns-repeated="2" table:style-name="ce1"/>
          <table:table-cell table:style-name="ce68"/>
          <table:table-cell table:style-name="ce1"/>
          <table:table-cell table:number-columns-repeated="2" table:style-name="ce40"/>
          <table:table-cell office:value-type="float" office:value="0" table:formula="of:=[.H28]+[.F29]+[.G29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54">
            <text:p>2023 YILI NAZAN BALCI</text:p>
          </table:table-cell>
          <table:table-cell table:number-columns-repeated="4" table:style-name="ce1"/>
          <table:table-cell office:value-type="float" office:value="-38137.793000000005" table:formula="of:=[.H43]" table:style-name="ce104">
            <text:p>-38.137,79</text:p>
          </table:table-cell>
          <table:table-cell office:value-type="float" office:value="-38137.793000000005" table:formula="of:=[.H29]+[.F30]+[.G30]" table:style-name="ce40">
            <text:p>-38.137,79</text:p>
          </table:table-cell>
          <table:table-cell table:number-columns-repeated="16376"/>
        </table:table-row>
        <table:table-row table:style-name="ro3">
          <table:table-cell table:style-name="ce102"/>
          <table:table-cell table:number-columns-repeated="6" table:style-name="ce1"/>
          <table:table-cell table:style-name="ce40"/>
          <table:table-cell table:number-columns-repeated="16376"/>
        </table:table-row>
        <table:table-row table:style-name="ro3">
          <table:table-cell office:value-type="string" table:style-name="ce102">
            <text:p>2023 YILI NAZAN BALCI</text:p>
          </table:table-cell>
          <table:table-cell table:number-columns-repeated="2" table:style-name="ce1"/>
          <table:table-cell table:style-name="ce68"/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office:value-type="string" table:style-name="ce102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1">
            <text:p>Kira Bedeli</text:p>
          </table:table-cell>
          <table:table-cell office:value-type="string" table:style-name="ce105">
            <text:p>Oran %</text:p>
          </table:table-cell>
          <table:table-cell office:value-type="string" table:style-name="ce41">
            <text:p>Oran TL Tutar</text:p>
          </table:table-cell>
          <table:table-cell office:value-type="string" table:style-name="ce106">
            <text:p>Ödendi</text:p>
          </table:table-cell>
          <table:table-cell office:value-type="string" table:style-name="ce41">
            <text:p>Oran TL</text:p>
          </table:table-cell>
          <table:table-cell office:value-type="string" table:style-name="ce107">
            <text:p>Genel Toplam</text:p>
          </table:table-cell>
          <table:table-cell table:number-columns-repeated="16376"/>
        </table:table-row>
        <table:table-row table:style-name="ro3">
          <table:table-cell office:value-type="date" office:date-value="2023-02-06T00:00:00" table:style-name="ce102">
            <text:p>06.02.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108">
            <text:p>692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619.3561199999999" table:formula="of:=[.C34]*[.D34]*-1" table:style-name="ce30">
            <text:p>-1.619,36</text:p>
          </table:table-cell>
          <table:table-cell office:value-type="float" office:value="1" table:style-name="ce106">
            <text:p>1</text:p>
          </table:table-cell>
          <table:table-cell office:value-type="float" office:value="-1619.3561199999999" table:formula="of:=IF([.F34]=1;[.E34];0)" table:style-name="ce60">
            <text:p>-1.619,36</text:p>
          </table:table-cell>
          <table:table-cell office:value-type="float" office:value="-1617.3561199999999" table:formula="of:=[.F34]+[.F34]+[.G34]" table:style-name="ce40">
            <text:p>-1.617,36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3042.143" table:formula="of:=[.C35]*[.D35]*-1" table:style-name="ce30">
            <text:p>-3.042,14</text:p>
          </table:table-cell>
          <table:table-cell office:value-type="float" office:value="1" table:style-name="ce106">
            <text:p>1</text:p>
          </table:table-cell>
          <table:table-cell office:value-type="float" office:value="-3042.143" table:formula="of:=IF([.F35]=1;[.E35];0)" table:style-name="ce60">
            <text:p>-3.042,14</text:p>
          </table:table-cell>
          <table:table-cell office:value-type="float" office:value="-4658.4991200000004" table:formula="of:=[.H34]+[.F35]+[.G35]" table:style-name="ce40">
            <text:p>-4.658,50</text:p>
          </table:table-cell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6571.0288799999998" table:formula="of:=[.C36]*[.D36]*-1" table:style-name="ce30">
            <text:p>-6.571,03</text:p>
          </table:table-cell>
          <table:table-cell office:value-type="float" office:value="1" table:style-name="ce106">
            <text:p>1</text:p>
          </table:table-cell>
          <table:table-cell office:value-type="float" office:value="-6571.0288799999998" table:formula="of:=IF([.F36]=1;[.E36];0)" table:style-name="ce60">
            <text:p>-6.571,03</text:p>
          </table:table-cell>
          <table:table-cell office:value-type="float" office:value="-11228.528" table:formula="of:=[.H35]+[.F36]+[.G36]" table:style-name="ce40">
            <text:p>-11.228,53</text:p>
          </table:table-cell>
          <table:table-cell table:number-columns-repeated="16376"/>
        </table:table-row>
        <table:table-row table:style-name="ro3">
          <table:table-cell office:value-type="date" office:date-value="2023-07-15T00:00:00" table:style-name="ce102">
            <text:p>15.07.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1700.55" table:formula="of:=[.C37]*[.D37]*-1" table:style-name="ce30">
            <text:p>-11.700,55</text:p>
          </table:table-cell>
          <table:table-cell office:value-type="float" office:value="1" table:style-name="ce106">
            <text:p>1</text:p>
          </table:table-cell>
          <table:table-cell office:value-type="float" office:value="-11700.55" table:formula="of:=IF([.F37]=1;[.E37];0)" table:style-name="ce60">
            <text:p>-11.700,55</text:p>
          </table:table-cell>
          <table:table-cell office:value-type="float" office:value="-22928.078000000001" table:formula="of:=[.H36]+[.F37]+[.G37]" table:style-name="ce40">
            <text:p>-22.928,08</text:p>
          </table:table-cell>
          <table:table-cell table:number-columns-repeated="16376"/>
        </table:table-row>
        <table:table-row table:style-name="ro3">
          <table:table-cell office:value-type="date" office:date-value="2023-09-02T00:00:00" table:style-name="ce102">
            <text:p>02.09.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1">
            <text:p>65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5210.715" table:formula="of:=[.C38]*[.D38]*-1" table:style-name="ce30">
            <text:p>-15.210,72</text:p>
          </table:table-cell>
          <table:table-cell office:value-type="float" office:value="1" table:style-name="ce106">
            <text:p>1</text:p>
          </table:table-cell>
          <table:table-cell office:value-type="float" office:value="-15210.715" table:formula="of:=IF([.F38]=1;[.E38];0)" table:style-name="ce60">
            <text:p>-15.210,72</text:p>
          </table:table-cell>
          <table:table-cell office:value-type="float" office:value="-38137.793000000005" table:formula="of:=[.H37]+[.F38]+[.G38]" table:style-name="ce40">
            <text:p>-38.137,79</text:p>
          </table:table-cell>
          <table:table-cell table:number-columns-repeated="16376"/>
        </table:table-row>
        <table:table-row table:style-name="ro3">
          <table:table-cell office:value-type="date" office:date-value="2023-09-30T00:00:00" table:style-name="ce102">
            <text:p>30.09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404.066" table:formula="of:=[.C39]*[.D39]*-1" table:style-name="ce30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39]=1;[.E39];0)" table:style-name="ce60">
            <text:p>0,00</text:p>
          </table:table-cell>
          <table:table-cell office:value-type="float" office:value="-38137.793000000005" table:formula="of:=[.H38]+[.F39]+[.G39]" table:style-name="ce40">
            <text:p>-38.137,79</text:p>
          </table:table-cell>
          <table:table-cell table:number-columns-repeated="16376"/>
        </table:table-row>
        <table:table-row table:style-name="ro3">
          <table:table-cell office:value-type="date" office:date-value="2023-10-30T00:00:00" table:style-name="ce102">
            <text:p>30.10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404.066" table:formula="of:=[.C40]*[.D40]*-1" table:style-name="ce30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0]=1;[.E40];0)" table:style-name="ce60">
            <text:p>0,00</text:p>
          </table:table-cell>
          <table:table-cell office:value-type="float" office:value="-38137.793000000005" table:formula="of:=[.H39]+[.F40]+[.G40]" table:style-name="ce40">
            <text:p>-38.137,79</text:p>
          </table:table-cell>
          <table:table-cell table:number-columns-repeated="16376"/>
        </table:table-row>
        <table:table-row table:style-name="ro3">
          <table:table-cell office:value-type="date" office:date-value="2023-11-30T00:00:00" table:style-name="ce102">
            <text:p>30.11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404.066" table:formula="of:=[.C41]*[.D41]*-1" table:style-name="ce30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1]=1;[.E41];0)" table:style-name="ce60">
            <text:p>0,00</text:p>
          </table:table-cell>
          <table:table-cell office:value-type="float" office:value="-38137.793000000005" table:formula="of:=[.H40]+[.F41]+[.G41]" table:style-name="ce40">
            <text:p>-38.137,79</text:p>
          </table:table-cell>
          <table:table-cell table:number-columns-repeated="16376"/>
        </table:table-row>
        <table:table-row table:style-name="ro3">
          <table:table-cell office:value-type="date" office:date-value="2023-12-30T00:00:00" table:style-name="ce102">
            <text:p>30.12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404.066" table:formula="of:=[.C42]*[.D42]*-1" table:style-name="ce30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2]=1;[.E42];0)" table:style-name="ce60">
            <text:p>0,00</text:p>
          </table:table-cell>
          <table:table-cell office:value-type="float" office:value="-38137.793000000005" table:formula="of:=[.H41]+[.F42]+[.G42]" table:style-name="ce40">
            <text:p>-38.137,79</text:p>
          </table:table-cell>
          <table:table-cell table:number-columns-repeated="16376"/>
        </table:table-row>
        <table:table-row table:style-name="ro3">
          <table:table-cell office:value-type="date" office:date-value="2024-01-30T00:00:00" table:style-name="ce102">
            <text:p>30.01.24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09">
            <text:p>23,4011%</text:p>
          </table:table-cell>
          <table:table-cell office:value-type="float" office:value="-1404.066" table:formula="of:=[.C43]*[.D43]*-1" table:style-name="ce30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3]=1;[.E43];0)" table:style-name="ce60">
            <text:p>0,00</text:p>
          </table:table-cell>
          <table:table-cell office:value-type="float" office:value="-38137.793000000005" table:formula="of:=[.H42]+[.F43]+[.G43]" table:style-name="ce40">
            <text:p>-38.137,79</text:p>
          </table:table-cell>
          <table:table-cell table:number-columns-repeated="16376"/>
        </table:table-row>
        <table:table-row table:style-name="ro3">
          <table:table-cell table:style-name="ce102"/>
          <table:table-cell table:style-name="ce1"/>
          <table:table-cell office:value-type="float" office:value="84000" table:style-name="ce1">
            <text:p>84000</text:p>
          </table:table-cell>
          <table:table-cell office:value-type="percentage" office:value="0.23" table:style-name="ce109">
            <text:p>23,0000%</text:p>
          </table:table-cell>
          <table:table-cell office:value-type="float" office:value="-19320" table:formula="of:=[.C44]*[.D44]*-1" table:style-name="ce30">
            <text:p>-19.320,00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4]=1;[.E44];0)" table:style-name="ce60">
            <text:p>0,00</text:p>
          </table:table-cell>
          <table:table-cell office:value-type="float" office:value="-38137.793000000005" table:formula="of:=[.H43]+[.F44]+[.G44]" table:style-name="ce40">
            <text:p>-38.137,79</text:p>
          </table:table-cell>
          <table:table-cell table:number-columns-repeated="16376"/>
        </table:table-row>
        <table:table-row table:number-rows-repeated="9" table:style-name="ro3">
          <table:table-cell table:style-name="ce102"/>
          <table:table-cell table:number-columns-repeated="3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string" table:style-name="ce110">
            <text:p>KALAN BAKİYELER</text:p>
          </table:table-cell>
          <table:table-cell table:number-columns-repeated="3" table:style-name="ce50"/>
          <table:table-cell table:style-name="ce52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11"/>
          <table:table-cell table:number-columns-repeated="3" table:style-name="ce65"/>
          <table:table-cell table:style-name="ce71"/>
          <table:table-cell table:number-columns-repeated="2" table:style-name="ce1"/>
          <table:table-cell table:style-name="ce40"/>
          <table:table-cell table:number-columns-repeated="16376"/>
        </table:table-row>
        <table:table-row table:number-rows-repeated="2" table:style-name="ro3">
          <table:table-cell table:style-name="ce111"/>
          <table:table-cell table:style-name="ce65"/>
          <table:table-cell table:style-name="ce72"/>
          <table:table-cell table:number-columns-repeated="2" table:style-name="ce65"/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12"/>
          <table:table-cell table:style-name="ce13"/>
          <table:table-cell table:style-name="ce74"/>
          <table:table-cell table:number-columns-repeated="4" table:style-name="ce13"/>
          <table:table-cell table:style-name="ce67"/>
          <table:table-cell table:number-columns-repeated="16376" table:style-name="ce13"/>
        </table:table-row>
        <table:table-row table:style-name="ro3">
          <table:table-cell office:value-type="date" office:date-value="2023-01-03T00:00:00" table:style-name="ce110">
            <text:p>03.01.23</text:p>
          </table:table-cell>
          <table:table-cell office:value-type="string" table:style-name="ce76">
            <text:p>9522138254 Sanayi Elektrik</text:p>
          </table:table-cell>
          <table:table-cell table:style-name="ce50"/>
          <table:table-cell office:value-type="float" office:value="0" table:formula="of:=SUM([.D61:.D68])" table:style-name="ce77">
            <text:p>0,00</text:p>
          </table:table-cell>
          <table:table-cell office:value-type="float" office:value="0" table:formula="of:=SUM([.E61:.E67])" table:style-name="ce77">
            <text:p>0,00</text:p>
          </table:table-cell>
          <table:table-cell table:number-columns-repeated="2" table:style-name="ce1"/>
          <table:table-cell table:style-name="ce40"/>
          <table:table-cell table:number-columns-repeated="16376"/>
        </table:table-row>
        <table:table-row table:style-name="ro3">
          <table:table-cell table:style-name="ce102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02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0"/>
          <table:table-cell table:number-columns-repeated="16377" table:style-name="ce1"/>
        </table:table-row>
        <table:table-row table:style-name="ro3">
          <table:table-cell table:style-name="ce102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02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02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02"/>
          <table:table-cell office:value-type="string" table:style-name="ce1">
            <text:p>Hacı Elektrik</text:p>
          </table:table-cell>
          <table:table-cell table:number-columns-repeated="2" table:style-name="ce61"/>
          <table:table-cell table:style-name="ce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02"/>
          <table:table-cell table:style-name="ce1"/>
          <table:table-cell table:style-name="ce61"/>
          <table:table-cell table:style-name="ce1"/>
          <table:table-cell table:style-name="ce61"/>
          <table:table-cell table:number-columns-repeated="2" table:style-name="ce40"/>
          <table:table-cell table:number-columns-repeated="16377" table:style-name="ce1"/>
        </table:table-row>
        <table:table-row table:style-name="ro3">
          <table:table-cell table:style-name="ce102"/>
          <table:table-cell table:style-name="ce1"/>
          <table:table-cell table:number-columns-repeated="2" table:style-name="ce61"/>
          <table:table-cell table:number-columns-repeated="16380" table:style-name="ce1"/>
        </table:table-row>
        <table:table-row table:style-name="ro3">
          <table:table-cell table:style-name="ce102"/>
          <table:table-cell table:number-columns-repeated="16383" table:style-name="ce1"/>
        </table:table-row>
        <table:table-row table:style-name="ro3">
          <table:table-cell table:style-name="ce102"/>
          <table:table-cell table:style-name="ce48"/>
          <table:table-cell table:number-columns-repeated="16382" table:style-name="ce1"/>
        </table:table-row>
        <table:table-row table:style-name="ro3">
          <table:table-cell table:style-name="ce102"/>
          <table:table-cell table:style-name="ce68"/>
          <table:table-cell table:number-columns-repeated="16382" table:style-name="ce1"/>
        </table:table-row>
        <table:table-row table:style-name="ro3">
          <table:table-cell table:style-name="ce110"/>
          <table:table-cell office:value-type="string" table:style-name="ce51">
            <text:p>İşbank 4876 KK<text:s text:c="23"/></text:p>
          </table:table-cell>
          <table:table-cell table:style-name="ce50"/>
          <table:table-cell table:style-name="ce52"/>
          <table:table-cell office:value-type="float" office:value="-4377.6299999999992" table:formula="of:=SUM([.E73:.E86])" table:style-name="ce53">
            <text:p>-4377,63</text:p>
          </table:table-cell>
          <table:table-cell table:number-columns-repeated="16379" table:style-name="ce1"/>
        </table:table-row>
        <table:table-row table:style-name="ro3">
          <table:table-cell table:style-name="ce102"/>
          <table:table-cell table:style-name="ce1"/>
          <table:table-cell table:number-columns-repeated="2" table:style-name="ce61"/>
          <table:table-cell table:style-name="ce60"/>
          <table:table-cell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102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9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3-10T00:00:00" table:style-name="ce102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1">
            <text:p><text:s/>10 – 10</text:p>
          </table:table-cell>
          <table:table-cell office:value-type="float" office:value="-61.39" table:style-name="ce60">
            <text:p>-61,39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102">
            <text:p>27.04.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7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102">
            <text:p>27.04.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8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4-27T00:00:00" table:style-name="ce102">
            <text:p>27.04.23</text:p>
          </table:table-cell>
          <table:table-cell office:value-type="string" table:style-name="ce61">
            <text:p>Pazarama – i7-13700 + KC3000-512gb</text:p>
          </table:table-cell>
          <table:table-cell office:value-type="float" office:value="10764.57" table:style-name="ce61">
            <text:p>10764,57</text:p>
          </table:table-cell>
          <table:table-cell office:value-type="string" table:style-name="ce41">
            <text:p><text:s/>9 – 9</text:p>
          </table:table-cell>
          <table:table-cell office:value-type="float" office:value="-1196.06" table:style-name="ce60">
            <text:p>-1.196,06</text:p>
          </table:table-cell>
          <table:table-cell table:number-columns-repeated="3" table:style-name="ce40"/>
          <table:table-cell table:number-columns-repeated="16376"/>
        </table:table-row>
        <table:table-row table:style-name="ro3">
          <table:table-cell office:value-type="date" office:date-value="2023-06-01T00:00:00" table:style-name="ce102">
            <text:p>01.06.23</text:p>
          </table:table-cell>
          <table:table-cell office:value-type="string" table:style-name="ce61">
            <text:p>Amazon 27"Monitor</text:p>
          </table:table-cell>
          <table:table-cell table:style-name="ce1"/>
          <table:table-cell office:value-type="string" table:style-name="ce96">
            <text:p><text:s/>6 – 6</text:p>
          </table:table-cell>
          <table:table-cell office:value-type="float" office:value="-666.67" table:style-name="ce60">
            <text:p>-666,67</text:p>
          </table:table-cell>
          <table:table-cell table:number-columns-repeated="3" table:style-name="ce40"/>
          <table:table-cell table:number-columns-repeated="16376"/>
        </table:table-row>
        <table:table-row table:number-rows-repeated="3" table:style-name="ro3">
          <table:table-cell table:style-name="ce102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102"/>
          <table:table-cell table:style-name="ce1"/>
          <table:table-cell table:number-columns-repeated="2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table:style-name="ce102"/>
          <table:table-cell table:number-columns-repeated="3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style-name="ce102"/>
          <table:table-cell table:number-columns-repeated="16383" table:style-name="ce1"/>
        </table:table-row>
        <table:table-row table:style-name="ro3">
          <table:table-cell table:style-name="ce102"/>
          <table:table-cell table:number-columns-repeated="2" table:style-name="ce1"/>
          <table:table-cell table:style-name="ce41"/>
          <table:table-cell table:number-columns-repeated="16380" table:style-name="ce1"/>
        </table:table-row>
        <table:table-row table:style-name="ro3">
          <table:table-cell table:style-name="ce102"/>
          <table:table-cell table:number-columns-repeated="16383" table:style-name="ce1"/>
        </table:table-row>
        <table:table-row table:style-name="ro3">
          <table:table-cell table:style-name="ce110"/>
          <table:table-cell office:value-type="string" table:style-name="ce51">
            <text:p>Denizbank 5165 kk</text:p>
          </table:table-cell>
          <table:table-cell table:number-columns-repeated="2" table:style-name="ce50"/>
          <table:table-cell office:value-type="float" office:value="0" table:formula="of:=SUM([.E90:.E101])" table:style-name="ce53">
            <text:p>0</text:p>
          </table:table-cell>
          <table:table-cell table:number-columns-repeated="16379" table:style-name="ce1"/>
        </table:table-row>
        <table:table-row table:number-rows-repeated="5" table:style-name="ro3">
          <table:table-cell table:style-name="ce102"/>
          <table:table-cell table:number-columns-repeated="3" table:style-name="ce61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102"/>
          <table:table-cell table:style-name="ce80"/>
          <table:table-cell table:number-columns-repeated="2" table:style-name="ce1"/>
          <table:table-cell table:style-name="ce60"/>
          <table:table-cell table:number-columns-repeated="16379" table:style-name="ce1"/>
        </table:table-row>
        <table:table-row table:style-name="ro3">
          <table:table-cell table:style-name="ce102"/>
          <table:table-cell table:number-columns-repeated="16383" table:style-name="ce1"/>
        </table:table-row>
        <table:table-row table:number-rows-repeated="4" table:style-name="ro3">
          <table:table-cell table:number-columns-repeated="3"/>
          <table:table-cell table:number-columns-repeated="16381" table:style-name="ce1"/>
        </table:table-row>
        <table:table-row table:number-rows-repeated="2" table:style-name="ro3">
          <table:table-cell table:number-columns-repeated="3"/>
          <table:table-cell table:style-name="ce41"/>
          <table:table-cell table:number-columns-repeated="16380"/>
        </table:table-row>
        <table:table-row table:number-rows-repeated="4" table:style-name="ro3">
          <table:table-cell table:number-columns-repeated="3"/>
          <table:table-cell table:number-columns-repeated="16381" table:style-name="ce1"/>
        </table:table-row>
        <table:table-row table:number-rows-repeated="1048470" table:style-name="ro4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7" table:default-cell-style-name="ce1"/>
        <table:table-column table:style-name="co13" table:number-columns-repeated="3" table:default-cell-style-name="ce24"/>
        <table:table-column table:style-name="co12" table:number-columns-repeated="16378" table:default-cell-style-name="ce1"/>
        <table:table-row table:style-name="ro3">
          <table:table-cell/>
          <table:table-cell table:number-columns-repeated="2" table:style-name="ce1"/>
          <table:table-cell table:style-name="ce24"/>
          <table:table-cell office:value-type="string" table:style-name="ce113">
            <text:p>Peri</text:p>
          </table:table-cell>
          <table:table-cell office:value-type="string" table:style-name="ce113">
            <text:p>BAKİYE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1"/>
          <table:table-cell table:style-name="ce24"/>
          <table:table-cell office:value-type="string" table:style-name="ce114">
            <text:p>ödeme</text:p>
          </table:table-cell>
          <table:table-cell table:style-name="ce24"/>
          <table:table-cell table:number-columns-repeated="16378"/>
        </table:table-row>
        <table:table-row table:style-name="ro3">
          <table:table-cell/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4">
            <text:p>1.250,00</text:p>
          </table:table-cell>
          <table:table-cell table:style-name="ce24"/>
          <table:table-cell office:value-type="float" office:value="1250" table:formula="of:=[.F2]+[.D3]-[.E3]" table:style-name="ce24">
            <text:p>1.250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1-23T00:00:00" table:style-name="ce54">
            <text:p>23.11.2022</text:p>
          </table:table-cell>
          <table:table-cell office:value-type="string" table:style-name="ce56">
            <text:p>peri ödeme</text:p>
          </table:table-cell>
          <table:table-cell table:style-name="ce24"/>
          <table:table-cell office:value-type="float" office:value="2250" table:style-name="ce48">
            <text:p>2.250,00</text:p>
          </table:table-cell>
          <table:table-cell office:value-type="float" office:value="-1000" table:formula="of:=[.F3]+[.D4]-[.E4]" table:style-name="ce24">
            <text:p>-1.000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4"/>
          <table:table-cell table:style-name="ce48"/>
          <table:table-cell office:value-type="float" office:value="-1000" table:formula="of:=[.F4]+[.D5]-[.E5]" table:style-name="ce24">
            <text:p>-1.000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111.1099999999999" table:formula="of:=[.F5]+[.D6]-[.E6]" table:style-name="ce24">
            <text:p>111,11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1-23T00:00:00" table:style-name="ce54">
            <text:p>23.11.2022</text:p>
          </table:table-cell>
          <table:table-cell office:value-type="string" table:style-name="ce56">
            <text:p>peri ödeme</text:p>
          </table:table-cell>
          <table:table-cell table:style-name="ce24"/>
          <table:table-cell office:value-type="float" office:value="150" table:style-name="ce48">
            <text:p>150,00</text:p>
          </table:table-cell>
          <table:table-cell office:value-type="float" office:value="-38.8900000000001" table:formula="of:=[.F6]+[.D7]-[.E7]" table:style-name="ce24">
            <text:p>-38,89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2-08T00:00:00" table:style-name="ce54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1072.2199999999998" table:formula="of:=[.F7]+[.D8]-[.E8]" table:style-name="ce24">
            <text:p>1.072,22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2-12-19T00:00:00" table:style-name="ce54">
            <text:p>19.12.2022</text:p>
          </table:table-cell>
          <table:table-cell office:value-type="string" table:style-name="ce56">
            <text:p>peri ödeme</text:p>
          </table:table-cell>
          <table:table-cell table:style-name="ce24"/>
          <table:table-cell office:value-type="float" office:value="2500" table:style-name="ce48">
            <text:p>2.500,00</text:p>
          </table:table-cell>
          <table:table-cell office:value-type="float" office:value="-1427.7800000000002" table:formula="of:=[.F8]+[.D9]-[.E9]" table:style-name="ce24">
            <text:p>-1.427,78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08T00:00:00" table:style-name="ce54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-316.6700000000003" table:formula="of:=[.F9]+[.D10]-[.E10]" table:style-name="ce24">
            <text:p>-316,67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15T00:00:00" table:style-name="ce54">
            <text:p>15.01.2023</text:p>
          </table:table-cell>
          <table:table-cell office:value-type="string" table:style-name="ce56">
            <text:p>peri havale</text:p>
          </table:table-cell>
          <table:table-cell table:style-name="ce24"/>
          <table:table-cell office:value-type="float" office:value="1500" table:style-name="ce48">
            <text:p>1.500,00</text:p>
          </table:table-cell>
          <table:table-cell office:value-type="float" office:value="-1816.6700000000003" table:formula="of:=[.F10]+[.D11]-[.E11]" table:style-name="ce24">
            <text:p>-1.816,67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8"/>
          <table:table-cell office:value-type="float" office:value="-1591.2700000000002" table:formula="of:=[.F11]+[.D12]-[.E12]" table:style-name="ce24">
            <text:p>-1.591,27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8"/>
          <table:table-cell office:value-type="float" office:value="-1365.8700000000001" table:formula="of:=[.F12]+[.D13]-[.E13]" table:style-name="ce24">
            <text:p>-1.365,87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4">
            <text:p>437,97</text:p>
          </table:table-cell>
          <table:table-cell table:style-name="ce48"/>
          <table:table-cell office:value-type="float" office:value="-927.90000000000009" table:formula="of:=[.F13]+[.D14]-[.E14]" table:style-name="ce24">
            <text:p>-927,9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4">
            <text:p>404,23</text:p>
          </table:table-cell>
          <table:table-cell table:style-name="ce48"/>
          <table:table-cell office:value-type="float" office:value="-523.67000000000007" table:formula="of:=[.F14]+[.D15]-[.E15]" table:style-name="ce24">
            <text:p>-523,67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1-31T00:00:00" table:style-name="ce54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4">
            <text:p>1.135,00</text:p>
          </table:table-cell>
          <table:table-cell table:style-name="ce48"/>
          <table:table-cell office:value-type="float" office:value="611.32999999999993" table:formula="of:=[.F15]+[.D16]-[.E16]" table:style-name="ce24">
            <text:p>611,33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2-08T00:00:00" table:style-name="ce54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1722.4399999999998" table:formula="of:=[.F16]+[.D17]-[.E17]" table:style-name="ce24">
            <text:p>1.722,44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2-24T00:00:00" table:style-name="ce54">
            <text:p>24.02.2023</text:p>
          </table:table-cell>
          <table:table-cell office:value-type="string" table:style-name="ce56">
            <text:p>iş havale</text:p>
          </table:table-cell>
          <table:table-cell table:style-name="ce24"/>
          <table:table-cell office:value-type="float" office:value="2000" table:style-name="ce48">
            <text:p>2.000,00</text:p>
          </table:table-cell>
          <table:table-cell office:value-type="float" office:value="-277.56000000000017" table:formula="of:=[.F17]+[.D18]-[.E18]" table:style-name="ce24">
            <text:p>-277,56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3-08T00:00:00" table:style-name="ce54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833.54999999999973" table:formula="of:=[.F18]+[.D19]-[.E19]" table:style-name="ce24">
            <text:p>833,55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4-08T00:00:00" table:style-name="ce54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1944.6599999999996" table:formula="of:=[.F19]+[.D20]-[.E20]" table:style-name="ce24">
            <text:p>1.944,66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4-15T00:00:00" table:style-name="ce54">
            <text:p>15.04.2023</text:p>
          </table:table-cell>
          <table:table-cell office:value-type="string" table:style-name="ce56">
            <text:p>iş havale</text:p>
          </table:table-cell>
          <table:table-cell table:style-name="ce24"/>
          <table:table-cell office:value-type="float" office:value="6000" table:style-name="ce48">
            <text:p>6.000,00</text:p>
          </table:table-cell>
          <table:table-cell office:value-type="float" office:value="-4055.34" table:formula="of:=[.F20]+[.D21]-[.E21]" table:style-name="ce24">
            <text:p>-4.055,34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5-08T00:00:00" table:style-name="ce54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-2944.2300000000005" table:formula="of:=[.F21]+[.D22]-[.E22]" table:style-name="ce24">
            <text:p>-2.944,23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6-08T00:00:00" table:style-name="ce54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4">
            <text:p>1.111,11</text:p>
          </table:table-cell>
          <table:table-cell table:style-name="ce48"/>
          <table:table-cell office:value-type="float" office:value="-1833.1200000000006" table:formula="of:=[.F22]+[.D23]-[.E23]" table:style-name="ce24">
            <text:p>-1.833,12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7-08T00:00:00" table:style-name="ce54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4">
            <text:p>1.111,12</text:p>
          </table:table-cell>
          <table:table-cell table:style-name="ce48"/>
          <table:table-cell office:value-type="float" office:value="-722.00000000000068" table:formula="of:=[.F23]+[.D24]-[.E24]" table:style-name="ce24">
            <text:p>-722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3-15T00:00:00" table:style-name="ce54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4">
            <text:p>2.258,00</text:p>
          </table:table-cell>
          <table:table-cell table:style-name="ce48"/>
          <table:table-cell office:value-type="float" office:value="1535.9999999999993" table:formula="of:=[.F24]+[.D25]-[.E25]" table:style-name="ce24">
            <text:p>1.536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4">
            <text:p>613,00</text:p>
          </table:table-cell>
          <table:table-cell table:style-name="ce113"/>
          <table:table-cell office:value-type="float" office:value="2148.9999999999991" table:formula="of:=[.F25]+[.D26]-[.E26]" table:style-name="ce24">
            <text:p>2.149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4">
            <text:p>720,00</text:p>
          </table:table-cell>
          <table:table-cell table:style-name="ce113"/>
          <table:table-cell office:value-type="float" office:value="2868.9999999999991" table:formula="of:=[.F26]+[.D27]-[.E27]" table:style-name="ce24">
            <text:p>2.869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4"/>
          <table:table-cell office:value-type="float" office:value="1036" table:style-name="ce113">
            <text:p>1.036,00</text:p>
          </table:table-cell>
          <table:table-cell office:value-type="float" office:value="1832.9999999999991" table:formula="of:=[.F27]+[.D28]-[.E28]" table:style-name="ce24">
            <text:p>1.833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7-05T00:00:00" table:style-name="ce54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4"/>
          <table:table-cell office:value-type="float" office:value="500" table:style-name="ce113">
            <text:p>500,00</text:p>
          </table:table-cell>
          <table:table-cell office:value-type="float" office:value="1332.9999999999991" table:formula="of:=[.F28]+[.D29]-[.E29]" table:style-name="ce24">
            <text:p>1.333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7-07T00:00:00" table:style-name="ce54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4">
            <text:p>2.650,00</text:p>
          </table:table-cell>
          <table:table-cell table:style-name="ce113"/>
          <table:table-cell office:value-type="float" office:value="3982.9999999999991" table:formula="of:=[.F29]+[.D30]-[.E30]" table:style-name="ce24">
            <text:p>3.983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4">
            <text:p>1.356,00</text:p>
          </table:table-cell>
          <table:table-cell table:style-name="ce113"/>
          <table:table-cell office:value-type="float" office:value="5338.9999999999991" table:formula="of:=[.F30]+[.D31]-[.E31]" table:style-name="ce24">
            <text:p>5.339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4">
            <text:p>869,00</text:p>
          </table:table-cell>
          <table:table-cell table:style-name="ce113"/>
          <table:table-cell office:value-type="float" office:value="6207.9999999999991" table:formula="of:=[.F31]+[.D32]-[.E32]" table:style-name="ce24">
            <text:p>6.208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4"/>
          <table:table-cell table:style-name="ce113"/>
          <table:table-cell office:value-type="float" office:value="6207.9999999999991" table:formula="of:=[.F32]+[.D33]-[.E33]" table:style-name="ce24">
            <text:p>6.208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7-15T00:00:00" table:style-name="ce93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113">
            <text:p>3.450,00</text:p>
          </table:table-cell>
          <table:table-cell office:value-type="float" office:value="2757.9999999999991" table:formula="of:=[.F33]+[.D34]-[.E34]" table:style-name="ce24">
            <text:p>2.758,00</text:p>
          </table:table-cell>
          <table:table-cell table:number-columns-repeated="16378"/>
        </table:table-row>
        <table:table-row table:style-name="ro3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4">
            <text:p>1.750,00</text:p>
          </table:table-cell>
          <table:table-cell table:style-name="ce48"/>
          <table:table-cell office:value-type="float" office:value="4507.9999999999991" table:formula="of:=[.F34]+[.D35]-[.E35]" table:style-name="ce24">
            <text:p>4.508,00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3-08-11T00:00:00" table:style-name="ce93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48">
            <text:p>3.450,00</text:p>
          </table:table-cell>
          <table:table-cell office:value-type="float" office:value="1057.9999999999991" table:formula="of:=[.F35]+[.D36]-[.E36]" table:style-name="ce24">
            <text:p>1.058,00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style-name="ce48"/>
          <table:table-cell office:value-type="float" office:value="1057.9999999999991" table:formula="of:=[.F36]+[.D37]-[.E37]" table:style-name="ce24">
            <text:p>1.058,00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style-name="ce48"/>
          <table:table-cell office:value-type="float" office:value="1057.9999999999991" table:formula="of:=[.F37]+[.D38]-[.E38]" table:style-name="ce115">
            <text:p>1.058,00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style-name="ce48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56">
            <text:p>TOPLAMLAR - KALAN BAKİYE</text:p>
          </table:table-cell>
          <table:table-cell office:value-type="float" office:value="23894" table:formula="of:=SUM([.D3:.D38])" table:style-name="ce24">
            <text:p>23.894,00</text:p>
          </table:table-cell>
          <table:table-cell office:value-type="float" office:value="22836" table:formula="of:=SUM([.E3:.E38])" table:style-name="ce48">
            <text:p>22.836,00</text:p>
          </table:table-cell>
          <table:table-cell office:value-type="float" office:value="1058" table:formula="of:=[.D40]-[.E40]" table:style-name="ce116">
            <text:p>1.058,00</text:p>
          </table:table-cell>
          <table:table-cell table:number-columns-repeated="16378"/>
        </table:table-row>
        <table:table-row table:number-rows-repeated="1048536" table:style-name="ro3">
          <table:table-cell table:number-columns-repeated="16384"/>
        </table:table-row>
      </table:table>
      <table:table table:name="GNLK-_2022" table:style-name="ta1">
        <table:table-column table:style-name="co38" table:default-cell-style-name="ce1"/>
        <table:table-column table:style-name="co39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2" table:default-cell-style-name="ce1"/>
        <table:table-column table:style-name="co40" table:default-cell-style-name="ce24"/>
        <table:table-column table:style-name="co10" table:default-cell-style-name="ce24"/>
        <table:table-column table:style-name="co41" table:default-cell-style-name="ce24"/>
        <table:table-column table:style-name="co32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3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7">
            <text:p>400,77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6">
            <text:p>33,40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8">
            <text:p>TOPLAM</text:p>
          </table:table-cell>
          <table:table-cell office:value-type="float" office:value="446314.05000000005" table:formula="of:=SUM([.B3:.B14])" table:style-name="ce29">
            <text:p>446.314,05</text:p>
          </table:table-cell>
          <table:table-cell office:value-type="float" office:value="-262242.81000000006" table:formula="of:=SUM([.C3:.C14])" table:style-name="ce30">
            <text:p>-262.242,81</text:p>
          </table:table-cell>
          <table:table-cell office:value-type="float" office:value="184071.24" table:formula="of:=[.B15]+[.C15]" table:style-name="ce117">
            <text:p>184.071,24</text:p>
          </table:table-cell>
          <table:table-cell office:value-type="float" office:value="545372.04" table:formula="of:=SUM([.E3:.E14])" table:style-name="ce29">
            <text:p>545.372,04</text:p>
          </table:table-cell>
          <table:table-cell office:value-type="float" office:value="-316596.7" table:formula="of:=SUM([.F3:.F14])" table:style-name="ce30">
            <text:p>-316.596,70</text:p>
          </table:table-cell>
          <table:table-cell office:value-type="float" office:value="228775.34000000003" table:formula="of:=[.E15]+[.F15]" table:style-name="ce117">
            <text:p>228.775,34</text:p>
          </table:table-cell>
          <table:table-cell table:style-name="ce18"/>
          <table:table-cell table:style-name="ce32"/>
          <table:table-cell office:value-type="float" office:value="351" table:formula="of:=SUM([.J9:.J14])" table:style-name="ce32">
            <text:p>351</text:p>
          </table:table-cell>
          <table:table-cell office:value-type="float" office:value="82.383210000000005" table:formula="of:=SUM([.K9:.K14])" table:style-name="ce33">
            <text:p>82,38</text:p>
          </table:table-cell>
          <table:table-cell office:value-type="float" office:value="268.61678999999998" table:formula="of:=SUM([.L9:.L14])" table:style-name="ce33">
            <text:p>268,62</text:p>
          </table:table-cell>
          <table:table-cell office:value-type="float" office:value="86.05" table:formula="of:=SUM([.M3:.M14])" table:style-name="ce33">
            <text:p>86,05</text:p>
          </table:table-cell>
          <table:table-cell office:value-type="float" office:value="46.1" table:formula="of:=SUM([.N3:.N7])" table:style-name="ce33">
            <text:p>46,10</text:p>
          </table:table-cell>
          <table:table-cell table:number-columns-repeated="16370"/>
        </table:table-row>
        <table:table-row table:style-name="ro3">
          <table:table-cell office:value-type="float" office:value="12" table:style-name="ce118">
            <text:p>Tpl / 12</text:p>
          </table:table-cell>
          <table:table-cell office:value-type="float" office:value="37192.837500000001" table:formula="of:=[.B15]/[.A16]" table:style-name="ce119">
            <text:p>37.192,84</text:p>
          </table:table-cell>
          <table:table-cell office:value-type="float" office:value="-21853.567500000005" table:formula="of:=[.C15]/[.A16]" table:style-name="ce120">
            <text:p>-21.853,57</text:p>
          </table:table-cell>
          <table:table-cell table:style-name="ce120"/>
          <table:table-cell office:value-type="float" office:value="45447.670000000006" table:formula="of:=[.E15]/[.A16]" table:style-name="ce120">
            <text:p>45.447,67</text:p>
          </table:table-cell>
          <table:table-cell office:value-type="float" office:value="-26383.058333333334" table:formula="of:=[.F15]/[.A16]" table:style-name="ce120">
            <text:p>-26.383,06</text:p>
          </table:table-cell>
          <table:table-cell office:value-type="float" office:value="19064.611666666668" table:formula="of:=[.G15]/[.A16]" table:style-name="ce120">
            <text:p>19.064,61</text:p>
          </table:table-cell>
          <table:table-cell table:style-name="ce37"/>
          <table:table-cell table:style-name="ce38"/>
          <table:table-cell office:value-type="float" office:value="29.25" table:formula="of:=[.J15]/12" table:style-name="ce120">
            <text:p>29,25</text:p>
          </table:table-cell>
          <table:table-cell office:value-type="float" office:value="6.8652675000000007" table:formula="of:=[.K15]/12" table:style-name="ce120">
            <text:p>6,87</text:p>
          </table:table-cell>
          <table:table-cell office:value-type="float" office:value="22.384732499999998" table:formula="of:=[.L15]/12" table:style-name="ce120">
            <text:p>22,38</text:p>
          </table:table-cell>
          <table:table-cell office:value-type="float" office:value="7.1708333333333334" table:formula="of:=[.M15]/12" table:style-name="ce120">
            <text:p>7,17</text:p>
          </table:table-cell>
          <table:table-cell office:value-type="float" office:value="3.8416666666666668" table:formula="of:=[.N15]/12" table:style-name="ce120">
            <text:p>3,84</text:p>
          </table:table-cell>
          <table:table-cell table:number-columns-repeated="16370"/>
        </table:table-row>
        <table:table-row table:style-name="ro3">
          <table:table-cell table:number-columns-repeated="2"/>
          <table:table-cell table:number-columns-repeated="2" table:style-name="ce24"/>
          <table:table-cell table:number-columns-repeated="2" table:style-name="ce1"/>
          <table:table-cell table:number-columns-repeated="2" table:style-name="ce40"/>
          <table:table-cell table:style-name="ce41"/>
          <table:table-cell table:number-columns-repeated="16375" table:style-name="ce1"/>
        </table:table-row>
        <table:table-row table:style-name="ro3">
          <table:table-cell table:number-columns-repeated="2"/>
          <table:table-cell table:number-columns-repeated="7" table:style-name="ce1"/>
          <table:table-cell table:style-name="ce41"/>
          <table:table-cell table:number-columns-repeated="3" table:style-name="ce24"/>
          <table:table-cell table:number-columns-repeated="1637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number-rows-repeated="2" table:style-name="ro3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2" table:default-cell-style-name="ce1"/>
        <table:table-column table:style-name="co21" table:default-cell-style-name="ce1"/>
        <table:table-column table:style-name="co20" table:default-cell-style-name="ce40"/>
        <table:table-column table:style-name="co25" table:number-columns-repeated="3" table:default-cell-style-name="ce40"/>
        <table:table-column table:style-name="co13" table:default-cell-style-name="ce1"/>
        <table:table-column table:style-name="co12" table:number-columns-repeated="16375" table:default-cell-style-name="ce1"/>
        <table:table-row table:style-name="ro3">
          <table:table-cell table:style-name="ce1"/>
          <table:table-cell office:value-type="float" office:value="11.1" table:style-name="ce22">
            <text:p>11,1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121">
            <text:p>- OCAK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7333.3" table:formula="of:=SUM([.D3:.D57])" table:style-name="ce58">
            <text:p>7.333,30</text:p>
          </table:table-cell>
          <table:table-cell office:value-type="float" office:value="-6834.05" table:formula="of:=SUM([.E3:.E57])" table:style-name="ce58">
            <text:p>-6.834,05</text:p>
          </table:table-cell>
          <table:table-cell office:value-type="float" office:value="46462.64" table:formula="of:=SUM([.F3:.F57])" table:style-name="ce58">
            <text:p>46.462,64</text:p>
          </table:table-cell>
          <table:table-cell office:value-type="float" office:value="-6834.05" table:formula="of:=SUM([.G3:.G57])" table:style-name="ce58">
            <text:p>-6.834,05</text:p>
          </table:table-cell>
          <table:table-cell office:value-type="float" office:value="39628.589999999997" table:formula="of:=[.F2]+[.G2]" table:style-name="ce58">
            <text:p>39.628,59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47">
            <text:p>31-12-2021 İşbank</text:p>
          </table:table-cell>
          <table:table-cell table:number-columns-repeated="2" table:style-name="ce1"/>
          <table:table-cell table:style-name="ce40"/>
          <table:table-cell office:value-type="float" office:value="40129.339999999997" table:style-name="ce40">
            <text:p>40.129,34</text:p>
          </table:table-cell>
          <table:table-cell table:style-name="ce40"/>
          <table:table-cell office:value-type="float" office:value="40129.339999999997" table:formula="of:=[.F3]+[.G3]" table:style-name="ce40">
            <text:p>40.129,34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40"/>
          <table:table-cell office:value-type="float" office:value="40129.339999999997" table:formula="of:=[.H3]+[.F4]+[.G4]" table:style-name="ce40">
            <text:p>40.129,34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0">
            <text:p>298,99</text:p>
          </table:table-cell>
          <table:table-cell table:style-name="ce1"/>
          <table:table-cell office:value-type="float" office:value="298.99" table:style-name="ce40">
            <text:p>298,99</text:p>
          </table:table-cell>
          <table:table-cell table:style-name="ce40"/>
          <table:table-cell office:value-type="float" office:value="40428.329999999994" table:formula="of:=[.H4]+[.F5]+[.G5]" table:style-name="ce40">
            <text:p>40.428,33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0">
            <text:p>630,74</text:p>
          </table:table-cell>
          <table:table-cell table:style-name="ce1"/>
          <table:table-cell office:value-type="float" office:value="630.74" table:style-name="ce40">
            <text:p>630,74</text:p>
          </table:table-cell>
          <table:table-cell table:style-name="ce40"/>
          <table:table-cell office:value-type="float" office:value="41059.069999999992" table:formula="of:=[.H5]+[.F6]+[.G6]" table:style-name="ce40">
            <text:p>41.059,07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0">
            <text:p>230,29</text:p>
          </table:table-cell>
          <table:table-cell table:style-name="ce1"/>
          <table:table-cell office:value-type="float" office:value="230.29" table:style-name="ce40">
            <text:p>230,29</text:p>
          </table:table-cell>
          <table:table-cell table:style-name="ce40"/>
          <table:table-cell office:value-type="float" office:value="41289.359999999993" table:formula="of:=[.H6]+[.F7]+[.G7]" table:style-name="ce40">
            <text:p>41.289,36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0">
            <text:p>152,91</text:p>
          </table:table-cell>
          <table:table-cell table:style-name="ce1"/>
          <table:table-cell office:value-type="float" office:value="152.91" table:style-name="ce40">
            <text:p>152,91</text:p>
          </table:table-cell>
          <table:table-cell table:style-name="ce40"/>
          <table:table-cell office:value-type="float" office:value="41442.269999999997" table:formula="of:=[.H7]+[.F8]+[.G8]" table:style-name="ce40">
            <text:p>41.442,27</text:p>
          </table:table-cell>
          <table:table-cell table:number-columns-repeated="16376"/>
        </table:table-row>
        <table:table-row table:style-name="ro3">
          <table:table-cell office:value-type="date" office:date-value="2022-01-13T00:00:00" table:style-name="ce54">
            <text:p>13.01.2022</text:p>
          </table:table-cell>
          <table:table-cell office:value-type="string" table:style-name="ce61">
            <text:p>9522138254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250.4000000000001" table:style-name="ce40">
            <text:p>-1.250,40</text:p>
          </table:table-cell>
          <table:table-cell table:style-name="ce40"/>
          <table:table-cell office:value-type="float" office:value="-1250.4000000000001" table:style-name="ce40">
            <text:p>-1.250,40</text:p>
          </table:table-cell>
          <table:table-cell office:value-type="float" office:value="40191.869999999995" table:formula="of:=[.H8]+[.F9]+[.G9]" table:style-name="ce40">
            <text:p>40.191,87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59">
            <text:p>584750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130.30000000000001" table:style-name="ce55">
            <text:p>-130,30</text:p>
          </table:table-cell>
          <table:table-cell table:style-name="ce55"/>
          <table:table-cell office:value-type="float" office:value="-130.30000000000001" table:style-name="ce55">
            <text:p>-130,30</text:p>
          </table:table-cell>
          <table:table-cell office:value-type="float" office:value="40061.569999999992" table:formula="of:=[.H9]+[.F10]+[.G10]" table:style-name="ce40">
            <text:p>40.061,57</text:p>
          </table:table-cell>
          <table:table-cell table:number-columns-repeated="16376"/>
        </table:table-row>
        <table:table-row table:style-name="ro3">
          <table:table-cell office:value-type="date" office:date-value="2022-01-03T00:00:00" table:style-name="ce54">
            <text:p>03.01.2022</text:p>
          </table:table-cell>
          <table:table-cell office:value-type="string" table:style-name="ce59">
            <text:p>822252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255.4" table:style-name="ce55">
            <text:p>-255,40</text:p>
          </table:table-cell>
          <table:table-cell table:style-name="ce55"/>
          <table:table-cell office:value-type="float" office:value="-255.4" table:style-name="ce55">
            <text:p>-255,40</text:p>
          </table:table-cell>
          <table:table-cell office:value-type="float" office:value="39806.169999999991" table:formula="of:=[.H10]+[.F11]+[.G11]" table:style-name="ce40">
            <text:p>39.806,17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39806.169999999991" table:formula="of:=[.H11]+[.F12]+[.G12]" table:style-name="ce40">
            <text:p>39.806,17</text:p>
          </table:table-cell>
          <table:table-cell table:number-columns-repeated="16376"/>
        </table:table-row>
        <table:table-row table:style-name="ro3">
          <table:table-cell office:value-type="date" office:date-value="2022-01-17T00:00:00" table:style-name="ce54">
            <text:p>17.01.2022</text:p>
          </table:table-cell>
          <table:table-cell office:value-type="string" table:style-name="ce61">
            <text:p>0000383215 /TOKATAMASY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37.869999999999997" table:style-name="ce40">
            <text:p>-37,87</text:p>
          </table:table-cell>
          <table:table-cell table:style-name="ce40"/>
          <table:table-cell office:value-type="float" office:value="-37.869999999999997" table:style-name="ce40">
            <text:p>-37,87</text:p>
          </table:table-cell>
          <table:table-cell office:value-type="float" office:value="39768.299999999988" table:formula="of:=[.H12]+[.F13]+[.G13]" table:style-name="ce40">
            <text:p>39.768,30</text:p>
          </table:table-cell>
          <table:table-cell table:number-columns-repeated="16376"/>
        </table:table-row>
        <table:table-row table:style-name="ro3">
          <table:table-cell office:value-type="date" office:date-value="2022-01-17T00:00:00" table:style-name="ce54">
            <text:p>17.01.2022</text:p>
          </table:table-cell>
          <table:table-cell office:value-type="string" table:style-name="ce61">
            <text:p>000374398 /TOKATAMASY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608.08000000000004" table:style-name="ce40">
            <text:p>-608,08</text:p>
          </table:table-cell>
          <table:table-cell table:style-name="ce40"/>
          <table:table-cell office:value-type="float" office:value="-608.08000000000004" table:style-name="ce40">
            <text:p>-608,08</text:p>
          </table:table-cell>
          <table:table-cell office:value-type="float" office:value="39160.219999999987" table:formula="of:=[.H13]+[.F14]+[.G14]" table:style-name="ce40">
            <text:p>39.160,2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39160.219999999987" table:formula="of:=[.H14]+[.F15]+[.G15]" table:style-name="ce40">
            <text:p>39.160,2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vodafone</text:p>
          </table:table-cell>
          <table:table-cell table:number-columns-repeated="2" table:style-name="ce61"/>
          <table:table-cell office:value-type="float" office:value="-50" table:style-name="ce55">
            <text:p>-50,00</text:p>
          </table:table-cell>
          <table:table-cell table:number-columns-repeated="2" table:style-name="ce55"/>
          <table:table-cell office:value-type="float" office:value="39160.219999999987" table:formula="of:=[.H15]+[.F16]+[.G16]" table:style-name="ce40">
            <text:p>39.160,22</text:p>
          </table:table-cell>
          <table:table-cell table:number-columns-repeated="16376"/>
        </table:table-row>
        <table:table-row table:style-name="ro3">
          <table:table-cell office:value-type="date" office:date-value="2022-01-04T00:00:00" table:style-name="ce54">
            <text:p>04.01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number-columns-repeated="2" table:style-name="ce55"/>
          <table:table-cell office:value-type="float" office:value="-50" table:style-name="ce55">
            <text:p>-50,00</text:p>
          </table:table-cell>
          <table:table-cell office:value-type="float" office:value="39110.219999999987" table:formula="of:=[.H16]+[.F17]+[.G17]" table:style-name="ce40">
            <text:p>39.110,2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55"/>
          <table:table-cell office:value-type="float" office:value="39110.219999999987" table:formula="of:=[.H17]+[.F18]+[.G18]" table:style-name="ce40">
            <text:p>39.110,22</text:p>
          </table:table-cell>
          <table:table-cell table:number-columns-repeated="16376"/>
        </table:table-row>
        <table:table-row table:style-name="ro3">
          <table:table-cell office:value-type="date" office:date-value="2022-01-27T00:00:00" table:style-name="ce54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0">
            <text:p>-1.501,00</text:p>
          </table:table-cell>
          <table:table-cell table:style-name="ce40"/>
          <table:table-cell office:value-type="float" office:value="-1501" table:style-name="ce40">
            <text:p>-1.501,00</text:p>
          </table:table-cell>
          <table:table-cell office:value-type="float" office:value="37609.219999999987" table:formula="of:=[.H18]+[.F19]+[.G19]" table:style-name="ce40">
            <text:p>37.609,22</text:p>
          </table:table-cell>
          <table:table-cell table:number-columns-repeated="16376"/>
        </table:table-row>
        <table:table-row table:style-name="ro3">
          <table:table-cell office:value-type="date" office:date-value="2022-01-27T00:00:00" table:style-name="ce54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0">
            <text:p>-1.501,00</text:p>
          </table:table-cell>
          <table:table-cell table:style-name="ce40"/>
          <table:table-cell office:value-type="float" office:value="-1501" table:style-name="ce40">
            <text:p>-1.501,00</text:p>
          </table:table-cell>
          <table:table-cell office:value-type="float" office:value="36108.219999999987" table:formula="of:=[.H19]+[.F20]+[.G20]" table:style-name="ce40">
            <text:p>36.108,22</text:p>
          </table:table-cell>
          <table:table-cell table:number-columns-repeated="16376"/>
        </table:table-row>
        <table:table-row table:style-name="ro3">
          <table:table-cell office:value-type="date" office:date-value="2022-01-30T00:00:00" table:style-name="ce54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34608.219999999987" table:formula="of:=[.H20]+[.F21]+[.G21]" table:style-name="ce40">
            <text:p>34.608,2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55"/>
          <table:table-cell office:value-type="float" office:value="34608.219999999987" table:formula="of:=[.H21]+[.F22]+[.G22]" table:style-name="ce40">
            <text:p>34.608,22</text:p>
          </table:table-cell>
          <table:table-cell table:number-columns-repeated="16376"/>
        </table:table-row>
        <table:table-row table:style-name="ro3">
          <table:table-cell office:value-type="date" office:date-value="2022-01-27T00:00:00" table:style-name="ce54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0">
            <text:p>3.020,37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37628.589999999989" table:formula="of:=[.H22]+[.F23]+[.G23]" table:style-name="ce40">
            <text:p>37.628,59</text:p>
          </table:table-cell>
          <table:table-cell table:number-columns-repeated="16376"/>
        </table:table-row>
        <table:table-row table:style-name="ro3">
          <table:table-cell office:value-type="date" office:date-value="2022-01-22T00:00:00" table:style-name="ce54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0">
            <text:p>1.000,00</text:p>
          </table:table-cell>
          <table:table-cell table:style-name="ce1"/>
          <table:table-cell office:value-type="float" office:value="0" table:style-name="ce40">
            <text:p>0,00</text:p>
          </table:table-cell>
          <table:table-cell table:style-name="ce40"/>
          <table:table-cell office:value-type="float" office:value="37628.589999999989" table:formula="of:=[.H23]+[.F24]+[.G24]" table:style-name="ce40">
            <text:p>37.628,59</text:p>
          </table:table-cell>
          <table:table-cell table:number-columns-repeated="16376"/>
        </table:table-row>
        <table:table-row table:style-name="ro3">
          <table:table-cell office:value-type="date" office:date-value="2022-01-30T00:00:00" table:style-name="ce54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0">
            <text:p>2.000,00</text:p>
          </table:table-cell>
          <table:table-cell table:style-name="ce1"/>
          <table:table-cell office:value-type="float" office:value="2000" table:style-name="ce40">
            <text:p>2.000,00</text:p>
          </table:table-cell>
          <table:table-cell table:style-name="ce40"/>
          <table:table-cell office:value-type="float" office:value="39628.589999999989" table:formula="of:=[.H24]+[.F25]+[.G25]" table:style-name="ce40">
            <text:p>39.628,59</text:p>
          </table:table-cell>
          <table:table-cell table:number-columns-repeated="16376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6" table:style-name="ce1"/>
          <table:table-cell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4" table:style-name="ce55"/>
          <table:table-cell table:number-columns-repeated="16376"/>
        </table:table-row>
        <table:table-row table:number-rows-repeated="21" table:style-name="ro3">
          <table:table-cell table:number-columns-repeated="16384"/>
        </table:table-row>
        <table:table-row table:style-name="ro3">
          <table:table-cell table:number-columns-repeated="8" table:style-name="ce1"/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style-name="ce40"/>
          <table:table-cell table:style-name="ce56"/>
          <table:table-cell table:number-columns-repeated="16375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" table:style-name="ro3">
          <table:table-cell table:number-columns-repeated="16384"/>
        </table:table-row>
        <table:table-row table:number-rows-repeated="2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9" table:style-name="ro3">
          <table:table-cell table:number-columns-repeated="16384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54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17" table:style-name="ro3">
          <table:table-cell table:style-name="ce54"/>
          <table:table-cell table:number-columns-repeated="16383" table:style-name="ce1"/>
        </table:table-row>
        <table:table-row table:number-rows-repeated="4" table:style-name="ro3">
          <table:table-cell table:style-name="ce54"/>
          <table:table-cell table:number-columns-repeated="16383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number-rows-repeated="2" table:style-name="ro3">
          <table:table-cell table:style-name="ce54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54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56"/>
          <table:table-cell table:style-name="ce60"/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16378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16378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style-name="ro3">
          <table:table-cell table:style-name="ce1"/>
          <table:table-cell table:number-columns-repeated="3" table:style-name="ce56"/>
          <table:table-cell table:style-name="ce60"/>
          <table:table-cell table:number-columns-repeated="3" table:style-name="ce40"/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16378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16378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number-columns-repeated="2" table:style-name="ce40"/>
          <table:table-cell table:number-columns-repeated="16376"/>
        </table:table-row>
        <table:table-row table:number-rows-repeated="5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number-rows-repeated="3" table:style-name="ro3">
          <table:table-cell table:style-name="ce54"/>
          <table:table-cell table:number-columns-repeated="3" table:style-name="ce61"/>
          <table:table-cell table:number-columns-repeated="4" table:style-name="ce40"/>
          <table:table-cell table:number-columns-repeated="16376"/>
        </table:table-row>
        <table:table-row table:number-rows-repeated="9"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60"/>
          <table:table-cell table:number-columns-repeated="16377"/>
        </table:table-row>
        <table:table-row table:number-rows-repeated="5" table:style-name="ro3">
          <table:table-cell table:style-name="ce1"/>
          <table:table-cell table:number-columns-repeated="3" table:style-name="ce56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/>
          <table:table-cell table:number-columns-repeated="3" table:style-name="ce56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3" table:default-cell-style-name="ce1"/>
        <table:table-column table:style-name="co14" table:default-cell-style-name="ce1"/>
        <table:table-column table:style-name="co42" table:default-cell-style-name="ce1"/>
        <table:table-column table:style-name="co3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4.8099999999999996" table:style-name="ce22">
            <text:p>4,81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ŞUBAT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0567.09" table:formula="of:=SUM([.D5:.D63])" table:style-name="ce58">
            <text:p>10.567,09</text:p>
          </table:table-cell>
          <table:table-cell office:value-type="float" office:value="-21938.15" table:formula="of:=SUM([.E5:.E63])" table:style-name="ce58">
            <text:p>-21.938,15</text:p>
          </table:table-cell>
          <table:table-cell office:value-type="float" office:value="11567.09" table:formula="of:=SUM([.F5:.F63])" table:style-name="ce58">
            <text:p>11.567,09</text:p>
          </table:table-cell>
          <table:table-cell office:value-type="float" office:value="-21938.15" table:formula="of:=SUM([.G5:.G63])" table:style-name="ce58">
            <text:p>-21.938,15</text:p>
          </table:table-cell>
          <table:table-cell office:value-type="float" office:value="-10371.060000000001" table:formula="of:=[.F2]+[.G2]" table:style-name="ce58">
            <text:p>-10.371,06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47"/>
          <table:table-cell table:number-columns-repeated="2" table:style-name="ce1"/>
          <table:table-cell table:style-name="ce40"/>
          <table:table-cell table:number-columns-repeated="2" table:style-name="ce60"/>
          <table:table-cell table:style-name="ce55"/>
          <table:table-cell table:number-columns-repeated="16376"/>
        </table:table-row>
        <table:table-row table:style-name="ro3">
          <table:table-cell table:style-name="ce54"/>
          <table:table-cell table:style-name="ce47"/>
          <table:table-cell table:number-columns-repeated="2" table:style-name="ce1"/>
          <table:table-cell table:style-name="ce40"/>
          <table:table-cell table:number-columns-repeated="2" table:style-name="ce60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0">
            <text:p>508,99</text:p>
          </table:table-cell>
          <table:table-cell table:style-name="ce1"/>
          <table:table-cell office:value-type="float" office:value="508.99" table:style-name="ce40">
            <text:p>508,99</text:p>
          </table:table-cell>
          <table:table-cell table:style-name="ce40"/>
          <table:table-cell office:value-type="float" office:value="508.99" table:formula="of:=[.H4]+[.F5]+[.G5]" table:style-name="ce40">
            <text:p>508,99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0">
            <text:p>1.487,83</text:p>
          </table:table-cell>
          <table:table-cell table:style-name="ce1"/>
          <table:table-cell office:value-type="float" office:value="1487.83" table:style-name="ce40">
            <text:p>1.487,83</text:p>
          </table:table-cell>
          <table:table-cell table:style-name="ce40"/>
          <table:table-cell office:value-type="float" office:value="1996.82" table:formula="of:=[.H5]+[.F6]+[.G6]" table:style-name="ce40">
            <text:p>1.996,82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0">
            <text:p>489,66</text:p>
          </table:table-cell>
          <table:table-cell table:style-name="ce1"/>
          <table:table-cell office:value-type="float" office:value="489.66" table:style-name="ce40">
            <text:p>489,66</text:p>
          </table:table-cell>
          <table:table-cell table:style-name="ce40"/>
          <table:table-cell office:value-type="float" office:value="2486.48" table:formula="of:=[.H6]+[.F7]+[.G7]" table:style-name="ce40">
            <text:p>2.486,48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0">
            <text:p>60,24</text:p>
          </table:table-cell>
          <table:table-cell table:style-name="ce1"/>
          <table:table-cell office:value-type="float" office:value="60.24" table:style-name="ce40">
            <text:p>60,24</text:p>
          </table:table-cell>
          <table:table-cell table:style-name="ce40"/>
          <table:table-cell office:value-type="float" office:value="2546.7199999999998" table:formula="of:=[.H7]+[.F8]+[.G8]" table:style-name="ce40">
            <text:p>2.546,72</text:p>
          </table:table-cell>
          <table:table-cell table:number-columns-repeated="16376"/>
        </table:table-row>
        <table:table-row table:style-name="ro3">
          <table:table-cell office:value-type="date" office:date-value="2022-02-14T00:00:00" table:style-name="ce54">
            <text:p>14.02.2022</text:p>
          </table:table-cell>
          <table:table-cell office:value-type="string" table:style-name="ce61">
            <text:p>9522138254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2319.48" table:style-name="ce40">
            <text:p>-2.319,48</text:p>
          </table:table-cell>
          <table:table-cell table:style-name="ce40"/>
          <table:table-cell office:value-type="float" office:value="-2319.48" table:style-name="ce40">
            <text:p>-2.319,48</text:p>
          </table:table-cell>
          <table:table-cell office:value-type="float" office:value="227.23999999999978" table:formula="of:=[.H8]+[.F9]+[.G9]" table:style-name="ce40">
            <text:p>227,24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59">
            <text:p>584750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182.2" table:style-name="ce40">
            <text:p>-182,20</text:p>
          </table:table-cell>
          <table:table-cell table:style-name="ce40"/>
          <table:table-cell office:value-type="float" office:value="-182.2" table:style-name="ce40">
            <text:p>-182,20</text:p>
          </table:table-cell>
          <table:table-cell office:value-type="float" office:value="45.039999999999793" table:formula="of:=[.H9]+[.F10]+[.G10]" table:style-name="ce40">
            <text:p>45,04</text:p>
          </table:table-cell>
          <table:table-cell table:number-columns-repeated="16376"/>
        </table:table-row>
        <table:table-row table:style-name="ro3">
          <table:table-cell office:value-type="date" office:date-value="2022-02-03T00:00:00" table:style-name="ce54">
            <text:p>03.02.2022</text:p>
          </table:table-cell>
          <table:table-cell office:value-type="string" table:style-name="ce59">
            <text:p>822252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436.3" table:style-name="ce40">
            <text:p>-436,30</text:p>
          </table:table-cell>
          <table:table-cell table:style-name="ce40"/>
          <table:table-cell office:value-type="float" office:value="-436.3" table:style-name="ce40">
            <text:p>-436,30</text:p>
          </table:table-cell>
          <table:table-cell office:value-type="float" office:value="-391.26000000000022" table:formula="of:=[.H10]+[.F11]+[.G11]" table:style-name="ce40">
            <text:p>-391,26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number-columns-repeated="3" table:style-name="ce40"/>
          <table:table-cell office:value-type="float" office:value="-391.26000000000022" table:formula="of:=[.H11]+[.F12]+[.G12]" table:style-name="ce40">
            <text:p>-391,26</text:p>
          </table:table-cell>
          <table:table-cell table:number-columns-repeated="16376"/>
        </table:table-row>
        <table:table-row table:style-name="ro3">
          <table:table-cell office:value-type="date" office:date-value="2022-02-18T00:00:00" table:style-name="ce54">
            <text:p>18.02.2022</text:p>
          </table:table-cell>
          <table:table-cell office:value-type="string" table:style-name="ce61">
            <text:p>0000383215 /TOKATAMASY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4.38" table:style-name="ce40">
            <text:p>-44,38</text:p>
          </table:table-cell>
          <table:table-cell table:style-name="ce40"/>
          <table:table-cell office:value-type="float" office:value="-44.38" table:style-name="ce40">
            <text:p>-44,38</text:p>
          </table:table-cell>
          <table:table-cell office:value-type="float" office:value="-435.64000000000021" table:formula="of:=[.H12]+[.F13]+[.G13]" table:style-name="ce40">
            <text:p>-435,64</text:p>
          </table:table-cell>
          <table:table-cell table:number-columns-repeated="16376"/>
        </table:table-row>
        <table:table-row table:style-name="ro3">
          <table:table-cell office:value-type="date" office:date-value="2022-02-18T00:00:00" table:style-name="ce54">
            <text:p>18.02.2022</text:p>
          </table:table-cell>
          <table:table-cell office:value-type="string" table:style-name="ce61">
            <text:p>000374398 /TOKATAMASY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078.07" table:style-name="ce40">
            <text:p>-1.078,07</text:p>
          </table:table-cell>
          <table:table-cell table:style-name="ce40"/>
          <table:table-cell office:value-type="float" office:value="-1078.07" table:style-name="ce40">
            <text:p>-1.078,07</text:p>
          </table:table-cell>
          <table:table-cell office:value-type="float" office:value="-1513.71" table:formula="of:=[.H13]+[.F14]+[.G14]" table:style-name="ce40">
            <text:p>-1.513,7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-1513.71" table:formula="of:=[.H14]+[.F15]+[.G15]" table:style-name="ce40">
            <text:p>-1.513,71</text:p>
          </table:table-cell>
          <table:table-cell table:number-columns-repeated="16376"/>
        </table:table-row>
        <table:table-row table:style-name="ro3">
          <table:table-cell office:value-type="date" office:date-value="2022-02-04T00:00:00" table:style-name="ce54">
            <text:p>04.02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number-columns-repeated="2" table:style-name="ce40"/>
          <table:table-cell office:value-type="float" office:value="-5577.72" table:style-name="ce40">
            <text:p>-5.577,72</text:p>
          </table:table-cell>
          <table:table-cell office:value-type="float" office:value="-7091.43" table:formula="of:=[.H15]+[.F16]+[.G16]" table:style-name="ce40">
            <text:p>-7.091,4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vodafone</text:p>
          </table:table-cell>
          <table:table-cell table:number-columns-repeated="2" table:style-name="ce61"/>
          <table:table-cell office:value-type="float" office:value="-15" table:style-name="ce40">
            <text:p>-15,00</text:p>
          </table:table-cell>
          <table:table-cell table:number-columns-repeated="2" table:style-name="ce40"/>
          <table:table-cell office:value-type="float" office:value="-7091.43" table:formula="of:=[.H16]+[.F17]+[.G17]" table:style-name="ce40">
            <text:p>-7.091,4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balmer bilgisayar</text:p>
          </table:table-cell>
          <table:table-cell table:number-columns-repeated="2" table:style-name="ce61"/>
          <table:table-cell office:value-type="float" office:value="-5254.4" table:style-name="ce40">
            <text:p>-5.254,40</text:p>
          </table:table-cell>
          <table:table-cell table:number-columns-repeated="2" table:style-name="ce40"/>
          <table:table-cell office:value-type="float" office:value="-7091.43" table:formula="of:=[.H17]+[.F18]+[.G18]" table:style-name="ce40">
            <text:p>-7.091,4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banggood lcd controller</text:p>
          </table:table-cell>
          <table:table-cell table:number-columns-repeated="2" table:style-name="ce61"/>
          <table:table-cell office:value-type="float" office:value="-308.32" table:style-name="ce40">
            <text:p>-308,32</text:p>
          </table:table-cell>
          <table:table-cell table:number-columns-repeated="2" table:style-name="ce40"/>
          <table:table-cell office:value-type="float" office:value="-7091.43" table:formula="of:=[.H18]+[.F19]+[.G19]" table:style-name="ce40">
            <text:p>-7.091,43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-7091.43" table:formula="of:=[.H19]+[.F20]+[.G20]" table:style-name="ce40">
            <text:p>-7.091,43</text:p>
          </table:table-cell>
          <table:table-cell table:number-columns-repeated="16376"/>
        </table:table-row>
        <table:table-row table:style-name="ro3">
          <table:table-cell office:value-type="date" office:date-value="2022-02-27T00:00:00" table:style-name="ce54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-8591.43" table:formula="of:=[.H20]+[.F21]+[.G21]" table:style-name="ce40">
            <text:p>-8.591,43</text:p>
          </table:table-cell>
          <table:table-cell table:number-columns-repeated="16376"/>
        </table:table-row>
        <table:table-row table:style-name="ro3">
          <table:table-cell office:value-type="date" office:date-value="2022-02-27T00:00:00" table:style-name="ce54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0"/>
          <table:table-cell office:value-type="float" office:value="-8591.43" table:formula="of:=[.H21]+[.F22]+[.G22]" table:style-name="ce40">
            <text:p>-8.591,43</text:p>
          </table:table-cell>
          <table:table-cell table:number-columns-repeated="16376"/>
        </table:table-row>
        <table:table-row table:style-name="ro3">
          <table:table-cell office:value-type="date" office:date-value="2022-02-27T00:00:00" table:style-name="ce54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0">
            <text:p>-1.400,00</text:p>
          </table:table-cell>
          <table:table-cell table:style-name="ce40"/>
          <table:table-cell office:value-type="float" office:value="-1400" table:style-name="ce40">
            <text:p>-1.400,00</text:p>
          </table:table-cell>
          <table:table-cell office:value-type="float" office:value="-9991.43" table:formula="of:=[.H22]+[.F23]+[.G23]" table:style-name="ce40">
            <text:p>-9.991,4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0">
            <text:p>-7.900,00</text:p>
          </table:table-cell>
          <table:table-cell table:style-name="ce40"/>
          <table:table-cell office:value-type="float" office:value="-7900" table:style-name="ce40">
            <text:p>-7.900,00</text:p>
          </table:table-cell>
          <table:table-cell office:value-type="float" office:value="-17891.43" table:formula="of:=[.H23]+[.F24]+[.G24]" table:style-name="ce40">
            <text:p>-17.891,43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-19391.43" table:formula="of:=[.H24]+[.F25]+[.G25]" table:style-name="ce40">
            <text:p>-19.391,43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9391.43" table:formula="of:=[.H25]+[.F26]+[.G26]" table:style-name="ce40">
            <text:p>-19.391,43</text:p>
          </table:table-cell>
          <table:table-cell table:number-columns-repeated="16376"/>
        </table:table-row>
        <table:table-row table:style-name="ro3">
          <table:table-cell office:value-type="date" office:date-value="2022-02-27T00:00:00" table:style-name="ce54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-16371.060000000001" table:formula="of:=[.H26]+[.F27]+[.G27]" table:style-name="ce40">
            <text:p>-16.371,06</text:p>
          </table:table-cell>
          <table:table-cell table:number-columns-repeated="16376"/>
        </table:table-row>
        <table:table-row table:style-name="ro3">
          <table:table-cell office:value-type="date" office:date-value="2022-02-22T00:00:00" table:style-name="ce54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0">
            <text:p>2.000,00</text:p>
          </table:table-cell>
          <table:table-cell table:style-name="ce1"/>
          <table:table-cell office:value-type="float" office:value="2500" table:style-name="ce40">
            <text:p>2.500,00</text:p>
          </table:table-cell>
          <table:table-cell table:style-name="ce40"/>
          <table:table-cell office:value-type="float" office:value="-13871.060000000001" table:formula="of:=[.H27]+[.F28]+[.G28]" table:style-name="ce40">
            <text:p>-13.871,06</text:p>
          </table:table-cell>
          <table:table-cell table:number-columns-repeated="16376"/>
        </table:table-row>
        <table:table-row table:style-name="ro3">
          <table:table-cell office:value-type="date" office:date-value="2022-02-22T00:00:00" table:style-name="ce54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0"/>
          <table:table-cell table:style-name="ce1"/>
          <table:table-cell office:value-type="float" office:value="500" table:style-name="ce40">
            <text:p>500,00</text:p>
          </table:table-cell>
          <table:table-cell table:style-name="ce40"/>
          <table:table-cell office:value-type="float" office:value="-13371.060000000001" table:formula="of:=[.H28]+[.F29]+[.G29]" table:style-name="ce40">
            <text:p>-13.371,06</text:p>
          </table:table-cell>
          <table:table-cell table:number-columns-repeated="16376"/>
        </table:table-row>
        <table:table-row table:style-name="ro3">
          <table:table-cell office:value-type="date" office:date-value="2022-02-28T00:00:00" table:style-name="ce54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0">
            <text:p>3.000,00</text:p>
          </table:table-cell>
          <table:table-cell table:style-name="ce1"/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-10371.060000000001" table:formula="of:=[.H29]+[.F30]+[.G30]" table:style-name="ce40">
            <text:p>-10.371,06</text:p>
          </table:table-cell>
          <table:table-cell table:number-columns-repeated="16376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style-name="ce40"/>
          <table:table-cell table:number-columns-repeated="2" table:style-name="ce60"/>
          <table:table-cell table:style-name="ce40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3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3">
          <table:table-cell table:style-name="ce1"/>
          <table:table-cell office:value-type="float" office:value="5.46" table:style-name="ce22">
            <text:p>5,46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56">
            <text:p>- MART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36859.61" table:formula="of:=SUM([.D5:.D61])" table:style-name="ce58">
            <text:p>36.859,61</text:p>
          </table:table-cell>
          <table:table-cell office:value-type="float" office:value="-30109.3" table:formula="of:=SUM([.E5:.E61])" table:style-name="ce58">
            <text:p>-30.109,30</text:p>
          </table:table-cell>
          <table:table-cell office:value-type="float" office:value="35859.61" table:formula="of:=SUM([.F5:.F61])" table:style-name="ce58">
            <text:p>35.859,61</text:p>
          </table:table-cell>
          <table:table-cell office:value-type="float" office:value="-30109.3" table:formula="of:=SUM([.G5:.G61])" table:style-name="ce58">
            <text:p>-30.109,30</text:p>
          </table:table-cell>
          <table:table-cell office:value-type="float" office:value="5750.3100000000013" table:formula="of:=[.F2]+[.G2]" table:style-name="ce58">
            <text:p>5.750,31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table:style-name="ce47"/>
          <table:table-cell table:number-columns-repeated="2" table:style-name="ce56"/>
          <table:table-cell table:number-columns-repeated="3" table:style-name="ce60"/>
          <table:table-cell table:style-name="ce40"/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table:number-columns-repeated="3" table:style-name="ce56"/>
          <table:table-cell table:number-columns-repeated="3" table:style-name="ce60"/>
          <table:table-cell office:value-type="float" office:value="0" table:formula="of:=[.H3]+[.F4]+[.G4]" table:style-name="ce40">
            <text:p>0,00</text:p>
          </table:table-cell>
          <table:table-cell table:style-name="ce56"/>
          <table:table-cell table:number-columns-repeated="16375"/>
        </table:table-row>
        <table:table-row table:style-name="ro3">
          <table:table-cell office:value-type="date" office:date-value="2022-03-03T00:00:00" table:style-name="ce54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0">
            <text:p>375,60</text:p>
          </table:table-cell>
          <table:table-cell table:style-name="ce1"/>
          <table:table-cell office:value-type="float" office:value="375.6" table:style-name="ce40">
            <text:p>375,60</text:p>
          </table:table-cell>
          <table:table-cell table:style-name="ce40"/>
          <table:table-cell office:value-type="float" office:value="375.6" table:formula="of:=[.H4]+[.F5]+[.G5]" table:style-name="ce40">
            <text:p>375,6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03T00:00:00" table:style-name="ce54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0">
            <text:p>1.137,88</text:p>
          </table:table-cell>
          <table:table-cell table:style-name="ce1"/>
          <table:table-cell office:value-type="float" office:value="1137.8800000000001" table:style-name="ce40">
            <text:p>1.137,88</text:p>
          </table:table-cell>
          <table:table-cell table:style-name="ce40"/>
          <table:table-cell office:value-type="float" office:value="1513.48" table:formula="of:=[.H5]+[.F6]+[.G6]" table:style-name="ce40">
            <text:p>1.513,48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03T00:00:00" table:style-name="ce54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0">
            <text:p>256,45</text:p>
          </table:table-cell>
          <table:table-cell table:style-name="ce1"/>
          <table:table-cell office:value-type="float" office:value="256.45" table:style-name="ce40">
            <text:p>256,45</text:p>
          </table:table-cell>
          <table:table-cell table:style-name="ce40"/>
          <table:table-cell office:value-type="float" office:value="1769.93" table:formula="of:=[.H6]+[.F7]+[.G7]" table:style-name="ce40">
            <text:p>1.769,93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03T00:00:00" table:style-name="ce54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0">
            <text:p>69,31</text:p>
          </table:table-cell>
          <table:table-cell table:style-name="ce1"/>
          <table:table-cell office:value-type="float" office:value="69.31" table:style-name="ce40">
            <text:p>69,31</text:p>
          </table:table-cell>
          <table:table-cell table:style-name="ce40"/>
          <table:table-cell office:value-type="float" office:value="1839.24" table:formula="of:=[.H7]+[.F8]+[.G8]" table:style-name="ce40">
            <text:p>1.839,24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11T00:00:00" table:style-name="ce54">
            <text:p>11.03.2022</text:p>
          </table:table-cell>
          <table:table-cell office:value-type="string" table:style-name="ce61">
            <text:p>9522138254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608.4" table:style-name="ce40">
            <text:p>-1.608,40</text:p>
          </table:table-cell>
          <table:table-cell table:style-name="ce40"/>
          <table:table-cell office:value-type="float" office:value="-1608.4" table:style-name="ce40">
            <text:p>-1.608,40</text:p>
          </table:table-cell>
          <table:table-cell office:value-type="float" office:value="230.83999999999992" table:formula="of:=[.H8]+[.F9]+[.G9]" table:style-name="ce40">
            <text:p>230,84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04T00:00:00" table:style-name="ce54">
            <text:p>04.03.2022</text:p>
          </table:table-cell>
          <table:table-cell office:value-type="string" table:style-name="ce59">
            <text:p>584750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167" table:style-name="ce40">
            <text:p>-167,00</text:p>
          </table:table-cell>
          <table:table-cell table:style-name="ce60"/>
          <table:table-cell office:value-type="float" office:value="-167" table:style-name="ce60">
            <text:p>-167,00</text:p>
          </table:table-cell>
          <table:table-cell office:value-type="float" office:value="63.839999999999918" table:formula="of:=[.H9]+[.F10]+[.G10]" table:style-name="ce40">
            <text:p>63,84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office:value-type="string" table:style-name="ce59">
            <text:p>8222520300 /CK ÇEPESAŞ/FATURA</text:p>
          </table:table-cell>
          <table:table-cell office:value-type="string" table:style-name="ce59">
            <text:p>B</text:p>
          </table:table-cell>
          <table:table-cell table:style-name="ce59"/>
          <table:table-cell office:value-type="float" office:value="-428" table:style-name="ce40">
            <text:p>-428,00</text:p>
          </table:table-cell>
          <table:table-cell table:style-name="ce60"/>
          <table:table-cell office:value-type="float" office:value="-428" table:style-name="ce60">
            <text:p>-428,00</text:p>
          </table:table-cell>
          <table:table-cell office:value-type="float" office:value="-364.16000000000008" table:formula="of:=[.H10]+[.F11]+[.G11]" table:style-name="ce40">
            <text:p>-364,16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-364.16000000000008" table:formula="of:=[.H11]+[.F12]+[.G12]" table:style-name="ce40">
            <text:p>-364,16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office:value-type="string" table:style-name="ce61">
            <text:p>0000383215 /TOKATAMASY/FATURA</text:p>
          </table:table-cell>
          <table:table-cell office:value-type="string" table:style-name="ce61">
            <text:p>B</text:p>
          </table:table-cell>
          <table:table-cell table:style-name="ce1"/>
          <table:table-cell office:value-type="float" office:value="-37.229999999999997" table:style-name="ce40">
            <text:p>-37,23</text:p>
          </table:table-cell>
          <table:table-cell table:style-name="ce40"/>
          <table:table-cell office:value-type="float" office:value="-37.229999999999997" table:style-name="ce40">
            <text:p>-37,23</text:p>
          </table:table-cell>
          <table:table-cell office:value-type="float" office:value="-401.3900000000001" table:formula="of:=[.H12]+[.F13]+[.G13]" table:style-name="ce40">
            <text:p>-401,39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office:value-type="string" table:style-name="ce61">
            <text:p>000374398 /TOKATAMASY/FATURA</text:p>
          </table:table-cell>
          <table:table-cell office:value-type="string" table:style-name="ce61">
            <text:p>B</text:p>
          </table:table-cell>
          <table:table-cell table:style-name="ce1"/>
          <table:table-cell office:value-type="float" office:value="-632.91999999999996" table:style-name="ce40">
            <text:p>-632,92</text:p>
          </table:table-cell>
          <table:table-cell table:style-name="ce40"/>
          <table:table-cell office:value-type="float" office:value="-632.91999999999996" table:style-name="ce40">
            <text:p>-632,92</text:p>
          </table:table-cell>
          <table:table-cell office:value-type="float" office:value="-1034.31" table:formula="of:=[.H13]+[.F14]+[.G14]" table:style-name="ce40">
            <text:p>-1.034,31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table:number-columns-repeated="3" table:style-name="ce59"/>
          <table:table-cell table:style-name="ce40"/>
          <table:table-cell table:number-columns-repeated="2" table:style-name="ce60"/>
          <table:table-cell office:value-type="float" office:value="-1034.31" table:formula="of:=[.H14]+[.F15]+[.G15]" table:style-name="ce40">
            <text:p>-1.034,31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office:value-type="string" table:style-name="ce61">
            <text:p>vodafone</text:p>
          </table:table-cell>
          <table:table-cell table:number-columns-repeated="2" table:style-name="ce61"/>
          <table:table-cell office:value-type="float" office:value="-50" table:style-name="ce40">
            <text:p>-50,00</text:p>
          </table:table-cell>
          <table:table-cell table:number-columns-repeated="2" table:style-name="ce60"/>
          <table:table-cell office:value-type="float" office:value="-1034.31" table:formula="of:=[.H15]+[.F16]+[.G16]" table:style-name="ce40">
            <text:p>-1.034,31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office:value-type="string" table:style-name="ce61">
            <text:p>daü yasemin 21-22 <text:s/>bahar okul ücreti</text:p>
          </table:table-cell>
          <table:table-cell table:number-columns-repeated="2" table:style-name="ce61"/>
          <table:table-cell office:value-type="float" office:value="-21510.75" table:style-name="ce40">
            <text:p>-21.510,75</text:p>
          </table:table-cell>
          <table:table-cell table:number-columns-repeated="2" table:style-name="ce60"/>
          <table:table-cell office:value-type="float" office:value="-1034.31" table:formula="of:=[.H16]+[.F17]+[.G17]" table:style-name="ce40">
            <text:p>-1.034,31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office:value-type="string" table:style-name="ce61">
            <text:p>06 yb 1397 1. taksit</text:p>
          </table:table-cell>
          <table:table-cell table:number-columns-repeated="2" table:style-name="ce61"/>
          <table:table-cell office:value-type="float" office:value="-169" table:style-name="ce40">
            <text:p>-169,00</text:p>
          </table:table-cell>
          <table:table-cell table:number-columns-repeated="2" table:style-name="ce60"/>
          <table:table-cell office:value-type="float" office:value="-1034.31" table:formula="of:=[.H17]+[.F18]+[.G18]" table:style-name="ce40">
            <text:p>-1.034,31</text:p>
          </table:table-cell>
          <table:table-cell table:style-name="ce56"/>
          <table:table-cell table:number-columns-repeated="16375"/>
        </table:table-row>
        <table:table-row table:style-name="ro3">
          <table:table-cell office:value-type="date" office:date-value="2022-03-07T00:00:00" table:style-name="ce54">
            <text:p>07.03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style-name="ce40"/>
          <table:table-cell table:style-name="ce60"/>
          <table:table-cell office:value-type="float" office:value="-21729.75" table:style-name="ce60">
            <text:p>-21.729,75</text:p>
          </table:table-cell>
          <table:table-cell office:value-type="float" office:value="-22764.06" table:formula="of:=[.H18]+[.F19]+[.G19]" table:style-name="ce40">
            <text:p>-22.764,06</text:p>
          </table:table-cell>
          <table:table-cell table:style-name="ce56"/>
          <table:table-cell table:number-columns-repeated="16375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60"/>
          <table:table-cell office:value-type="float" office:value="-22764.06" table:formula="of:=[.H19]+[.F20]+[.G20]" table:style-name="ce40">
            <text:p>-22.764,06</text:p>
          </table:table-cell>
          <table:table-cell table:style-name="ce56"/>
          <table:table-cell table:number-columns-repeated="16375"/>
        </table:table-row>
        <table:table-row table:style-name="ro3">
          <table:table-cell office:value-type="date" office:date-value="2022-03-27T00:00:00" table:style-name="ce54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0"/>
          <table:table-cell office:value-type="float" office:value="-1503" table:style-name="ce40">
            <text:p>-1.503,00</text:p>
          </table:table-cell>
          <table:table-cell table:style-name="ce1"/>
          <table:table-cell office:value-type="float" office:value="-1503" table:style-name="ce40">
            <text:p>-1.503,00</text:p>
          </table:table-cell>
          <table:table-cell office:value-type="float" office:value="-24267.06" table:formula="of:=[.H20]+[.F21]+[.G21]" table:style-name="ce40">
            <text:p>-24.267,06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27T00:00:00" table:style-name="ce54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0"/>
          <table:table-cell office:value-type="float" office:value="-1503" table:style-name="ce40">
            <text:p>-1.503,00</text:p>
          </table:table-cell>
          <table:table-cell table:style-name="ce1"/>
          <table:table-cell office:value-type="float" office:value="-1503" table:style-name="ce40">
            <text:p>-1.503,00</text:p>
          </table:table-cell>
          <table:table-cell office:value-type="float" office:value="-25770.06" table:formula="of:=[.H21]+[.F22]+[.G22]" table:style-name="ce40">
            <text:p>-25.770,06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31T00:00:00" table:style-name="ce54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0"/>
          <table:table-cell office:value-type="float" office:value="-1000" table:style-name="ce40">
            <text:p>-1.000,00</text:p>
          </table:table-cell>
          <table:table-cell table:style-name="ce1"/>
          <table:table-cell office:value-type="float" office:value="-1000" table:style-name="ce40">
            <text:p>-1.000,00</text:p>
          </table:table-cell>
          <table:table-cell office:value-type="float" office:value="-26770.06" table:formula="of:=[.H22]+[.F23]+[.G23]" table:style-name="ce40">
            <text:p>-26.770,06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-28270.06" table:formula="of:=[.H23]+[.F24]+[.G24]" table:style-name="ce40">
            <text:p>-28.270,06</text:p>
          </table:table-cell>
          <table:table-cell table:number-columns-repeated="16376" table:style-name="ce1"/>
        </table:table-row>
        <table:table-row table:style-name="ro3">
          <table:table-cell table:number-columns-repeated="7" table:style-name="ce1"/>
          <table:table-cell office:value-type="float" office:value="-28270.06" table:formula="of:=[.H24]+[.F25]+[.G25]" table:style-name="ce40">
            <text:p>-28.270,06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27T00:00:00" table:style-name="ce54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-25249.690000000002" table:formula="of:=[.H25]+[.F26]+[.G26]" table:style-name="ce40">
            <text:p>-25.249,69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22T00:00:00" table:style-name="ce54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0">
            <text:p>1.000,00</text:p>
          </table:table-cell>
          <table:table-cell table:style-name="ce1"/>
          <table:table-cell office:value-type="float" office:value="0" table:style-name="ce40">
            <text:p>0,00</text:p>
          </table:table-cell>
          <table:table-cell table:style-name="ce40"/>
          <table:table-cell office:value-type="float" office:value="-25249.690000000002" table:formula="of:=[.H26]+[.F27]+[.G27]" table:style-name="ce40">
            <text:p>-25.249,69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28T00:00:00" table:style-name="ce54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0">
            <text:p>N</text:p>
          </table:table-cell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-22249.690000000002" table:formula="of:=[.H27]+[.F28]+[.G28]" table:style-name="ce40">
            <text:p>-22.249,69</text:p>
          </table:table-cell>
          <table:table-cell table:number-columns-repeated="16376" table:style-name="ce1"/>
        </table:table-row>
        <table:table-row table:style-name="ro3">
          <table:table-cell table:number-columns-repeated="7" table:style-name="ce1"/>
          <table:table-cell office:value-type="float" office:value="-22249.690000000002" table:formula="of:=[.H28]+[.F29]+[.G29]" table:style-name="ce40">
            <text:p>-22.249,69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2-03-30T00:00:00" table:style-name="ce54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0">
            <text:p>N</text:p>
          </table:table-cell>
          <table:table-cell office:value-type="float" office:value="28000" table:style-name="ce40">
            <text:p>28.000,00</text:p>
          </table:table-cell>
          <table:table-cell table:style-name="ce40"/>
          <table:table-cell office:value-type="float" office:value="28000" table:style-name="ce40">
            <text:p>28.000,00</text:p>
          </table:table-cell>
          <table:table-cell table:style-name="ce1"/>
          <table:table-cell office:value-type="float" office:value="5750.3099999999977" table:formula="of:=[.H29]+[.F30]+[.G30]" table:style-name="ce40">
            <text:p>5.750,31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office:value-type="string" table:style-name="ce1">
            <text:p>48000 TL-28000 7 aylık peşin</text:p>
          </table:table-cell>
          <table:table-cell table:number-columns-repeated="4" table:style-name="ce40"/>
          <table:table-cell table:style-name="ce1"/>
          <table:table-cell office:value-type="float" office:value="5750.3099999999977" table:formula="of:=[.H30]+[.F31]+[.G31]" table:style-name="ce40">
            <text:p>5.750,31</text:p>
          </table:table-cell>
          <table:table-cell table:number-columns-repeated="16376" table:style-name="ce1"/>
        </table:table-row>
        <table:table-row table:style-name="ro3">
          <table:table-cell table:style-name="ce54"/>
          <table:table-cell office:value-type="string" table:style-name="ce1">
            <text:p>Aylık 4000</text:p>
          </table:table-cell>
          <table:table-cell table:number-columns-repeated="4" table:style-name="ce40"/>
          <table:table-cell table:style-name="ce1"/>
          <table:table-cell office:value-type="float" office:value="5750.3099999999977" table:formula="of:=[.H31]+[.F32]+[.G32]" table:style-name="ce40">
            <text:p>5.750,31</text:p>
          </table:table-cell>
          <table:table-cell table:number-columns-repeated="16376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7" table:default-cell-style-name="ce1"/>
        <table:table-column table:style-name="co4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7.25" table:style-name="ce22">
            <text:p>7,25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NİSAN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5937.59" table:formula="of:=SUM([.D5:.D66])" table:style-name="ce58">
            <text:p>15.937,59</text:p>
          </table:table-cell>
          <table:table-cell office:value-type="float" office:value="-11790.68" table:formula="of:=SUM([.E5:.E66])" table:style-name="ce58">
            <text:p>-11.790,68</text:p>
          </table:table-cell>
          <table:table-cell office:value-type="float" office:value="17940.28" table:formula="of:=SUM([.F5:.F66])" table:style-name="ce58">
            <text:p>17.940,28</text:p>
          </table:table-cell>
          <table:table-cell office:value-type="float" office:value="-11140.68" table:formula="of:=SUM([.G5:.G66])" table:style-name="ce58">
            <text:p>-11.140,68</text:p>
          </table:table-cell>
          <table:table-cell office:value-type="float" office:value="6799.5999999999985" table:formula="of:=[.F2]+[.G2]" table:style-name="ce58">
            <text:p>6.799,60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47"/>
          <table:table-cell table:number-columns-repeated="2" table:style-name="ce1"/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1"/>
          <table:table-cell table:number-columns-repeated="3" table:style-name="ce40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2-04-07T00:00:00" table:style-name="ce54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0"/>
          <table:table-cell office:value-type="float" office:value="260" table:style-name="ce40">
            <text:p>260,00</text:p>
          </table:table-cell>
          <table:table-cell table:style-name="ce40"/>
          <table:table-cell office:value-type="float" office:value="260" table:formula="of:=[.H4]+[.F5]+[.G5]" table:style-name="ce40">
            <text:p>260,0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0"/>
          <table:table-cell office:value-type="float" office:value="1089.6300000000001" table:style-name="ce40">
            <text:p>1.089,63</text:p>
          </table:table-cell>
          <table:table-cell table:style-name="ce40"/>
          <table:table-cell office:value-type="float" office:value="1349.63" table:formula="of:=[.H5]+[.F6]+[.G6]" table:style-name="ce40">
            <text:p>1.349,63</text:p>
          </table:table-cell>
          <table:table-cell table:number-columns-repeated="16376"/>
        </table:table-row>
        <table:table-row table:style-name="ro3">
          <table:table-cell office:value-type="date" office:date-value="2022-04-03T00:00:00" table:style-name="ce54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0"/>
          <table:table-cell office:value-type="float" office:value="384.4" table:style-name="ce40">
            <text:p>384,40</text:p>
          </table:table-cell>
          <table:table-cell table:style-name="ce40"/>
          <table:table-cell office:value-type="float" office:value="1734.0300000000002" table:formula="of:=[.H6]+[.F7]+[.G7]" table:style-name="ce40">
            <text:p>1.734,03</text:p>
          </table:table-cell>
          <table:table-cell table:number-columns-repeated="16376"/>
        </table:table-row>
        <table:table-row table:style-name="ro3">
          <table:table-cell office:value-type="date" office:date-value="2022-04-03T00:00:00" table:style-name="ce54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0"/>
          <table:table-cell office:value-type="float" office:value="85.88" table:style-name="ce40">
            <text:p>85,88</text:p>
          </table:table-cell>
          <table:table-cell table:style-name="ce40"/>
          <table:table-cell office:value-type="float" office:value="1819.9100000000003" table:formula="of:=[.H7]+[.F8]+[.G8]" table:style-name="ce40">
            <text:p>1.819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1578.43" table:style-name="ce40">
            <text:p>-1.578,43</text:p>
          </table:table-cell>
          <table:table-cell table:style-name="ce40"/>
          <table:table-cell office:value-type="float" office:value="-1578.43" table:style-name="ce40">
            <text:p>-1.578,43</text:p>
          </table:table-cell>
          <table:table-cell office:value-type="float" office:value="241.48000000000025" table:formula="of:=[.H8]+[.F9]+[.G9]" table:style-name="ce40">
            <text:p>241,48</text:p>
          </table:table-cell>
          <table:table-cell table:number-columns-repeated="16376"/>
        </table:table-row>
        <table:table-row table:style-name="ro3">
          <table:table-cell office:value-type="date" office:date-value="2022-04-04T00:00:00" table:style-name="ce54">
            <text:p>04.04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383.8" table:style-name="ce40">
            <text:p>-383,80</text:p>
          </table:table-cell>
          <table:table-cell table:style-name="ce60"/>
          <table:table-cell office:value-type="float" office:value="-383.8" table:style-name="ce40">
            <text:p>-383,80</text:p>
          </table:table-cell>
          <table:table-cell office:value-type="float" office:value="-142.31999999999977" table:formula="of:=[.H9]+[.F10]+[.G10]" table:style-name="ce40">
            <text:p>-142,32</text:p>
          </table:table-cell>
          <table:table-cell table:number-columns-repeated="16376"/>
        </table:table-row>
        <table:table-row table:style-name="ro3">
          <table:table-cell office:value-type="date" office:date-value="2022-04-04T00:00:00" table:style-name="ce54">
            <text:p>04.04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171.6" table:style-name="ce40">
            <text:p>-171,60</text:p>
          </table:table-cell>
          <table:table-cell table:style-name="ce60"/>
          <table:table-cell office:value-type="float" office:value="-171.6" table:style-name="ce40">
            <text:p>-171,60</text:p>
          </table:table-cell>
          <table:table-cell office:value-type="float" office:value="-313.91999999999973" table:formula="of:=[.H10]+[.F11]+[.G11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style-name="ce1"/>
          <table:table-cell table:style-name="ce60"/>
          <table:table-cell table:style-name="ce40"/>
          <table:table-cell office:value-type="float" office:value="-313.91999999999973" table:formula="of:=[.H11]+[.F12]+[.G12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600" table:style-name="ce40">
            <text:p>-600,00</text:p>
          </table:table-cell>
          <table:table-cell table:number-columns-repeated="2" table:style-name="ce40"/>
          <table:table-cell office:value-type="float" office:value="-313.91999999999973" table:formula="of:=[.H12]+[.F13]+[.G13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000374398 /TOKATAMASY/FATURA</text:p>
          </table:table-cell>
          <table:table-cell table:number-columns-repeated="2" table:style-name="ce61"/>
          <table:table-cell office:value-type="float" office:value="-50" table:style-name="ce40">
            <text:p>-50,00</text:p>
          </table:table-cell>
          <table:table-cell table:number-columns-repeated="2" table:style-name="ce40"/>
          <table:table-cell office:value-type="float" office:value="-313.91999999999973" table:formula="of:=[.H13]+[.F14]+[.G14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style-name="ce40"/>
          <table:table-cell table:style-name="ce60"/>
          <table:table-cell table:style-name="ce40"/>
          <table:table-cell office:value-type="float" office:value="-313.91999999999973" table:formula="of:=[.H14]+[.F15]+[.G15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23">
            <text:p>06 yb 1397 2. taksit</text:p>
          </table:table-cell>
          <table:table-cell table:number-columns-repeated="2" table:style-name="ce123"/>
          <table:table-cell office:value-type="float" office:value="-169" table:style-name="ce124">
            <text:p>-169,00</text:p>
          </table:table-cell>
          <table:table-cell table:style-name="ce125"/>
          <table:table-cell table:style-name="ce124"/>
          <table:table-cell office:value-type="float" office:value="-313.91999999999973" table:formula="of:=[.H15]+[.F16]+[.G16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HAS KOMP ÇORUM</text:p>
          </table:table-cell>
          <table:table-cell table:number-columns-repeated="2" table:style-name="ce61"/>
          <table:table-cell office:value-type="float" office:value="-3270" table:style-name="ce40">
            <text:p>-3.270,00</text:p>
          </table:table-cell>
          <table:table-cell table:style-name="ce60"/>
          <table:table-cell table:style-name="ce40"/>
          <table:table-cell office:value-type="float" office:value="-313.91999999999973" table:formula="of:=[.H16]+[.F17]+[.G17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yıllık kk ücreti</text:p>
          </table:table-cell>
          <table:table-cell table:number-columns-repeated="2" table:style-name="ce61"/>
          <table:table-cell office:value-type="float" office:value="-238" table:style-name="ce40">
            <text:p>-238,00</text:p>
          </table:table-cell>
          <table:table-cell table:style-name="ce60"/>
          <table:table-cell table:style-name="ce40"/>
          <table:table-cell office:value-type="float" office:value="-313.91999999999973" table:formula="of:=[.H17]+[.F18]+[.G18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yıllık kk ücreti bsmv</text:p>
          </table:table-cell>
          <table:table-cell table:number-columns-repeated="2" table:style-name="ce61"/>
          <table:table-cell office:value-type="float" office:value="-11.9" table:style-name="ce40">
            <text:p>-11,90</text:p>
          </table:table-cell>
          <table:table-cell table:style-name="ce60"/>
          <table:table-cell table:style-name="ce40"/>
          <table:table-cell office:value-type="float" office:value="-313.91999999999973" table:formula="of:=[.H18]+[.F19]+[.G19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amazon 240gbWd ssd-braun-64gb 1/6</text:p>
          </table:table-cell>
          <table:table-cell table:number-columns-repeated="2" table:style-name="ce61"/>
          <table:table-cell office:value-type="float" office:value="-177.65" table:style-name="ce40">
            <text:p>-177,65</text:p>
          </table:table-cell>
          <table:table-cell table:style-name="ce60"/>
          <table:table-cell table:style-name="ce40"/>
          <table:table-cell office:value-type="float" office:value="-313.91999999999973" table:formula="of:=[.H19]+[.F20]+[.G20]" table:style-name="ce40">
            <text:p>-313,92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gib gov tr kira damga v.</text:p>
          </table:table-cell>
          <table:table-cell table:number-columns-repeated="2" table:style-name="ce61"/>
          <table:table-cell office:value-type="float" office:value="-132.30000000000001" table:style-name="ce40">
            <text:p>-132,30</text:p>
          </table:table-cell>
          <table:table-cell table:style-name="ce60"/>
          <table:table-cell table:style-name="ce40"/>
          <table:table-cell office:value-type="float" office:value="-313.91999999999973" table:formula="of:=[.H20]+[.F21]+[.G21]" table:style-name="ce40">
            <text:p>-313,92</text:p>
          </table:table-cell>
          <table:table-cell table:number-columns-repeated="16376"/>
        </table:table-row>
        <table:table-row table:style-name="ro3">
          <table:table-cell office:value-type="date" office:date-value="2022-04-04T00:00:00" table:style-name="ce54">
            <text:p>04.04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number-columns-repeated="2" table:style-name="ce127"/>
          <table:table-cell office:value-type="float" office:value="-3998.85" table:style-name="ce128">
            <text:p>-3.998,85</text:p>
          </table:table-cell>
          <table:table-cell office:value-type="float" office:value="-4312.7699999999995" table:formula="of:=[.H21]+[.F22]+[.G22]" table:style-name="ce40">
            <text:p>-4.312,77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2" table:style-name="ce60"/>
          <table:table-cell table:style-name="ce40"/>
          <table:table-cell office:value-type="float" office:value="-4312.7699999999995" table:formula="of:=[.H22]+[.F23]+[.G23]" table:style-name="ce40">
            <text:p>-4.312,77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0">
            <text:p>-1.504,00</text:p>
          </table:table-cell>
          <table:table-cell table:style-name="ce1"/>
          <table:table-cell office:value-type="float" office:value="-1504" table:style-name="ce40">
            <text:p>-1.504,00</text:p>
          </table:table-cell>
          <table:table-cell office:value-type="float" office:value="-5816.7699999999995" table:formula="of:=[.H23]+[.F24]+[.G24]" table:style-name="ce40">
            <text:p>-5.816,77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0">
            <text:p>-1.504,00</text:p>
          </table:table-cell>
          <table:table-cell table:style-name="ce1"/>
          <table:table-cell office:value-type="float" office:value="-1504" table:style-name="ce40">
            <text:p>-1.504,00</text:p>
          </table:table-cell>
          <table:table-cell office:value-type="float" office:value="-7320.7699999999995" table:formula="of:=[.H24]+[.F25]+[.G25]" table:style-name="ce40">
            <text:p>-7.320,77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0">
            <text:p>-500,00</text:p>
          </table:table-cell>
          <table:table-cell table:style-name="ce1"/>
          <table:table-cell office:value-type="float" office:value="-500" table:style-name="ce40">
            <text:p>-500,00</text:p>
          </table:table-cell>
          <table:table-cell office:value-type="float" office:value="-7820.7699999999995" table:formula="of:=[.H25]+[.F26]+[.G26]" table:style-name="ce40">
            <text:p>-7.820,7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1"/>
          <table:table-cell office:value-type="float" office:value="-1500" table:style-name="ce40">
            <text:p>-1.500,00</text:p>
          </table:table-cell>
          <table:table-cell office:value-type="float" office:value="-9320.77" table:formula="of:=[.H26]+[.F27]+[.G27]" table:style-name="ce40">
            <text:p>-9.320,77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9320.77" table:formula="of:=[.H27]+[.F28]+[.G28]" table:style-name="ce40">
            <text:p>-9.320,77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-6300.4000000000005" table:formula="of:=[.H28]+[.F29]+[.G29]" table:style-name="ce40">
            <text:p>-6.300,40</text:p>
          </table:table-cell>
          <table:table-cell table:number-columns-repeated="16376"/>
        </table:table-row>
        <table:table-row table:style-name="ro3">
          <table:table-cell office:value-type="date" office:date-value="2022-04-04T00:00:00" table:style-name="ce54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0">
            <text:p>2.500,00</text:p>
          </table:table-cell>
          <table:table-cell table:style-name="ce40"/>
          <table:table-cell office:value-type="float" office:value="2500" table:style-name="ce40">
            <text:p>2.500,00</text:p>
          </table:table-cell>
          <table:table-cell table:style-name="ce40"/>
          <table:table-cell office:value-type="float" office:value="-3800.4000000000005" table:formula="of:=[.H29]+[.F30]+[.G30]" table:style-name="ce40">
            <text:p>-3.800,40</text:p>
          </table:table-cell>
          <table:table-cell table:number-columns-repeated="16376"/>
        </table:table-row>
        <table:table-row table:style-name="ro3">
          <table:table-cell office:value-type="date" office:date-value="2022-05-12T00:00:00" table:style-name="ce54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0">
            <text:p>1.600,00</text:p>
          </table:table-cell>
          <table:table-cell table:style-name="ce1"/>
          <table:table-cell office:value-type="float" office:value="1600" table:style-name="ce67">
            <text:p>1.600,00</text:p>
          </table:table-cell>
          <table:table-cell table:style-name="ce40"/>
          <table:table-cell office:value-type="float" office:value="-2200.4000000000005" table:formula="of:=[.H30]+[.F31]+[.G31]" table:style-name="ce40">
            <text:p>-2.200,40</text:p>
          </table:table-cell>
          <table:table-cell table:number-columns-repeated="16376"/>
        </table:table-row>
        <table:table-row table:style-name="ro3">
          <table:table-cell office:value-type="date" office:date-value="2022-05-10T00:00:00" table:style-name="ce54">
            <text:p>10.05.2022</text:p>
          </table:table-cell>
          <table:table-cell office:value-type="string" table:style-name="ce129">
            <text:p>Doğuş Kira 9/12-2022-23 <text:s text:c="3"/>+2000</text:p>
          </table:table-cell>
          <table:table-cell table:style-name="ce130"/>
          <table:table-cell office:value-type="float" office:value="3000" table:style-name="ce40">
            <text:p>3.000,00</text:p>
          </table:table-cell>
          <table:table-cell table:style-name="ce1"/>
          <table:table-cell office:value-type="float" office:value="5000" table:style-name="ce40">
            <text:p>5.000,00</text:p>
          </table:table-cell>
          <table:table-cell table:style-name="ce40"/>
          <table:table-cell office:value-type="float" office:value="2799.5999999999995" table:formula="of:=[.H31]+[.F32]+[.G32]" table:style-name="ce40">
            <text:p>2.799,6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2799.5999999999995" table:formula="of:=[.H32]+[.F33]+[.G33]" table:style-name="ce40">
            <text:p>2.799,60</text:p>
          </table:table-cell>
          <table:table-cell table:number-columns-repeated="16376"/>
        </table:table-row>
        <table:table-row table:style-name="ro3">
          <table:table-cell office:value-type="date" office:date-value="2022-05-07T00:00:00" table:style-name="ce54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6799.5999999999995" table:formula="of:=[.H33]+[.F34]+[.G34]" table:style-name="ce40">
            <text:p>6.799,6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0"/>
          <table:table-cell table:style-name="ce1"/>
          <table:table-cell table:style-name="ce67"/>
          <table:table-cell table:style-name="ce40"/>
          <table:table-cell office:value-type="float" office:value="6799.5999999999995" table:formula="of:=[.H34]+[.F35]+[.G35]" table:style-name="ce40">
            <text:p>6.799,6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6799.5999999999995" table:formula="of:=[.H35]+[.F36]+[.G36]" table:style-name="ce40">
            <text:p>6.799,60</text:p>
          </table:table-cell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style-name="ce54"/>
          <table:table-cell table:number-columns-repeated="4" table:style-name="ce1"/>
          <table:table-cell table:number-columns-repeated="3" table:style-name="ce40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7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office:value-type="string" table:style-name="ce1">
            <text:p>tüfe</text:p>
          </table:table-cell>
          <table:table-cell office:value-type="float" office:value="2.98" table:style-name="ce22">
            <text:p>2,98</text:p>
          </table:table-cell>
          <table:table-cell table:number-columns-repeated="3" table:style-name="ce1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MAYIS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1328.34" table:formula="of:=SUM([.D4:.D32])" table:style-name="ce58">
            <text:p>11.328,34</text:p>
          </table:table-cell>
          <table:table-cell office:value-type="float" office:value="-7712.66" table:formula="of:=SUM([.E4:.E68])" table:style-name="ce58">
            <text:p>-7.712,66</text:p>
          </table:table-cell>
          <table:table-cell office:value-type="float" office:value="9522.369999999999" table:formula="of:=SUM([.F4:.F65])" table:style-name="ce58">
            <text:p>9.522,37</text:p>
          </table:table-cell>
          <table:table-cell office:value-type="float" office:value="-7722.66" table:formula="of:=SUM([.G4:.G65])" table:style-name="ce58">
            <text:p>-7.722,66</text:p>
          </table:table-cell>
          <table:table-cell office:value-type="float" office:value="1799.7099999999991" table:formula="of:=[.F2]+[.G2]" table:style-name="ce58">
            <text:p>1.799,71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2" table:style-name="ce1"/>
          <table:table-cell table:number-columns-repeated="3" table:style-name="ce55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56"/>
          <table:table-cell table:number-columns-repeated="3" table:style-name="ce40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0"/>
          <table:table-cell office:value-type="float" office:value="155" table:style-name="ce40">
            <text:p>155,00</text:p>
          </table:table-cell>
          <table:table-cell table:style-name="ce40"/>
          <table:table-cell office:value-type="float" office:value="155" table:formula="of:=[.H4]+[.F5]+[.G5]" table:style-name="ce40">
            <text:p>155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0"/>
          <table:table-cell office:value-type="float" office:value="1035" table:style-name="ce40">
            <text:p>1.035,00</text:p>
          </table:table-cell>
          <table:table-cell table:style-name="ce40"/>
          <table:table-cell office:value-type="float" office:value="1190" table:formula="of:=[.H5]+[.F6]+[.G6]" table:style-name="ce40">
            <text:p>1.19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0"/>
          <table:table-cell office:value-type="float" office:value="350" table:style-name="ce40">
            <text:p>350,00</text:p>
          </table:table-cell>
          <table:table-cell table:style-name="ce40"/>
          <table:table-cell office:value-type="float" office:value="1540" table:formula="of:=[.H6]+[.F7]+[.G7]" table:style-name="ce40">
            <text:p>1.54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0"/>
          <table:table-cell office:value-type="float" office:value="230" table:style-name="ce40">
            <text:p>230,00</text:p>
          </table:table-cell>
          <table:table-cell table:style-name="ce40"/>
          <table:table-cell office:value-type="float" office:value="1770" table:formula="of:=[.H7]+[.F8]+[.G8]" table:style-name="ce40">
            <text:p>1.77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0"/>
          <table:table-cell office:value-type="float" office:value="82" table:style-name="ce40">
            <text:p>82,00</text:p>
          </table:table-cell>
          <table:table-cell table:style-name="ce40"/>
          <table:table-cell office:value-type="float" office:value="1852" table:formula="of:=[.H8]+[.F9]+[.G9]" table:style-name="ce40">
            <text:p>1.852,00</text:p>
          </table:table-cell>
          <table:table-cell table:number-columns-repeated="16376"/>
        </table:table-row>
        <table:table-row table:style-name="ro3">
          <table:table-cell office:value-type="date" office:date-value="2022-05-10T00:00:00" table:style-name="ce54">
            <text:p>10.05.2022</text:p>
          </table:table-cell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1360.1" table:style-name="ce40">
            <text:p>-1.360,10</text:p>
          </table:table-cell>
          <table:table-cell table:style-name="ce40"/>
          <table:table-cell office:value-type="float" office:value="-1360.1" table:style-name="ce40">
            <text:p>-1.360,10</text:p>
          </table:table-cell>
          <table:table-cell office:value-type="float" office:value="491.90000000000009" table:formula="of:=[.H9]+[.F10]+[.G10]" table:style-name="ce40">
            <text:p>491,90</text:p>
          </table:table-cell>
          <table:table-cell table:number-columns-repeated="16376"/>
        </table:table-row>
        <table:table-row table:style-name="ro3">
          <table:table-cell office:value-type="date" office:date-value="2022-05-05T00:00:00" table:style-name="ce54">
            <text:p>05.05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197.1" table:style-name="ce40">
            <text:p>-197,10</text:p>
          </table:table-cell>
          <table:table-cell table:style-name="ce40"/>
          <table:table-cell office:value-type="float" office:value="-197.1" table:style-name="ce40">
            <text:p>-197,10</text:p>
          </table:table-cell>
          <table:table-cell office:value-type="float" office:value="294.80000000000007" table:formula="of:=[.H10]+[.F11]+[.G11]" table:style-name="ce40">
            <text:p>294,80</text:p>
          </table:table-cell>
          <table:table-cell table:number-columns-repeated="16376"/>
        </table:table-row>
        <table:table-row table:style-name="ro3">
          <table:table-cell office:value-type="date" office:date-value="2022-05-05T00:00:00" table:style-name="ce54">
            <text:p>05.05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365.7" table:style-name="ce40">
            <text:p>-365,70</text:p>
          </table:table-cell>
          <table:table-cell table:style-name="ce40"/>
          <table:table-cell office:value-type="float" office:value="-365.7" table:style-name="ce40">
            <text:p>-365,70</text:p>
          </table:table-cell>
          <table:table-cell office:value-type="float" office:value="-70.89999999999992" table:formula="of:=[.H11]+[.F12]+[.G12]" table:style-name="ce40">
            <text:p>-70,9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70.89999999999992" table:formula="of:=[.H12]+[.F13]+[.G13]" table:style-name="ce40">
            <text:p>-70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54.54" table:style-name="ce40">
            <text:p>-54,54</text:p>
          </table:table-cell>
          <table:table-cell table:style-name="ce40"/>
          <table:table-cell office:value-type="float" office:value="-54.54" table:style-name="ce40">
            <text:p>-54,54</text:p>
          </table:table-cell>
          <table:table-cell office:value-type="float" office:value="-125.43999999999991" table:formula="of:=[.H13]+[.F14]+[.G14]" table:style-name="ce40">
            <text:p>-125,4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374398 /TOKATAMASY/FATURA</text:p>
          </table:table-cell>
          <table:table-cell table:number-columns-repeated="2" table:style-name="ce61"/>
          <table:table-cell office:value-type="float" office:value="-327.25" table:style-name="ce40">
            <text:p>-327,25</text:p>
          </table:table-cell>
          <table:table-cell table:style-name="ce40"/>
          <table:table-cell office:value-type="float" office:value="-327.25" table:style-name="ce40">
            <text:p>-327,25</text:p>
          </table:table-cell>
          <table:table-cell office:value-type="float" office:value="-452.68999999999994" table:formula="of:=[.H14]+[.F15]+[.G15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452.68999999999994" table:formula="of:=[.H15]+[.F16]+[.G16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100" table:style-name="ce124">
            <text:p>-100,00</text:p>
          </table:table-cell>
          <table:table-cell table:number-columns-repeated="2" table:style-name="ce124"/>
          <table:table-cell office:value-type="float" office:value="-452.68999999999994" table:formula="of:=[.H16]+[.F17]+[.G17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erenler gıda</text:p>
          </table:table-cell>
          <table:table-cell table:number-columns-repeated="2" table:style-name="ce61"/>
          <table:table-cell office:value-type="float" office:value="-115.31" table:style-name="ce40">
            <text:p>-115,31</text:p>
          </table:table-cell>
          <table:table-cell table:number-columns-repeated="2" table:style-name="ce40"/>
          <table:table-cell office:value-type="float" office:value="-452.68999999999994" table:formula="of:=[.H17]+[.F18]+[.G18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erenler gıda</text:p>
          </table:table-cell>
          <table:table-cell table:number-columns-repeated="2" table:style-name="ce61"/>
          <table:table-cell office:value-type="float" office:value="-39.18" table:style-name="ce40">
            <text:p>-39,18</text:p>
          </table:table-cell>
          <table:table-cell table:number-columns-repeated="2" table:style-name="ce40"/>
          <table:table-cell office:value-type="float" office:value="-452.68999999999994" table:formula="of:=[.H18]+[.F19]+[.G19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udi benzin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2" table:style-name="ce40"/>
          <table:table-cell office:value-type="float" office:value="-452.68999999999994" table:formula="of:=[.H19]+[.F20]+[.G20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Vodafon 2240</text:p>
          </table:table-cell>
          <table:table-cell table:number-columns-repeated="2" table:style-name="ce61"/>
          <table:table-cell office:value-type="float" office:value="-70" table:style-name="ce40">
            <text:p>-70,00</text:p>
          </table:table-cell>
          <table:table-cell table:number-columns-repeated="2" table:style-name="ce40"/>
          <table:table-cell office:value-type="float" office:value="-452.68999999999994" table:formula="of:=[.H20]+[.F21]+[.G21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bahçe su parası</text:p>
          </table:table-cell>
          <table:table-cell table:number-columns-repeated="2" table:style-name="ce61"/>
          <table:table-cell office:value-type="float" office:value="-205.83" table:style-name="ce40">
            <text:p>-205,83</text:p>
          </table:table-cell>
          <table:table-cell table:number-columns-repeated="2" table:style-name="ce40"/>
          <table:table-cell office:value-type="float" office:value="-452.68999999999994" table:formula="of:=[.H21]+[.F22]+[.G22]" table:style-name="ce40">
            <text:p>-452,6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mazon 240gbWd ssd-braun-64gb 2/6</text:p>
          </table:table-cell>
          <table:table-cell table:number-columns-repeated="2" table:style-name="ce61"/>
          <table:table-cell office:value-type="float" office:value="-177.65" table:style-name="ce40">
            <text:p>-177,65</text:p>
          </table:table-cell>
          <table:table-cell table:number-columns-repeated="2" table:style-name="ce40"/>
          <table:table-cell office:value-type="float" office:value="-452.68999999999994" table:formula="of:=[.H22]+[.F23]+[.G23]" table:style-name="ce40">
            <text:p>-452,69</text:p>
          </table:table-cell>
          <table:table-cell table:number-columns-repeated="16376"/>
        </table:table-row>
        <table:table-row table:style-name="ro3">
          <table:table-cell office:value-type="date" office:date-value="2022-05-05T00:00:00" table:style-name="ce54">
            <text:p>05.05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style-name="ce127"/>
          <table:table-cell table:style-name="ce128"/>
          <table:table-cell office:value-type="float" office:value="-907.97" table:style-name="ce128">
            <text:p>-907,97</text:p>
          </table:table-cell>
          <table:table-cell office:value-type="float" office:value="-1360.6599999999999" table:formula="of:=[.H23]+[.F24]+[.G24]" table:style-name="ce40">
            <text:p>-1.360,66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1360.6599999999999" table:formula="of:=[.H24]+[.F25]+[.G25]" table:style-name="ce40">
            <text:p>-1.360,66</text:p>
          </table:table-cell>
          <table:table-cell table:number-columns-repeated="16376"/>
        </table:table-row>
        <table:table-row table:style-name="ro3">
          <table:table-cell office:value-type="date" office:date-value="2022-05-27T00:00:00" table:style-name="ce54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5" table:style-name="ce40">
            <text:p>-1.505,00</text:p>
          </table:table-cell>
          <table:table-cell office:value-type="float" office:value="-2865.66" table:formula="of:=[.H25]+[.F26]+[.G26]" table:style-name="ce40">
            <text:p>-2.865,66</text:p>
          </table:table-cell>
          <table:table-cell table:number-columns-repeated="16376"/>
        </table:table-row>
        <table:table-row table:style-name="ro3">
          <table:table-cell office:value-type="date" office:date-value="2022-05-27T00:00:00" table:style-name="ce54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5" table:style-name="ce40">
            <text:p>-1.505,00</text:p>
          </table:table-cell>
          <table:table-cell office:value-type="float" office:value="-4370.66" table:formula="of:=[.H26]+[.F27]+[.G27]" table:style-name="ce40">
            <text:p>-4.370,66</text:p>
          </table:table-cell>
          <table:table-cell table:number-columns-repeated="16376"/>
        </table:table-row>
        <table:table-row table:style-name="ro3">
          <table:table-cell office:value-type="date" office:date-value="2022-05-27T00:00:00" table:style-name="ce54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-5870.66" table:formula="of:=[.H27]+[.F28]+[.G28]" table:style-name="ce40">
            <text:p>-5.870,66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number-columns-repeated="3" table:style-name="ce40"/>
          <table:table-cell office:value-type="float" office:value="-5870.66" table:formula="of:=[.H28]+[.F29]+[.G29]" table:style-name="ce40">
            <text:p>-5.870,66</text:p>
          </table:table-cell>
          <table:table-cell table:number-columns-repeated="16376"/>
        </table:table-row>
        <table:table-row table:style-name="ro3">
          <table:table-cell office:value-type="date" office:date-value="2022-05-27T00:00:00" table:style-name="ce54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-2850.29" table:formula="of:=[.H29]+[.F30]+[.G30]" table:style-name="ce40">
            <text:p>-2.850,29</text:p>
          </table:table-cell>
          <table:table-cell table:number-columns-repeated="16376"/>
        </table:table-row>
        <table:table-row table:style-name="ro3">
          <table:table-cell office:value-type="date" office:date-value="2022-05-30T00:00:00" table:style-name="ce54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1200.29" table:formula="of:=[.H30]+[.F31]+[.G31]" table:style-name="ce40">
            <text:p>-1.200,29</text:p>
          </table:table-cell>
          <table:table-cell table:number-columns-repeated="16376"/>
        </table:table-row>
        <table:table-row table:style-name="ro3">
          <table:table-cell office:value-type="date" office:date-value="2022-05-30T00:00:00" table:style-name="ce54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30"/>
          <table:table-cell office:value-type="float" office:value="5000" table:style-name="ce40">
            <text:p>5.000,00</text:p>
          </table:table-cell>
          <table:table-cell table:style-name="ce40"/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1799.71" table:formula="of:=[.H31]+[.F32]+[.G32]" table:style-name="ce40">
            <text:p>1.799,71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table:number-columns-repeated="2" table:style-name="ce40"/>
          <table:table-cell office:value-type="float" office:value="1799.71" table:formula="of:=[.H32]+[.F33]+[.G33]" table:style-name="ce40">
            <text:p>1.799,71</text:p>
          </table:table-cell>
          <table:table-cell table:number-columns-repeated="16376"/>
        </table:table-row>
        <table:table-row table:style-name="ro3">
          <table:table-cell table:style-name="ce131"/>
          <table:table-cell office:value-type="string" table:style-name="ce132">
            <text:p>SnyF-Kynkçı Merdal 9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style-name="ce132"/>
          <table:table-cell table:number-columns-repeated="2" table:style-name="ce134"/>
          <table:table-cell office:value-type="float" office:value="1799.71" table:formula="of:=[.H33]+[.F34]+[.G34]" table:style-name="ce40">
            <text:p>1.799,71</text:p>
          </table:table-cell>
          <table:table-cell table:number-columns-repeated="16376"/>
        </table:table-row>
        <table:table-row table:number-rows-repeated="2" table:style-name="ro3">
          <table:table-cell table:number-columns-repeated="5" table:style-name="ce1"/>
          <table:table-cell table:number-columns-repeated="3" table:style-name="ce40"/>
          <table:table-cell table:number-columns-repeated="16376"/>
        </table:table-row>
        <table:table-row table:number-rows-repeated="2" table:style-name="ro3">
          <table:table-cell table:number-columns-repeated="4" table:style-name="ce1"/>
          <table:table-cell table:number-columns-repeated="4" table:style-name="ce40"/>
          <table:table-cell table:number-columns-repeated="16376"/>
        </table:table-row>
        <table:table-row table:number-rows-repeated="2" table:style-name="ro3">
          <table:table-cell table:number-columns-repeated="7" table:style-name="ce1"/>
          <table:table-cell table:style-name="ce40"/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7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4.95" table:style-name="ce22">
            <text:p>4,95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HAZİRAN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7837.05" table:formula="of:=SUM([.D4:.D44])" table:style-name="ce58">
            <text:p>17.837,05</text:p>
          </table:table-cell>
          <table:table-cell office:value-type="float" office:value="-28058.100000000002" table:formula="of:=SUM([.E4:.E80])" table:style-name="ce58">
            <text:p>-28.058,10</text:p>
          </table:table-cell>
          <table:table-cell office:value-type="float" office:value="16654.189999999999" table:formula="of:=SUM([.F4:.F77])" table:style-name="ce58">
            <text:p>16.654,19</text:p>
          </table:table-cell>
          <table:table-cell office:value-type="float" office:value="-28058.1" table:formula="of:=SUM([.G4:.G77])" table:style-name="ce58">
            <text:p>-28.058,10</text:p>
          </table:table-cell>
          <table:table-cell office:value-type="float" office:value="-11403.91" table:formula="of:=[.F2]+[.G2]" table:style-name="ce58">
            <text:p>-11.403,91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56"/>
          <table:table-cell table:number-columns-repeated="3" table:style-name="ce40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32"/>
          <table:table-cell office:value-type="string" table:style-name="ce135">
            <text:p>Mesut Elektrik</text:p>
          </table:table-cell>
          <table:table-cell table:style-name="ce135"/>
          <table:table-cell office:value-type="float" office:value="182.86" table:style-name="ce135">
            <text:p>182,86</text:p>
          </table:table-cell>
          <table:table-cell table:number-columns-repeated="3" table:style-name="ce136"/>
          <table:table-cell office:value-type="float" office:value="0" table:formula="of:=[.H4]+[.F5]+[.G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0"/>
          <table:table-cell office:value-type="float" office:value="996.77" table:style-name="ce40">
            <text:p>996,77</text:p>
          </table:table-cell>
          <table:table-cell table:style-name="ce40"/>
          <table:table-cell office:value-type="float" office:value="996.77" table:formula="of:=[.H5]+[.F6]+[.G6]" table:style-name="ce40">
            <text:p>996,7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0"/>
          <table:table-cell office:value-type="float" office:value="249.02" table:style-name="ce40">
            <text:p>249,02</text:p>
          </table:table-cell>
          <table:table-cell table:style-name="ce40"/>
          <table:table-cell office:value-type="float" office:value="1245.79" table:formula="of:=[.H6]+[.F7]+[.G7]" table:style-name="ce40">
            <text:p>1.245,7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0"/>
          <table:table-cell office:value-type="float" office:value="140.4" table:style-name="ce40">
            <text:p>140,40</text:p>
          </table:table-cell>
          <table:table-cell table:style-name="ce40"/>
          <table:table-cell office:value-type="float" office:value="1386.19" table:formula="of:=[.H7]+[.F8]+[.G8]" table:style-name="ce40">
            <text:p>1.386,1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26">
            <text:p>9522138254 /CK ÇEPESAŞ/FATURA</text:p>
          </table:table-cell>
          <table:table-cell table:number-columns-repeated="2" table:style-name="ce126"/>
          <table:table-cell office:value-type="float" office:value="-1317.2" table:style-name="ce128">
            <text:p>-1.317,20</text:p>
          </table:table-cell>
          <table:table-cell table:style-name="ce128"/>
          <table:table-cell office:value-type="float" office:value="-1317.2" table:style-name="ce128">
            <text:p>-1.317,20</text:p>
          </table:table-cell>
          <table:table-cell office:value-type="float" office:value="68.990000000000009" table:formula="of:=[.H8]+[.F9]+[.G9]" table:style-name="ce40">
            <text:p>68,9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68.990000000000009" table:formula="of:=[.H9]+[.F10]+[.G10]" table:style-name="ce40">
            <text:p>68,99</text:p>
          </table:table-cell>
          <table:table-cell table:number-columns-repeated="16376"/>
        </table:table-row>
        <table:table-row table:style-name="ro3">
          <table:table-cell office:value-type="date" office:date-value="2022-06-06T00:00:00" table:style-name="ce54">
            <text:p>06.06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200.1" table:style-name="ce40">
            <text:p>-200,10</text:p>
          </table:table-cell>
          <table:table-cell table:style-name="ce60"/>
          <table:table-cell office:value-type="float" office:value="-200.1" table:style-name="ce40">
            <text:p>-200,10</text:p>
          </table:table-cell>
          <table:table-cell office:value-type="float" office:value="-131.10999999999999" table:formula="of:=[.H10]+[.F11]+[.G11]" table:style-name="ce40">
            <text:p>-131,11</text:p>
          </table:table-cell>
          <table:table-cell table:number-columns-repeated="16376"/>
        </table:table-row>
        <table:table-row table:style-name="ro3">
          <table:table-cell office:value-type="date" office:date-value="2022-06-06T00:00:00" table:style-name="ce54">
            <text:p>06.06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395.4" table:style-name="ce40">
            <text:p>-395,40</text:p>
          </table:table-cell>
          <table:table-cell table:style-name="ce60"/>
          <table:table-cell office:value-type="float" office:value="-395.4" table:style-name="ce40">
            <text:p>-395,40</text:p>
          </table:table-cell>
          <table:table-cell office:value-type="float" office:value="-526.51" table:formula="of:=[.H11]+[.F12]+[.G12]" table:style-name="ce40">
            <text:p>-526,5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style-name="ce40"/>
          <table:table-cell office:value-type="float" office:value="-526.51" table:formula="of:=[.H12]+[.F13]+[.G13]" table:style-name="ce40">
            <text:p>-526,51</text:p>
          </table:table-cell>
          <table:table-cell table:number-columns-repeated="16376"/>
        </table:table-row>
        <table:table-row table:style-name="ro3">
          <table:table-cell office:value-type="date" office:date-value="2022-06-07T00:00:00" table:style-name="ce54">
            <text:p>07.06.2022</text:p>
          </table:table-cell>
          <table:table-cell office:value-type="string" table:style-name="ce59">
            <text:p>Yasemin İstanbul Kira</text:p>
          </table:table-cell>
          <table:table-cell table:number-columns-repeated="2" table:style-name="ce59"/>
          <table:table-cell table:number-columns-repeated="2" table:style-name="ce60"/>
          <table:table-cell table:style-name="ce40"/>
          <table:table-cell office:value-type="float" office:value="-526.51" table:formula="of:=[.H13]+[.F14]+[.G14]" table:style-name="ce40">
            <text:p>-52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0">
            <text:p>-4.820,00</text:p>
          </table:table-cell>
          <table:table-cell table:style-name="ce40"/>
          <table:table-cell office:value-type="float" office:value="-4820" table:style-name="ce40">
            <text:p>-4.820,00</text:p>
          </table:table-cell>
          <table:table-cell office:value-type="float" office:value="-5346.51" table:formula="of:=[.H14]+[.F15]+[.G15]" table:style-name="ce40">
            <text:p>-5.34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0">
            <text:p>-250,00</text:p>
          </table:table-cell>
          <table:table-cell table:style-name="ce40"/>
          <table:table-cell office:value-type="float" office:value="-250" table:style-name="ce40">
            <text:p>-250,00</text:p>
          </table:table-cell>
          <table:table-cell office:value-type="float" office:value="-5596.51" table:formula="of:=[.H15]+[.F16]+[.G16]" table:style-name="ce40">
            <text:p>-5.596,51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table:number-columns-repeated="2" table:style-name="ce40"/>
          <table:table-cell office:value-type="float" office:value="-5596.51" table:formula="of:=[.H16]+[.F17]+[.G17]" table:style-name="ce40">
            <text:p>-5.59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0"/>
          <table:table-cell office:value-type="float" office:value="-5596.51" table:formula="of:=[.H17]+[.F18]+[.G18]" table:style-name="ce40">
            <text:p>-5.59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0"/>
          <table:table-cell office:value-type="float" office:value="-5596.51" table:formula="of:=[.H18]+[.F19]+[.G19]" table:style-name="ce40">
            <text:p>-5.59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0"/>
          <table:table-cell office:value-type="float" office:value="-5596.51" table:formula="of:=[.H19]+[.F20]+[.G20]" table:style-name="ce40">
            <text:p>-5.59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0">
            <text:p>-12.800,00</text:p>
          </table:table-cell>
          <table:table-cell table:style-name="ce40"/>
          <table:table-cell office:value-type="float" office:value="-12800" table:style-name="ce40">
            <text:p>-12.800,00</text:p>
          </table:table-cell>
          <table:table-cell office:value-type="float" office:value="-18396.510000000002" table:formula="of:=[.H20]+[.F21]+[.G21]" table:style-name="ce40">
            <text:p>-18.396,5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0">
            <text:p>-421,50</text:p>
          </table:table-cell>
          <table:table-cell table:style-name="ce40"/>
          <table:table-cell office:value-type="float" office:value="-421.5" table:style-name="ce40">
            <text:p>-421,50</text:p>
          </table:table-cell>
          <table:table-cell office:value-type="float" office:value="-18818.010000000002" table:formula="of:=[.H21]+[.F22]+[.G22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number-columns-repeated="2" table:style-name="ce60"/>
          <table:table-cell table:style-name="ce40"/>
          <table:table-cell office:value-type="float" office:value="-18818.010000000002" table:formula="of:=[.H22]+[.F23]+[.G23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23">
            <text:p>amazon 240gbWd ssd-braun-64gb 3/6</text:p>
          </table:table-cell>
          <table:table-cell table:number-columns-repeated="2" table:style-name="ce123"/>
          <table:table-cell office:value-type="float" office:value="-177.65" table:style-name="ce124">
            <text:p>-177,65</text:p>
          </table:table-cell>
          <table:table-cell table:number-columns-repeated="2" table:style-name="ce124"/>
          <table:table-cell office:value-type="float" office:value="-18818.010000000002" table:formula="of:=[.H23]+[.F24]+[.G24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tokat avm</text:p>
          </table:table-cell>
          <table:table-cell table:number-columns-repeated="2" table:style-name="ce61"/>
          <table:table-cell office:value-type="float" office:value="-389.06" table:style-name="ce40">
            <text:p>-389,06</text:p>
          </table:table-cell>
          <table:table-cell table:number-columns-repeated="2" table:style-name="ce40"/>
          <table:table-cell office:value-type="float" office:value="-18818.010000000002" table:formula="of:=[.H24]+[.F25]+[.G25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benzin<text:s text:c="3"/>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2" table:style-name="ce40"/>
          <table:table-cell office:value-type="float" office:value="-18818.010000000002" table:formula="of:=[.H25]+[.F26]+[.G26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migros şimşek yem</text:p>
          </table:table-cell>
          <table:table-cell table:number-columns-repeated="2" table:style-name="ce61"/>
          <table:table-cell office:value-type="float" office:value="-225" table:style-name="ce40">
            <text:p>-225,00</text:p>
          </table:table-cell>
          <table:table-cell table:number-columns-repeated="2" table:style-name="ce40"/>
          <table:table-cell office:value-type="float" office:value="-18818.010000000002" table:formula="of:=[.H26]+[.F27]+[.G27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fide bahçe</text:p>
          </table:table-cell>
          <table:table-cell table:number-columns-repeated="2" table:style-name="ce61"/>
          <table:table-cell office:value-type="float" office:value="-300" table:style-name="ce40">
            <text:p>-300,00</text:p>
          </table:table-cell>
          <table:table-cell table:number-columns-repeated="2" table:style-name="ce40"/>
          <table:table-cell office:value-type="float" office:value="-18818.010000000002" table:formula="of:=[.H27]+[.F28]+[.G28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Benzin + gaz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2" table:style-name="ce40"/>
          <table:table-cell office:value-type="float" office:value="-18818.010000000002" table:formula="of:=[.H28]+[.F29]+[.G29]" table:style-name="ce40">
            <text:p>-18.81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Vodafone 2240</text:p>
          </table:table-cell>
          <table:table-cell table:number-columns-repeated="2" table:style-name="ce61"/>
          <table:table-cell office:value-type="float" office:value="-70" table:style-name="ce40">
            <text:p>-70,00</text:p>
          </table:table-cell>
          <table:table-cell table:number-columns-repeated="2" table:style-name="ce40"/>
          <table:table-cell office:value-type="float" office:value="-18818.010000000002" table:formula="of:=[.H29]+[.F30]+[.G30]" table:style-name="ce40">
            <text:p>-18.818,01</text:p>
          </table:table-cell>
          <table:table-cell table:number-columns-repeated="16376"/>
        </table:table-row>
        <table:table-row table:style-name="ro3">
          <table:table-cell office:value-type="date" office:date-value="2022-06-06T00:00:00" table:style-name="ce54">
            <text:p>06.06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style-name="ce127"/>
          <table:table-cell table:style-name="ce128"/>
          <table:table-cell office:value-type="float" office:value="-1561.71" table:style-name="ce128">
            <text:p>-1.561,71</text:p>
          </table:table-cell>
          <table:table-cell office:value-type="float" office:value="-20379.72" table:formula="of:=[.H30]+[.F31]+[.G31]" table:style-name="ce40">
            <text:p>-20.379,72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style-name="ce60"/>
          <table:table-cell table:number-columns-repeated="2" table:style-name="ce40"/>
          <table:table-cell office:value-type="float" office:value="-20379.72" table:formula="of:=[.H31]+[.F32]+[.G32]" table:style-name="ce40">
            <text:p>-20.379,72</text:p>
          </table:table-cell>
          <table:table-cell table:number-columns-repeated="16376"/>
        </table:table-row>
        <table:table-row table:style-name="ro3">
          <table:table-cell office:value-type="date" office:date-value="2022-06-16T00:00:00" table:style-name="ce54">
            <text:p>16.06.2022</text:p>
          </table:table-cell>
          <table:table-cell office:value-type="string" table:style-name="ce61">
            <text:p>8758480300 çepesaş</text:p>
          </table:table-cell>
          <table:table-cell table:number-columns-repeated="2" table:style-name="ce61"/>
          <table:table-cell office:value-type="float" office:value="-99.5" table:style-name="ce40">
            <text:p>-99,50</text:p>
          </table:table-cell>
          <table:table-cell table:style-name="ce40"/>
          <table:table-cell office:value-type="float" office:value="-130.72999999999999" table:style-name="ce40">
            <text:p>-130,73</text:p>
          </table:table-cell>
          <table:table-cell office:value-type="float" office:value="-20510.45" table:formula="of:=[.H32]+[.F33]+[.G33]" table:style-name="ce40">
            <text:p>-20.510,45</text:p>
          </table:table-cell>
          <table:table-cell table:number-columns-repeated="16376"/>
        </table:table-row>
        <table:table-row table:style-name="ro3">
          <table:table-cell office:value-type="date" office:date-value="2022-06-17T00:00:00" table:style-name="ce54">
            <text:p>17.06.2022</text:p>
          </table:table-cell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49.96" table:style-name="ce40">
            <text:p>-49,96</text:p>
          </table:table-cell>
          <table:table-cell table:style-name="ce40"/>
          <table:table-cell office:value-type="float" office:value="-49.96" table:style-name="ce40">
            <text:p>-49,96</text:p>
          </table:table-cell>
          <table:table-cell office:value-type="float" office:value="-20560.41" table:formula="of:=[.H33]+[.F34]+[.G34]" table:style-name="ce40">
            <text:p>-20.560,41</text:p>
          </table:table-cell>
          <table:table-cell table:number-columns-repeated="16376"/>
        </table:table-row>
        <table:table-row table:style-name="ro3">
          <table:table-cell office:value-type="date" office:date-value="2022-06-16T00:00:00" table:style-name="ce54">
            <text:p>16.06.2022</text:p>
          </table:table-cell>
          <table:table-cell office:value-type="string" table:style-name="ce61">
            <text:p>000374398 /TOKATAMASY/FATURA</text:p>
          </table:table-cell>
          <table:table-cell table:number-columns-repeated="2" table:style-name="ce61"/>
          <table:table-cell office:value-type="float" office:value="-130.72999999999999" table:style-name="ce40">
            <text:p>-130,73</text:p>
          </table:table-cell>
          <table:table-cell table:style-name="ce40"/>
          <table:table-cell office:value-type="float" office:value="-99.5" table:style-name="ce40">
            <text:p>-99,50</text:p>
          </table:table-cell>
          <table:table-cell office:value-type="float" office:value="-20659.91" table:formula="of:=[.H34]+[.F35]+[.G35]" table:style-name="ce40">
            <text:p>-20.659,9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20659.91" table:formula="of:=[.H35]+[.F36]+[.G36]" table:style-name="ce40">
            <text:p>-20.659,91</text:p>
          </table:table-cell>
          <table:table-cell table:number-columns-repeated="16376"/>
        </table:table-row>
        <table:table-row table:style-name="ro3">
          <table:table-cell office:value-type="date" office:date-value="2022-06-27T00:00:00" table:style-name="ce54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0">
            <text:p>-1.506,00</text:p>
          </table:table-cell>
          <table:table-cell table:style-name="ce40"/>
          <table:table-cell office:value-type="float" office:value="-1506" table:style-name="ce40">
            <text:p>-1.506,00</text:p>
          </table:table-cell>
          <table:table-cell office:value-type="float" office:value="-22165.91" table:formula="of:=[.H36]+[.F37]+[.G37]" table:style-name="ce40">
            <text:p>-22.165,91</text:p>
          </table:table-cell>
          <table:table-cell table:number-columns-repeated="16376"/>
        </table:table-row>
        <table:table-row table:style-name="ro3">
          <table:table-cell office:value-type="date" office:date-value="2022-06-27T00:00:00" table:style-name="ce54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0">
            <text:p>-1.506,00</text:p>
          </table:table-cell>
          <table:table-cell table:style-name="ce40"/>
          <table:table-cell office:value-type="float" office:value="-1506" table:style-name="ce40">
            <text:p>-1.506,00</text:p>
          </table:table-cell>
          <table:table-cell office:value-type="float" office:value="-23671.91" table:formula="of:=[.H37]+[.F38]+[.G38]" table:style-name="ce40">
            <text:p>-23.671,9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0">
            <text:p>-3.000,00</text:p>
          </table:table-cell>
          <table:table-cell table:style-name="ce1"/>
          <table:table-cell office:value-type="float" office:value="-3000" table:style-name="ce40">
            <text:p>-3.000,00</text:p>
          </table:table-cell>
          <table:table-cell office:value-type="float" office:value="-26671.91" table:formula="of:=[.H38]+[.F39]+[.G39]" table:style-name="ce40">
            <text:p>-26.671,9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26671.91" table:formula="of:=[.H39]+[.F40]+[.G40]" table:style-name="ce40">
            <text:p>-26.671,91</text:p>
          </table:table-cell>
          <table:table-cell table:number-columns-repeated="16376"/>
        </table:table-row>
        <table:table-row table:style-name="ro3">
          <table:table-cell office:value-type="date" office:date-value="2022-06-27T00:00:00" table:style-name="ce54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3020.37" table:style-name="ce40">
            <text:p>3.020,37</text:p>
          </table:table-cell>
          <table:table-cell table:style-name="ce40"/>
          <table:table-cell office:value-type="float" office:value="-23651.54" table:formula="of:=[.H40]+[.F41]+[.G41]" table:style-name="ce40">
            <text:p>-23.651,54</text:p>
          </table:table-cell>
          <table:table-cell table:number-columns-repeated="16376"/>
        </table:table-row>
        <table:table-row table:style-name="ro3">
          <table:table-cell office:value-type="date" office:date-value="2022-06-30T00:00:00" table:style-name="ce54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22001.54" table:formula="of:=[.H41]+[.F42]+[.G42]" table:style-name="ce40">
            <text:p>-22.001,54</text:p>
          </table:table-cell>
          <table:table-cell table:number-columns-repeated="16376"/>
        </table:table-row>
        <table:table-row table:style-name="ro3">
          <table:table-cell table:style-name="ce132"/>
          <table:table-cell office:value-type="string" table:style-name="ce132">
            <text:p>Doğuş Kira 11/12-2022-23</text:p>
          </table:table-cell>
          <table:table-cell table:style-name="ce132"/>
          <table:table-cell office:value-type="float" office:value="5000" table:style-name="ce134">
            <text:p>5.000,00</text:p>
          </table:table-cell>
          <table:table-cell table:number-columns-repeated="3" table:style-name="ce134"/>
          <table:table-cell office:value-type="float" office:value="-22001.54" table:formula="of:=[.H42]+[.F43]+[.G43]" table:style-name="ce40">
            <text:p>-22.001,54</text:p>
          </table:table-cell>
          <table:table-cell table:number-columns-repeated="16376"/>
        </table:table-row>
        <table:table-row table:style-name="ro3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4">
            <text:p>6.597,63</text:p>
          </table:table-cell>
          <table:table-cell table:style-name="ce1"/>
          <table:table-cell office:value-type="float" office:value="-15403.91" table:formula="of:=[.H43]+[.F44]+[.G44]" table:style-name="ce40">
            <text:p>-15.403,91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20"/>
          <table:table-cell table:style-name="ce1"/>
          <table:table-cell table:style-name="ce24"/>
          <table:table-cell table:style-name="ce1"/>
          <table:table-cell office:value-type="float" office:value="-15403.91" table:formula="of:=[.H44]+[.F45]+[.G45]" table:style-name="ce40">
            <text:p>-15.403,91</text:p>
          </table:table-cell>
          <table:table-cell table:number-columns-repeated="16376"/>
        </table:table-row>
        <table:table-row table:style-name="ro3">
          <table:table-cell office:value-type="date" office:date-value="2022-06-20T00:00:00" table:style-name="ce137">
            <text:p>20.06.2022</text:p>
          </table:table-cell>
          <table:table-cell office:value-type="string" table:style-name="ce129">
            <text:p>SnyF-Kynkçı Merdal 9/12-2022</text:p>
          </table:table-cell>
          <table:table-cell table:number-columns-repeated="3" table:style-name="ce129"/>
          <table:table-cell office:value-type="float" office:value="4000" table:style-name="ce138">
            <text:p>4.000,00</text:p>
          </table:table-cell>
          <table:table-cell table:style-name="ce129"/>
          <table:table-cell office:value-type="float" office:value="-11403.91" table:formula="of:=[.H45]+[.F46]+[.G46]" table:style-name="ce40">
            <text:p>-11.403,91</text:p>
          </table:table-cell>
          <table:table-cell table:number-columns-repeated="16376"/>
        </table:table-row>
        <table:table-row table:style-name="ro3">
          <table:table-cell table:style-name="ce132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9">
            <text:p>4.000,00</text:p>
          </table:table-cell>
          <table:table-cell table:number-columns-repeated="3" table:style-name="ce132"/>
          <table:table-cell office:value-type="float" office:value="-11403.91" table:formula="of:=[.H46]+[.F47]+[.G47]" table:style-name="ce40">
            <text:p>-11.403,91</text:p>
          </table:table-cell>
          <table:table-cell table:number-columns-repeated="16376"/>
        </table:table-row>
        <table:table-row table:number-rows-repeated="1048529" table:style-name="ro4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7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2.37" table:style-name="ce22">
            <text:p>2,37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TEMMUZ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7131.070000000003" table:formula="of:=SUM([.D4:.D90])" table:style-name="ce58">
            <text:p>27.131,07</text:p>
          </table:table-cell>
          <table:table-cell office:value-type="float" office:value="-17400.82" table:formula="of:=SUM([.E4:.E90])" table:style-name="ce58">
            <text:p>-17.400,82</text:p>
          </table:table-cell>
          <table:table-cell office:value-type="float" office:value="16133.3" table:formula="of:=SUM([.F4:.F87])" table:style-name="ce58">
            <text:p>16.133,30</text:p>
          </table:table-cell>
          <table:table-cell office:value-type="float" office:value="-20600.82" table:formula="of:=SUM([.G4:.G87])" table:style-name="ce58">
            <text:p>-20.600,82</text:p>
          </table:table-cell>
          <table:table-cell office:value-type="float" office:value="-4467.5200000000004" table:formula="of:=[.F2]+[.G2]" table:style-name="ce58">
            <text:p>-4.467,52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2" table:style-name="ce56"/>
          <table:table-cell table:number-columns-repeated="4" table:style-name="ce40"/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0"/>
          <table:table-cell office:value-type="float" office:value="1060" table:style-name="ce1">
            <text:p>1060</text:p>
          </table:table-cell>
          <table:table-cell table:style-name="ce40"/>
          <table:table-cell office:value-type="float" office:value="1060" table:formula="of:=[.H4]+[.F5]+[.G5]" table:style-name="ce40">
            <text:p>1.06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0"/>
          <table:table-cell office:value-type="float" office:value="325" table:style-name="ce1">
            <text:p>325</text:p>
          </table:table-cell>
          <table:table-cell table:style-name="ce40"/>
          <table:table-cell office:value-type="float" office:value="1385" table:formula="of:=[.H5]+[.F6]+[.G6]" table:style-name="ce40">
            <text:p>1.385,0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1385" table:formula="of:=[.H6]+[.F7]+[.G7]" table:style-name="ce40">
            <text:p>1.385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0"/>
          <table:table-cell office:value-type="float" office:value="48.8" table:style-name="ce40">
            <text:p>48,80</text:p>
          </table:table-cell>
          <table:table-cell table:style-name="ce40"/>
          <table:table-cell office:value-type="float" office:value="1433.8" table:formula="of:=[.H7]+[.F8]+[.G8]" table:style-name="ce40">
            <text:p>1.433,80</text:p>
          </table:table-cell>
          <table:table-cell table:number-columns-repeated="16376"/>
        </table:table-row>
        <table:table-row table:style-name="ro3">
          <table:table-cell office:value-type="date" office:date-value="2022-07-13T00:00:00" table:style-name="ce54">
            <text:p>13.07.2022</text:p>
          </table:table-cell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1429.2" table:style-name="ce40">
            <text:p>-1.429,20</text:p>
          </table:table-cell>
          <table:table-cell table:style-name="ce40"/>
          <table:table-cell office:value-type="float" office:value="-1429.2" table:style-name="ce40">
            <text:p>-1.429,20</text:p>
          </table:table-cell>
          <table:table-cell office:value-type="float" office:value="4.5999999999999091" table:formula="of:=[.H8]+[.F9]+[.G9]" table:style-name="ce40">
            <text:p>4,6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number-columns-repeated="3" table:style-name="ce40"/>
          <table:table-cell office:value-type="float" office:value="4.5999999999999091" table:formula="of:=[.H9]+[.F10]+[.G10]" table:style-name="ce40">
            <text:p>4,60</text:p>
          </table:table-cell>
          <table:table-cell table:number-columns-repeated="16376"/>
        </table:table-row>
        <table:table-row table:style-name="ro3">
          <table:table-cell office:value-type="date" office:date-value="2022-07-04T00:00:00" table:style-name="ce54">
            <text:p>04.07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219" table:style-name="ce40">
            <text:p>-219,00</text:p>
          </table:table-cell>
          <table:table-cell table:style-name="ce60"/>
          <table:table-cell office:value-type="float" office:value="-219" table:style-name="ce40">
            <text:p>-219,00</text:p>
          </table:table-cell>
          <table:table-cell office:value-type="float" office:value="-214.40000000000009" table:formula="of:=[.H10]+[.F11]+[.G11]" table:style-name="ce40">
            <text:p>-214,40</text:p>
          </table:table-cell>
          <table:table-cell table:number-columns-repeated="16376"/>
        </table:table-row>
        <table:table-row table:style-name="ro3">
          <table:table-cell office:value-type="date" office:date-value="2022-07-04T00:00:00" table:style-name="ce54">
            <text:p>04.07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438.6" table:style-name="ce40">
            <text:p>-438,60</text:p>
          </table:table-cell>
          <table:table-cell table:style-name="ce60"/>
          <table:table-cell office:value-type="float" office:value="-438.6" table:style-name="ce40">
            <text:p>-438,60</text:p>
          </table:table-cell>
          <table:table-cell office:value-type="float" office:value="-653.00000000000011" table:formula="of:=[.H11]+[.F12]+[.G12]" table:style-name="ce40">
            <text:p>-653,0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59"/>
          <table:table-cell table:style-name="ce40"/>
          <table:table-cell table:style-name="ce60"/>
          <table:table-cell table:style-name="ce40"/>
          <table:table-cell office:value-type="float" office:value="-653.00000000000011" table:formula="of:=[.H12]+[.F13]+[.G13]" table:style-name="ce40">
            <text:p>-653,00</text:p>
          </table:table-cell>
          <table:table-cell table:number-columns-repeated="16376"/>
        </table:table-row>
        <table:table-row table:style-name="ro3">
          <table:table-cell office:value-type="date" office:date-value="2022-07-05T00:00:00" table:style-name="ce54">
            <text:p>05.07.2022</text:p>
          </table:table-cell>
          <table:table-cell office:value-type="string" table:style-name="ce59">
            <text:p>ziraat pervine havale kredi için</text:p>
          </table:table-cell>
          <table:table-cell table:number-columns-repeated="2" table:style-name="ce59"/>
          <table:table-cell table:style-name="ce40"/>
          <table:table-cell table:style-name="ce60"/>
          <table:table-cell office:value-type="float" office:value="-3450" table:style-name="ce40">
            <text:p>-3.450,00</text:p>
          </table:table-cell>
          <table:table-cell office:value-type="float" office:value="-4103" table:formula="of:=[.H13]+[.F14]+[.G14]" table:style-name="ce40">
            <text:p>-4.103,00</text:p>
          </table:table-cell>
          <table:table-cell table:number-columns-repeated="16376"/>
        </table:table-row>
        <table:table-row table:style-name="ro3">
          <table:table-cell office:value-type="date" office:date-value="2022-07-05T00:00:00" table:style-name="ce54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4">
            <text:p>3.450,00</text:p>
          </table:table-cell>
          <table:table-cell table:style-name="ce1"/>
          <table:table-cell office:value-type="float" office:value="-653" table:formula="of:=[.H14]+[.F15]+[.G15]" table:style-name="ce40">
            <text:p>-653,0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4" table:style-name="ce1"/>
          <table:table-cell table:style-name="ce24"/>
          <table:table-cell table:style-name="ce1"/>
          <table:table-cell office:value-type="float" office:value="-653" table:formula="of:=[.H15]+[.F16]+[.G16]" table:style-name="ce40">
            <text:p>-653,00</text:p>
          </table:table-cell>
          <table:table-cell table:number-columns-repeated="16376"/>
        </table:table-row>
        <table:table-row table:style-name="ro3">
          <table:table-cell office:value-type="date" office:date-value="2022-07-07T00:00:00" table:style-name="ce54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0">
            <text:p>-4,89</text:p>
          </table:table-cell>
          <table:table-cell table:style-name="ce24"/>
          <table:table-cell office:value-type="float" office:value="-4.8899999999999997" table:style-name="ce40">
            <text:p>-4,89</text:p>
          </table:table-cell>
          <table:table-cell office:value-type="float" office:value="-657.89" table:formula="of:=[.H16]+[.F17]+[.G17]" table:style-name="ce40">
            <text:p>-657,89</text:p>
          </table:table-cell>
          <table:table-cell table:number-columns-repeated="16376"/>
        </table:table-row>
        <table:table-row table:style-name="ro3">
          <table:table-cell office:value-type="date" office:date-value="2022-07-07T00:00:00" table:style-name="ce54">
            <text:p>07.07.2022</text:p>
          </table:table-cell>
          <table:table-cell office:value-type="string" table:style-name="ce59">
            <text:p>Adem Özen Kira Ödemesi 2/1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60"/>
          <table:table-cell office:value-type="float" office:value="-4300" table:style-name="ce40">
            <text:p>-4.300,00</text:p>
          </table:table-cell>
          <table:table-cell office:value-type="float" office:value="-4957.8900000000003" table:formula="of:=[.H17]+[.F18]+[.G18]" table:style-name="ce40">
            <text:p>-4.957,89</text:p>
          </table:table-cell>
          <table:table-cell table:number-columns-repeated="16376"/>
        </table:table-row>
        <table:table-row table:style-name="ro3">
          <table:table-cell office:value-type="date" office:date-value="2022-07-07T00:00:00" table:style-name="ce54">
            <text:p>07.07.2022</text:p>
          </table:table-cell>
          <table:table-cell office:value-type="string" table:style-name="ce59">
            <text:p>MarRyl Aidat 2/12</text:p>
          </table:table-cell>
          <table:table-cell table:number-columns-repeated="2" table:style-name="ce59"/>
          <table:table-cell office:value-type="float" office:value="-396.5" table:style-name="ce40">
            <text:p>-396,50</text:p>
          </table:table-cell>
          <table:table-cell table:style-name="ce60"/>
          <table:table-cell office:value-type="float" office:value="-396.5" table:style-name="ce40">
            <text:p>-396,50</text:p>
          </table:table-cell>
          <table:table-cell office:value-type="float" office:value="-5354.39" table:formula="of:=[.H18]+[.F19]+[.G19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5354.39" table:formula="of:=[.H19]+[.F20]+[.G20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200" table:style-name="ce60">
            <text:p>-200,00</text:p>
          </table:table-cell>
          <table:table-cell table:number-columns-repeated="2" table:style-name="ce40"/>
          <table:table-cell office:value-type="float" office:value="-5354.39" table:formula="of:=[.H20]+[.F21]+[.G21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374398 /TOKATAMASY/FATURA</text:p>
          </table:table-cell>
          <table:table-cell table:number-columns-repeated="2" table:style-name="ce61"/>
          <table:table-cell office:value-type="float" office:value="-50" table:style-name="ce60">
            <text:p>-50,00</text:p>
          </table:table-cell>
          <table:table-cell table:number-columns-repeated="2" table:style-name="ce40"/>
          <table:table-cell office:value-type="float" office:value="-5354.39" table:formula="of:=[.H21]+[.F22]+[.G22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5354.39" table:formula="of:=[.H22]+[.F23]+[.G23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mazon 240gbWd ssd-braun-64gb 4/6</text:p>
          </table:table-cell>
          <table:table-cell table:number-columns-repeated="2" table:style-name="ce61"/>
          <table:table-cell office:value-type="float" office:value="-177.65" table:style-name="ce40">
            <text:p>-177,65</text:p>
          </table:table-cell>
          <table:table-cell table:number-columns-repeated="2" table:style-name="ce40"/>
          <table:table-cell office:value-type="float" office:value="-5354.39" table:formula="of:=[.H23]+[.F24]+[.G24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topçam</text:p>
          </table:table-cell>
          <table:table-cell table:number-columns-repeated="2" table:style-name="ce61"/>
          <table:table-cell office:value-type="float" office:value="-300" table:style-name="ce40">
            <text:p>-300,00</text:p>
          </table:table-cell>
          <table:table-cell table:number-columns-repeated="2" table:style-name="ce40"/>
          <table:table-cell office:value-type="float" office:value="-5354.39" table:formula="of:=[.H24]+[.F25]+[.G25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istanbulkart</text:p>
          </table:table-cell>
          <table:table-cell table:number-columns-repeated="2" table:style-name="ce61"/>
          <table:table-cell office:value-type="float" office:value="-31.99" table:style-name="ce40">
            <text:p>-31,99</text:p>
          </table:table-cell>
          <table:table-cell table:number-columns-repeated="2" table:style-name="ce40"/>
          <table:table-cell office:value-type="float" office:value="-5354.39" table:formula="of:=[.H25]+[.F26]+[.G26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yakkabı dechatlon ½</text:p>
          </table:table-cell>
          <table:table-cell table:number-columns-repeated="2" table:style-name="ce61"/>
          <table:table-cell office:value-type="float" office:value="-100" table:style-name="ce40">
            <text:p>-100,00</text:p>
          </table:table-cell>
          <table:table-cell table:number-columns-repeated="2" table:style-name="ce40"/>
          <table:table-cell office:value-type="float" office:value="-5354.39" table:formula="of:=[.H26]+[.F27]+[.G27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kamil bebek</text:p>
          </table:table-cell>
          <table:table-cell table:number-columns-repeated="2" table:style-name="ce61"/>
          <table:table-cell office:value-type="float" office:value="-344.2" table:style-name="ce40">
            <text:p>-344,20</text:p>
          </table:table-cell>
          <table:table-cell table:number-columns-repeated="2" table:style-name="ce40"/>
          <table:table-cell office:value-type="float" office:value="-5354.39" table:formula="of:=[.H27]+[.F28]+[.G28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topçam eskişehir tokat</text:p>
          </table:table-cell>
          <table:table-cell table:number-columns-repeated="2" table:style-name="ce61"/>
          <table:table-cell office:value-type="float" office:value="-400" table:style-name="ce40">
            <text:p>-400,00</text:p>
          </table:table-cell>
          <table:table-cell table:number-columns-repeated="2" table:style-name="ce40"/>
          <table:table-cell office:value-type="float" office:value="-5354.39" table:formula="of:=[.H28]+[.F29]+[.G29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tokat avm</text:p>
          </table:table-cell>
          <table:table-cell table:number-columns-repeated="2" table:style-name="ce61"/>
          <table:table-cell office:value-type="float" office:value="-256.89" table:style-name="ce40">
            <text:p>-256,89</text:p>
          </table:table-cell>
          <table:table-cell table:number-columns-repeated="2" table:style-name="ce40"/>
          <table:table-cell office:value-type="float" office:value="-5354.39" table:formula="of:=[.H29]+[.F30]+[.G30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sen yıl petrol</text:p>
          </table:table-cell>
          <table:table-cell table:number-columns-repeated="2" table:style-name="ce61"/>
          <table:table-cell office:value-type="float" office:value="-400" table:style-name="ce40">
            <text:p>-400,00</text:p>
          </table:table-cell>
          <table:table-cell table:number-columns-repeated="2" table:style-name="ce40"/>
          <table:table-cell office:value-type="float" office:value="-5354.39" table:formula="of:=[.H30]+[.F31]+[.G31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101 merdiven</text:p>
          </table:table-cell>
          <table:table-cell table:number-columns-repeated="2" table:style-name="ce61"/>
          <table:table-cell office:value-type="float" office:value="-529.9" table:style-name="ce40">
            <text:p>-529,90</text:p>
          </table:table-cell>
          <table:table-cell table:number-columns-repeated="2" table:style-name="ce40"/>
          <table:table-cell office:value-type="float" office:value="-5354.39" table:formula="of:=[.H31]+[.F32]+[.G32]" table:style-name="ce40">
            <text:p>-5.354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vodafon</text:p>
          </table:table-cell>
          <table:table-cell table:number-columns-repeated="2" table:style-name="ce61"/>
          <table:table-cell office:value-type="float" office:value="-70" table:style-name="ce40">
            <text:p>-70,00</text:p>
          </table:table-cell>
          <table:table-cell table:number-columns-repeated="2" table:style-name="ce40"/>
          <table:table-cell office:value-type="float" office:value="-5354.39" table:formula="of:=[.H32]+[.F33]+[.G33]" table:style-name="ce40">
            <text:p>-5.354,39</text:p>
          </table:table-cell>
          <table:table-cell table:number-columns-repeated="16376"/>
        </table:table-row>
        <table:table-row table:style-name="ro3">
          <table:table-cell office:value-type="date" office:date-value="2022-07-05T00:00:00" table:style-name="ce54">
            <text:p>05.07.2022</text:p>
          </table:table-cell>
          <table:table-cell office:value-type="string" table:style-name="ce61">
            <text:p>4876 KK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2610.63" table:style-name="ce40">
            <text:p>-2.610,63</text:p>
          </table:table-cell>
          <table:table-cell office:value-type="float" office:value="-7965.02" table:formula="of:=[.H33]+[.F34]+[.G34]" table:style-name="ce40">
            <text:p>-7.965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merdiven alüminyum motorcu ibo iade</text:p>
          </table:table-cell>
          <table:table-cell table:style-name="ce61"/>
          <table:table-cell office:value-type="float" office:value="200" table:style-name="ce140">
            <text:p>200,00</text:p>
          </table:table-cell>
          <table:table-cell table:style-name="ce40"/>
          <table:table-cell office:value-type="float" office:value="200" table:style-name="ce40">
            <text:p>200,00</text:p>
          </table:table-cell>
          <table:table-cell table:style-name="ce40"/>
          <table:table-cell office:value-type="float" office:value="-7765.02" table:formula="of:=[.H34]+[.F35]+[.G35]" table:style-name="ce40">
            <text:p>-7.765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0">
            <text:p>-2.107,00</text:p>
          </table:table-cell>
          <table:table-cell table:style-name="ce40"/>
          <table:table-cell office:value-type="float" office:value="-2107" table:style-name="ce40">
            <text:p>-2.107,00</text:p>
          </table:table-cell>
          <table:table-cell office:value-type="float" office:value="-9872.02" table:formula="of:=[.H35]+[.F36]+[.G36]" table:style-name="ce40">
            <text:p>-9.872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0">
            <text:p>-500,00</text:p>
          </table:table-cell>
          <table:table-cell table:style-name="ce40"/>
          <table:table-cell office:value-type="float" office:value="-500" table:style-name="ce40">
            <text:p>-500,00</text:p>
          </table:table-cell>
          <table:table-cell office:value-type="float" office:value="-10372.02" table:formula="of:=[.H36]+[.F37]+[.G37]" table:style-name="ce40">
            <text:p>-10.372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0">
            <text:p>-2.107,00</text:p>
          </table:table-cell>
          <table:table-cell table:style-name="ce40"/>
          <table:table-cell office:value-type="float" office:value="-2107" table:style-name="ce40">
            <text:p>-2.107,00</text:p>
          </table:table-cell>
          <table:table-cell office:value-type="float" office:value="-12479.02" table:formula="of:=[.H37]+[.F38]+[.G38]" table:style-name="ce40">
            <text:p>-12.479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0">
            <text:p>-500,00</text:p>
          </table:table-cell>
          <table:table-cell table:style-name="ce40"/>
          <table:table-cell office:value-type="float" office:value="-500" table:style-name="ce40">
            <text:p>-500,00</text:p>
          </table:table-cell>
          <table:table-cell office:value-type="float" office:value="-12979.02" table:formula="of:=[.H38]+[.F39]+[.G39]" table:style-name="ce40">
            <text:p>-12.979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1"/>
          <table:table-cell office:value-type="float" office:value="-1500" table:style-name="ce40">
            <text:p>-1.500,00</text:p>
          </table:table-cell>
          <table:table-cell office:value-type="float" office:value="-14479.02" table:formula="of:=[.H39]+[.F40]+[.G40]" table:style-name="ce40">
            <text:p>-14.479,02</text:p>
          </table:table-cell>
          <table:table-cell table:number-columns-repeated="16376"/>
        </table:table-row>
        <table:table-row table:style-name="ro3">
          <table:table-cell office:value-type="date" office:date-value="2022-07-22T00:00:00" table:style-name="ce54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0">
            <text:p>-1.038,00</text:p>
          </table:table-cell>
          <table:table-cell table:style-name="ce1"/>
          <table:table-cell office:value-type="float" office:value="-1038" table:style-name="ce40">
            <text:p>-1.038,00</text:p>
          </table:table-cell>
          <table:table-cell office:value-type="float" office:value="-15517.02" table:formula="of:=[.H40]+[.F41]+[.G41]" table:style-name="ce40">
            <text:p>-15.517,02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15517.02" table:formula="of:=[.H41]+[.F42]+[.G42]" table:style-name="ce40">
            <text:p>-15.5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maaş bayramlık</text:p>
          </table:table-cell>
          <table:table-cell table:style-name="ce61"/>
          <table:table-cell office:value-type="float" office:value="1100" table:style-name="ce140">
            <text:p>1.100,00</text:p>
          </table:table-cell>
          <table:table-cell table:style-name="ce40"/>
          <table:table-cell office:value-type="float" office:value="1100" table:style-name="ce40">
            <text:p>1.100,00</text:p>
          </table:table-cell>
          <table:table-cell table:style-name="ce40"/>
          <table:table-cell office:value-type="float" office:value="-14417.02" table:formula="of:=[.H42]+[.F43]+[.G43]" table:style-name="ce40">
            <text:p>-14.417,0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0">
            <text:p>4.299,50</text:p>
          </table:table-cell>
          <table:table-cell table:style-name="ce1"/>
          <table:table-cell office:value-type="float" office:value="4299.5" table:style-name="ce40">
            <text:p>4.299,50</text:p>
          </table:table-cell>
          <table:table-cell table:style-name="ce40"/>
          <table:table-cell office:value-type="float" office:value="-10117.52" table:formula="of:=[.H43]+[.F44]+[.G44]" table:style-name="ce40">
            <text:p>-10.117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8467.52" table:formula="of:=[.H44]+[.F45]+[.G45]" table:style-name="ce40">
            <text:p>-8.467,52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0"/>
          <table:table-cell table:style-name="ce1"/>
          <table:table-cell table:number-columns-repeated="2" table:style-name="ce40"/>
          <table:table-cell office:value-type="float" office:value="-8467.52" table:formula="of:=[.H45]+[.F46]+[.G46]" table:style-name="ce40">
            <text:p>-8.467,52</text:p>
          </table:table-cell>
          <table:table-cell table:number-columns-repeated="16376"/>
        </table:table-row>
        <table:table-row table:style-name="ro3">
          <table:table-cell office:value-type="date" office:date-value="2022-07-05T00:00:00" table:style-name="ce137">
            <text:p>05.07.2022</text:p>
          </table:table-cell>
          <table:table-cell office:value-type="string" table:style-name="ce129">
            <text:p>Doğuş Kira 11/12-2022-23<text:s/><text:span text:style-name="T4">BANKADAN</text:span></text:p>
          </table:table-cell>
          <table:table-cell table:style-name="ce129"/>
          <table:table-cell office:value-type="float" office:value="4000" table:style-name="ce141">
            <text:p>4.000,00</text:p>
          </table:table-cell>
          <table:table-cell table:style-name="ce129"/>
          <table:table-cell office:value-type="float" office:value="4000" table:style-name="ce138">
            <text:p>4.000,00</text:p>
          </table:table-cell>
          <table:table-cell table:style-name="ce67"/>
          <table:table-cell office:value-type="float" office:value="-4467.5200000000004" table:formula="of:=[.H46]+[.F47]+[.G47]" table:style-name="ce40">
            <text:p>-4.467,52</text:p>
          </table:table-cell>
          <table:table-cell table:number-columns-repeated="16376"/>
        </table:table-row>
        <table:table-row table:style-name="ro3">
          <table:table-cell table:style-name="ce73"/>
          <table:table-cell office:value-type="string" table:style-name="ce142">
            <text:p>Doğuş Kira 11/12-2022-23 kalan bakiye</text:p>
          </table:table-cell>
          <table:table-cell table:style-name="ce142"/>
          <table:table-cell office:value-type="float" office:value="1000" table:style-name="ce143">
            <text:p>1.000,00</text:p>
          </table:table-cell>
          <table:table-cell table:style-name="ce142"/>
          <table:table-cell table:style-name="ce144"/>
          <table:table-cell table:style-name="ce145"/>
          <table:table-cell office:value-type="float" office:value="-4467.5200000000004" table:formula="of:=[.H47]+[.F48]+[.G48]" table:style-name="ce40">
            <text:p>-4.467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0">
            <text:p>5.000,00</text:p>
          </table:table-cell>
          <table:table-cell table:number-columns-repeated="3" table:style-name="ce40"/>
          <table:table-cell office:value-type="float" office:value="-4467.5200000000004" table:formula="of:=[.H48]+[.F49]+[.G49]" table:style-name="ce40">
            <text:p>-4.467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48">
            <text:p>4.000,00</text:p>
          </table:table-cell>
          <table:table-cell table:number-columns-repeated="3" table:style-name="ce40"/>
          <table:table-cell office:value-type="float" office:value="-4467.5200000000004" table:formula="of:=[.H49]+[.F50]+[.G50]" table:style-name="ce40">
            <text:p>-4.467,52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0"/>
          <table:table-cell table:number-columns-repeated="3" table:style-name="ce40"/>
          <table:table-cell office:value-type="float" office:value="-4467.5200000000004" table:formula="of:=[.H50]+[.F51]+[.G51]" table:style-name="ce40">
            <text:p>-4.467,52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0"/>
          <table:table-cell table:number-columns-repeated="3" table:style-name="ce40"/>
          <table:table-cell office:value-type="float" office:value="-4467.5200000000004" table:formula="of:=[.H51]+[.F52]+[.G52]" table:style-name="ce40">
            <text:p>-4.467,52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0"/>
          <table:table-cell table:number-columns-repeated="3" table:style-name="ce40"/>
          <table:table-cell office:value-type="float" office:value="-4467.5200000000004" table:formula="of:=[.H52]+[.F53]+[.G53]" table:style-name="ce40">
            <text:p>-4.467,52</text:p>
          </table:table-cell>
          <table:table-cell table:number-columns-repeated="16376"/>
        </table:table-row>
        <table:table-row table:style-name="ro3">
          <table:table-cell table:style-name="ce132"/>
          <table:table-cell office:value-type="string" table:style-name="ce132">
            <text:p>SnyF-Kynkçı Merdal elektrik</text:p>
          </table:table-cell>
          <table:table-cell table:style-name="ce132"/>
          <table:table-cell office:value-type="float" office:value="445.63" table:style-name="ce146">
            <text:p>445,63</text:p>
          </table:table-cell>
          <table:table-cell table:style-name="ce134"/>
          <table:table-cell table:style-name="ce132"/>
          <table:table-cell table:style-name="ce134"/>
          <table:table-cell office:value-type="float" office:value="-4467.5200000000004" table:formula="of:=[.H53]+[.F54]+[.G54]" table:style-name="ce40">
            <text:p>-4.467,52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47">
            <text:p>4.000,00</text:p>
          </table:table-cell>
          <table:table-cell table:number-columns-repeated="3" table:style-name="ce142"/>
          <table:table-cell office:value-type="float" office:value="-4467.5200000000004" table:formula="of:=[.H54]+[.F55]+[.G55]" table:style-name="ce40">
            <text:p>-4.467,52</text:p>
          </table:table-cell>
          <table:table-cell table:number-columns-repeated="16376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7" table:style-name="ce1"/>
          <table:table-cell table:style-name="ce40"/>
          <table:table-cell table:number-columns-repeated="16376"/>
        </table:table-row>
        <table:table-row table:number-rows-repeated="1048518" table:style-name="ro4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7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1.46" table:style-name="ce22">
            <text:p>1,46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AĞUSTOS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34617.910000000003" table:formula="of:=SUM([.D4:.D52])" table:style-name="ce58">
            <text:p>34.617,91</text:p>
          </table:table-cell>
          <table:table-cell office:value-type="float" office:value="-11695.349999999999" table:formula="of:=SUM([.E4:.E84])" table:style-name="ce58">
            <text:p>-11.695,35</text:p>
          </table:table-cell>
          <table:table-cell office:value-type="float" office:value="102061.66" table:formula="of:=SUM([.F4:.F81])" table:style-name="ce58">
            <text:p>102.061,66</text:p>
          </table:table-cell>
          <table:table-cell office:value-type="float" office:value="-33894.33" table:formula="of:=SUM([.G4:.G81])" table:style-name="ce58">
            <text:p>-33.894,33</text:p>
          </table:table-cell>
          <table:table-cell office:value-type="float" office:value="68167.33" table:formula="of:=[.F2]+[.G2]" table:style-name="ce58">
            <text:p>68.167,33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0"/>
          <table:table-cell office:value-type="float" office:value="900" table:style-name="ce40">
            <text:p>900,00</text:p>
          </table:table-cell>
          <table:table-cell table:style-name="ce40"/>
          <table:table-cell office:value-type="float" office:value="900" table:formula="of:=[.H4]+[.F5]+[.G5]" table:style-name="ce40">
            <text:p>90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0"/>
          <table:table-cell office:value-type="float" office:value="208.85" table:style-name="ce40">
            <text:p>208,85</text:p>
          </table:table-cell>
          <table:table-cell table:style-name="ce40"/>
          <table:table-cell office:value-type="float" office:value="1108.8499999999999" table:formula="of:=[.H5]+[.F6]+[.G6]" table:style-name="ce40">
            <text:p>1.108,8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0"/>
          <table:table-cell office:value-type="float" office:value="488.3" table:style-name="ce40">
            <text:p>488,30</text:p>
          </table:table-cell>
          <table:table-cell table:style-name="ce40"/>
          <table:table-cell office:value-type="float" office:value="1597.1499999999999" table:formula="of:=[.H6]+[.F7]+[.G7]" table:style-name="ce40">
            <text:p>1.597,1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0"/>
          <table:table-cell office:value-type="float" office:value="69.38" table:style-name="ce40">
            <text:p>69,38</text:p>
          </table:table-cell>
          <table:table-cell table:style-name="ce40"/>
          <table:table-cell office:value-type="float" office:value="1666.5299999999997" table:formula="of:=[.H7]+[.F8]+[.G8]" table:style-name="ce40">
            <text:p>1.666,5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9522138254 /CK ÇEPESAŞ/FATURA</text:p>
          </table:table-cell>
          <table:table-cell table:style-name="ce61"/>
          <table:table-cell table:style-name="ce80"/>
          <table:table-cell office:value-type="float" office:value="-1311.2" table:style-name="ce40">
            <text:p>-1.311,20</text:p>
          </table:table-cell>
          <table:table-cell table:style-name="ce40"/>
          <table:table-cell office:value-type="float" office:value="-1311.2" table:style-name="ce40">
            <text:p>-1.311,20</text:p>
          </table:table-cell>
          <table:table-cell office:value-type="float" office:value="355.3299999999997" table:formula="of:=[.H8]+[.F9]+[.G9]" table:style-name="ce40">
            <text:p>355,33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355.3299999999997" table:formula="of:=[.H9]+[.F10]+[.G10]" table:style-name="ce40">
            <text:p>355,3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5847500300 /CK ÇEPESAŞ/FATURA</text:p>
          </table:table-cell>
          <table:table-cell table:style-name="ce59"/>
          <table:table-cell table:style-name="ce148"/>
          <table:table-cell office:value-type="float" office:value="-200" table:style-name="ce40">
            <text:p>-200,00</text:p>
          </table:table-cell>
          <table:table-cell table:style-name="ce60"/>
          <table:table-cell office:value-type="float" office:value="-254.9" table:style-name="ce40">
            <text:p>-254,90</text:p>
          </table:table-cell>
          <table:table-cell office:value-type="float" office:value="100.42999999999969" table:formula="of:=[.H10]+[.F11]+[.G11]" table:style-name="ce40">
            <text:p>100,4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8222520300 /CK ÇEPESAŞ/FATURA</text:p>
          </table:table-cell>
          <table:table-cell table:style-name="ce59"/>
          <table:table-cell table:style-name="ce148"/>
          <table:table-cell office:value-type="float" office:value="-400" table:style-name="ce40">
            <text:p>-400,00</text:p>
          </table:table-cell>
          <table:table-cell table:style-name="ce60"/>
          <table:table-cell office:value-type="float" office:value="-531.9" table:style-name="ce40">
            <text:p>-531,90</text:p>
          </table:table-cell>
          <table:table-cell office:value-type="float" office:value="-431.47000000000025" table:formula="of:=[.H11]+[.F12]+[.G12]" table:style-name="ce40">
            <text:p>-431,47</text:p>
          </table:table-cell>
          <table:table-cell table:number-columns-repeated="16376"/>
        </table:table-row>
        <table:table-row table:style-name="ro3">
          <table:table-cell office:value-type="date" office:date-value="2022-08-15T00:00:00" table:style-name="ce54">
            <text:p>15.08.2022</text:p>
          </table:table-cell>
          <table:table-cell office:value-type="string" table:style-name="ce61">
            <text:p>8758480300 /CK ÇEPESAŞ/FATURA</text:p>
          </table:table-cell>
          <table:table-cell table:style-name="ce59"/>
          <table:table-cell table:style-name="ce148"/>
          <table:table-cell table:number-columns-repeated="2" table:style-name="ce60"/>
          <table:table-cell office:value-type="float" office:value="-149.30000000000001" table:style-name="ce40">
            <text:p>-149,30</text:p>
          </table:table-cell>
          <table:table-cell office:value-type="float" office:value="-580.77000000000021" table:formula="of:=[.H12]+[.F13]+[.G13]" table:style-name="ce40">
            <text:p>-580,7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Adem Özen Kira Ödemesi 3/12</text:p>
          </table:table-cell>
          <table:table-cell table:style-name="ce59"/>
          <table:table-cell table:style-name="ce148"/>
          <table:table-cell office:value-type="float" office:value="-4300" table:style-name="ce40">
            <text:p>-4.300,00</text:p>
          </table:table-cell>
          <table:table-cell table:style-name="ce60"/>
          <table:table-cell office:value-type="float" office:value="-4300" table:style-name="ce40">
            <text:p>-4.300,00</text:p>
          </table:table-cell>
          <table:table-cell office:value-type="float" office:value="-4880.7700000000004" table:formula="of:=[.H13]+[.F14]+[.G14]" table:style-name="ce40">
            <text:p>-4.880,7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59">
            <text:p>MarRyl Aidat 3/12</text:p>
          </table:table-cell>
          <table:table-cell table:style-name="ce59"/>
          <table:table-cell table:style-name="ce148"/>
          <table:table-cell office:value-type="float" office:value="-396.5" table:style-name="ce40">
            <text:p>-396,50</text:p>
          </table:table-cell>
          <table:table-cell table:style-name="ce60"/>
          <table:table-cell office:value-type="float" office:value="-396.5" table:style-name="ce40">
            <text:p>-396,50</text:p>
          </table:table-cell>
          <table:table-cell office:value-type="float" office:value="-5277.27" table:formula="of:=[.H14]+[.F15]+[.G15]" table:style-name="ce40">
            <text:p>-5.277,27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-5277.27" table:formula="of:=[.H15]+[.F16]+[.G16]" table:style-name="ce40">
            <text:p>-5.277,27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0383215 /TOKATAMASY/FATURA</text:p>
          </table:table-cell>
          <table:table-cell table:style-name="ce61"/>
          <table:table-cell table:style-name="ce80"/>
          <table:table-cell office:value-type="float" office:value="-200" table:style-name="ce40">
            <text:p>-200,00</text:p>
          </table:table-cell>
          <table:table-cell table:style-name="ce40"/>
          <table:table-cell office:value-type="float" office:value="-140.51" table:style-name="ce40">
            <text:p>-140,51</text:p>
          </table:table-cell>
          <table:table-cell office:value-type="float" office:value="-5417.7800000000007" table:formula="of:=[.H16]+[.F17]+[.G17]" table:style-name="ce40">
            <text:p>-5.417,7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374398 /TOKATAMASY/FATURA</text:p>
          </table:table-cell>
          <table:table-cell table:style-name="ce61"/>
          <table:table-cell table:style-name="ce80"/>
          <table:table-cell office:value-type="float" office:value="-50" table:style-name="ce40">
            <text:p>-50,00</text:p>
          </table:table-cell>
          <table:table-cell table:style-name="ce40"/>
          <table:table-cell office:value-type="float" office:value="-59.47" table:style-name="ce40">
            <text:p>-59,47</text:p>
          </table:table-cell>
          <table:table-cell office:value-type="float" office:value="-5477.2500000000009" table:formula="of:=[.H17]+[.F18]+[.G18]" table:style-name="ce40">
            <text:p>-5.477,25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-5477.2500000000009" table:formula="of:=[.H18]+[.F19]+[.G19]" table:style-name="ce40">
            <text:p>-5.477,2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amazon 240gbWd ssd-braun-64gb 5/6</text:p>
          </table:table-cell>
          <table:table-cell table:style-name="ce61"/>
          <table:table-cell table:style-name="ce80"/>
          <table:table-cell office:value-type="float" office:value="-177.65" table:style-name="ce40">
            <text:p>-177,65</text:p>
          </table:table-cell>
          <table:table-cell table:number-columns-repeated="2" table:style-name="ce40"/>
          <table:table-cell office:value-type="float" office:value="-5477.2500000000009" table:formula="of:=[.H19]+[.F20]+[.G20]" table:style-name="ce40">
            <text:p>-5.477,2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decathlon ayakkabı</text:p>
          </table:table-cell>
          <table:table-cell table:style-name="ce61"/>
          <table:table-cell table:style-name="ce80"/>
          <table:table-cell office:value-type="float" office:value="-100" table:style-name="ce40">
            <text:p>-100,00</text:p>
          </table:table-cell>
          <table:table-cell table:number-columns-repeated="2" table:style-name="ce40"/>
          <table:table-cell office:value-type="float" office:value="-5477.2500000000009" table:formula="of:=[.H20]+[.F21]+[.G21]" table:style-name="ce40">
            <text:p>-5.477,25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float" office:value="2240" table:style-name="ce61">
            <text:p>2240</text:p>
          </table:table-cell>
          <table:table-cell table:style-name="ce61"/>
          <table:table-cell table:style-name="ce80"/>
          <table:table-cell office:value-type="float" office:value="-60" table:style-name="ce40">
            <text:p>-60,00</text:p>
          </table:table-cell>
          <table:table-cell table:number-columns-repeated="2" table:style-name="ce40"/>
          <table:table-cell office:value-type="float" office:value="-5477.2500000000009" table:formula="of:=[.H21]+[.F22]+[.G22]" table:style-name="ce40">
            <text:p>-5.477,25</text:p>
          </table:table-cell>
          <table:table-cell table:number-columns-repeated="16376"/>
        </table:table-row>
        <table:table-row table:style-name="ro3">
          <table:table-cell office:value-type="date" office:date-value="2022-08-04T00:00:00" table:style-name="ce54">
            <text:p>04.08.2022</text:p>
          </table:table-cell>
          <table:table-cell office:value-type="string" table:style-name="ce61">
            <text:p>4876 KK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office:value-type="float" office:value="-337.65" table:style-name="ce40">
            <text:p>-337,65</text:p>
          </table:table-cell>
          <table:table-cell office:value-type="float" office:value="-5814.9000000000005" table:formula="of:=[.H22]+[.F23]+[.G23]" table:style-name="ce40">
            <text:p>-5.814,90</text:p>
          </table:table-cell>
          <table:table-cell table:number-columns-repeated="16376"/>
        </table:table-row>
        <table:table-row table:style-name="ro3">
          <table:table-cell office:value-type="date" office:date-value="2022-08-26T00:00:00" table:style-name="ce54">
            <text:p>26.08.2022</text:p>
          </table:table-cell>
          <table:table-cell office:value-type="string" table:style-name="ce61">
            <text:p>yasemin ehliyet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office:value-type="float" office:value="-1500" table:style-name="ce40">
            <text:p>-1.500,00</text:p>
          </table:table-cell>
          <table:table-cell office:value-type="float" office:value="-7314.9000000000005" table:formula="of:=[.H23]+[.F24]+[.G24]" table:style-name="ce40">
            <text:p>-7.314,90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6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2108" table:style-name="ce40">
            <text:p>-2.108,00</text:p>
          </table:table-cell>
          <table:table-cell office:value-type="float" office:value="-9422.9000000000015" table:formula="of:=[.H24]+[.F25]+[.G25]" table:style-name="ce40">
            <text:p>-9.422,90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6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2108" table:style-name="ce40">
            <text:p>-2.108,00</text:p>
          </table:table-cell>
          <table:table-cell office:value-type="float" office:value="-11530.900000000001" table:formula="of:=[.H25]+[.F26]+[.G26]" table:style-name="ce40">
            <text:p>-11.530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6"/>
          <table:table-cell office:value-type="float" office:value="-1500" table:style-name="ce40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0">
            <text:p>-11.530,90</text:p>
          </table:table-cell>
          <table:table-cell table:number-columns-repeated="16376"/>
        </table:table-row>
        <table:table-row table:style-name="ro3">
          <table:table-cell office:value-type="date" office:date-value="2022-08-06T00:00:00" table:style-name="ce54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1038" table:style-name="ce40">
            <text:p>-1.038,00</text:p>
          </table:table-cell>
          <table:table-cell office:value-type="float" office:value="-12568.900000000001" table:formula="of:=[.H27]+[.F28]+[.G28]" table:style-name="ce40">
            <text:p>-12.568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3000" table:style-name="ce40">
            <text:p>-3.000,00</text:p>
          </table:table-cell>
          <table:table-cell office:value-type="float" office:value="-15568.900000000001" table:formula="of:=[.H28]+[.F29]+[.G29]" table:style-name="ce40">
            <text:p>-15.568,90</text:p>
          </table:table-cell>
          <table:table-cell table:number-columns-repeated="16376"/>
        </table:table-row>
        <table:table-row table:style-name="ro3">
          <table:table-cell office:value-type="date" office:date-value="2022-08-15T00:00:00" table:style-name="ce54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638" table:style-name="ce40">
            <text:p>-638,00</text:p>
          </table:table-cell>
          <table:table-cell office:value-type="float" office:value="-16206.900000000001" table:formula="of:=[.H29]+[.F30]+[.G30]" table:style-name="ce40">
            <text:p>-16.206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400" table:style-name="ce40">
            <text:p>-400,00</text:p>
          </table:table-cell>
          <table:table-cell office:value-type="float" office:value="-16606.900000000001" table:formula="of:=[.H30]+[.F31]+[.G31]" table:style-name="ce40">
            <text:p>-16.606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1872.16" table:style-name="ce40">
            <text:p>-1.872,16</text:p>
          </table:table-cell>
          <table:table-cell office:value-type="float" office:value="-18479.060000000001" table:formula="of:=[.H31]+[.F32]+[.G32]" table:style-name="ce40">
            <text:p>-18.479,0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3.74" table:style-name="ce40">
            <text:p>-3,74</text:p>
          </table:table-cell>
          <table:table-cell office:value-type="float" office:value="-18482.800000000003" table:formula="of:=[.H32]+[.F33]+[.G33]" table:style-name="ce40">
            <text:p>-18.482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700" table:style-name="ce40">
            <text:p>-700,00</text:p>
          </table:table-cell>
          <table:table-cell office:value-type="float" office:value="-19182.800000000003" table:formula="of:=[.H33]+[.F34]+[.G34]" table:style-name="ce40">
            <text:p>-19.182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380" table:style-name="ce40">
            <text:p>-380,00</text:p>
          </table:table-cell>
          <table:table-cell office:value-type="float" office:value="-19562.800000000003" table:formula="of:=[.H34]+[.F35]+[.G35]" table:style-name="ce40">
            <text:p>-19.562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200" table:style-name="ce40">
            <text:p>-200,00</text:p>
          </table:table-cell>
          <table:table-cell office:value-type="float" office:value="-19762.800000000003" table:formula="of:=[.H35]+[.F36]+[.G36]" table:style-name="ce40">
            <text:p>-19.762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100" table:style-name="ce40">
            <text:p>-100,00</text:p>
          </table:table-cell>
          <table:table-cell office:value-type="float" office:value="-19862.800000000003" table:formula="of:=[.H36]+[.F37]+[.G37]" table:style-name="ce40">
            <text:p>-19.862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0">
            <text:p>-26.862,8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number-columns-repeated="2" table:style-name="ce56"/>
          <table:table-cell table:number-columns-repeated="2" table:style-name="ce1"/>
          <table:table-cell office:value-type="float" office:value="-26862.800000000003" table:formula="of:=[.H38]+[.F39]+[.G39]" table:style-name="ce40">
            <text:p>-26.862,80</text:p>
          </table:table-cell>
          <table:table-cell table:number-columns-repeated="16376"/>
        </table:table-row>
        <table:table-row table:style-name="ro3">
          <table:table-cell office:value-type="date" office:date-value="2022-08-01T00:00:00" table:style-name="ce54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-26862.800000000003" table:formula="of:=[.H39]+[.F40]+[.G40]" table:style-name="ce40">
            <text:p>-26.862,80</text:p>
          </table:table-cell>
          <table:table-cell table:number-columns-repeated="16376"/>
        </table:table-row>
        <table:table-row table:style-name="ro3">
          <table:table-cell office:value-type="date" office:date-value="2022-08-01T00:00:00" table:style-name="ce54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1"/>
          <table:table-cell table:style-name="ce140"/>
          <table:table-cell table:style-name="ce60"/>
          <table:table-cell office:value-type="float" office:value="20000" table:style-name="ce40">
            <text:p>20.000,00</text:p>
          </table:table-cell>
          <table:table-cell table:style-name="ce40"/>
          <table:table-cell office:value-type="float" office:value="-6862.8000000000029" table:formula="of:=[.H40]+[.F41]+[.G41]" table:style-name="ce40">
            <text:p>-6.862,80</text:p>
          </table:table-cell>
          <table:table-cell table:number-columns-repeated="16376"/>
        </table:table-row>
        <table:table-row table:style-name="ro3">
          <table:table-cell office:value-type="date" office:date-value="2022-08-05T00:00:00" table:style-name="ce54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1"/>
          <table:table-cell table:style-name="ce80"/>
          <table:table-cell table:style-name="ce60"/>
          <table:table-cell office:value-type="float" office:value="25000" table:style-name="ce40">
            <text:p>25.000,00</text:p>
          </table:table-cell>
          <table:table-cell table:style-name="ce40"/>
          <table:table-cell office:value-type="float" office:value="18137.199999999997" table:formula="of:=[.H41]+[.F42]+[.G42]" table:style-name="ce40">
            <text:p>18.137,2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snyE Emre Aktaş kira geri ödemesi</text:p>
          </table:table-cell>
          <table:table-cell table:style-name="ce61"/>
          <table:table-cell table:style-name="ce80"/>
          <table:table-cell table:style-name="ce60"/>
          <table:table-cell table:style-name="ce40"/>
          <table:table-cell office:value-type="float" office:value="-5365" table:style-name="ce40">
            <text:p>-5.365,00</text:p>
          </table:table-cell>
          <table:table-cell office:value-type="float" office:value="12772.199999999997" table:formula="of:=[.H42]+[.F43]+[.G43]" table:style-name="ce40">
            <text:p>12.772,2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snyG Metin ÇELİK 31-9-22 – 23</text:p>
          </table:table-cell>
          <table:table-cell table:style-name="ce61"/>
          <table:table-cell table:style-name="ce80"/>
          <table:table-cell table:style-name="ce60"/>
          <table:table-cell office:value-type="float" office:value="40000" table:style-name="ce40">
            <text:p>40.000,00</text:p>
          </table:table-cell>
          <table:table-cell table:style-name="ce40"/>
          <table:table-cell office:value-type="float" office:value="52772.2" table:formula="of:=[.H43]+[.F44]+[.G44]" table:style-name="ce40">
            <text:p>52.772,2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40000 + (8 x 1000) = 48000 TL</text:p>
          </table:table-cell>
          <table:table-cell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52772.2" table:formula="of:=[.H44]+[.F45]+[.G45]" table:style-name="ce40">
            <text:p>52.772,20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1"/>
          <table:table-cell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52772.2" table:formula="of:=[.H45]+[.F46]+[.G46]" table:style-name="ce40">
            <text:p>52.772,2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0">
            <text:p>4.299,50</text:p>
          </table:table-cell>
          <table:table-cell table:style-name="ce56"/>
          <table:table-cell office:value-type="float" office:value="4299.5" table:style-name="ce40">
            <text:p>4.299,50</text:p>
          </table:table-cell>
          <table:table-cell table:style-name="ce40"/>
          <table:table-cell office:value-type="float" office:value="57071.7" table:formula="of:=[.H46]+[.F47]+[.G47]" table:style-name="ce40">
            <text:p>57.07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56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58721.7" table:formula="of:=[.H47]+[.F48]+[.G48]" table:style-name="ce40">
            <text:p>58.721,70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0">
            <text:p>3.000,00</text:p>
          </table:table-cell>
          <table:table-cell table:style-name="ce56"/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61721.7" table:formula="of:=[.H48]+[.F49]+[.G49]" table:style-name="ce40">
            <text:p>61.72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48">
            <text:p>20.000,00</text:p>
          </table:table-cell>
          <table:table-cell table:style-name="ce56"/>
          <table:table-cell table:number-columns-repeated="2" table:style-name="ce1"/>
          <table:table-cell office:value-type="float" office:value="61721.7" table:formula="of:=[.H49]+[.F50]+[.G50]" table:style-name="ce40">
            <text:p>61.721,7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61721.7" table:formula="of:=[.H50]+[.F51]+[.G51]" table:style-name="ce40">
            <text:p>61.72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48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0">
            <text:p>61.721,7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61721.7" table:formula="of:=[.H52]+[.F53]+[.G53]" table:style-name="ce40">
            <text:p>61.72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49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0">
            <text:p>61.72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Doğuş Kira 11/12-2022-23 kalan bakiye</text:p>
          </table:table-cell>
          <table:table-cell table:style-name="ce81"/>
          <table:table-cell office:value-type="float" office:value="1000" table:style-name="ce84">
            <text:p>1.000,00</text:p>
          </table:table-cell>
          <table:table-cell table:style-name="ce81"/>
          <table:table-cell office:value-type="float" office:value="1000" table:style-name="ce150">
            <text:p>1.000,00</text:p>
          </table:table-cell>
          <table:table-cell table:style-name="ce1"/>
          <table:table-cell office:value-type="float" office:value="62721.7" table:formula="of:=[.H54]+[.F55]+[.G55]" table:style-name="ce40">
            <text:p>62.721,70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129">
            <text:p>Doğuş Kira 12/12-2022-23 BANKADAN</text:p>
          </table:table-cell>
          <table:table-cell office:value-type="string" table:style-name="ce129">
            <text:p>BH</text:p>
          </table:table-cell>
          <table:table-cell office:value-type="float" office:value="5000" table:style-name="ce141">
            <text:p>5.000,00</text:p>
          </table:table-cell>
          <table:table-cell table:style-name="ce129"/>
          <table:table-cell office:value-type="float" office:value="5000" table:style-name="ce138">
            <text:p>5.000,00</text:p>
          </table:table-cell>
          <table:table-cell table:style-name="ce1"/>
          <table:table-cell office:value-type="float" office:value="67721.7" table:formula="of:=[.H55]+[.F56]+[.G56]" table:style-name="ce40">
            <text:p>67.72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nyF-Kynkçı Merdal elektrik haziran</text:p>
          </table:table-cell>
          <table:table-cell table:style-name="ce81"/>
          <table:table-cell table:style-name="ce151"/>
          <table:table-cell table:style-name="ce81"/>
          <table:table-cell office:value-type="float" office:value="445.63" table:style-name="ce81">
            <text:p>445,63</text:p>
          </table:table-cell>
          <table:table-cell table:style-name="ce1"/>
          <table:table-cell office:value-type="float" office:value="68167.33" table:formula="of:=[.H56]+[.F57]+[.G57]" table:style-name="ce40">
            <text:p>68.167,33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68167.33" table:formula="of:=[.H57]+[.F58]+[.G58]" table:style-name="ce40">
            <text:p>68.167,3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formula="of:=['07'.D55]" table:style-name="ce15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0">
            <text:p>68.167,33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0">
            <text:p>68.167,33</text:p>
          </table:table-cell>
          <table:table-cell table:number-columns-repeated="16376"/>
        </table:table-row>
        <table:table-row table:number-rows-repeated="1048516" table:style-name="ro4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7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3.08" table:style-name="ce22">
            <text:p>3,08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EYLÜL 2022</text:p>
          </table:table-cell>
          <table:table-cell table:style-name="ce154"/>
          <table:table-cell office:value-type="string" table:style-name="ce57">
            <text:p>TOPLAM</text:p>
          </table:table-cell>
          <table:table-cell office:value-type="float" office:value="66162.31" table:formula="of:=SUM([.D5:.D42])" table:style-name="ce58">
            <text:p>66.162,31</text:p>
          </table:table-cell>
          <table:table-cell office:value-type="float" office:value="-61978.720000000001" table:formula="of:=SUM([.E5:.E69])" table:style-name="ce58">
            <text:p>-61.978,72</text:p>
          </table:table-cell>
          <table:table-cell office:value-type="float" office:value="9260.5" table:formula="of:=SUM([.F5:.F66])" table:style-name="ce58">
            <text:p>9.260,50</text:p>
          </table:table-cell>
          <table:table-cell office:value-type="float" office:value="-25729.239999999998" table:formula="of:=SUM([.G5:.G66])" table:style-name="ce58">
            <text:p>-25.729,24</text:p>
          </table:table-cell>
          <table:table-cell office:value-type="float" office:value="-16468.739999999998" table:formula="of:=[.F2]+[.G2]" table:style-name="ce58">
            <text:p>-16.468,74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number-columns-repeated="3" table:style-name="ce40"/>
          <table:table-cell office:value-type="float" office:value="0" table:formula="of:=[.H4]+[.F5]+[.G5]" table:style-name="ce40">
            <text:p>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0"/>
          <table:table-cell office:value-type="float" office:value="1155" table:style-name="ce40">
            <text:p>1.155,00</text:p>
          </table:table-cell>
          <table:table-cell table:style-name="ce40"/>
          <table:table-cell office:value-type="float" office:value="1155" table:formula="of:=[.H5]+[.F6]+[.G6]" table:style-name="ce40">
            <text:p>1.155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0"/>
          <table:table-cell office:value-type="float" office:value="905" table:style-name="ce40">
            <text:p>905,00</text:p>
          </table:table-cell>
          <table:table-cell table:style-name="ce40"/>
          <table:table-cell office:value-type="float" office:value="2060" table:formula="of:=[.H6]+[.F7]+[.G7]" table:style-name="ce40">
            <text:p>2.06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0"/>
          <table:table-cell office:value-type="float" office:value="51" table:style-name="ce40">
            <text:p>51,00</text:p>
          </table:table-cell>
          <table:table-cell table:style-name="ce40"/>
          <table:table-cell office:value-type="float" office:value="2111" table:formula="of:=[.H7]+[.F8]+[.G8]" table:style-name="ce40">
            <text:p>2.111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763.74" table:style-name="ce40">
            <text:p>-1.763,74</text:p>
          </table:table-cell>
          <table:table-cell office:value-type="float" office:value="347.26" table:formula="of:=[.H8]+[.F9]+[.G9]" table:style-name="ce40">
            <text:p>347,26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200" table:style-name="ce40">
            <text:p>-200,00</text:p>
          </table:table-cell>
          <table:table-cell table:style-name="ce60"/>
          <table:table-cell office:value-type="float" office:value="-229.9" table:style-name="ce40">
            <text:p>-229,90</text:p>
          </table:table-cell>
          <table:table-cell office:value-type="float" office:value="117.35999999999999" table:formula="of:=[.H9]+[.F10]+[.G10]" table:style-name="ce40">
            <text:p>117,36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60"/>
          <table:table-cell office:value-type="float" office:value="-501.1" table:style-name="ce40">
            <text:p>-501,10</text:p>
          </table:table-cell>
          <table:table-cell office:value-type="float" office:value="-383.74" table:formula="of:=[.H10]+[.F11]+[.G11]" table:style-name="ce40">
            <text:p>-383,74</text:p>
          </table:table-cell>
          <table:table-cell table:number-columns-repeated="16376"/>
        </table:table-row>
        <table:table-row table:style-name="ro3">
          <table:table-cell office:value-type="date" office:date-value="2022-09-03T00:00:00" table:style-name="ce54">
            <text:p>03.09.2022</text:p>
          </table:table-cell>
          <table:table-cell office:value-type="string" table:style-name="ce59">
            <text:p>nakit istanbul</text:p>
          </table:table-cell>
          <table:table-cell table:number-columns-repeated="2" table:style-name="ce59"/>
          <table:table-cell table:style-name="ce40"/>
          <table:table-cell table:style-name="ce60"/>
          <table:table-cell office:value-type="float" office:value="-1000" table:style-name="ce40">
            <text:p>-1.000,00</text:p>
          </table:table-cell>
          <table:table-cell office:value-type="float" office:value="-1383.74" table:formula="of:=[.H11]+[.F12]+[.G12]" table:style-name="ce40">
            <text:p>-1.383,74</text:p>
          </table:table-cell>
          <table:table-cell table:number-columns-repeated="16376"/>
        </table:table-row>
        <table:table-row table:style-name="ro3">
          <table:table-cell office:value-type="date" office:date-value="2022-09-12T00:00:00" table:style-name="ce54">
            <text:p>12.09.2022</text:p>
          </table:table-cell>
          <table:table-cell office:value-type="string" table:style-name="ce59">
            <text:p>Adem Özen Kira Ödemesi 4/1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60"/>
          <table:table-cell office:value-type="float" office:value="-4300" table:style-name="ce40">
            <text:p>-4.300,00</text:p>
          </table:table-cell>
          <table:table-cell office:value-type="float" office:value="-5683.74" table:formula="of:=[.H12]+[.F13]+[.G13]" table:style-name="ce40">
            <text:p>-5.683,74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59">
            <text:p>MarRyl Aidat 4/12</text:p>
          </table:table-cell>
          <table:table-cell table:number-columns-repeated="2" table:style-name="ce59"/>
          <table:table-cell office:value-type="float" office:value="-396.5" table:style-name="ce40">
            <text:p>-396,50</text:p>
          </table:table-cell>
          <table:table-cell table:style-name="ce60"/>
          <table:table-cell office:value-type="float" office:value="-696.5" table:style-name="ce40">
            <text:p>-696,50</text:p>
          </table:table-cell>
          <table:table-cell office:value-type="float" office:value="-6380.24" table:formula="of:=[.H13]+[.F14]+[.G14]" table:style-name="ce40">
            <text:p>-6.380,24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6380.24" table:formula="of:=[.H14]+[.F15]+[.G15]" table:style-name="ce40">
            <text:p>-6.380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style-name="ce40"/>
          <table:table-cell office:value-type="float" office:value="-61.44" table:style-name="ce40">
            <text:p>-61,44</text:p>
          </table:table-cell>
          <table:table-cell office:value-type="float" office:value="-6441.6799999999994" table:formula="of:=[.H15]+[.F16]+[.G16]" table:style-name="ce40">
            <text:p>-6.441,68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000374398 /TOKATAMASY/FATURA</text:p>
          </table:table-cell>
          <table:table-cell table:number-columns-repeated="2" table:style-name="ce61"/>
          <table:table-cell office:value-type="float" office:value="-50" table:style-name="ce40">
            <text:p>-50,00</text:p>
          </table:table-cell>
          <table:table-cell table:style-name="ce40"/>
          <table:table-cell office:value-type="float" office:value="-26.33" table:style-name="ce40">
            <text:p>-26,33</text:p>
          </table:table-cell>
          <table:table-cell office:value-type="float" office:value="-6468.0099999999993" table:formula="of:=[.H16]+[.F17]+[.G17]" table:style-name="ce40">
            <text:p>-6.468,0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6468.0099999999993" table:formula="of:=[.H17]+[.F18]+[.G18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8-23T00:00:00" table:style-name="ce54">
            <text:p>23.08.2022</text:p>
          </table:table-cell>
          <table:table-cell office:value-type="string" table:style-name="ce61">
            <text:p>amazon 240gbWd ssd-braun-64gb 6/6</text:p>
          </table:table-cell>
          <table:table-cell table:number-columns-repeated="2" table:style-name="ce61"/>
          <table:table-cell office:value-type="float" office:value="-177.65" table:style-name="ce40">
            <text:p>-177,65</text:p>
          </table:table-cell>
          <table:table-cell table:number-columns-repeated="2" table:style-name="ce40"/>
          <table:table-cell office:value-type="float" office:value="-6468.0099999999993" table:formula="of:=[.H18]+[.F19]+[.G19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7-26T00:00:00" table:style-name="ce54">
            <text:p>26.07.2022</text:p>
          </table:table-cell>
          <table:table-cell office:value-type="string" table:style-name="ce61">
            <text:p>toyota trafik cezası</text:p>
          </table:table-cell>
          <table:table-cell table:number-columns-repeated="2" table:style-name="ce61"/>
          <table:table-cell office:value-type="float" office:value="-448.35" table:style-name="ce40">
            <text:p>-448,35</text:p>
          </table:table-cell>
          <table:table-cell table:number-columns-repeated="2" table:style-name="ce40"/>
          <table:table-cell office:value-type="float" office:value="-6468.0099999999993" table:formula="of:=[.H19]+[.F20]+[.G20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7-26T00:00:00" table:style-name="ce54">
            <text:p>26.07.2022</text:p>
          </table:table-cell>
          <table:table-cell office:value-type="string" table:style-name="ce61">
            <text:p>mtv taksit 1/3</text:p>
          </table:table-cell>
          <table:table-cell table:number-columns-repeated="2" table:style-name="ce61"/>
          <table:table-cell office:value-type="float" office:value="-112.67" table:style-name="ce40">
            <text:p>-112,67</text:p>
          </table:table-cell>
          <table:table-cell table:number-columns-repeated="2" table:style-name="ce40"/>
          <table:table-cell office:value-type="float" office:value="-6468.0099999999993" table:formula="of:=[.H20]+[.F21]+[.G21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8-06T00:00:00" table:style-name="ce54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0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8-10T00:00:00" table:style-name="ce54">
            <text:p>10.08.2022</text:p>
          </table:table-cell>
          <table:table-cell office:value-type="string" table:style-name="ce61">
            <text:p>akgünler deniz otobüs bileti girne -taşucu</text:p>
          </table:table-cell>
          <table:table-cell table:number-columns-repeated="2" table:style-name="ce61"/>
          <table:table-cell office:value-type="float" office:value="-633.20000000000005" table:style-name="ce40">
            <text:p>-633,20</text:p>
          </table:table-cell>
          <table:table-cell table:number-columns-repeated="2" table:style-name="ce40"/>
          <table:table-cell office:value-type="float" office:value="-6468.0099999999993" table:formula="of:=[.H22]+[.F23]+[.G23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8-14T00:00:00" table:style-name="ce54">
            <text:p>14.08.2022</text:p>
          </table:table-cell>
          <table:table-cell office:value-type="string" table:style-name="ce61">
            <text:p>toros benzin taşucu-tokat</text:p>
          </table:table-cell>
          <table:table-cell table:number-columns-repeated="2" table:style-name="ce61"/>
          <table:table-cell office:value-type="float" office:value="-1080.1600000000001" table:style-name="ce40">
            <text:p>-1.080,16</text:p>
          </table:table-cell>
          <table:table-cell table:number-columns-repeated="2" table:style-name="ce40"/>
          <table:table-cell office:value-type="float" office:value="-6468.0099999999993" table:formula="of:=[.H23]+[.F24]+[.G24]" table:style-name="ce40">
            <text:p>-6.468,01</text:p>
          </table:table-cell>
          <table:table-cell table:number-columns-repeated="16376"/>
        </table:table-row>
        <table:table-row table:style-name="ro3">
          <table:table-cell office:value-type="date" office:date-value="2022-08-23T00:00:00" table:style-name="ce54">
            <text:p>23.08.2022</text:p>
          </table:table-cell>
          <table:table-cell office:value-type="float" office:value="2240" table:style-name="ce61">
            <text:p>2240</text:p>
          </table:table-cell>
          <table:table-cell table:number-columns-repeated="2" table:style-name="ce61"/>
          <table:table-cell office:value-type="float" office:value="-80" table:style-name="ce40">
            <text:p>-80,00</text:p>
          </table:table-cell>
          <table:table-cell table:number-columns-repeated="2" table:style-name="ce40"/>
          <table:table-cell office:value-type="float" office:value="-6468.0099999999993" table:formula="of:=[.H24]+[.F25]+[.G25]" table:style-name="ce40">
            <text:p>-6.468,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4876 KK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3432.23" table:style-name="ce40">
            <text:p>-3.432,23</text:p>
          </table:table-cell>
          <table:table-cell office:value-type="float" office:value="-9900.24" table:formula="of:=[.H25]+[.F26]+[.G26]" table:style-name="ce40">
            <text:p>-9.900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Carraro 327 bisiklet</text:p>
          </table:table-cell>
          <table:table-cell office:value-type="string" table:style-name="ce61">
            <text:p>bh</text:p>
          </table:table-cell>
          <table:table-cell table:style-name="ce61"/>
          <table:table-cell table:style-name="ce60"/>
          <table:table-cell table:style-name="ce40"/>
          <table:table-cell office:value-type="float" office:value="-7000" table:style-name="ce40">
            <text:p>-7.000,00</text:p>
          </table:table-cell>
          <table:table-cell office:value-type="float" office:value="-16900.239999999998" table:formula="of:=[.H26]+[.F27]+[.G27]" table:style-name="ce40">
            <text:p>-16.900,24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table:number-columns-repeated="2" table:style-name="ce40"/>
          <table:table-cell office:value-type="float" office:value="-16900.239999999998" table:formula="of:=[.H27]+[.F28]+[.G28]" table:style-name="ce40">
            <text:p>-16.900,24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style-name="ce60"/>
          <table:table-cell table:number-columns-repeated="2" table:style-name="ce40"/>
          <table:table-cell office:value-type="float" office:value="-16900.239999999998" table:formula="of:=[.H28]+[.F29]+[.G29]" table:style-name="ce40">
            <text:p>-16.900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0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2609" table:style-name="ce40">
            <text:p>-2.609,00</text:p>
          </table:table-cell>
          <table:table-cell office:value-type="float" office:value="-19509.239999999998" table:formula="of:=[.H29]+[.F30]+[.G30]" table:style-name="ce40">
            <text:p>-19.509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0"/>
          <table:table-cell office:value-type="float" office:value="-32000" table:style-name="ce40">
            <text:p>-32.000,00</text:p>
          </table:table-cell>
          <table:table-cell table:style-name="ce1"/>
          <table:table-cell table:style-name="ce40"/>
          <table:table-cell office:value-type="float" office:value="-19509.239999999998" table:formula="of:=[.H30]+[.F31]+[.G31]" table:style-name="ce40">
            <text:p>-19.509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0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2609" table:style-name="ce40">
            <text:p>-2.609,00</text:p>
          </table:table-cell>
          <table:table-cell office:value-type="float" office:value="-22118.239999999998" table:formula="of:=[.H31]+[.F32]+[.G32]" table:style-name="ce40">
            <text:p>-22.118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0"/>
          <table:table-cell office:value-type="float" office:value="-15000" table:style-name="ce60">
            <text:p>-15.000,00</text:p>
          </table:table-cell>
          <table:table-cell table:number-columns-repeated="2" table:style-name="ce40"/>
          <table:table-cell office:value-type="float" office:value="-22118.239999999998" table:formula="of:=[.H32]+[.F33]+[.G33]" table:style-name="ce40">
            <text:p>-22.118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0">
            <text:p>-1.500,00</text:p>
          </table:table-cell>
          <table:table-cell table:style-name="ce1"/>
          <table:table-cell office:value-type="float" office:value="-1500" table:style-name="ce24">
            <text:p>-1.500,00</text:p>
          </table:table-cell>
          <table:table-cell office:value-type="float" office:value="-23618.239999999998" table:formula="of:=[.H33]+[.F34]+[.G34]" table:style-name="ce40">
            <text:p>-23.618,24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style-name="ce60"/>
          <table:table-cell table:number-columns-repeated="2" table:style-name="ce40"/>
          <table:table-cell office:value-type="float" office:value="-23618.239999999998" table:formula="of:=[.H34]+[.F35]+[.G35]" table:style-name="ce40">
            <text:p>-23.618,2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0">
            <text:p>4.200,00</text:p>
          </table:table-cell>
          <table:table-cell table:style-name="ce1"/>
          <table:table-cell office:value-type="float" office:value="4299.5" table:style-name="ce40">
            <text:p>4.299,50</text:p>
          </table:table-cell>
          <table:table-cell table:style-name="ce40"/>
          <table:table-cell office:value-type="float" office:value="-19318.739999999998" table:formula="of:=[.H35]+[.F36]+[.G36]" table:style-name="ce40">
            <text:p>-19.318,7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17668.739999999998" table:formula="of:=[.H36]+[.F37]+[.G37]" table:style-name="ce40">
            <text:p>-17.668,7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-16468.739999999998" table:formula="of:=[.H37]+[.F38]+[.G38]" table:style-name="ce40">
            <text:p>-16.468,7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4">
            <text:p>54.000,00</text:p>
          </table:table-cell>
          <table:table-cell table:style-name="ce1"/>
          <table:table-cell table:number-columns-repeated="2" table:style-name="ce24"/>
          <table:table-cell office:value-type="float" office:value="-16468.739999999998" table:formula="of:=[.H38]+[.F39]+[.G39]" table:style-name="ce40">
            <text:p>-16.468,74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6468.739999999998" table:formula="of:=[.H39]+[.F40]+[.G40]" table:style-name="ce40">
            <text:p>-16.468,7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0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0">
            <text:p>-16.468,74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3"/>
          <table:table-cell table:style-name="ce1"/>
          <table:table-cell table:style-name="ce48"/>
          <table:table-cell table:number-columns-repeated="3" table:style-name="ce1"/>
          <table:table-cell office:value-type="float" office:value="-16468.739999999998" table:formula="of:=[.H41]+[.F42]+[.G42]" table:style-name="ce40">
            <text:p>-16.468,74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6468.739999999998" table:formula="of:=[.H42]+[.F43]+[.G43]" table:style-name="ce40">
            <text:p>-16.468,74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6468.739999999998" table:formula="of:=[.H43]+[.F44]+[.G44]" table:style-name="ce40">
            <text:p>-16.468,74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42">
            <text:p>Lise Arkası Kira ++++++++++++++++</text:p>
          </table:table-cell>
          <table:table-cell table:style-name="ce142"/>
          <table:table-cell office:value-type="float" office:value="20000" table:style-name="ce147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0">
            <text:p>-16.468,74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0">
            <text:p>-16.468,74</text:p>
          </table:table-cell>
          <table:table-cell table:number-columns-repeated="16376"/>
        </table:table-row>
        <table:table-row table:style-name="ro3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0">
            <text:p>#BAŞV!</text:p>
          </table:table-cell>
          <table:table-cell table:number-columns-repeated="16376"/>
        </table:table-row>
        <table:table-row table:style-name="ro3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16380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7" table:default-cell-style-name="ce1"/>
        <table:table-column table:style-name="co4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3.54" table:style-name="ce22">
            <text:p>3,54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EKİM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23872.199999999997" table:formula="of:=SUM([.D4:.D78])" table:style-name="ce58">
            <text:p>23.872,20</text:p>
          </table:table-cell>
          <table:table-cell office:value-type="float" office:value="-33587.82" table:formula="of:=SUM([.E4:.E107])" table:style-name="ce58">
            <text:p>-33.587,82</text:p>
          </table:table-cell>
          <table:table-cell office:value-type="float" office:value="79418.41" table:formula="of:=SUM([.F4:.F104])" table:style-name="ce58">
            <text:p>79.418,41</text:p>
          </table:table-cell>
          <table:table-cell office:value-type="float" office:value="-90424.320000000007" table:formula="of:=SUM([.G4:.G104])" table:style-name="ce58">
            <text:p>-90.424,32</text:p>
          </table:table-cell>
          <table:table-cell office:value-type="float" office:value="-11005.910000000003" table:formula="of:=[.F2]+[.G2]" table:style-name="ce58">
            <text:p>-11.005,91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5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2-10-04T00:00:00" table:style-name="ce54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4">
            <text:p>3.000,00</text:p>
          </table:table-cell>
          <table:table-cell table:style-name="ce40"/>
          <table:table-cell office:value-type="float" office:value="3000" table:formula="of:=[.H3]+[.F4]+[.G4]" table:style-name="ce40">
            <text:p>3.000,00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number-columns-repeated="3" table:style-name="ce40"/>
          <table:table-cell office:value-type="float" office:value="3000" table:formula="of:=[.H4]+[.F5]+[.G5]" table:style-name="ce40">
            <text:p>3.000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4">
            <text:p>933,39</text:p>
          </table:table-cell>
          <table:table-cell table:style-name="ce40"/>
          <table:table-cell office:value-type="float" office:value="933" table:style-name="ce40">
            <text:p>933,00</text:p>
          </table:table-cell>
          <table:table-cell table:style-name="ce40"/>
          <table:table-cell office:value-type="float" office:value="3933" table:formula="of:=[.H5]+[.F6]+[.G6]" table:style-name="ce40">
            <text:p>3.933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4">
            <text:p>99,80</text:p>
          </table:table-cell>
          <table:table-cell table:style-name="ce40"/>
          <table:table-cell office:value-type="float" office:value="99" table:style-name="ce40">
            <text:p>99,00</text:p>
          </table:table-cell>
          <table:table-cell table:style-name="ce40"/>
          <table:table-cell office:value-type="float" office:value="4032" table:formula="of:=[.H6]+[.F7]+[.G7]" table:style-name="ce40">
            <text:p>4.032,0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48">
            <text:p>200,00</text:p>
          </table:table-cell>
          <table:table-cell table:number-columns-repeated="4" table:style-name="ce40"/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4">
            <text:p>846,70</text:p>
          </table:table-cell>
          <table:table-cell table:style-name="ce40"/>
          <table:table-cell office:value-type="float" office:value="845" table:style-name="ce40">
            <text:p>845,00</text:p>
          </table:table-cell>
          <table:table-cell table:style-name="ce40"/>
          <table:table-cell office:value-type="float" office:value="4877" table:formula="of:=[.H7]+[.F9]+[.G9]" table:style-name="ce40">
            <text:p>4.877,00</text:p>
          </table:table-cell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4">
            <text:p>445,75</text:p>
          </table:table-cell>
          <table:table-cell table:style-name="ce40"/>
          <table:table-cell office:value-type="float" office:value="445" table:style-name="ce40">
            <text:p>445,00</text:p>
          </table:table-cell>
          <table:table-cell table:style-name="ce40"/>
          <table:table-cell office:value-type="float" office:value="5322" table:formula="of:=[.H9]+[.F10]+[.G10]" table:style-name="ce40">
            <text:p>5.322,00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4">
            <text:p>200,00</text:p>
          </table:table-cell>
          <table:table-cell table:style-name="ce40"/>
          <table:table-cell office:value-type="float" office:value="200" table:style-name="ce40">
            <text:p>200,00</text:p>
          </table:table-cell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4">
            <text:p>202,91</text:p>
          </table:table-cell>
          <table:table-cell table:style-name="ce40"/>
          <table:table-cell office:value-type="float" office:value="202.91" table:style-name="ce40">
            <text:p>202,91</text:p>
          </table:table-cell>
          <table:table-cell table:style-name="ce40"/>
          <table:table-cell office:value-type="float" office:value="5524.91" table:formula="of:=[.H10]+[.F12]+[.G12]" table:style-name="ce40">
            <text:p>5.524,91</text:p>
          </table:table-cell>
          <table:table-cell table:number-columns-repeated="16376"/>
        </table:table-row>
        <table:table-row table:style-name="ro3">
          <table:table-cell office:value-type="date" office:date-value="2022-10-04T00:00:00" table:style-name="ce54">
            <text:p>04.10.2022</text:p>
          </table:table-cell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1500" table:style-name="ce40">
            <text:p>-1.500,00</text:p>
          </table:table-cell>
          <table:table-cell table:style-name="ce40"/>
          <table:table-cell office:value-type="float" office:value="-1998" table:style-name="ce40">
            <text:p>-1.998,00</text:p>
          </table:table-cell>
          <table:table-cell office:value-type="float" office:value="3526.91" table:formula="of:=[.H12]+[.F13]+[.G13]" table:style-name="ce40">
            <text:p>3.526,91</text:p>
          </table:table-cell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200" table:style-name="ce40">
            <text:p>-200,00</text:p>
          </table:table-cell>
          <table:table-cell table:style-name="ce40"/>
          <table:table-cell office:value-type="float" office:value="-299" table:style-name="ce40">
            <text:p>-299,00</text:p>
          </table:table-cell>
          <table:table-cell office:value-type="float" office:value="3227.91" table:formula="of:=[.H13]+[.F14]+[.G14]" table:style-name="ce40">
            <text:p>3.227,91</text:p>
          </table:table-cell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40"/>
          <table:table-cell office:value-type="float" office:value="-649" table:style-name="ce40">
            <text:p>-649,00</text:p>
          </table:table-cell>
          <table:table-cell office:value-type="float" office:value="2578.91" table:formula="of:=[.H14]+[.F15]+[.G15]" table:style-name="ce40">
            <text:p>2.578,91</text:p>
          </table:table-cell>
          <table:table-cell table:number-columns-repeated="16376"/>
        </table:table-row>
        <table:table-row table:style-name="ro3">
          <table:table-cell office:value-type="date" office:date-value="2022-10-17T00:00:00" table:style-name="ce54">
            <text:p>17.10.2022</text:p>
          </table:table-cell>
          <table:table-cell office:value-type="string" table:style-name="ce59">
            <text:p>8758480300 ck bahçe</text:p>
          </table:table-cell>
          <table:table-cell table:number-columns-repeated="2" table:style-name="ce59"/>
          <table:table-cell table:style-name="ce60"/>
          <table:table-cell table:style-name="ce40"/>
          <table:table-cell office:value-type="float" office:value="-193" table:style-name="ce40">
            <text:p>-193,00</text:p>
          </table:table-cell>
          <table:table-cell office:value-type="float" office:value="2385.91" table:formula="of:=[.H15]+[.F16]+[.G16]" table:style-name="ce40">
            <text:p>2.385,91</text:p>
          </table:table-cell>
          <table:table-cell table:number-columns-repeated="16376"/>
        </table:table-row>
        <table:table-row table:style-name="ro3">
          <table:table-cell office:value-type="date" office:date-value="2022-10-04T00:00:00" table:style-name="ce54">
            <text:p>04.10.2022</text:p>
          </table:table-cell>
          <table:table-cell office:value-type="string" table:style-name="ce59">
            <text:p>Adem Özen Kira Ödemesi 5/1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60"/>
          <table:table-cell office:value-type="float" office:value="-4300" table:style-name="ce40">
            <text:p>-4.300,00</text:p>
          </table:table-cell>
          <table:table-cell office:value-type="float" office:value="-1914.0900000000001" table:formula="of:=[.H16]+[.F17]+[.G17]" table:style-name="ce40">
            <text:p>-1.914,09</text:p>
          </table:table-cell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59">
            <text:p>MarRyl Aidat 5/12</text:p>
          </table:table-cell>
          <table:table-cell table:number-columns-repeated="2" table:style-name="ce59"/>
          <table:table-cell office:value-type="float" office:value="-496.5" table:style-name="ce40">
            <text:p>-496,50</text:p>
          </table:table-cell>
          <table:table-cell table:style-name="ce60"/>
          <table:table-cell office:value-type="float" office:value="-492.5" table:style-name="ce40">
            <text:p>-492,50</text:p>
          </table:table-cell>
          <table:table-cell office:value-type="float" office:value="-2406.59" table:formula="of:=[.H17]+[.F18]+[.G18]" table:style-name="ce40">
            <text:p>-2.406,5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2406.59" table:formula="of:=[.H18]+[.F19]+[.G19]" table:style-name="ce40">
            <text:p>-2.406,59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3" table:style-name="ce40"/>
          <table:table-cell office:value-type="float" office:value="-2406.59" table:formula="of:=[.H19]+[.F20]+[.G20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6T00:00:00" table:style-name="ce54">
            <text:p>26.08.2022</text:p>
          </table:table-cell>
          <table:table-cell office:value-type="string" table:style-name="ce61">
            <text:p>Mtv 2/3</text:p>
          </table:table-cell>
          <table:table-cell table:number-columns-repeated="2" table:style-name="ce61"/>
          <table:table-cell office:value-type="float" office:value="-112.67" table:style-name="ce40">
            <text:p>-112,67</text:p>
          </table:table-cell>
          <table:table-cell table:number-columns-repeated="2" table:style-name="ce40"/>
          <table:table-cell office:value-type="float" office:value="-2406.59" table:formula="of:=[.H20]+[.F21]+[.G21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8T00:00:00" table:style-name="ce54">
            <text:p>28.08.2022</text:p>
          </table:table-cell>
          <table:table-cell office:value-type="string" table:style-name="ce61">
            <text:p>toyota gaz tokat</text:p>
          </table:table-cell>
          <table:table-cell table:number-columns-repeated="2" table:style-name="ce61"/>
          <table:table-cell office:value-type="float" office:value="-355.2" table:style-name="ce40">
            <text:p>-355,20</text:p>
          </table:table-cell>
          <table:table-cell table:number-columns-repeated="2" table:style-name="ce40"/>
          <table:table-cell office:value-type="float" office:value="-2406.59" table:formula="of:=[.H21]+[.F22]+[.G22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61">
            <text:p>toyota gaz tosya</text:p>
          </table:table-cell>
          <table:table-cell table:number-columns-repeated="2" table:style-name="ce61"/>
          <table:table-cell office:value-type="float" office:value="-363.48" table:style-name="ce40">
            <text:p>-363,48</text:p>
          </table:table-cell>
          <table:table-cell table:number-columns-repeated="2" table:style-name="ce40"/>
          <table:table-cell office:value-type="float" office:value="-2406.59" table:formula="of:=[.H22]+[.F23]+[.G23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61">
            <text:p>toyota benzin bolu</text:p>
          </table:table-cell>
          <table:table-cell table:number-columns-repeated="2" table:style-name="ce61"/>
          <table:table-cell office:value-type="float" office:value="-250" table:style-name="ce40">
            <text:p>-250,00</text:p>
          </table:table-cell>
          <table:table-cell table:number-columns-repeated="2" table:style-name="ce40"/>
          <table:table-cell office:value-type="float" office:value="-2406.59" table:formula="of:=[.H23]+[.F24]+[.G24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61">
            <text:p>bolu yemek hanzade</text:p>
          </table:table-cell>
          <table:table-cell table:number-columns-repeated="2" table:style-name="ce61"/>
          <table:table-cell office:value-type="float" office:value="-240" table:style-name="ce40">
            <text:p>-240,00</text:p>
          </table:table-cell>
          <table:table-cell table:number-columns-repeated="2" table:style-name="ce40"/>
          <table:table-cell office:value-type="float" office:value="-2406.59" table:formula="of:=[.H24]+[.F25]+[.G25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29T00:00:00" table:style-name="ce54">
            <text:p>29.08.2022</text:p>
          </table:table-cell>
          <table:table-cell office:value-type="string" table:style-name="ce61">
            <text:p>toyota gaz bolu</text:p>
          </table:table-cell>
          <table:table-cell table:number-columns-repeated="2" table:style-name="ce61"/>
          <table:table-cell office:value-type="float" office:value="-232.5" table:style-name="ce40">
            <text:p>-232,50</text:p>
          </table:table-cell>
          <table:table-cell table:number-columns-repeated="2" table:style-name="ce40"/>
          <table:table-cell office:value-type="float" office:value="-2406.59" table:formula="of:=[.H25]+[.F26]+[.G26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104.65" table:style-name="ce40">
            <text:p>-104,65</text:p>
          </table:table-cell>
          <table:table-cell table:number-columns-repeated="2" table:style-name="ce40"/>
          <table:table-cell office:value-type="float" office:value="-2406.59" table:formula="of:=[.H26]+[.F27]+[.G27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185.75" table:style-name="ce40">
            <text:p>-185,75</text:p>
          </table:table-cell>
          <table:table-cell table:number-columns-repeated="2" table:style-name="ce40"/>
          <table:table-cell office:value-type="float" office:value="-2406.59" table:formula="of:=[.H27]+[.F28]+[.G28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toyota gaz istanbul</text:p>
          </table:table-cell>
          <table:table-cell table:number-columns-repeated="2" table:style-name="ce61"/>
          <table:table-cell office:value-type="float" office:value="-368.74" table:style-name="ce40">
            <text:p>-368,74</text:p>
          </table:table-cell>
          <table:table-cell table:number-columns-repeated="2" table:style-name="ce40"/>
          <table:table-cell office:value-type="float" office:value="-2406.59" table:formula="of:=[.H28]+[.F29]+[.G29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127.46" table:style-name="ce40">
            <text:p>-127,46</text:p>
          </table:table-cell>
          <table:table-cell table:number-columns-repeated="2" table:style-name="ce40"/>
          <table:table-cell office:value-type="float" office:value="-2406.59" table:formula="of:=[.H29]+[.F30]+[.G30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ikea<text:s text:c="2"/></text:p>
          </table:table-cell>
          <table:table-cell table:number-columns-repeated="2" table:style-name="ce61"/>
          <table:table-cell office:value-type="float" office:value="-65.97" table:style-name="ce40">
            <text:p>-65,97</text:p>
          </table:table-cell>
          <table:table-cell table:number-columns-repeated="2" table:style-name="ce40"/>
          <table:table-cell office:value-type="float" office:value="-2406.59" table:formula="of:=[.H30]+[.F31]+[.G31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8-30T00:00:00" table:style-name="ce54">
            <text:p>30.08.2022</text:p>
          </table:table-cell>
          <table:table-cell office:value-type="string" table:style-name="ce61">
            <text:p>yemek</text:p>
          </table:table-cell>
          <table:table-cell table:number-columns-repeated="2" table:style-name="ce61"/>
          <table:table-cell office:value-type="float" office:value="-204" table:style-name="ce40">
            <text:p>-204,00</text:p>
          </table:table-cell>
          <table:table-cell table:number-columns-repeated="2" table:style-name="ce40"/>
          <table:table-cell office:value-type="float" office:value="-2406.59" table:formula="of:=[.H31]+[.F32]+[.G32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61">
            <text:p>ikea masa 1/6</text:p>
          </table:table-cell>
          <table:table-cell table:number-columns-repeated="2" table:style-name="ce61"/>
          <table:table-cell office:value-type="float" office:value="-208.17" table:style-name="ce40">
            <text:p>-208,17</text:p>
          </table:table-cell>
          <table:table-cell table:number-columns-repeated="2" table:style-name="ce40"/>
          <table:table-cell office:value-type="float" office:value="-2406.59" table:formula="of:=[.H32]+[.F33]+[.G33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1T00:00:00" table:style-name="ce54">
            <text:p>01.09.2022</text:p>
          </table:table-cell>
          <table:table-cell office:value-type="string" table:style-name="ce61">
            <text:p>koçtaş dolap ½</text:p>
          </table:table-cell>
          <table:table-cell table:number-columns-repeated="2" table:style-name="ce61"/>
          <table:table-cell office:value-type="float" office:value="-754.45" table:style-name="ce40">
            <text:p>-754,45</text:p>
          </table:table-cell>
          <table:table-cell table:number-columns-repeated="2" table:style-name="ce40"/>
          <table:table-cell office:value-type="float" office:value="-2406.59" table:formula="of:=[.H33]+[.F34]+[.G34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2T00:00:00" table:style-name="ce54">
            <text:p>02.09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137.69999999999999" table:style-name="ce40">
            <text:p>-137,70</text:p>
          </table:table-cell>
          <table:table-cell table:number-columns-repeated="2" table:style-name="ce40"/>
          <table:table-cell office:value-type="float" office:value="-2406.59" table:formula="of:=[.H34]+[.F35]+[.G35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2T00:00:00" table:style-name="ce54">
            <text:p>02.09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161.91" table:style-name="ce40">
            <text:p>-161,91</text:p>
          </table:table-cell>
          <table:table-cell table:number-columns-repeated="2" table:style-name="ce40"/>
          <table:table-cell office:value-type="float" office:value="-2406.59" table:formula="of:=[.H35]+[.F36]+[.G36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3T00:00:00" table:style-name="ce54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1"/>
          <table:table-cell office:value-type="float" office:value="-697.3" table:style-name="ce40">
            <text:p>-697,30</text:p>
          </table:table-cell>
          <table:table-cell table:number-columns-repeated="2" table:style-name="ce40"/>
          <table:table-cell office:value-type="float" office:value="-2406.59" table:formula="of:=[.H36]+[.F37]+[.G37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3T00:00:00" table:style-name="ce54">
            <text:p>03.09.2022</text:p>
          </table:table-cell>
          <table:table-cell office:value-type="string" table:style-name="ce61">
            <text:p>bayramoğlu toyota buji</text:p>
          </table:table-cell>
          <table:table-cell table:number-columns-repeated="2" table:style-name="ce61"/>
          <table:table-cell office:value-type="float" office:value="-600" table:style-name="ce40">
            <text:p>-600,00</text:p>
          </table:table-cell>
          <table:table-cell table:number-columns-repeated="2" table:style-name="ce40"/>
          <table:table-cell office:value-type="float" office:value="-2406.59" table:formula="of:=[.H37]+[.F38]+[.G38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3T00:00:00" table:style-name="ce54">
            <text:p>03.09.2022</text:p>
          </table:table-cell>
          <table:table-cell office:value-type="string" table:style-name="ce61">
            <text:p>bayramoğlu toyota rotil</text:p>
          </table:table-cell>
          <table:table-cell table:number-columns-repeated="2" table:style-name="ce61"/>
          <table:table-cell office:value-type="float" office:value="-350" table:style-name="ce40">
            <text:p>-350,00</text:p>
          </table:table-cell>
          <table:table-cell table:number-columns-repeated="2" table:style-name="ce40"/>
          <table:table-cell office:value-type="float" office:value="-2406.59" table:formula="of:=[.H38]+[.F39]+[.G39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4T00:00:00" table:style-name="ce54">
            <text:p>04.09.2022</text:p>
          </table:table-cell>
          <table:table-cell office:value-type="string" table:style-name="ce61">
            <text:p>hummel ayakkabı 4 adet</text:p>
          </table:table-cell>
          <table:table-cell table:number-columns-repeated="2" table:style-name="ce61"/>
          <table:table-cell office:value-type="float" office:value="-920" table:style-name="ce40">
            <text:p>-920,00</text:p>
          </table:table-cell>
          <table:table-cell table:number-columns-repeated="2" table:style-name="ce40"/>
          <table:table-cell office:value-type="float" office:value="-2406.59" table:formula="of:=[.H39]+[.F40]+[.G40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4T00:00:00" table:style-name="ce54">
            <text:p>04.09.2022</text:p>
          </table:table-cell>
          <table:table-cell office:value-type="string" table:style-name="ce61">
            <text:p>tavuk dünyası</text:p>
          </table:table-cell>
          <table:table-cell table:number-columns-repeated="2" table:style-name="ce61"/>
          <table:table-cell office:value-type="float" office:value="-392" table:style-name="ce40">
            <text:p>-392,00</text:p>
          </table:table-cell>
          <table:table-cell table:number-columns-repeated="2" table:style-name="ce40"/>
          <table:table-cell office:value-type="float" office:value="-2406.59" table:formula="of:=[.H40]+[.F41]+[.G41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5T00:00:00" table:style-name="ce54">
            <text:p>05.09.2022</text:p>
          </table:table-cell>
          <table:table-cell office:value-type="string" table:style-name="ce61">
            <text:p>market</text:p>
          </table:table-cell>
          <table:table-cell table:number-columns-repeated="2" table:style-name="ce61"/>
          <table:table-cell office:value-type="float" office:value="-98.8" table:style-name="ce40">
            <text:p>-98,80</text:p>
          </table:table-cell>
          <table:table-cell table:number-columns-repeated="2" table:style-name="ce40"/>
          <table:table-cell office:value-type="float" office:value="-2406.59" table:formula="of:=[.H41]+[.F42]+[.G42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toyota gaz istanbul</text:p>
          </table:table-cell>
          <table:table-cell table:number-columns-repeated="2" table:style-name="ce61"/>
          <table:table-cell office:value-type="float" office:value="-339.36" table:style-name="ce40">
            <text:p>-339,36</text:p>
          </table:table-cell>
          <table:table-cell table:number-columns-repeated="2" table:style-name="ce40"/>
          <table:table-cell office:value-type="float" office:value="-2406.59" table:formula="of:=[.H42]+[.F43]+[.G43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koçtaş pervane 1/6</text:p>
          </table:table-cell>
          <table:table-cell table:number-columns-repeated="2" table:style-name="ce61"/>
          <table:table-cell office:value-type="float" office:value="-151.65" table:style-name="ce40">
            <text:p>-151,65</text:p>
          </table:table-cell>
          <table:table-cell table:number-columns-repeated="2" table:style-name="ce40"/>
          <table:table-cell office:value-type="float" office:value="-2406.59" table:formula="of:=[.H43]+[.F44]+[.G44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bolu yemek</text:p>
          </table:table-cell>
          <table:table-cell table:number-columns-repeated="2" table:style-name="ce61"/>
          <table:table-cell office:value-type="float" office:value="-75" table:style-name="ce40">
            <text:p>-75,00</text:p>
          </table:table-cell>
          <table:table-cell table:number-columns-repeated="2" table:style-name="ce40"/>
          <table:table-cell office:value-type="float" office:value="-2406.59" table:formula="of:=[.H44]+[.F45]+[.G45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toyota gaz bolu</text:p>
          </table:table-cell>
          <table:table-cell table:number-columns-repeated="2" table:style-name="ce61"/>
          <table:table-cell office:value-type="float" office:value="-397.56" table:style-name="ce40">
            <text:p>-397,56</text:p>
          </table:table-cell>
          <table:table-cell table:number-columns-repeated="2" table:style-name="ce40"/>
          <table:table-cell office:value-type="float" office:value="-2406.59" table:formula="of:=[.H45]+[.F46]+[.G46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pirinç</text:p>
          </table:table-cell>
          <table:table-cell table:number-columns-repeated="2" table:style-name="ce61"/>
          <table:table-cell office:value-type="float" office:value="-120" table:style-name="ce40">
            <text:p>-120,00</text:p>
          </table:table-cell>
          <table:table-cell table:number-columns-repeated="2" table:style-name="ce40"/>
          <table:table-cell office:value-type="float" office:value="-2406.59" table:formula="of:=[.H46]+[.F47]+[.G47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osmancık yolcu leblebi pirinç</text:p>
          </table:table-cell>
          <table:table-cell table:number-columns-repeated="2" table:style-name="ce61"/>
          <table:table-cell office:value-type="float" office:value="-250" table:style-name="ce40">
            <text:p>-250,00</text:p>
          </table:table-cell>
          <table:table-cell table:number-columns-repeated="2" table:style-name="ce40"/>
          <table:table-cell office:value-type="float" office:value="-2406.59" table:formula="of:=[.H47]+[.F48]+[.G48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toyota benzin turhal</text:p>
          </table:table-cell>
          <table:table-cell table:number-columns-repeated="2" table:style-name="ce61"/>
          <table:table-cell office:value-type="float" office:value="-200" table:style-name="ce40">
            <text:p>-200,00</text:p>
          </table:table-cell>
          <table:table-cell table:number-columns-repeated="2" table:style-name="ce40"/>
          <table:table-cell office:value-type="float" office:value="-2406.59" table:formula="of:=[.H48]+[.F49]+[.G49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6T00:00:00" table:style-name="ce54">
            <text:p>06.09.2022</text:p>
          </table:table-cell>
          <table:table-cell office:value-type="string" table:style-name="ce61">
            <text:p>toyota gaz şenyurt</text:p>
          </table:table-cell>
          <table:table-cell table:number-columns-repeated="2" table:style-name="ce61"/>
          <table:table-cell office:value-type="float" office:value="-100" table:style-name="ce40">
            <text:p>-100,00</text:p>
          </table:table-cell>
          <table:table-cell table:number-columns-repeated="2" table:style-name="ce40"/>
          <table:table-cell office:value-type="float" office:value="-2406.59" table:formula="of:=[.H49]+[.F50]+[.G50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07T00:00:00" table:style-name="ce54">
            <text:p>07.09.2022</text:p>
          </table:table-cell>
          <table:table-cell office:value-type="string" table:style-name="ce61">
            <text:p>toyota şanz yağı 3 lt</text:p>
          </table:table-cell>
          <table:table-cell table:number-columns-repeated="2" table:style-name="ce61"/>
          <table:table-cell office:value-type="float" office:value="-360" table:style-name="ce40">
            <text:p>-360,00</text:p>
          </table:table-cell>
          <table:table-cell table:number-columns-repeated="2" table:style-name="ce40"/>
          <table:table-cell office:value-type="float" office:value="-2406.59" table:formula="of:=[.H50]+[.F51]+[.G51]" table:style-name="ce40">
            <text:p>-2.406,59</text:p>
          </table:table-cell>
          <table:table-cell table:number-columns-repeated="16376"/>
        </table:table-row>
        <table:table-row table:style-name="ro3">
          <table:table-cell office:value-type="date" office:date-value="2022-09-10T00:00:00" table:style-name="ce54">
            <text:p>10.09.2022</text:p>
          </table:table-cell>
          <table:table-cell office:value-type="string" table:style-name="ce61">
            <text:p>alçıpan</text:p>
          </table:table-cell>
          <table:table-cell table:number-columns-repeated="2" table:style-name="ce61"/>
          <table:table-cell office:value-type="float" office:value="-400" table:style-name="ce40">
            <text:p>-400,00</text:p>
          </table:table-cell>
          <table:table-cell table:number-columns-repeated="2" table:style-name="ce40"/>
          <table:table-cell office:value-type="float" office:value="-2406.59" table:formula="of:=[.H51]+[.F52]+[.G52]" table:style-name="ce40">
            <text:p>-2.406,5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4876 KK 9324,32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9324.32" table:style-name="ce40">
            <text:p>-9.324,32</text:p>
          </table:table-cell>
          <table:table-cell office:value-type="float" office:value="-11730.91" table:formula="of:=[.H52]+[.F53]+[.G53]" table:style-name="ce40">
            <text:p>-11.730,91</text:p>
          </table:table-cell>
          <table:table-cell table:number-columns-repeated="16376"/>
        </table:table-row>
        <table:table-row table:style-name="ro3">
          <table:table-cell office:value-type="date" office:date-value="2022-10-03T00:00:00" table:style-name="ce54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0">
            <text:p>-30.374,00</text:p>
          </table:table-cell>
          <table:table-cell office:value-type="float" office:value="-42104.91" table:formula="of:=[.H53]+[.F54]+[.G54]" table:style-name="ce40">
            <text:p>-42.104,9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5" table:style-name="ce1"/>
          <table:table-cell table:style-name="ce40"/>
          <table:table-cell office:value-type="float" office:value="-42104.91" table:formula="of:=[.H54]+[.F55]+[.G55]" table:style-name="ce40">
            <text:p>-42.104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0"/>
          <table:table-cell office:value-type="float" office:value="-42104.91" table:formula="of:=[.H55]+[.F56]+[.G56]" table:style-name="ce40">
            <text:p>-42.104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0"/>
          <table:table-cell office:value-type="float" office:value="-42104.91" table:formula="of:=[.H56]+[.F57]+[.G57]" table:style-name="ce40">
            <text:p>-42.104,91</text:p>
          </table:table-cell>
          <table:table-cell table:number-columns-repeated="16376"/>
        </table:table-row>
        <table:table-row table:style-name="ro3">
          <table:table-cell office:value-type="date" office:date-value="2022-10-10T00:00:00" table:style-name="ce54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0"/>
          <table:table-cell office:value-type="float" office:value="-31804.910000000003" table:formula="of:=[.H57]+[.F58]+[.G58]" table:style-name="ce40">
            <text:p>-31.804,91</text:p>
          </table:table-cell>
          <table:table-cell table:number-columns-repeated="16376"/>
        </table:table-row>
        <table:table-row table:style-name="ro3">
          <table:table-cell office:value-type="date" office:date-value="2022-10-13T00:00:00" table:style-name="ce54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0"/>
          <table:table-cell office:value-type="float" office:value="-22804.910000000003" table:formula="of:=[.H58]+[.F59]+[.G59]" table:style-name="ce40">
            <text:p>-22.804,91</text:p>
          </table:table-cell>
          <table:table-cell table:number-columns-repeated="16376"/>
        </table:table-row>
        <table:table-row table:style-name="ro3">
          <table:table-cell office:value-type="date" office:date-value="2022-10-10T00:00:00" table:style-name="ce54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6"/>
          <table:table-cell table:style-name="ce1"/>
          <table:table-cell office:value-type="float" office:value="20700" table:style-name="ce1">
            <text:p>20700</text:p>
          </table:table-cell>
          <table:table-cell table:style-name="ce40"/>
          <table:table-cell office:value-type="float" office:value="-2104.9100000000035" table:formula="of:=[.H59]+[.F60]+[.G60]" table:style-name="ce40">
            <text:p>-2.104,91</text:p>
          </table:table-cell>
          <table:table-cell table:number-columns-repeated="16376"/>
        </table:table-row>
        <table:table-row table:style-name="ro3">
          <table:table-cell office:value-type="date" office:date-value="2022-10-10T00:00:00" table:style-name="ce54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6">
            <text:p>2000</text:p>
          </table:table-cell>
          <table:table-cell table:number-columns-repeated="2" table:style-name="ce1"/>
          <table:table-cell table:style-name="ce40"/>
          <table:table-cell office:value-type="float" office:value="-2104.9100000000035" table:formula="of:=[.H60]+[.F61]+[.G61]" table:style-name="ce40">
            <text:p>-2.104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0">
            <text:p>-2.620,00</text:p>
          </table:table-cell>
          <table:table-cell office:value-type="float" office:value="-4724.9100000000035" table:formula="of:=[.H61]+[.F62]+[.G62]" table:style-name="ce40">
            <text:p>-4.724,9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5" table:style-name="ce1"/>
          <table:table-cell table:style-name="ce40"/>
          <table:table-cell office:value-type="float" office:value="-4724.9100000000035" table:formula="of:=[.H62]+[.F63]+[.G63]" table:style-name="ce40">
            <text:p>-4.724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0000383215 /TOKATAMASY/FATURA</text:p>
          </table:table-cell>
          <table:table-cell table:number-columns-repeated="2" table:style-name="ce61"/>
          <table:table-cell office:value-type="float" office:value="-200" table:style-name="ce60">
            <text:p>-200,00</text:p>
          </table:table-cell>
          <table:table-cell table:style-name="ce1"/>
          <table:table-cell table:style-name="ce40"/>
          <table:table-cell office:value-type="float" office:value="-4724.9100000000035" table:formula="of:=[.H63]+[.F64]+[.G64]" table:style-name="ce40">
            <text:p>-4.724,91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61">
            <text:p>800004222959 /TOKATAMASY/FATURA</text:p>
          </table:table-cell>
          <table:table-cell table:number-columns-repeated="2" table:style-name="ce61"/>
          <table:table-cell table:style-name="ce60"/>
          <table:table-cell table:style-name="ce1"/>
          <table:table-cell office:value-type="float" office:value="-94.5" table:style-name="ce40">
            <text:p>-94,50</text:p>
          </table:table-cell>
          <table:table-cell office:value-type="float" office:value="-4819.4100000000035" table:formula="of:=[.H64]+[.F65]+[.G65]" table:style-name="ce40">
            <text:p>-4.819,41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5" table:style-name="ce1"/>
          <table:table-cell table:style-name="ce40"/>
          <table:table-cell office:value-type="float" office:value="-4819.4100000000035" table:formula="of:=[.H65]+[.F66]+[.G66]" table:style-name="ce40">
            <text:p>-4.819,4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6"/>
          <table:table-cell office:value-type="float" office:value="-1500" table:style-name="ce60">
            <text:p>-1.500,00</text:p>
          </table:table-cell>
          <table:table-cell table:style-name="ce40"/>
          <table:table-cell office:value-type="float" office:value="-2110" table:style-name="ce40">
            <text:p>-2.110,00</text:p>
          </table:table-cell>
          <table:table-cell office:value-type="float" office:value="-6929.4100000000035" table:formula="of:=[.H66]+[.F67]+[.G67]" table:style-name="ce40">
            <text:p>-6.929,4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6"/>
          <table:table-cell office:value-type="float" office:value="-1500" table:style-name="ce60">
            <text:p>-1.500,00</text:p>
          </table:table-cell>
          <table:table-cell table:style-name="ce40"/>
          <table:table-cell office:value-type="float" office:value="-2110" table:style-name="ce40">
            <text:p>-2.110,00</text:p>
          </table:table-cell>
          <table:table-cell office:value-type="float" office:value="-9039.4100000000035" table:formula="of:=[.H67]+[.F68]+[.G68]" table:style-name="ce40">
            <text:p>-9.039,4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6"/>
          <table:table-cell office:value-type="float" office:value="-1500" table:style-name="ce60">
            <text:p>-1.500,00</text:p>
          </table:table-cell>
          <table:table-cell table:style-name="ce1"/>
          <table:table-cell office:value-type="float" office:value="-2110" table:style-name="ce40">
            <text:p>-2.110,00</text:p>
          </table:table-cell>
          <table:table-cell office:value-type="float" office:value="-11149.410000000003" table:formula="of:=[.H68]+[.F69]+[.G69]" table:style-name="ce40">
            <text:p>-11.149,4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80"/>
          <table:table-cell table:style-name="ce60"/>
          <table:table-cell table:number-columns-repeated="2" table:style-name="ce40"/>
          <table:table-cell office:value-type="float" office:value="-11149.410000000003" table:formula="of:=[.H69]+[.F70]+[.G70]" table:style-name="ce40">
            <text:p>-11.149,4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3">
            <text:p>₺4.293,65</text:p>
          </table:table-cell>
          <table:table-cell table:style-name="ce56"/>
          <table:table-cell office:value-type="currency" office:value="4293.5" table:style-name="ce63">
            <text:p>₺4.293,50</text:p>
          </table:table-cell>
          <table:table-cell table:style-name="ce40"/>
          <table:table-cell office:value-type="float" office:value="-6855.9100000000035" table:formula="of:=[.H70]+[.F71]+[.G71]" table:style-name="ce40">
            <text:p>-6.855,91</text:p>
          </table:table-cell>
          <table:table-cell table:number-columns-repeated="16376"/>
        </table:table-row>
        <table:table-row table:style-name="ro3">
          <table:table-cell office:value-type="date" office:date-value="2022-10-27T00:00:00" table:style-name="ce54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56"/>
          <table:table-cell office:value-type="float" office:value="1650" table:style-name="ce40">
            <text:p>1.650,00</text:p>
          </table:table-cell>
          <table:table-cell table:style-name="ce40"/>
          <table:table-cell office:value-type="float" office:value="-5205.9100000000035" table:formula="of:=[.H71]+[.F72]+[.G72]" table:style-name="ce40">
            <text:p>-5.205,91</text:p>
          </table:table-cell>
          <table:table-cell table:number-columns-repeated="16376"/>
        </table:table-row>
        <table:table-row table:style-name="ro3">
          <table:table-cell office:value-type="date" office:date-value="2022-10-31T00:00:00" table:style-name="ce54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3">
            <text:p>₺3.000,00</text:p>
          </table:table-cell>
          <table:table-cell table:style-name="ce56"/>
          <table:table-cell office:value-type="float" office:value="3000" table:style-name="ce40">
            <text:p>3.000,00</text:p>
          </table:table-cell>
          <table:table-cell table:style-name="ce40"/>
          <table:table-cell office:value-type="float" office:value="-2205.9100000000035" table:formula="of:=[.H72]+[.F73]+[.G73]" table:style-name="ce40">
            <text:p>-2.205,91</text:p>
          </table:table-cell>
          <table:table-cell table:number-columns-repeated="16376"/>
        </table:table-row>
        <table:table-row table:style-name="ro3">
          <table:table-cell office:value-type="date" office:date-value="2022-10-31T00:00:00" table:style-name="ce54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3">
            <text:p>₺1.000,00</text:p>
          </table:table-cell>
          <table:table-cell table:style-name="ce5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0">
            <text:p>-1.205,91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8"/>
          <table:table-cell table:style-name="ce56"/>
          <table:table-cell table:number-columns-repeated="2" table:style-name="ce1"/>
          <table:table-cell office:value-type="float" office:value="-1205.9100000000035" table:formula="of:=[.H74]+[.F75]+[.G75]" table:style-name="ce40">
            <text:p>-1.205,91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205.9100000000035" table:formula="of:=[.H75]+[.F76]+[.G76]" table:style-name="ce40">
            <text:p>-1.205,91</text:p>
          </table:table-cell>
          <table:table-cell table:number-columns-repeated="16376"/>
        </table:table-row>
        <table:table-row table:style-name="ro3">
          <table:table-cell office:value-type="date" office:date-value="2022-10-13T00:00:00" table:style-name="ce54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0">
            <text:p>-12.667,00</text:p>
          </table:table-cell>
          <table:table-cell table:style-name="ce1"/>
          <table:table-cell office:value-type="float" office:value="-10000" table:style-name="ce40">
            <text:p>-10.000,00</text:p>
          </table:table-cell>
          <table:table-cell office:value-type="float" office:value="-11205.910000000003" table:formula="of:=[.H76]+[.F77]+[.G77]" table:style-name="ce40">
            <text:p>-11.205,91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1205.910000000003" table:formula="of:=[.H77]+[.F78]+[.G78]" table:style-name="ce40">
            <text:p>-11.205,91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1205.910000000003" table:formula="of:=[.H78]+[.F79]+[.G79]" table:style-name="ce40">
            <text:p>-11.205,9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0">
            <text:p>-11.205,91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-11205.910000000003" table:formula="of:=[.H80]+[.F81]+[.G81]" table:style-name="ce40">
            <text:p>-11.205,9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0">
            <text:p>-11.205,9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56">
            <text:p>Lise Arkası Kira ++++++++++++++++</text:p>
          </table:table-cell>
          <table:table-cell table:style-name="ce156"/>
          <table:table-cell office:value-type="float" office:value="20000" table:style-name="ce15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0">
            <text:p>12.544,0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56">
            <text:p>selanik hesabına aktarılan</text:p>
          </table:table-cell>
          <table:table-cell table:style-name="ce156"/>
          <table:table-cell table:style-name="ce157"/>
          <table:table-cell table:number-columns-repeated="2" table:style-name="ce1"/>
          <table:table-cell office:value-type="float" office:value="-23750" table:style-name="ce40">
            <text:p>-23.750,00</text:p>
          </table:table-cell>
          <table:table-cell office:value-type="float" office:value="-11205.910000000003" table:formula="of:=[.H83]+[.F84]+[.G84]" table:style-name="ce40">
            <text:p>-11.205,9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table:style-name="ce155"/>
          <table:table-cell table:number-columns-repeated="2" table:style-name="ce152"/>
          <table:table-cell table:style-name="ce153"/>
          <table:table-cell table:number-columns-repeated="2" table:style-name="ce1"/>
          <table:table-cell table:number-columns-repeated="2" table:style-name="ce40"/>
          <table:table-cell table:number-columns-repeated="16376"/>
        </table:table-row>
        <table:table-row table:style-name="ro3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table:style-name="ce40"/>
          <table:table-cell table:number-columns-repeated="16376"/>
        </table:table-row>
        <table:table-row table:style-name="ro3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7" table:default-cell-style-name="ce1"/>
        <table:table-column table:style-name="co42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3">
          <table:table-cell table:style-name="ce1"/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55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KASIM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79191.62" table:formula="of:=SUM([.D4:.D52])" table:style-name="ce58">
            <text:p>179.191,62</text:p>
          </table:table-cell>
          <table:table-cell office:value-type="float" office:value="-14175.82" table:formula="of:=SUM([.E4:.E73])" table:style-name="ce58">
            <text:p>-14.175,82</text:p>
          </table:table-cell>
          <table:table-cell office:value-type="float" office:value="178439.6" table:formula="of:=SUM([.F4:.F71])" table:style-name="ce58">
            <text:p>178.439,60</text:p>
          </table:table-cell>
          <table:table-cell office:value-type="float" office:value="-18452.8" table:formula="of:=SUM([.G4:.G71])" table:style-name="ce58">
            <text:p>-18.452,80</text:p>
          </table:table-cell>
          <table:table-cell office:value-type="float" office:value="159986.80000000002" table:formula="of:=[.F2]+[.G2]" table:style-name="ce58">
            <text:p>159.986,80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style-name="ce1"/>
          <table:table-cell table:number-columns-repeated="4" table:style-name="ce63"/>
          <table:table-cell table:style-name="ce40"/>
          <table:table-cell table:number-columns-repeated="16376"/>
        </table:table-row>
        <table:table-row table:style-name="ro3">
          <table:table-cell table:number-columns-repeated="3" table:style-name="ce1"/>
          <table:table-cell table:number-columns-repeated="2" table:style-name="ce63"/>
          <table:table-cell table:style-name="ce68"/>
          <table:table-cell table:style-name="ce63"/>
          <table:table-cell office:value-type="float" office:value="0" table:formula="of:=[.H3]+[.F4]+[.G4]" table:style-name="ce40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3">
            <text:p>₺1.221,41</text:p>
          </table:table-cell>
          <table:table-cell table:style-name="ce63"/>
          <table:table-cell office:value-type="currency" office:value="1220" table:style-name="ce63">
            <text:p>₺1.220,00</text:p>
          </table:table-cell>
          <table:table-cell table:style-name="ce63"/>
          <table:table-cell office:value-type="float" office:value="1220" table:formula="of:=[.H4]+[.F5]+[.G5]" table:style-name="ce40">
            <text:p>1.220,00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3">
            <text:p>₺98,90</text:p>
          </table:table-cell>
          <table:table-cell table:style-name="ce63"/>
          <table:table-cell office:value-type="currency" office:value="98" table:style-name="ce63">
            <text:p>₺98,00</text:p>
          </table:table-cell>
          <table:table-cell table:style-name="ce63"/>
          <table:table-cell office:value-type="float" office:value="1318" table:formula="of:=[.H5]+[.F6]+[.G6]" table:style-name="ce40">
            <text:p>1.318,00</text:p>
          </table:table-cell>
          <table:table-cell table:number-columns-repeated="16376"/>
        </table:table-row>
        <table:table-row table:style-name="ro3">
          <table:table-cell office:value-type="date" office:date-value="2022-11-06T00:00:00" table:style-name="ce54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number-columns-repeated="3" table:style-name="ce63"/>
          <table:table-cell office:value-type="float" office:value="1318" table:formula="of:=[.H6]+[.F7]+[.G7]" table:style-name="ce40">
            <text:p>1.318,00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3">
            <text:p>₺1.182,16</text:p>
          </table:table-cell>
          <table:table-cell table:style-name="ce63"/>
          <table:table-cell office:value-type="currency" office:value="1182.1500000000001" table:style-name="ce63">
            <text:p>₺1.182,15</text:p>
          </table:table-cell>
          <table:table-cell table:style-name="ce63"/>
          <table:table-cell office:value-type="float" office:value="2500.15" table:formula="of:=[.H7]+[.F8]+[.G8]" table:style-name="ce40">
            <text:p>2.500,15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3">
            <text:p>₺289,70</text:p>
          </table:table-cell>
          <table:table-cell table:style-name="ce63"/>
          <table:table-cell office:value-type="currency" office:value="290" table:style-name="ce63">
            <text:p>₺290,00</text:p>
          </table:table-cell>
          <table:table-cell table:style-name="ce63"/>
          <table:table-cell office:value-type="float" office:value="2790.15" table:formula="of:=[.H8]+[.F9]+[.G9]" table:style-name="ce40">
            <text:p>2.790,15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3">
            <text:p>₺200,00</text:p>
          </table:table-cell>
          <table:table-cell table:style-name="ce63"/>
          <table:table-cell office:value-type="currency" office:value="200" table:style-name="ce63">
            <text:p>₺200,00</text:p>
          </table:table-cell>
          <table:table-cell table:style-name="ce63"/>
          <table:table-cell office:value-type="float" office:value="2990.15" table:formula="of:=[.H9]+[.F10]+[.G10]" table:style-name="ce40">
            <text:p>2.990,15</text:p>
          </table:table-cell>
          <table:table-cell table:number-columns-repeated="16376"/>
        </table:table-row>
        <table:table-row table:style-name="ro3">
          <table:table-cell office:value-type="date" office:date-value="2022-11-09T00:00:00" table:style-name="ce54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3">
            <text:p>₺49,95</text:p>
          </table:table-cell>
          <table:table-cell table:style-name="ce63"/>
          <table:table-cell office:value-type="currency" office:value="49.95" table:style-name="ce63">
            <text:p>₺49,95</text:p>
          </table:table-cell>
          <table:table-cell table:style-name="ce63"/>
          <table:table-cell office:value-type="float" office:value="3040.1" table:formula="of:=[.H10]+[.F11]+[.G11]" table:style-name="ce40">
            <text:p>3.040,10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9522138254 /CK ÇEPESAŞ/FATURA</text:p>
          </table:table-cell>
          <table:table-cell table:style-name="ce61"/>
          <table:table-cell table:style-name="ce158"/>
          <table:table-cell office:value-type="currency" office:value="-1500" table:style-name="ce63">
            <text:p>-₺1.500,00</text:p>
          </table:table-cell>
          <table:table-cell table:style-name="ce63"/>
          <table:table-cell office:value-type="currency" office:value="-2334" table:style-name="ce63">
            <text:p>-₺2.334,00</text:p>
          </table:table-cell>
          <table:table-cell office:value-type="float" office:value="706.09999999999991" table:formula="of:=[.H11]+[.F12]+[.G12]" table:style-name="ce40">
            <text:p>706,10</text:p>
          </table:table-cell>
          <table:table-cell table:number-columns-repeated="16376"/>
        </table:table-row>
        <table:table-row table:style-name="ro3">
          <table:table-cell office:value-type="date" office:date-value="2022-11-07T00:00:00" table:style-name="ce54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3"/>
          <table:table-cell office:value-type="currency" office:value="200" table:style-name="ce63">
            <text:p>₺200,00</text:p>
          </table:table-cell>
          <table:table-cell table:style-name="ce63"/>
          <table:table-cell office:value-type="float" office:value="906.09999999999991" table:formula="of:=[.H12]+[.F13]+[.G13]" table:style-name="ce40">
            <text:p>906,1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number-columns-repeated="4" table:style-name="ce63"/>
          <table:table-cell office:value-type="float" office:value="906.09999999999991" table:formula="of:=[.H13]+[.F14]+[.G14]" table:style-name="ce40">
            <text:p>906,10</text:p>
          </table:table-cell>
          <table:table-cell table:number-columns-repeated="16376"/>
        </table:table-row>
        <table:table-row table:style-name="ro3">
          <table:table-cell office:value-type="date" office:date-value="2022-11-03T00:00:00" table:style-name="ce54">
            <text:p>03.11.2022</text:p>
          </table:table-cell>
          <table:table-cell office:value-type="string" table:style-name="ce59">
            <text:p>5847500300 /CK ÇEPESAŞ/FATURA</text:p>
          </table:table-cell>
          <table:table-cell table:style-name="ce59"/>
          <table:table-cell table:style-name="ce158"/>
          <table:table-cell office:value-type="currency" office:value="-200" table:style-name="ce63">
            <text:p>-₺200,00</text:p>
          </table:table-cell>
          <table:table-cell table:style-name="ce63"/>
          <table:table-cell office:value-type="currency" office:value="-255" table:style-name="ce63">
            <text:p>-₺255,00</text:p>
          </table:table-cell>
          <table:table-cell office:value-type="float" office:value="651.09999999999991" table:formula="of:=[.H14]+[.F15]+[.G15]" table:style-name="ce40">
            <text:p>651,10</text:p>
          </table:table-cell>
          <table:table-cell table:number-columns-repeated="16376"/>
        </table:table-row>
        <table:table-row table:style-name="ro3">
          <table:table-cell office:value-type="date" office:date-value="2022-11-03T00:00:00" table:style-name="ce54">
            <text:p>03.11.2022</text:p>
          </table:table-cell>
          <table:table-cell office:value-type="string" table:style-name="ce59">
            <text:p>8222520300 /CK ÇEPESAŞ/FATURA</text:p>
          </table:table-cell>
          <table:table-cell table:style-name="ce59"/>
          <table:table-cell table:style-name="ce158"/>
          <table:table-cell office:value-type="currency" office:value="-400" table:style-name="ce63">
            <text:p>-₺400,00</text:p>
          </table:table-cell>
          <table:table-cell table:style-name="ce63"/>
          <table:table-cell office:value-type="currency" office:value="-536" table:style-name="ce63">
            <text:p>-₺536,00</text:p>
          </table:table-cell>
          <table:table-cell office:value-type="float" office:value="115.09999999999991" table:formula="of:=[.H15]+[.F16]+[.G16]" table:style-name="ce40">
            <text:p>115,1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59"/>
          <table:table-cell table:style-name="ce158"/>
          <table:table-cell table:style-name="ce68"/>
          <table:table-cell table:number-columns-repeated="2" table:style-name="ce63"/>
          <table:table-cell office:value-type="float" office:value="115.09999999999991" table:formula="of:=[.H16]+[.F17]+[.G17]" table:style-name="ce40">
            <text:p>115,10</text:p>
          </table:table-cell>
          <table:table-cell table:number-columns-repeated="16376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59">
            <text:p>pervin dil kursu havale</text:p>
          </table:table-cell>
          <table:table-cell table:style-name="ce59"/>
          <table:table-cell table:style-name="ce158"/>
          <table:table-cell table:style-name="ce68"/>
          <table:table-cell table:style-name="ce63"/>
          <table:table-cell office:value-type="currency" office:value="-1250" table:style-name="ce63">
            <text:p>-₺1.250,00</text:p>
          </table:table-cell>
          <table:table-cell office:value-type="float" office:value="-1134.9000000000001" table:formula="of:=[.H17]+[.F18]+[.G18]" table:style-name="ce40">
            <text:p>-1.134,9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pervinden gelen</text:p>
          </table:table-cell>
          <table:table-cell table:style-name="ce61"/>
          <table:table-cell table:style-name="ce158"/>
          <table:table-cell table:style-name="ce68"/>
          <table:table-cell office:value-type="currency" office:value="1250" table:style-name="ce159">
            <text:p>₺1.250,00</text:p>
          </table:table-cell>
          <table:table-cell table:style-name="ce63"/>
          <table:table-cell office:value-type="float" office:value="115.09999999999991" table:formula="of:=[.H18]+[.F19]+[.G19]" table:style-name="ce40">
            <text:p>115,10</text:p>
          </table:table-cell>
          <table:table-cell table:number-columns-repeated="16376"/>
        </table:table-row>
        <table:table-row table:style-name="ro3">
          <table:table-cell office:value-type="date" office:date-value="2022-11-07T00:00:00" table:style-name="ce54">
            <text:p>07.11.2022</text:p>
          </table:table-cell>
          <table:table-cell office:value-type="string" table:style-name="ce59">
            <text:p>Adem Özen Kira Ödemesi 6/12</text:p>
          </table:table-cell>
          <table:table-cell table:style-name="ce59"/>
          <table:table-cell table:style-name="ce158"/>
          <table:table-cell office:value-type="currency" office:value="-4300" table:style-name="ce63">
            <text:p>-₺4.300,00</text:p>
          </table:table-cell>
          <table:table-cell table:style-name="ce68"/>
          <table:table-cell office:value-type="currency" office:value="-4150" table:style-name="ce63">
            <text:p>-₺4.150,00</text:p>
          </table:table-cell>
          <table:table-cell office:value-type="float" office:value="-4034.9" table:formula="of:=[.H19]+[.F20]+[.G20]" table:style-name="ce40">
            <text:p>-4.034,90</text:p>
          </table:table-cell>
          <table:table-cell table:number-columns-repeated="16376"/>
        </table:table-row>
        <table:table-row table:style-name="ro3">
          <table:table-cell office:value-type="date" office:date-value="2022-11-07T00:00:00" table:style-name="ce54">
            <text:p>07.11.2022</text:p>
          </table:table-cell>
          <table:table-cell office:value-type="string" table:style-name="ce59">
            <text:p>MarRyl Aidat 6/12</text:p>
          </table:table-cell>
          <table:table-cell table:style-name="ce59"/>
          <table:table-cell table:style-name="ce158"/>
          <table:table-cell office:value-type="currency" office:value="-496.5" table:style-name="ce63">
            <text:p>-₺496,50</text:p>
          </table:table-cell>
          <table:table-cell table:style-name="ce68"/>
          <table:table-cell office:value-type="currency" office:value="-496.5" table:style-name="ce63">
            <text:p>-₺496,50</text:p>
          </table:table-cell>
          <table:table-cell office:value-type="float" office:value="-4531.3999999999996" table:formula="of:=[.H20]+[.F21]+[.G21]" table:style-name="ce40">
            <text:p>-4.531,4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158"/>
          <table:table-cell table:style-name="ce68"/>
          <table:table-cell table:number-columns-repeated="2" table:style-name="ce63"/>
          <table:table-cell office:value-type="float" office:value="-4531.3999999999996" table:formula="of:=[.H21]+[.F22]+[.G22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09-26T00:00:00" table:style-name="ce54">
            <text:p>26.09.2022</text:p>
          </table:table-cell>
          <table:table-cell office:value-type="string" table:style-name="ce61">
            <text:p>Mtv 3/3</text:p>
          </table:table-cell>
          <table:table-cell table:style-name="ce61"/>
          <table:table-cell table:style-name="ce158"/>
          <table:table-cell office:value-type="currency" office:value="-112.67" table:style-name="ce63">
            <text:p>-₺112,67</text:p>
          </table:table-cell>
          <table:table-cell table:number-columns-repeated="2" table:style-name="ce63"/>
          <table:table-cell office:value-type="float" office:value="-4531.3999999999996" table:formula="of:=[.H22]+[.F23]+[.G23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0-01T00:00:00" table:style-name="ce54">
            <text:p>01.10.2022</text:p>
          </table:table-cell>
          <table:table-cell office:value-type="string" table:style-name="ce61">
            <text:p>koçtaş dolap 2/2</text:p>
          </table:table-cell>
          <table:table-cell table:style-name="ce61"/>
          <table:table-cell table:style-name="ce158"/>
          <table:table-cell office:value-type="currency" office:value="-754.45" table:style-name="ce63">
            <text:p>-₺754,45</text:p>
          </table:table-cell>
          <table:table-cell table:number-columns-repeated="2" table:style-name="ce63"/>
          <table:table-cell office:value-type="float" office:value="-4531.3999999999996" table:formula="of:=[.H23]+[.F24]+[.G24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0-01T00:00:00" table:style-name="ce54">
            <text:p>01.10.2022</text:p>
          </table:table-cell>
          <table:table-cell office:value-type="string" table:style-name="ce61">
            <text:p>ikea masa 2/6</text:p>
          </table:table-cell>
          <table:table-cell table:style-name="ce61"/>
          <table:table-cell table:style-name="ce158"/>
          <table:table-cell office:value-type="currency" office:value="-208.17" table:style-name="ce63">
            <text:p>-₺208,17</text:p>
          </table:table-cell>
          <table:table-cell table:number-columns-repeated="2" table:style-name="ce63"/>
          <table:table-cell office:value-type="float" office:value="-4531.3999999999996" table:formula="of:=[.H24]+[.F25]+[.G25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0-06T00:00:00" table:style-name="ce54">
            <text:p>06.10.2022</text:p>
          </table:table-cell>
          <table:table-cell office:value-type="string" table:style-name="ce61">
            <text:p>koçtaş pervane 2/6</text:p>
          </table:table-cell>
          <table:table-cell table:style-name="ce61"/>
          <table:table-cell table:style-name="ce158"/>
          <table:table-cell office:value-type="currency" office:value="-151.65" table:style-name="ce63">
            <text:p>-₺151,65</text:p>
          </table:table-cell>
          <table:table-cell table:number-columns-repeated="2" table:style-name="ce63"/>
          <table:table-cell office:value-type="float" office:value="-4531.3999999999996" table:formula="of:=[.H25]+[.F26]+[.G26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09-29T00:00:00" table:style-name="ce54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3"/>
          <table:table-cell office:value-type="currency" office:value="-721.38" table:style-name="ce63">
            <text:p>-₺721,38</text:p>
          </table:table-cell>
          <table:table-cell table:number-columns-repeated="2" table:style-name="ce63"/>
          <table:table-cell office:value-type="float" office:value="-4531.3999999999996" table:formula="of:=[.H26]+[.F27]+[.G27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0-16T00:00:00" table:style-name="ce54">
            <text:p>16.10.2022</text:p>
          </table:table-cell>
          <table:table-cell office:value-type="string" table:style-name="ce61">
            <text:p>audi benzin sivas havaalanı</text:p>
          </table:table-cell>
          <table:table-cell table:style-name="ce61"/>
          <table:table-cell table:style-name="ce158"/>
          <table:table-cell office:value-type="currency" office:value="-500" table:style-name="ce63">
            <text:p>-₺500,00</text:p>
          </table:table-cell>
          <table:table-cell table:number-columns-repeated="2" table:style-name="ce63"/>
          <table:table-cell office:value-type="float" office:value="-4531.3999999999996" table:formula="of:=[.H27]+[.F28]+[.G28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0-23T00:00:00" table:style-name="ce54">
            <text:p>23.10.2022</text:p>
          </table:table-cell>
          <table:table-cell office:value-type="string" table:style-name="ce61">
            <text:p>vodafon</text:p>
          </table:table-cell>
          <table:table-cell table:style-name="ce61"/>
          <table:table-cell table:style-name="ce158"/>
          <table:table-cell office:value-type="currency" office:value="-80" table:style-name="ce63">
            <text:p>-₺80,00</text:p>
          </table:table-cell>
          <table:table-cell table:number-columns-repeated="2" table:style-name="ce63"/>
          <table:table-cell office:value-type="float" office:value="-4531.3999999999996" table:formula="of:=[.H28]+[.F29]+[.G29]" table:style-name="ce40">
            <text:p>-4.531,40</text:p>
          </table:table-cell>
          <table:table-cell table:number-columns-repeated="16376"/>
        </table:table-row>
        <table:table-row table:style-name="ro3">
          <table:table-cell office:value-type="date" office:date-value="2022-11-04T00:00:00" table:style-name="ce54">
            <text:p>04.11.2022</text:p>
          </table:table-cell>
          <table:table-cell office:value-type="string" table:style-name="ce61">
            <text:p>4876 KK<text:s/><text:span text:style-name="T3">-2.528,32</text:span></text:p>
          </table:table-cell>
          <table:table-cell table:style-name="ce61"/>
          <table:table-cell table:style-name="ce158"/>
          <table:table-cell table:style-name="ce68"/>
          <table:table-cell table:style-name="ce63"/>
          <table:table-cell office:value-type="currency" office:value="-2528.3000000000002" table:style-name="ce63">
            <text:p>-₺2.528,30</text:p>
          </table:table-cell>
          <table:table-cell office:value-type="float" office:value="-7059.7" table:formula="of:=[.H29]+[.F30]+[.G30]" table:style-name="ce40">
            <text:p>-7.059,7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158"/>
          <table:table-cell table:style-name="ce68"/>
          <table:table-cell table:number-columns-repeated="2" table:style-name="ce63"/>
          <table:table-cell office:value-type="float" office:value="-7059.7" table:formula="of:=[.H30]+[.F31]+[.G31]" table:style-name="ce40">
            <text:p>-7.059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954 /TOKATAMASY/FATURA</text:p>
          </table:table-cell>
          <table:table-cell table:style-name="ce61"/>
          <table:table-cell table:style-name="ce158"/>
          <table:table-cell office:value-type="currency" office:value="-200" table:style-name="ce63">
            <text:p>-₺200,00</text:p>
          </table:table-cell>
          <table:table-cell table:style-name="ce63"/>
          <table:table-cell office:value-type="currency" office:value="-569" table:style-name="ce63">
            <text:p>-₺569,00</text:p>
          </table:table-cell>
          <table:table-cell office:value-type="float" office:value="-7628.7" table:formula="of:=[.H31]+[.F32]+[.G32]" table:style-name="ce40">
            <text:p>-7.628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959 /TOKATAMASY/FATURA</text:p>
          </table:table-cell>
          <table:table-cell table:style-name="ce61"/>
          <table:table-cell table:style-name="ce158"/>
          <table:table-cell office:value-type="currency" office:value="-51" table:style-name="ce63">
            <text:p>-₺51,00</text:p>
          </table:table-cell>
          <table:table-cell table:style-name="ce63"/>
          <table:table-cell office:value-type="currency" office:value="-51" table:style-name="ce63">
            <text:p>-₺51,00</text:p>
          </table:table-cell>
          <table:table-cell office:value-type="float" office:value="-7679.7" table:formula="of:=[.H32]+[.F33]+[.G33]" table:style-name="ce40">
            <text:p>-7.679,7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158"/>
          <table:table-cell table:number-columns-repeated="3" table:style-name="ce63"/>
          <table:table-cell office:value-type="float" office:value="-7679.7" table:formula="of:=[.H33]+[.F34]+[.G34]" table:style-name="ce40">
            <text:p>-7.679,70</text:p>
          </table:table-cell>
          <table:table-cell table:number-columns-repeated="16376"/>
        </table:table-row>
        <table:table-row table:style-name="ro3">
          <table:table-cell office:value-type="date" office:date-value="2022-11-25T00:00:00" table:style-name="ce54">
            <text:p>25.11.2022</text:p>
          </table:table-cell>
          <table:table-cell office:value-type="string" table:style-name="ce80">
            <text:p>erenler gıda pide mlzm 11- nkt 1</text:p>
          </table:table-cell>
          <table:table-cell table:style-name="ce61"/>
          <table:table-cell table:style-name="ce158"/>
          <table:table-cell table:number-columns-repeated="2" table:style-name="ce63"/>
          <table:table-cell office:value-type="currency" office:value="-175" table:style-name="ce63">
            <text:p>-₺175,00</text:p>
          </table:table-cell>
          <table:table-cell office:value-type="float" office:value="-7854.7" table:formula="of:=[.H34]+[.F35]+[.G35]" table:style-name="ce40">
            <text:p>-7.854,70</text:p>
          </table:table-cell>
          <table:table-cell table:number-columns-repeated="16376"/>
        </table:table-row>
        <table:table-row table:style-name="ro3">
          <table:table-cell office:value-type="date" office:date-value="2022-11-26T00:00:00" table:style-name="ce54">
            <text:p>26.11.2022</text:p>
          </table:table-cell>
          <table:table-cell office:value-type="string" table:style-name="ce80">
            <text:p>erenler gıda pide mlzm 11- nkt 2</text:p>
          </table:table-cell>
          <table:table-cell table:style-name="ce61"/>
          <table:table-cell table:style-name="ce158"/>
          <table:table-cell table:number-columns-repeated="2" table:style-name="ce63"/>
          <table:table-cell office:value-type="currency" office:value="-204" table:style-name="ce63">
            <text:p>-₺204,00</text:p>
          </table:table-cell>
          <table:table-cell office:value-type="float" office:value="-8058.7" table:formula="of:=[.H35]+[.F36]+[.G36]" table:style-name="ce40">
            <text:p>-8.058,70</text:p>
          </table:table-cell>
          <table:table-cell table:number-columns-repeated="16376"/>
        </table:table-row>
        <table:table-row table:style-name="ro3">
          <table:table-cell office:value-type="date" office:date-value="2022-11-29T00:00:00" table:style-name="ce54">
            <text:p>29.11.2022</text:p>
          </table:table-cell>
          <table:table-cell office:value-type="string" table:style-name="ce80">
            <text:p>erenler gıda pide mlzm 11- nkt 3</text:p>
          </table:table-cell>
          <table:table-cell table:style-name="ce61"/>
          <table:table-cell table:style-name="ce158"/>
          <table:table-cell table:number-columns-repeated="2" table:style-name="ce63"/>
          <table:table-cell office:value-type="currency" office:value="-182" table:style-name="ce63">
            <text:p>-₺182,00</text:p>
          </table:table-cell>
          <table:table-cell office:value-type="float" office:value="-8240.7000000000007" table:formula="of:=[.H36]+[.F37]+[.G37]" table:style-name="ce40">
            <text:p>-8.240,7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1"/>
          <table:table-cell table:style-name="ce158"/>
          <table:table-cell table:style-name="ce68"/>
          <table:table-cell table:number-columns-repeated="2" table:style-name="ce63"/>
          <table:table-cell office:value-type="float" office:value="-8240.7000000000007" table:formula="of:=[.H37]+[.F38]+[.G38]" table:style-name="ce40">
            <text:p>-8.240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3"/>
          <table:table-cell office:value-type="currency" office:value="-1500" table:style-name="ce68">
            <text:p>-₺1.500,00</text:p>
          </table:table-cell>
          <table:table-cell table:style-name="ce63"/>
          <table:table-cell office:value-type="currency" office:value="-2111" table:style-name="ce63">
            <text:p>-₺2.111,00</text:p>
          </table:table-cell>
          <table:table-cell office:value-type="float" office:value="-10351.700000000001" table:formula="of:=[.H38]+[.F39]+[.G39]" table:style-name="ce40">
            <text:p>-10.351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3"/>
          <table:table-cell office:value-type="currency" office:value="-1500" table:style-name="ce68">
            <text:p>-₺1.500,00</text:p>
          </table:table-cell>
          <table:table-cell table:style-name="ce63"/>
          <table:table-cell office:value-type="currency" office:value="-2111" table:style-name="ce63">
            <text:p>-₺2.111,00</text:p>
          </table:table-cell>
          <table:table-cell office:value-type="float" office:value="-12462.7" table:formula="of:=[.H39]+[.F40]+[.G40]" table:style-name="ce40">
            <text:p>-12.462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3"/>
          <table:table-cell office:value-type="currency" office:value="-1500" table:style-name="ce68">
            <text:p>-₺1.500,00</text:p>
          </table:table-cell>
          <table:table-cell table:style-name="ce63"/>
          <table:table-cell office:value-type="currency" office:value="-1500" table:style-name="ce63">
            <text:p>-₺1.500,00</text:p>
          </table:table-cell>
          <table:table-cell office:value-type="float" office:value="-13962.7" table:formula="of:=[.H40]+[.F41]+[.G41]" table:style-name="ce40">
            <text:p>-13.962,70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number-columns-repeated="4" table:style-name="ce63"/>
          <table:table-cell office:value-type="float" office:value="-13962.7" table:formula="of:=[.H41]+[.F42]+[.G42]" table:style-name="ce40">
            <text:p>-13.962,7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3">
            <text:p>₺4.299,50</text:p>
          </table:table-cell>
          <table:table-cell table:style-name="ce63"/>
          <table:table-cell office:value-type="currency" office:value="4299.5" table:style-name="ce63">
            <text:p>₺4.299,50</text:p>
          </table:table-cell>
          <table:table-cell table:style-name="ce63"/>
          <table:table-cell office:value-type="float" office:value="-9663.2000000000007" table:formula="of:=[.H42]+[.F43]+[.G43]" table:style-name="ce40">
            <text:p>-9.663,2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63"/>
          <table:table-cell office:value-type="currency" office:value="1650" table:style-name="ce63">
            <text:p>₺1.650,00</text:p>
          </table:table-cell>
          <table:table-cell table:style-name="ce63"/>
          <table:table-cell office:value-type="float" office:value="-8013.2000000000007" table:formula="of:=[.H43]+[.F44]+[.G44]" table:style-name="ce40">
            <text:p>-8.013,20</text:p>
          </table:table-cell>
          <table:table-cell table:number-columns-repeated="16376"/>
        </table:table-row>
        <table:table-row table:style-name="ro3">
          <table:table-cell office:value-type="date" office:date-value="2022-12-08T00:00:00" table:style-name="ce54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3">
            <text:p>₺3.000,00</text:p>
          </table:table-cell>
          <table:table-cell table:style-name="ce63"/>
          <table:table-cell office:value-type="currency" office:value="3000" table:style-name="ce63">
            <text:p>₺3.000,00</text:p>
          </table:table-cell>
          <table:table-cell table:style-name="ce63"/>
          <table:table-cell office:value-type="float" office:value="-5013.2000000000007" table:formula="of:=[.H44]+[.F45]+[.G45]" table:style-name="ce40">
            <text:p>-5.013,20</text:p>
          </table:table-cell>
          <table:table-cell table:number-columns-repeated="16376"/>
        </table:table-row>
        <table:table-row table:style-name="ro3">
          <table:table-cell office:value-type="date" office:date-value="2022-11-30T00:00:00" table:style-name="ce54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3">
            <text:p>₺1.000,00</text:p>
          </table:table-cell>
          <table:table-cell table:style-name="ce63"/>
          <table:table-cell office:value-type="currency" office:value="1000" table:style-name="ce63">
            <text:p>₺1.000,00</text:p>
          </table:table-cell>
          <table:table-cell table:style-name="ce63"/>
          <table:table-cell office:value-type="float" office:value="-4013.2000000000007" table:formula="of:=[.H45]+[.F46]+[.G46]" table:style-name="ce40">
            <text:p>-4.013,20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2" table:style-name="ce1"/>
          <table:table-cell table:style-name="ce68"/>
          <table:table-cell table:number-columns-repeated="3" table:style-name="ce63"/>
          <table:table-cell office:value-type="float" office:value="-4013.2000000000007" table:formula="of:=[.H46]+[.F47]+[.G47]" table:style-name="ce40">
            <text:p>-4.013,2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3">
            <text:p>₺82.000,00</text:p>
          </table:table-cell>
          <table:table-cell table:style-name="ce63"/>
          <table:table-cell office:value-type="currency" office:value="80000" table:style-name="ce63">
            <text:p>₺80.000,00</text:p>
          </table:table-cell>
          <table:table-cell table:style-name="ce63"/>
          <table:table-cell office:value-type="float" office:value="75986.8" table:formula="of:=[.H47]+[.F48]+[.G48]" table:style-name="ce40">
            <text:p>75.986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3"/>
          <table:table-cell office:value-type="float" office:value="75986.8" table:formula="of:=[.H48]+[.F49]+[.G49]" table:style-name="ce40">
            <text:p>75.986,80</text:p>
          </table:table-cell>
          <table:table-cell table:number-columns-repeated="16376"/>
        </table:table-row>
        <table:table-row table:style-name="ro3">
          <table:table-cell office:value-type="date" office:date-value="2022-11-28T00:00:00" table:style-name="ce54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3">
            <text:p>₺84.000,00</text:p>
          </table:table-cell>
          <table:table-cell table:style-name="ce63"/>
          <table:table-cell office:value-type="currency" office:value="84000" table:style-name="ce63">
            <text:p>₺84.000,00</text:p>
          </table:table-cell>
          <table:table-cell table:style-name="ce63"/>
          <table:table-cell office:value-type="float" office:value="159986.79999999999" table:formula="of:=[.H49]+[.F50]+[.G50]" table:style-name="ce40">
            <text:p>159.986,8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159986.79999999999" table:formula="of:=[.H50]+[.F51]+[.G51]" table:style-name="ce40">
            <text:p>159.986,80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number-columns-repeated="3" table:style-name="ce40"/>
          <table:table-cell office:value-type="float" office:value="159986.79999999999" table:formula="of:=[.H51]+[.F52]+[.G52]" table:style-name="ce40">
            <text:p>159.986,80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float" office:value="159986.79999999999" table:formula="of:=[.H52]+[.F53]+[.G53]" table:style-name="ce40">
            <text:p>159.986,8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0">
            <text:p>159.986,80</text:p>
          </table:table-cell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date" office:date-value="2022-10-10T00:00:00" table:style-name="ce54">
            <text:p>10.10.2022</text:p>
          </table:table-cell>
          <table:table-cell office:value-type="string" table:style-name="ce160">
            <text:p>snyA Ayhan Tüfek 42000-40000</text:p>
          </table:table-cell>
          <table:table-cell table:style-name="ce160"/>
          <table:table-cell office:value-type="currency" office:value="2000" table:style-name="ce161">
            <text:p>₺2.000,00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22-10-05T00:00:00" table:style-name="ce54">
            <text:p>05.10.2022</text:p>
          </table:table-cell>
          <table:table-cell office:value-type="string" table:style-name="ce160">
            <text:p>Cihan Elektrik Teminat 1200 – 1/6</text:p>
          </table:table-cell>
          <table:table-cell table:style-name="ce160"/>
          <table:table-cell office:value-type="currency" office:value="200" table:style-name="ce161">
            <text:p>₺200,00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style-name="ro3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style-name="ro3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number-rows-repeated="1048515" table:style-name="ro4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7" table:default-cell-style-name="ce1"/>
        <table:table-column table:style-name="co46" table:default-cell-style-name="ce1"/>
        <table:table-column table:style-name="co13" table:number-columns-repeated="3" table:default-cell-style-name="ce1"/>
        <table:table-column table:style-name="co13" table:default-cell-style-name="ce24"/>
        <table:table-column table:style-name="co13" table:default-cell-style-name="ce1"/>
        <table:table-column table:style-name="co12" table:number-columns-repeated="16376" table:default-cell-style-name="ce1"/>
        <table:table-row table:style-name="ro3">
          <table:table-cell table:number-columns-repeated="4" table:style-name="ce1"/>
          <table:table-cell table:style-name="ce55"/>
          <table:table-cell office:value-type="string" table:style-name="ce55">
            <text:p>GİRİŞ</text:p>
          </table:table-cell>
          <table:table-cell office:value-type="string" table:style-name="ce163">
            <text:p>ÇIKIŞ</text:p>
          </table:table-cell>
          <table:table-cell office:value-type="string" table:style-name="ce55">
            <text:p>BAKİYE</text:p>
          </table:table-cell>
          <table:table-cell table:number-columns-repeated="16376"/>
        </table:table-row>
        <table:table-row table:style-name="ro3">
          <table:table-cell office:value-type="string" table:style-name="ce56">
            <text:p>- ARALIK 2022</text:p>
          </table:table-cell>
          <table:table-cell table:style-name="ce1"/>
          <table:table-cell office:value-type="string" table:style-name="ce57">
            <text:p>TOPLAM</text:p>
          </table:table-cell>
          <table:table-cell office:value-type="float" office:value="15475.960000000001" table:formula="of:=SUM([.D11:.D62])" table:style-name="ce58">
            <text:p>15.475,96</text:p>
          </table:table-cell>
          <table:table-cell office:value-type="float" office:value="-16961.339999999997" table:formula="of:=SUM([.E11:.E94])" table:style-name="ce58">
            <text:p>-16.961,34</text:p>
          </table:table-cell>
          <table:table-cell office:value-type="float" office:value="22052.39" table:formula="of:=SUM([.F11:.F92])" table:style-name="ce58">
            <text:p>22.052,39</text:p>
          </table:table-cell>
          <table:table-cell office:value-type="float" office:value="-21692.25" table:formula="of:=SUM([.G11:.G92])" table:style-name="ce164">
            <text:p>-21.692,25</text:p>
          </table:table-cell>
          <table:table-cell office:value-type="float" office:value="360.13999999999942" table:formula="of:=[.F2]+[.G2]" table:style-name="ce58">
            <text:p>360,14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4"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4" table:style-name="ce1"/>
          <table:table-cell table:style-name="ce24"/>
          <table:table-cell office:value-type="float" office:value="680" table:formula="of:=[.H3]+[.F11]+[.G11]" table:style-name="ce40">
            <text:p>680,00</text:p>
          </table:table-cell>
          <table:table-cell table:number-columns-repeated="16376"/>
        </table:table-row>
        <table:table-row table:style-name="ro3">
          <table:table-cell office:value-type="date" office:date-value="2022-12-02T00:00:00" table:style-name="ce54">
            <text:p>02.12.2022</text:p>
          </table:table-cell>
          <table:table-cell office:value-type="string" table:style-name="ce59">
            <text:p>5847500300 /CK ÇEPESAŞ/FATURA</text:p>
          </table:table-cell>
          <table:table-cell table:number-columns-repeated="2" table:style-name="ce59"/>
          <table:table-cell office:value-type="float" office:value="-200" table:style-name="ce40">
            <text:p>-200,00</text:p>
          </table:table-cell>
          <table:table-cell table:style-name="ce1"/>
          <table:table-cell office:value-type="float" office:value="-214" table:style-name="ce24">
            <text:p>-214,00</text:p>
          </table:table-cell>
          <table:table-cell office:value-type="float" office:value="466" table:formula="of:=[.H4]+[.F5]+[.G5]" table:style-name="ce40">
            <text:p>466,00</text:p>
          </table:table-cell>
          <table:table-cell table:number-columns-repeated="16376"/>
        </table:table-row>
        <table:table-row table:style-name="ro3">
          <table:table-cell office:value-type="date" office:date-value="2022-12-02T00:00:00" table:style-name="ce54">
            <text:p>02.12.2022</text:p>
          </table:table-cell>
          <table:table-cell office:value-type="string" table:style-name="ce59">
            <text:p>8222520300 /CK ÇEPESAŞ/FATURA</text:p>
          </table:table-cell>
          <table:table-cell table:number-columns-repeated="2" table:style-name="ce59"/>
          <table:table-cell office:value-type="float" office:value="-400" table:style-name="ce40">
            <text:p>-400,00</text:p>
          </table:table-cell>
          <table:table-cell table:style-name="ce1"/>
          <table:table-cell office:value-type="float" office:value="-491" table:style-name="ce24">
            <text:p>-491,00</text:p>
          </table:table-cell>
          <table:table-cell office:value-type="float" office:value="-25" table:formula="of:=[.H5]+[.F6]+[.G6]" table:style-name="ce40">
            <text:p>-25,00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style-name="ce40"/>
          <table:table-cell table:style-name="ce1"/>
          <table:table-cell table:style-name="ce24"/>
          <table:table-cell office:value-type="float" office:value="-25" table:formula="of:=[.H6]+[.F7]+[.G7]" table:style-name="ce40">
            <text:p>-25,00</text:p>
          </table:table-cell>
          <table:table-cell table:number-columns-repeated="16376"/>
        </table:table-row>
        <table:table-row table:style-name="ro3">
          <table:table-cell office:value-type="date" office:date-value="2022-12-07T00:00:00" table:style-name="ce54">
            <text:p>07.12.2022</text:p>
          </table:table-cell>
          <table:table-cell office:value-type="string" table:style-name="ce59">
            <text:p>Adem Özen Kira Ödemesi 7/12</text:p>
          </table:table-cell>
          <table:table-cell table:number-columns-repeated="2" table:style-name="ce59"/>
          <table:table-cell office:value-type="float" office:value="-4300" table:style-name="ce40">
            <text:p>-4.300,00</text:p>
          </table:table-cell>
          <table:table-cell table:style-name="ce1"/>
          <table:table-cell office:value-type="float" office:value="-4300" table:style-name="ce24">
            <text:p>-4.300,00</text:p>
          </table:table-cell>
          <table:table-cell office:value-type="float" office:value="-4325" table:formula="of:=[.H7]+[.F8]+[.G8]" table:style-name="ce40">
            <text:p>-4.325,00</text:p>
          </table:table-cell>
          <table:table-cell table:number-columns-repeated="16376"/>
        </table:table-row>
        <table:table-row table:style-name="ro3">
          <table:table-cell office:value-type="date" office:date-value="2022-12-07T00:00:00" table:style-name="ce54">
            <text:p>07.12.2022</text:p>
          </table:table-cell>
          <table:table-cell office:value-type="string" table:style-name="ce59">
            <text:p>MarRyl Aidat 7/12</text:p>
          </table:table-cell>
          <table:table-cell table:number-columns-repeated="2" table:style-name="ce59"/>
          <table:table-cell office:value-type="float" office:value="-496.5" table:style-name="ce40">
            <text:p>-496,50</text:p>
          </table:table-cell>
          <table:table-cell table:style-name="ce1"/>
          <table:table-cell office:value-type="float" office:value="-496.5" table:style-name="ce24">
            <text:p>-496,50</text:p>
          </table:table-cell>
          <table:table-cell office:value-type="float" office:value="-4821.5" table:formula="of:=[.H8]+[.F9]+[.G9]" table:style-name="ce40">
            <text:p>-4.821,50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47"/>
          <table:table-cell table:number-columns-repeated="4" table:style-name="ce1"/>
          <table:table-cell table:style-name="ce24"/>
          <table:table-cell office:value-type="float" office:value="-4821.5" table:formula="of:=[.H9]+[.F10]+[.G10]" table:style-name="ce40">
            <text:p>-4.821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0">
            <text:p>680,00</text:p>
          </table:table-cell>
          <table:table-cell table:style-name="ce24"/>
          <table:table-cell office:value-type="float" office:value="-4141.5" table:formula="of:=[.H10]+[.F11]+[.G11]" table:style-name="ce40">
            <text:p>-4.141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0"/>
          <table:table-cell office:value-type="float" office:value="1400" table:style-name="ce40">
            <text:p>1.400,00</text:p>
          </table:table-cell>
          <table:table-cell table:style-name="ce24"/>
          <table:table-cell office:value-type="float" office:value="-2741.5" table:formula="of:=[.H11]+[.F12]+[.G12]" table:style-name="ce40">
            <text:p>-2.741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0"/>
          <table:table-cell office:value-type="float" office:value="295" table:style-name="ce40">
            <text:p>295,00</text:p>
          </table:table-cell>
          <table:table-cell table:style-name="ce24"/>
          <table:table-cell office:value-type="float" office:value="-2446.5" table:formula="of:=[.H12]+[.F13]+[.G13]" table:style-name="ce40">
            <text:p>-2.446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0"/>
          <table:table-cell office:value-type="float" office:value="100" table:style-name="ce83">
            <text:p>100,00</text:p>
          </table:table-cell>
          <table:table-cell table:style-name="ce24"/>
          <table:table-cell office:value-type="float" office:value="-2346.5" table:formula="of:=[.H13]+[.F14]+[.G14]" table:style-name="ce40">
            <text:p>-2.346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0"/>
          <table:table-cell office:value-type="float" office:value="1680" table:style-name="ce40">
            <text:p>1.680,00</text:p>
          </table:table-cell>
          <table:table-cell table:style-name="ce24"/>
          <table:table-cell office:value-type="float" office:value="-666.5" table:formula="of:=[.H14]+[.F15]+[.G15]" table:style-name="ce40">
            <text:p>-666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0">
            <text:p>1.080,00</text:p>
          </table:table-cell>
          <table:table-cell table:style-name="ce24"/>
          <table:table-cell office:value-type="float" office:value="413.5" table:formula="of:=[.H15]+[.F16]+[.G16]" table:style-name="ce40">
            <text:p>413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Metin Elektrik Teminat 1200 – 4/6</text:p>
          </table:table-cell>
          <table:table-cell table:style-name="ce61"/>
          <table:table-cell office:value-type="float" office:value="200" table:style-name="ce61">
            <text:p>200</text:p>
          </table:table-cell>
          <table:table-cell table:style-name="ce40"/>
          <table:table-cell office:value-type="float" office:value="200" table:style-name="ce40">
            <text:p>200,00</text:p>
          </table:table-cell>
          <table:table-cell table:style-name="ce24"/>
          <table:table-cell office:value-type="float" office:value="613.5" table:formula="of:=[.H16]+[.F17]+[.G17]" table:style-name="ce40">
            <text:p>613,50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1">
            <text:p>Hacı Elektrik</text:p>
          </table:table-cell>
          <table:table-cell table:style-name="ce61"/>
          <table:table-cell office:value-type="float" office:value="217.89" table:style-name="ce61">
            <text:p>217,89</text:p>
          </table:table-cell>
          <table:table-cell table:style-name="ce40"/>
          <table:table-cell office:value-type="float" office:value="217.89" table:style-name="ce40">
            <text:p>217,89</text:p>
          </table:table-cell>
          <table:table-cell table:style-name="ce24"/>
          <table:table-cell office:value-type="float" office:value="831.39" table:formula="of:=[.H17]+[.F18]+[.G18]" table:style-name="ce40">
            <text:p>831,39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61">
            <text:p>9522138254 /CK ÇEPESAŞ/FATURA</text:p>
          </table:table-cell>
          <table:table-cell table:number-columns-repeated="2" table:style-name="ce61"/>
          <table:table-cell office:value-type="float" office:value="-4516" table:style-name="ce40">
            <text:p>-4.516,00</text:p>
          </table:table-cell>
          <table:table-cell table:style-name="ce40"/>
          <table:table-cell office:value-type="float" office:value="-4516" table:style-name="ce24">
            <text:p>-4.516,00</text:p>
          </table:table-cell>
          <table:table-cell office:value-type="float" office:value="-3684.61" table:formula="of:=[.H18]+[.F19]+[.G19]" table:style-name="ce40">
            <text:p>-3.684,61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style-name="ce60"/>
          <table:table-cell table:style-name="ce40"/>
          <table:table-cell table:style-name="ce24"/>
          <table:table-cell office:value-type="float" office:value="-3684.61" table:formula="of:=[.H19]+[.F20]+[.G20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01T00:00:00" table:style-name="ce54">
            <text:p>01.11.2022</text:p>
          </table:table-cell>
          <table:table-cell office:value-type="string" table:style-name="ce61">
            <text:p>ikea masa 3/6</text:p>
          </table:table-cell>
          <table:table-cell table:number-columns-repeated="2" table:style-name="ce61"/>
          <table:table-cell office:value-type="float" office:value="-208.17" table:style-name="ce40">
            <text:p>-208,17</text:p>
          </table:table-cell>
          <table:table-cell table:style-name="ce40"/>
          <table:table-cell table:style-name="ce24"/>
          <table:table-cell office:value-type="float" office:value="-3684.61" table:formula="of:=[.H20]+[.F21]+[.G21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06T00:00:00" table:style-name="ce54">
            <text:p>06.11.2022</text:p>
          </table:table-cell>
          <table:table-cell office:value-type="string" table:style-name="ce61">
            <text:p>koçtaş pervane 3/6</text:p>
          </table:table-cell>
          <table:table-cell table:number-columns-repeated="2" table:style-name="ce61"/>
          <table:table-cell office:value-type="float" office:value="-151.65" table:style-name="ce40">
            <text:p>-151,65</text:p>
          </table:table-cell>
          <table:table-cell table:style-name="ce40"/>
          <table:table-cell table:style-name="ce24"/>
          <table:table-cell office:value-type="float" office:value="-3684.61" table:formula="of:=[.H21]+[.F22]+[.G22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0-26T00:00:00" table:style-name="ce54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0">
            <text:p>-40,00</text:p>
          </table:table-cell>
          <table:table-cell table:style-name="ce40"/>
          <table:table-cell table:style-name="ce24"/>
          <table:table-cell office:value-type="float" office:value="-3684.61" table:formula="of:=[.H22]+[.F23]+[.G23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03T00:00:00" table:style-name="ce54">
            <text:p>03.11.2022</text:p>
          </table:table-cell>
          <table:table-cell office:value-type="string" table:style-name="ce80">
            <text:p>erenler gıda pide mlzm 11- işkk 1</text:p>
          </table:table-cell>
          <table:table-cell table:number-columns-repeated="2" table:style-name="ce61"/>
          <table:table-cell office:value-type="float" office:value="-173.67" table:style-name="ce40">
            <text:p>-173,67</text:p>
          </table:table-cell>
          <table:table-cell table:style-name="ce40"/>
          <table:table-cell table:style-name="ce24"/>
          <table:table-cell office:value-type="float" office:value="-3684.61" table:formula="of:=[.H23]+[.F24]+[.G24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05T00:00:00" table:style-name="ce54">
            <text:p>05.11.2022</text:p>
          </table:table-cell>
          <table:table-cell office:value-type="string" table:style-name="ce61">
            <text:p>mersin rav4 gaz</text:p>
          </table:table-cell>
          <table:table-cell table:number-columns-repeated="2" table:style-name="ce61"/>
          <table:table-cell office:value-type="float" office:value="-398.07" table:style-name="ce40">
            <text:p>-398,07</text:p>
          </table:table-cell>
          <table:table-cell table:style-name="ce40"/>
          <table:table-cell table:style-name="ce24"/>
          <table:table-cell office:value-type="float" office:value="-3684.61" table:formula="of:=[.H24]+[.F25]+[.G25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08T00:00:00" table:style-name="ce54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1"/>
          <table:table-cell office:value-type="float" office:value="-1111.1099999999999" table:style-name="ce40">
            <text:p>-1.111,11</text:p>
          </table:table-cell>
          <table:table-cell table:style-name="ce40"/>
          <table:table-cell table:style-name="ce24"/>
          <table:table-cell office:value-type="float" office:value="-3684.61" table:formula="of:=[.H25]+[.F26]+[.G26]" table:style-name="ce40">
            <text:p>-3.684,61</text:p>
          </table:table-cell>
          <table:table-cell table:number-columns-repeated="16376"/>
        </table:table-row>
        <table:table-row table:style-name="ro3">
          <table:table-cell office:value-type="date" office:date-value="2022-11-23T00:00:00" table:style-name="ce54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1"/>
          <table:table-cell table:style-name="ce40"/>
          <table:table-cell office:value-type="float" office:value="1150" table:style-name="ce84">
            <text:p>1.150,00</text:p>
          </table:table-cell>
          <table:table-cell table:style-name="ce24"/>
          <table:table-cell office:value-type="float" office:value="-2534.61" table:formula="of:=[.H26]+[.F27]+[.G27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lc kot – elçilik vatandaşlık</text:p>
          </table:table-cell>
          <table:table-cell table:number-columns-repeated="2" table:style-name="ce61"/>
          <table:table-cell office:value-type="float" office:value="-279.99" table:style-name="ce40">
            <text:p>-279,99</text:p>
          </table:table-cell>
          <table:table-cell table:style-name="ce40"/>
          <table:table-cell table:style-name="ce24"/>
          <table:table-cell office:value-type="float" office:value="-2534.61" table:formula="of:=[.H27]+[.F28]+[.G28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hd isk</text:p>
          </table:table-cell>
          <table:table-cell table:number-columns-repeated="2" table:style-name="ce61"/>
          <table:table-cell office:value-type="float" office:value="-89" table:style-name="ce40">
            <text:p>-89,00</text:p>
          </table:table-cell>
          <table:table-cell table:style-name="ce40"/>
          <table:table-cell table:style-name="ce24"/>
          <table:table-cell office:value-type="float" office:value="-2534.61" table:formula="of:=[.H28]+[.F29]+[.G29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Koçtaş 60*60 led</text:p>
          </table:table-cell>
          <table:table-cell table:number-columns-repeated="2" table:style-name="ce61"/>
          <table:table-cell office:value-type="float" office:value="-189.9" table:style-name="ce40">
            <text:p>-189,90</text:p>
          </table:table-cell>
          <table:table-cell table:style-name="ce40"/>
          <table:table-cell table:style-name="ce24"/>
          <table:table-cell office:value-type="float" office:value="-2534.61" table:formula="of:=[.H29]+[.F30]+[.G30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KKTC vatandaşlık harcı</text:p>
          </table:table-cell>
          <table:table-cell table:number-columns-repeated="2" table:style-name="ce61"/>
          <table:table-cell office:value-type="float" office:value="-2146.5" table:style-name="ce40">
            <text:p>-2.146,50</text:p>
          </table:table-cell>
          <table:table-cell table:style-name="ce40"/>
          <table:table-cell table:style-name="ce24"/>
          <table:table-cell office:value-type="float" office:value="-2534.61" table:formula="of:=[.H30]+[.F31]+[.G31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0T00:00:00" table:style-name="ce54">
            <text:p>10.11.2022</text:p>
          </table:table-cell>
          <table:table-cell office:value-type="string" table:style-name="ce61">
            <text:p>KKTC vatandaşlık harcı</text:p>
          </table:table-cell>
          <table:table-cell table:number-columns-repeated="2" table:style-name="ce61"/>
          <table:table-cell office:value-type="float" office:value="-275" table:style-name="ce40">
            <text:p>-275,00</text:p>
          </table:table-cell>
          <table:table-cell table:style-name="ce40"/>
          <table:table-cell table:style-name="ce24"/>
          <table:table-cell office:value-type="float" office:value="-2534.61" table:formula="of:=[.H31]+[.F32]+[.G32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2T00:00:00" table:style-name="ce54">
            <text:p>12.11.2022</text:p>
          </table:table-cell>
          <table:table-cell office:value-type="string" table:style-name="ce80">
            <text:p>erenler gıda pide mlzm 11- işkk2</text:p>
          </table:table-cell>
          <table:table-cell table:number-columns-repeated="2" table:style-name="ce61"/>
          <table:table-cell office:value-type="float" office:value="-189.66" table:style-name="ce40">
            <text:p>-189,66</text:p>
          </table:table-cell>
          <table:table-cell table:style-name="ce40"/>
          <table:table-cell table:style-name="ce24"/>
          <table:table-cell office:value-type="float" office:value="-2534.61" table:formula="of:=[.H32]+[.F33]+[.G33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4T00:00:00" table:style-name="ce54">
            <text:p>14.11.2022</text:p>
          </table:table-cell>
          <table:table-cell office:value-type="string" table:style-name="ce61">
            <text:p>snyB alçıpan</text:p>
          </table:table-cell>
          <table:table-cell table:number-columns-repeated="2" table:style-name="ce61"/>
          <table:table-cell office:value-type="float" office:value="-1720" table:style-name="ce40">
            <text:p>-1.720,00</text:p>
          </table:table-cell>
          <table:table-cell table:style-name="ce40"/>
          <table:table-cell table:style-name="ce24"/>
          <table:table-cell office:value-type="float" office:value="-2534.61" table:formula="of:=[.H33]+[.F34]+[.G34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17T00:00:00" table:style-name="ce54">
            <text:p>17.11.2022</text:p>
          </table:table-cell>
          <table:table-cell office:value-type="string" table:style-name="ce80">
            <text:p>erenler gıda pide mlzm 11- işkk3</text:p>
          </table:table-cell>
          <table:table-cell table:number-columns-repeated="2" table:style-name="ce61"/>
          <table:table-cell office:value-type="float" office:value="-204.04" table:formula="of:=-204.04" table:style-name="ce40">
            <text:p>-204,04</text:p>
          </table:table-cell>
          <table:table-cell table:style-name="ce40"/>
          <table:table-cell table:style-name="ce24"/>
          <table:table-cell office:value-type="float" office:value="-2534.61" table:formula="of:=[.H34]+[.F35]+[.G35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22T00:00:00" table:style-name="ce54">
            <text:p>22.11.2022</text:p>
          </table:table-cell>
          <table:table-cell office:value-type="string" table:style-name="ce61">
            <text:p>Vodafon 2240</text:p>
          </table:table-cell>
          <table:table-cell table:number-columns-repeated="2" table:style-name="ce61"/>
          <table:table-cell office:value-type="float" office:value="-90" table:style-name="ce40">
            <text:p>-90,00</text:p>
          </table:table-cell>
          <table:table-cell table:style-name="ce40"/>
          <table:table-cell table:style-name="ce24"/>
          <table:table-cell office:value-type="float" office:value="-2534.61" table:formula="of:=[.H35]+[.F36]+[.G36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1-22T00:00:00" table:style-name="ce54">
            <text:p>22.11.2022</text:p>
          </table:table-cell>
          <table:table-cell office:value-type="string" table:style-name="ce61">
            <text:p>atasun gözlük 1/3</text:p>
          </table:table-cell>
          <table:table-cell table:number-columns-repeated="2" table:style-name="ce61"/>
          <table:table-cell office:value-type="float" office:value="-678.58" table:style-name="ce40">
            <text:p>-678,58</text:p>
          </table:table-cell>
          <table:table-cell table:style-name="ce40"/>
          <table:table-cell table:style-name="ce24"/>
          <table:table-cell office:value-type="float" office:value="-2534.61" table:formula="of:=[.H36]+[.F37]+[.G37]" table:style-name="ce40">
            <text:p>-2.534,61</text:p>
          </table:table-cell>
          <table:table-cell table:number-columns-repeated="16376"/>
        </table:table-row>
        <table:table-row table:style-name="ro3">
          <table:table-cell office:value-type="date" office:date-value="2022-12-05T00:00:00" table:style-name="ce54">
            <text:p>05.12.2022</text:p>
          </table:table-cell>
          <table:table-cell office:value-type="string" table:style-name="ce61">
            <text:p>4876 KK <text:s text:c="22"/>7945,34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7945.34" table:style-name="ce24">
            <text:p>-7.945,34</text:p>
          </table:table-cell>
          <table:table-cell office:value-type="float" office:value="-10479.950000000001" table:formula="of:=[.H37]+[.F38]+[.G38]" table:style-name="ce40">
            <text:p>-10.479,95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style-name="ce60"/>
          <table:table-cell table:style-name="ce40"/>
          <table:table-cell table:style-name="ce24"/>
          <table:table-cell office:value-type="float" office:value="-10479.950000000001" table:formula="of:=[.H38]+[.F39]+[.G39]" table:style-name="ce40">
            <text:p>-10.479,95</text:p>
          </table:table-cell>
          <table:table-cell table:number-columns-repeated="16376"/>
        </table:table-row>
        <table:table-row table:style-name="ro3">
          <table:table-cell office:value-type="date" office:date-value="2022-12-12T00:00:00" table:style-name="ce54">
            <text:p>12.12.2022</text:p>
          </table:table-cell>
          <table:table-cell office:value-type="string" table:style-name="ce61">
            <text:p>pervine iş ten havale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1000" table:style-name="ce24">
            <text:p>-1.000,00</text:p>
          </table:table-cell>
          <table:table-cell office:value-type="float" office:value="-11479.95" table:formula="of:=[.H39]+[.F40]+[.G40]" table:style-name="ce40">
            <text:p>-11.479,95</text:p>
          </table:table-cell>
          <table:table-cell table:number-columns-repeated="16376"/>
        </table:table-row>
        <table:table-row table:style-name="ro3">
          <table:table-cell office:value-type="date" office:date-value="2022-12-16T00:00:00" table:style-name="ce54">
            <text:p>16.12.2022</text:p>
          </table:table-cell>
          <table:table-cell office:value-type="string" table:style-name="ce61">
            <text:p>800004222954 doğalgaz</text:p>
          </table:table-cell>
          <table:table-cell table:style-name="ce61"/>
          <table:table-cell office:value-type="float" office:value="-200" table:style-name="ce40">
            <text:p>-200,00</text:p>
          </table:table-cell>
          <table:table-cell table:style-name="ce60"/>
          <table:table-cell table:style-name="ce40"/>
          <table:table-cell office:value-type="float" office:value="-1012.5" table:style-name="ce24">
            <text:p>-1.012,50</text:p>
          </table:table-cell>
          <table:table-cell office:value-type="float" office:value="-12492.45" table:formula="of:=[.H40]+[.F41]+[.G41]" table:style-name="ce40">
            <text:p>-12.492,45</text:p>
          </table:table-cell>
          <table:table-cell table:number-columns-repeated="16376"/>
        </table:table-row>
        <table:table-row table:style-name="ro3">
          <table:table-cell office:value-type="date" office:date-value="2022-12-16T00:00:00" table:style-name="ce54">
            <text:p>16.12.2022</text:p>
          </table:table-cell>
          <table:table-cell office:value-type="string" table:style-name="ce61">
            <text:p>800004222959 doğalgaz</text:p>
          </table:table-cell>
          <table:table-cell table:style-name="ce61"/>
          <table:table-cell office:value-type="float" office:value="-50" table:style-name="ce40">
            <text:p>-50,00</text:p>
          </table:table-cell>
          <table:table-cell table:style-name="ce60"/>
          <table:table-cell table:style-name="ce40"/>
          <table:table-cell office:value-type="float" office:value="-96.5" table:style-name="ce24">
            <text:p>-96,50</text:p>
          </table:table-cell>
          <table:table-cell office:value-type="float" office:value="-12588.95" table:formula="of:=[.H41]+[.F42]+[.G42]" table:style-name="ce40">
            <text:p>-12.588,95</text:p>
          </table:table-cell>
          <table:table-cell table:number-columns-repeated="16376"/>
        </table:table-row>
        <table:table-row table:style-name="ro3">
          <table:table-cell office:value-type="date" office:date-value="2022-12-16T00:00:00" table:style-name="ce54">
            <text:p>16.12.2022</text:p>
          </table:table-cell>
          <table:table-cell office:value-type="string" table:style-name="ce61">
            <text:p>8758480300 elektrik bahçe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123" table:style-name="ce24">
            <text:p>-123,00</text:p>
          </table:table-cell>
          <table:table-cell office:value-type="float" office:value="-12711.95" table:formula="of:=[.H42]+[.F43]+[.G43]" table:style-name="ce40">
            <text:p>-12.711,95</text:p>
          </table:table-cell>
          <table:table-cell table:number-columns-repeated="16376"/>
        </table:table-row>
        <table:table-row table:style-name="ro3">
          <table:table-cell office:value-type="date" office:date-value="2022-12-19T00:00:00" table:style-name="ce54">
            <text:p>19.12.2022</text:p>
          </table:table-cell>
          <table:table-cell office:value-type="string" table:style-name="ce61">
            <text:p>pervinden havale <text:s/>2/9</text:p>
          </table:table-cell>
          <table:table-cell table:number-columns-repeated="2" table:style-name="ce61"/>
          <table:table-cell table:style-name="ce60"/>
          <table:table-cell office:value-type="float" office:value="2500" table:style-name="ce84">
            <text:p>2.500,00</text:p>
          </table:table-cell>
          <table:table-cell table:style-name="ce24"/>
          <table:table-cell office:value-type="float" office:value="-10211.950000000001" table:formula="of:=[.H43]+[.F44]+[.G44]" table:style-name="ce40">
            <text:p>-10.211,95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61"/>
          <table:table-cell table:style-name="ce60"/>
          <table:table-cell table:style-name="ce40"/>
          <table:table-cell table:style-name="ce24"/>
          <table:table-cell office:value-type="float" office:value="-10211.950000000001" table:formula="of:=[.H44]+[.F45]+[.G45]" table:style-name="ce40">
            <text:p>-10.211,95</text:p>
          </table:table-cell>
          <table:table-cell table:number-columns-repeated="16376"/>
        </table:table-row>
        <table:table-row table:style-name="ro3">
          <table:table-cell office:value-type="date" office:date-value="2022-12-13T00:00:00" table:style-name="ce54">
            <text:p>13.12.2022</text:p>
          </table:table-cell>
          <table:table-cell office:value-type="string" table:style-name="ce80">
            <text:p>selanik pide et 12- nkt 1</text:p>
          </table:table-cell>
          <table:table-cell office:value-type="string" table:style-name="ce61">
            <text:p>nk</text:p>
          </table:table-cell>
          <table:table-cell table:style-name="ce61"/>
          <table:table-cell table:style-name="ce60"/>
          <table:table-cell table:style-name="ce40"/>
          <table:table-cell office:value-type="float" office:value="-140" table:style-name="ce24">
            <text:p>-140,00</text:p>
          </table:table-cell>
          <table:table-cell office:value-type="float" office:value="-10351.950000000001" table:formula="of:=[.H45]+[.F46]+[.G46]" table:style-name="ce40">
            <text:p>-10.351,95</text:p>
          </table:table-cell>
          <table:table-cell table:number-columns-repeated="16376"/>
        </table:table-row>
        <table:table-row table:style-name="ro3">
          <table:table-cell office:value-type="date" office:date-value="2022-12-15T00:00:00" table:style-name="ce54">
            <text:p>15.12.2022</text:p>
          </table:table-cell>
          <table:table-cell office:value-type="string" table:style-name="ce80">
            <text:p>selanik pide <text:s/>12- nkt 2</text:p>
          </table:table-cell>
          <table:table-cell office:value-type="string" table:style-name="ce61">
            <text:p>nk</text:p>
          </table:table-cell>
          <table:table-cell table:style-name="ce61"/>
          <table:table-cell table:style-name="ce60"/>
          <table:table-cell table:style-name="ce40"/>
          <table:table-cell office:value-type="float" office:value="-170" table:style-name="ce24">
            <text:p>-170,00</text:p>
          </table:table-cell>
          <table:table-cell office:value-type="float" office:value="-10521.95" table:formula="of:=[.H46]+[.F47]+[.G47]" table:style-name="ce40">
            <text:p>-10.521,95</text:p>
          </table:table-cell>
          <table:table-cell table:number-columns-repeated="16376"/>
        </table:table-row>
        <table:table-row table:style-name="ro3">
          <table:table-cell office:value-type="date" office:date-value="2022-12-26T00:00:00" table:style-name="ce54">
            <text:p>26.12.2022</text:p>
          </table:table-cell>
          <table:table-cell office:value-type="string" table:style-name="ce61">
            <text:p>marmara royal doğalgaz</text:p>
          </table:table-cell>
          <table:table-cell office:value-type="string" table:style-name="ce61">
            <text:p>bn</text:p>
          </table:table-cell>
          <table:table-cell table:style-name="ce61"/>
          <table:table-cell table:style-name="ce60"/>
          <table:table-cell table:style-name="ce40"/>
          <table:table-cell office:value-type="float" office:value="-114.91" table:style-name="ce24">
            <text:p>-114,91</text:p>
          </table:table-cell>
          <table:table-cell office:value-type="float" office:value="-10636.86" table:formula="of:=[.H47]+[.F48]+[.G48]" table:style-name="ce40">
            <text:p>-10.636,86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80"/>
          <table:table-cell table:number-columns-repeated="2" table:style-name="ce61"/>
          <table:table-cell table:style-name="ce60"/>
          <table:table-cell table:style-name="ce40"/>
          <table:table-cell table:style-name="ce24"/>
          <table:table-cell office:value-type="float" office:value="-10636.86" table:formula="of:=[.H48]+[.F49]+[.G49]" table:style-name="ce40">
            <text:p>-10.636,86</text:p>
          </table:table-cell>
          <table:table-cell table:number-columns-repeated="16376"/>
        </table:table-row>
        <table:table-row table:style-name="ro3">
          <table:table-cell office:value-type="date" office:date-value="2022-12-30T00:00:00" table:style-name="ce54">
            <text:p>30.12.2022</text:p>
          </table:table-cell>
          <table:table-cell office:value-type="string" table:style-name="ce80">
            <text:p>merdal kipel ihtarname avukat emrullah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350" table:style-name="ce24">
            <text:p>-350,00</text:p>
          </table:table-cell>
          <table:table-cell office:value-type="float" office:value="-10986.86" table:formula="of:=[.H49]+[.F50]+[.G50]" table:style-name="ce40">
            <text:p>-10.986,8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0">
            <text:p>-1.500,00</text:p>
          </table:table-cell>
          <table:table-cell table:style-name="ce40"/>
          <table:table-cell office:value-type="float" office:value="-2112" table:style-name="ce24">
            <text:p>-2.112,00</text:p>
          </table:table-cell>
          <table:table-cell office:value-type="float" office:value="-13098.86" table:formula="of:=[.H50]+[.F51]+[.G51]" table:style-name="ce40">
            <text:p>-13.098,8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0">
            <text:p>-1.500,00</text:p>
          </table:table-cell>
          <table:table-cell table:style-name="ce40"/>
          <table:table-cell office:value-type="float" office:value="-2112" table:style-name="ce24">
            <text:p>-2.112,00</text:p>
          </table:table-cell>
          <table:table-cell office:value-type="float" office:value="-15210.86" table:formula="of:=[.H51]+[.F52]+[.G52]" table:style-name="ce40">
            <text:p>-15.210,8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0">
            <text:p>-1.500,00</text:p>
          </table:table-cell>
          <table:table-cell table:style-name="ce40"/>
          <table:table-cell office:value-type="float" office:value="-1500" table:style-name="ce24">
            <text:p>-1.500,00</text:p>
          </table:table-cell>
          <table:table-cell office:value-type="float" office:value="-16710.86" table:formula="of:=[.H52]+[.F53]+[.G53]" table:style-name="ce40">
            <text:p>-16.710,86</text:p>
          </table:table-cell>
          <table:table-cell table:number-columns-repeated="16376"/>
        </table:table-row>
        <table:table-row table:style-name="ro3">
          <table:table-cell table:style-name="ce1"/>
          <table:table-cell table:number-columns-repeated="3" table:style-name="ce61"/>
          <table:table-cell table:number-columns-repeated="2" table:style-name="ce40"/>
          <table:table-cell table:style-name="ce24"/>
          <table:table-cell office:value-type="float" office:value="-16710.86" table:formula="of:=[.H53]+[.F54]+[.G54]" table:style-name="ce40">
            <text:p>-16.710,8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3">
            <text:p>₺4.299,50</text:p>
          </table:table-cell>
          <table:table-cell table:style-name="ce1"/>
          <table:table-cell office:value-type="float" office:value="4299.5" table:style-name="ce40">
            <text:p>4.299,50</text:p>
          </table:table-cell>
          <table:table-cell table:style-name="ce24"/>
          <table:table-cell office:value-type="float" office:value="-12411.36" table:formula="of:=[.H54]+[.F55]+[.G55]" table:style-name="ce40">
            <text:p>-12.411,36</text:p>
          </table:table-cell>
          <table:table-cell table:number-columns-repeated="16376"/>
        </table:table-row>
        <table:table-row table:style-name="ro3">
          <table:table-cell office:value-type="date" office:date-value="2022-12-17T00:00:00" table:style-name="ce54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3">
            <text:p>₺1.650,00</text:p>
          </table:table-cell>
          <table:table-cell table:style-name="ce1"/>
          <table:table-cell office:value-type="float" office:value="1650" table:style-name="ce40">
            <text:p>1.650,00</text:p>
          </table:table-cell>
          <table:table-cell table:style-name="ce24"/>
          <table:table-cell office:value-type="float" office:value="-10761.36" table:formula="of:=[.H55]+[.F56]+[.G56]" table:style-name="ce40">
            <text:p>-10.761,36</text:p>
          </table:table-cell>
          <table:table-cell table:number-columns-repeated="16376"/>
        </table:table-row>
        <table:table-row table:style-name="ro3">
          <table:table-cell table:style-name="ce54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3">
            <text:p>₺3.000,00</text:p>
          </table:table-cell>
          <table:table-cell table:style-name="ce1"/>
          <table:table-cell office:value-type="float" office:value="3000" table:style-name="ce40">
            <text:p>3.000,00</text:p>
          </table:table-cell>
          <table:table-cell table:style-name="ce24"/>
          <table:table-cell office:value-type="float" office:value="-7761.3600000000006" table:formula="of:=[.H56]+[.F57]+[.G57]" table:style-name="ce40">
            <text:p>-7.761,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number-columns-repeated="2" table:style-name="ce1"/>
          <table:table-cell table:style-name="ce24"/>
          <table:table-cell office:value-type="float" office:value="-7761.3600000000006" table:formula="of:=[.H57]+[.F58]+[.G58]" table:style-name="ce40">
            <text:p>-7.761,36</text:p>
          </table:table-cell>
          <table:table-cell table:number-columns-repeated="16376"/>
        </table:table-row>
        <table:table-row table:style-name="ro3">
          <table:table-cell table:number-columns-repeated="3" table:style-name="ce1"/>
          <table:table-cell table:style-name="ce68"/>
          <table:table-cell table:style-name="ce1"/>
          <table:table-cell table:style-name="ce40"/>
          <table:table-cell table:style-name="ce24"/>
          <table:table-cell office:value-type="float" office:value="-7761.3600000000006" table:formula="of:=[.H58]+[.F59]+[.G59]" table:style-name="ce40">
            <text:p>-7.761,36</text:p>
          </table:table-cell>
          <table:table-cell table:number-columns-repeated="16376"/>
        </table:table-row>
        <table:table-row table:style-name="ro3">
          <table:table-cell office:value-type="date" office:date-value="2022-12-26T00:00:00" table:style-name="ce54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8"/>
          <table:table-cell table:style-name="ce1"/>
          <table:table-cell office:value-type="float" office:value="3300" table:style-name="ce24">
            <text:p>3.300,00</text:p>
          </table:table-cell>
          <table:table-cell table:style-name="ce24"/>
          <table:table-cell office:value-type="float" office:value="-4461.3600000000006" table:formula="of:=[.H59]+[.F60]+[.G60]" table:style-name="ce40">
            <text:p>-4.461,36</text:p>
          </table:table-cell>
          <table:table-cell table:number-columns-repeated="16376"/>
        </table:table-row>
        <table:table-row table:style-name="ro3">
          <table:table-cell office:value-type="date" office:date-value="2022-12-27T00:00:00" table:style-name="ce54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0"/>
          <table:table-cell table:style-name="ce1"/>
          <table:table-cell office:value-type="float" office:value="500" table:style-name="ce40">
            <text:p>500,00</text:p>
          </table:table-cell>
          <table:table-cell table:style-name="ce24"/>
          <table:table-cell office:value-type="float" office:value="-3961.3600000000006" table:formula="of:=[.H60]+[.F61]+[.G61]" table:style-name="ce40">
            <text:p>-3.961,36</text:p>
          </table:table-cell>
          <table:table-cell table:number-columns-repeated="16376"/>
        </table:table-row>
        <table:table-row table:style-name="ro3">
          <table:table-cell office:value-type="date" office:date-value="2022-12-27T00:00:00" table:style-name="ce54">
            <text:p>27.12.2022</text:p>
          </table:table-cell>
          <table:table-cell office:value-type="string" table:style-name="ce61">
            <text:p>Motorcu cihan rav4 yağ-filtre-amortsr işçilik için ödenen</text:p>
          </table:table-cell>
          <table:table-cell table:number-columns-repeated="2" table:style-name="ce61"/>
          <table:table-cell table:style-name="ce60"/>
          <table:table-cell table:style-name="ce40"/>
          <table:table-cell office:value-type="float" office:value="-500" table:style-name="ce40">
            <text:p>-500,00</text:p>
          </table:table-cell>
          <table:table-cell office:value-type="float" office:value="-4461.3600000000006" table:formula="of:=[.H61]+[.F62]+[.G62]" table:style-name="ce40">
            <text:p>-4.461,36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style-name="ce24"/>
          <table:table-cell office:value-type="float" office:value="-4461.3600000000006" table:formula="of:=[.H62]+[.F63]+[.G63]" table:style-name="ce40">
            <text:p>-4.461,36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0"/>
          <table:table-cell table:style-name="ce1"/>
          <table:table-cell table:style-name="ce24"/>
          <table:table-cell office:value-type="float" office:value="-4461.3600000000006" table:formula="of:=[.H63]+[.F64]+[.G64]" table:style-name="ce40">
            <text:p>-4.461,36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style-name="ce24"/>
          <table:table-cell office:value-type="float" office:value="-4461.3600000000006" table:formula="of:=[.H64]+[.F65]+[.G65]" table:style-name="ce40">
            <text:p>-4.461,36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40"/>
          <table:table-cell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table:number-columns-repeated="6"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table:number-columns-repeated="4" table:style-name="ce152"/>
          <table:table-cell table:style-name="ce40"/>
          <table:table-cell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office:value-type="date" office:date-value="2022-11-06T00:00:00" table:style-name="ce155">
            <text:p>06.11.2022</text:p>
          </table:table-cell>
          <table:table-cell office:value-type="string" table:style-name="ce152">
            <text:p>Cihan Elektrik Teminat 1200 – 2/6</text:p>
          </table:table-cell>
          <table:table-cell table:style-name="ce152"/>
          <table:table-cell office:value-type="currency" office:value="200" table:style-name="ce82">
            <text:p>₺200,00</text:p>
          </table:table-cell>
          <table:table-cell office:value-type="string" table:style-name="ce40">
            <text:p>işçilik</text:p>
          </table:table-cell>
          <table:table-cell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office:value-type="date" office:date-value="2022-10-05T00:00:00" table:style-name="ce155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82">
            <text:p>₺200,00</text:p>
          </table:table-cell>
          <table:table-cell office:value-type="string" table:style-name="ce40">
            <text:p>işçilik</text:p>
          </table:table-cell>
          <table:table-cell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table:style-name="ce155"/>
          <table:table-cell table:number-columns-repeated="2" table:style-name="ce152"/>
          <table:table-cell table:style-name="ce162"/>
          <table:table-cell table:style-name="ce40"/>
          <table:table-cell table:style-name="ce1"/>
          <table:table-cell table:style-name="ce24"/>
          <table:table-cell table:style-name="ce40"/>
          <table:table-cell table:number-columns-repeated="16376"/>
        </table:table-row>
        <table:table-row table:style-name="ro3">
          <table:table-cell office:value-type="date" office:date-value="2022-03-30T00:00:00" table:style-name="ce155">
            <text:p>30.03.2022</text:p>
          </table:table-cell>
          <table:table-cell office:value-type="string" table:style-name="ce152">
            <text:p>SnyF-Kynkçı Merdal 12/12-2022-23</text:p>
          </table:table-cell>
          <table:table-cell office:value-type="float" office:value="3" table:style-name="ce152">
            <text:p>3</text:p>
          </table:table-cell>
          <table:table-cell office:value-type="string" table:style-name="ce1">
            <text:p>aylık kira bedeli</text:p>
          </table:table-cell>
          <table:table-cell table:style-name="ce40"/>
          <table:table-cell table:style-name="ce1"/>
          <table:table-cell table:style-name="ce24"/>
          <table:table-cell table:number-columns-repeated="16377" table:style-name="ce1"/>
        </table:table-row>
        <table:table-row table:style-name="ro3">
          <table:table-cell office:value-type="date" office:date-value="2022-10-10T00:00:00" table:style-name="ce155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65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3">
          <table:table-cell table:number-columns-repeated="3" table:style-name="ce1"/>
          <table:table-cell table:style-name="ce40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table:style-name="ce40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3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50" table:default-cell-style-name="ce1"/>
        <table:table-column table:style-name="co40" table:default-cell-style-name="ce1"/>
        <table:table-column table:style-name="co51" table:default-cell-style-name="ce1"/>
        <table:table-column table:style-name="co52" table:default-cell-style-name="ce1"/>
        <table:table-column table:style-name="co1" table:default-cell-style-name="ce1"/>
        <table:table-column table:style-name="co52" table:default-cell-style-name="ce1"/>
        <table:table-column table:style-name="co12" table:number-columns-repeated="16370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3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7">
            <text:p>400,77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6">
            <text:p>33,40</text:p>
          </table:table-cell>
          <table:table-cell table:number-columns-repeated="16370"/>
        </table:table-row>
        <table:table-row table:style-name="ro3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8">
            <text:p>TOPLAM</text:p>
          </table:table-cell>
          <table:table-cell office:value-type="float" office:value="446314.05" table:style-name="ce29">
            <text:p>446.314,05</text:p>
          </table:table-cell>
          <table:table-cell office:value-type="float" office:value="-263196.11" table:style-name="ce30">
            <text:p>-263.196,11</text:p>
          </table:table-cell>
          <table:table-cell office:value-type="float" office:value="183117.94" table:style-name="ce117">
            <text:p>183.117,94</text:p>
          </table:table-cell>
          <table:table-cell office:value-type="float" office:value="545372.04" table:style-name="ce29">
            <text:p>545.372,04</text:p>
          </table:table-cell>
          <table:table-cell office:value-type="float" office:value="-316596.7" table:style-name="ce30">
            <text:p>-316.596,70</text:p>
          </table:table-cell>
          <table:table-cell office:value-type="float" office:value="228775.34" table:style-name="ce117">
            <text:p>228.775,34</text:p>
          </table:table-cell>
          <table:table-cell table:style-name="ce18"/>
          <table:table-cell table:style-name="ce32"/>
          <table:table-cell office:value-type="float" office:value="351" table:style-name="ce32">
            <text:p>351</text:p>
          </table:table-cell>
          <table:table-cell office:value-type="float" office:value="82.383210000000005" table:style-name="ce33">
            <text:p>82,38</text:p>
          </table:table-cell>
          <table:table-cell office:value-type="float" office:value="268.61678999999998" table:style-name="ce33">
            <text:p>268,62</text:p>
          </table:table-cell>
          <table:table-cell office:value-type="float" office:value="86.05" table:style-name="ce33">
            <text:p>86,05</text:p>
          </table:table-cell>
          <table:table-cell office:value-type="float" office:value="46.1" table:style-name="ce33">
            <text:p>46,10</text:p>
          </table:table-cell>
          <table:table-cell table:number-columns-repeated="16370"/>
        </table:table-row>
        <table:table-row table:style-name="ro3">
          <table:table-cell office:value-type="float" office:value="12" table:style-name="ce118">
            <text:p>Tpl / 12</text:p>
          </table:table-cell>
          <table:table-cell office:value-type="float" office:value="37192.837500000001" table:style-name="ce119">
            <text:p>37.192,84</text:p>
          </table:table-cell>
          <table:table-cell office:value-type="float" office:value="-21933.009166666699" table:style-name="ce120">
            <text:p>-21.933,01</text:p>
          </table:table-cell>
          <table:table-cell table:style-name="ce120"/>
          <table:table-cell office:value-type="float" office:value="45447.67" table:style-name="ce120">
            <text:p>45.447,67</text:p>
          </table:table-cell>
          <table:table-cell office:value-type="float" office:value="-26383.058333333302" table:style-name="ce120">
            <text:p>-26.383,06</text:p>
          </table:table-cell>
          <table:table-cell office:value-type="float" office:value="19064.6116666667" table:style-name="ce120">
            <text:p>19.064,61</text:p>
          </table:table-cell>
          <table:table-cell table:style-name="ce37"/>
          <table:table-cell table:style-name="ce38"/>
          <table:table-cell office:value-type="float" office:value="29.25" table:style-name="ce120">
            <text:p>29,25</text:p>
          </table:table-cell>
          <table:table-cell office:value-type="float" office:value="6.8652674999999999" table:style-name="ce120">
            <text:p>6,87</text:p>
          </table:table-cell>
          <table:table-cell office:value-type="float" office:value="22.384732499999998" table:style-name="ce120">
            <text:p>22,38</text:p>
          </table:table-cell>
          <table:table-cell office:value-type="float" office:value="7.1708333333333298" table:style-name="ce120">
            <text:p>7,17</text:p>
          </table:table-cell>
          <table:table-cell office:value-type="float" office:value="3.8416666666666699" table:style-name="ce120">
            <text:p>3,84</text:p>
          </table:table-cell>
          <table:table-cell table:number-columns-repeated="16370"/>
        </table:table-row>
        <table:table-row table:number-rows-repeated="1048551" table:style-name="ro4">
          <table:table-cell table:number-columns-repeated="16384"/>
        </table:table-row>
      </table:table>
      <table:database-ranges>
        <table:database-range table:target-range-address="12_23.A33:12_23.H44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>
      <number:number number:decimal-places="3" number:min-decimal-places="3" number:min-integer-digits="1" number:grouping="true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number-style style:name="N43">
      <number:text>Tpl / </number:text>
      <number:number number:min-integer-digits="1"/>
    </number:number-style>
    <number:date-style style:name="N44">
      <number:day number:style="long"/>
      <number:text>.</number:text>
      <number:month number:style="long"/>
      <number:text>.</number:text>
      <number:year number:style="long"/>
    </number:date-style>
    <number:date-style style:name="N45">
      <number:day/>
      <number:text>.</number:text>
      <number:month number:textual="true"/>
    </number:date-style>
    <number:date-style style:name="N46">
      <number:day/>
      <number:text>.</number:text>
      <number:month number:style="long"/>
      <number:text>.</number:text>
      <number:year number:style="long"/>
    </number:date-style>
    <style:style style:name="_37_20_32_-_32_Vurgu6" style:display-name="%20 - Vurgu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05T13:50:12Z</dc:date>
    <meta:editing-cycles>249</meta:editing-cycles>
    <meta:editing-duration>PT21601S</meta:editing-duration>
  </office:meta>
</office:document-meta>
</file>